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17.08pt" svg:y="36.28pt">
            <draw:object draw:notify-on-update-of-ranges="Sheet1.Z2:Sheet1.Z12 Sheet1.M66:Sheet1.M66 Sheet1.L66:Sheet1.L66 Sheet1.Y2:Sheet1.Y82 Sheet1.Z2:Sheet1.Z82 Sheet1.A2:Sheet1.A1000 Sheet1.B2:Sheet1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71239" calcext:value-type="float">
            <text:p>4.7123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formula="of:=[.A2] + SIN([.C3]) * [.D3]" office:value-type="float" office:value="-0.0999847677230578" calcext:value-type="float">
            <text:p>-0.099984767723058</text:p>
          </table:table-cell>
          <table:table-cell table:formula="of:=[.B2]+ COS([.C3]) * [.D3]" office:value-type="float" office:value="0.00174534333762093" calcext:value-type="float">
            <text:p>0.001745343337621</text:p>
          </table:table-cell>
          <table:table-cell table:formula="of:=[.C2] +0.0174533" office:value-type="float" office:value="4.7298433" calcext:value-type="float">
            <text:p>4.7298433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SIN([.AA3]) * [.AB3]" office:value-type="float" office:value="-0.895968138816032" calcext:value-type="float">
            <text:p>-0.895968138816032</text:p>
          </table:table-cell>
          <table:table-cell table:style-name="ce2" table:formula="of:=[.Z2]+ COS([.AA3]) * [.AB3]" office:value-type="float" office:value="0.0850946192572491" calcext:value-type="float">
            <text:p>0.085094619257249</text:p>
          </table:table-cell>
          <table:table-cell table:style-name="ce2" table:formula="of:=[.AA2] + 0.15708" office:value-type="float" office:value="4.80708" calcext:value-type="float">
            <text:p>4.80708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table:formula="of:=[.A3] + SIN([.C4]) * [.D4]" office:value-type="float" office:value="-0.199923846814298" calcext:value-type="float">
            <text:p>-0.199923846814298</text:p>
          </table:table-cell>
          <table:table-cell table:formula="of:=[.B3]+ COS([.C4]) * [.D4]" office:value-type="float" office:value="0.00523539640238792" calcext:value-type="float">
            <text:p>0.005235396402388</text:p>
          </table:table-cell>
          <table:table-cell table:formula="of:=[.C3] +0.0174533" office:value-type="float" office:value="4.7472966" calcext:value-type="float">
            <text:p>4.7472966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SIN([.AA4]) * [.AB4]" office:value-type="float" office:value="-1.76759360947206" calcext:value-type="float">
            <text:p>-1.76759360947206</text:p>
          </table:table-cell>
          <table:table-cell table:style-name="ce2" table:formula="of:=[.Z3]+ COS([.AA4]) * [.AB4]" office:value-type="float" office:value="0.309302199199721" calcext:value-type="float">
            <text:p>0.309302199199721</text:p>
          </table:table-cell>
          <table:table-cell table:style-name="ce2" table:formula="of:=[.AA3] + 0.15708" office:value-type="float" office:value="4.96416" calcext:value-type="float">
            <text:p>4.96416</text:p>
          </table:table-cell>
          <table:table-cell table:style-name="ce2" table:formula="of:=[.AB3]" office:value-type="float" office:value="0.9" calcext:value-type="float">
            <text:p>0.9</text:p>
          </table:table-cell>
        </table:table-row>
        <table:table-row table:style-name="ro1">
          <table:table-cell table:formula="of:=[.A4] + SIN([.C5]) * [.D5]" office:value-type="float" office:value="-0.299786794836004" calcext:value-type="float">
            <text:p>-0.299786794836004</text:p>
          </table:table-cell>
          <table:table-cell table:formula="of:=[.B4]+ COS([.C5]) * [.D5]" office:value-type="float" office:value="0.0104690960894173" calcext:value-type="float">
            <text:p>0.010469096089417</text:p>
          </table:table-cell>
          <table:table-cell table:formula="of:=[.C4] +0.0174533" office:value-type="float" office:value="4.7647499" calcext:value-type="float">
            <text:p>4.7647499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SIN([.AA5]) * [.AB5]" office:value-type="float" office:value="-2.59341399995136" calcext:value-type="float">
            <text:p>-2.59341399995136</text:p>
          </table:table-cell>
          <table:table-cell table:style-name="ce2" table:formula="of:=[.Z4]+ COS([.AA5]) * [.AB5]" office:value-type="float" office:value="0.667101979340259" calcext:value-type="float">
            <text:p>0.667101979340259</text:p>
          </table:table-cell>
          <table:table-cell table:style-name="ce2" table:formula="of:=[.AA4] + 0.15708" office:value-type="float" office:value="5.12124" calcext:value-type="float">
            <text:p>5.12124</text:p>
          </table:table-cell>
          <table:table-cell table:style-name="ce2" table:formula="of:=[.AB4]" office:value-type="float" office:value="0.9" calcext:value-type="float">
            <text:p>0.9</text:p>
          </table:table-cell>
        </table:table-row>
        <table:table-row table:style-name="ro1">
          <table:table-cell table:formula="of:=[.A5] + SIN([.C6]) * [.D6]" office:value-type="float" office:value="-0.399543192540742" calcext:value-type="float">
            <text:p>-0.399543192540742</text:p>
          </table:table-cell>
          <table:table-cell table:formula="of:=[.B5]+ COS([.C6]) * [.D6]" office:value-type="float" office:value="0.017444848161718" calcext:value-type="float">
            <text:p>0.017444848161718</text:p>
          </table:table-cell>
          <table:table-cell table:formula="of:=[.C5] +0.0174533" office:value-type="float" office:value="4.7822032" calcext:value-type="float">
            <text:p>4.7822032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SIN([.AA6]) * [.AB6]" office:value-type="float" office:value="-3.35309477659358" calcext:value-type="float">
            <text:p>-3.35309477659358</text:p>
          </table:table-cell>
          <table:table-cell table:style-name="ce2" table:formula="of:=[.Z5]+ COS([.AA6]) * [.AB6]" office:value-type="float" office:value="1.14968370050288" calcext:value-type="float">
            <text:p>1.14968370050288</text:p>
          </table:table-cell>
          <table:table-cell table:style-name="ce2" table:formula="of:=[.AA5] + 0.15708" office:value-type="float" office:value="5.27832" calcext:value-type="float">
            <text:p>5.27832</text:p>
          </table:table-cell>
          <table:table-cell table:style-name="ce2" table:formula="of:=[.AB5]" office:value-type="float" office:value="0.9" calcext:value-type="float">
            <text:p>0.9</text:p>
          </table:table-cell>
        </table:table-row>
        <table:table-row table:style-name="ro1">
          <table:table-cell table:formula="of:=[.A6] + SIN([.C7]) * [.D7]" office:value-type="float" office:value="-0.499162653137363" calcext:value-type="float">
            <text:p>-0.499162653137363</text:p>
          </table:table-cell>
          <table:table-cell table:formula="of:=[.B6]+ COS([.C7]) * [.D7]" office:value-type="float" office:value="0.0261605277358118" calcext:value-type="float">
            <text:p>0.026160527735812</text:p>
          </table:table-cell>
          <table:table-cell table:formula="of:=[.C6] +0.0174533" office:value-type="float" office:value="4.7996565" calcext:value-type="float">
            <text:p>4.799656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SIN([.AA7]) * [.AB7]" office:value-type="float" office:value="-4.0279299901368" calcext:value-type="float">
            <text:p>-4.0279299901368</text:p>
          </table:table-cell>
          <table:table-cell table:style-name="ce2" table:formula="of:=[.Z6]+ COS([.AA7]) * [.AB7]" office:value-type="float" office:value="1.74516454365576" calcext:value-type="float">
            <text:p>1.74516454365576</text:p>
          </table:table-cell>
          <table:table-cell table:style-name="ce2" table:formula="of:=[.AA6] + 0.15708" office:value-type="float" office:value="5.4354" calcext:value-type="float">
            <text:p>5.4354</text:p>
          </table:table-cell>
          <table:table-cell table:style-name="ce2" table:formula="of:=[.AB6]" office:value-type="float" office:value="0.9" calcext:value-type="float">
            <text:p>0.9</text:p>
          </table:table-cell>
        </table:table-row>
        <table:table-row table:style-name="ro1">
          <table:table-cell table:formula="of:=[.A7] + SIN([.C8]) * [.D8]" office:value-type="float" office:value="-0.598614831547124" calcext:value-type="float">
            <text:p>-0.598614831547124</text:p>
          </table:table-cell>
          <table:table-cell table:formula="of:=[.B7]+ COS([.C8]) * [.D8]" office:value-type="float" office:value="0.0366134799289942" calcext:value-type="float">
            <text:p>0.036613479928994</text:p>
          </table:table-cell>
          <table:table-cell table:formula="of:=[.C7] +0.0174533" office:value-type="float" office:value="4.8171098" calcext:value-type="float">
            <text:p>4.8171098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SIN([.AA8]) * [.AB8]" office:value-type="float" office:value="-4.60130288041964" calcext:value-type="float">
            <text:p>-4.60130288041964</text:p>
          </table:table-cell>
          <table:table-cell table:style-name="ce2" table:formula="of:=[.Z7]+ COS([.AA8]) * [.AB8]" office:value-type="float" office:value="2.43888172571824" calcext:value-type="float">
            <text:p>2.43888172571824</text:p>
          </table:table-cell>
          <table:table-cell table:style-name="ce2" table:formula="of:=[.AA7] + 0.15708" office:value-type="float" office:value="5.59248" calcext:value-type="float">
            <text:p>5.59248</text:p>
          </table:table-cell>
          <table:table-cell table:style-name="ce2" table:formula="of:=[.AB7]" office:value-type="float" office:value="0.9" calcext:value-type="float">
            <text:p>0.9</text:p>
          </table:table-cell>
        </table:table-row>
        <table:table-row table:style-name="ro1">
          <table:table-cell table:formula="of:=[.A8] + SIN([.C9]) * [.D9]" office:value-type="float" office:value="-0.697869433647102" calcext:value-type="float">
            <text:p>-0.697869433647102</text:p>
          </table:table-cell>
          <table:table-cell table:formula="of:=[.B8]+ COS([.C9]) * [.D9]" office:value-type="float" office:value="0.048800520668038" calcext:value-type="float">
            <text:p>0.048800520668038</text:p>
          </table:table-cell>
          <table:table-cell table:formula="of:=[.C8] +0.0174533" office:value-type="float" office:value="4.8345631" calcext:value-type="float">
            <text:p>4.8345631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SIN([.AA9]) * [.AB9]" office:value-type="float" office:value="-5.0590950380739" calcext:value-type="float">
            <text:p>-5.0590950380739</text:p>
          </table:table-cell>
          <table:table-cell table:style-name="ce2" table:formula="of:=[.Z8]+ COS([.AA9]) * [.AB9]" office:value-type="float" office:value="3.21375354762833" calcext:value-type="float">
            <text:p>3.21375354762833</text:p>
          </table:table-cell>
          <table:table-cell table:style-name="ce2" table:formula="of:=[.AA8] + 0.15708" office:value-type="float" office:value="5.74956" calcext:value-type="float">
            <text:p>5.74956</text:p>
          </table:table-cell>
          <table:table-cell table:style-name="ce2" table:formula="of:=[.AB8]" office:value-type="float" office:value="0.9" calcext:value-type="float">
            <text:p>0.9</text:p>
          </table:table-cell>
        </table:table-row>
        <table:table-row table:style-name="ro1">
          <table:table-cell table:formula="of:=[.A9] + SIN([.C10]) * [.D10]" office:value-type="float" office:value="-0.796896225498081" calcext:value-type="float">
            <text:p>-0.796896225498081</text:p>
          </table:table-cell>
          <table:table-cell table:formula="of:=[.B9]+ COS([.C10]) * [.D10]" office:value-type="float" office:value="0.0627179376590937" calcext:value-type="float">
            <text:p>0.062717937659094</text:p>
          </table:table-cell>
          <table:table-cell table:formula="of:=[.C9] +0.0174533" office:value-type="float" office:value="4.8520164" calcext:value-type="float">
            <text:p>4.8520164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SIN([.AA10]) * [.AB10]" office:value-type="float" office:value="-5.39003404824206" calcext:value-type="float">
            <text:p>-5.39003404824206</text:p>
          </table:table-cell>
          <table:table-cell table:style-name="ce2" table:formula="of:=[.Z9]+ COS([.AA10]) * [.AB10]" office:value-type="float" office:value="4.05070000442764" calcext:value-type="float">
            <text:p>4.05070000442764</text:p>
          </table:table-cell>
          <table:table-cell table:style-name="ce2" table:formula="of:=[.AA9] + 0.15708" office:value-type="float" office:value="5.90664" calcext:value-type="float">
            <text:p>5.90664</text:p>
          </table:table-cell>
          <table:table-cell table:style-name="ce2" table:formula="of:=[.AB9]" office:value-type="float" office:value="0.9" calcext:value-type="float">
            <text:p>0.9</text:p>
          </table:table-cell>
        </table:table-row>
        <table:table-row table:style-name="ro1">
          <table:table-cell table:formula="of:=[.A10] + SIN([.C11]) * [.D11]" office:value-type="float" office:value="-0.895665042554114" calcext:value-type="float">
            <text:p>-0.895665042554114</text:p>
          </table:table-cell>
          <table:table-cell table:formula="of:=[.B10]+ COS([.C11]) * [.D11]" office:value-type="float" office:value="0.0783614915184909" calcext:value-type="float">
            <text:p>0.078361491518491</text:p>
          </table:table-cell>
          <table:table-cell table:formula="of:=[.C10] +0.0174533" office:value-type="float" office:value="4.8694697" calcext:value-type="float">
            <text:p>4.8694697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SIN([.AA11]) * [.AB11]" office:value-type="float" office:value="-5.58597105613759" calcext:value-type="float">
            <text:p>-5.58597105613759</text:p>
          </table:table-cell>
          <table:table-cell table:style-name="ce2" table:formula="of:=[.Z10]+ COS([.AA11]) * [.AB11]" office:value-type="float" office:value="4.92911260049906" calcext:value-type="float">
            <text:p>4.92911260049906</text:p>
          </table:table-cell>
          <table:table-cell table:style-name="ce2" table:formula="of:=[.AA10] + 0.15708" office:value-type="float" office:value="6.06372" calcext:value-type="float">
            <text:p>6.06372</text:p>
          </table:table-cell>
          <table:table-cell table:style-name="ce2" table:formula="of:=[.AB10]" office:value-type="float" office:value="0.9" calcext:value-type="float">
            <text:p>0.9</text:p>
          </table:table-cell>
        </table:table-row>
        <table:table-row table:style-name="ro1">
          <table:table-cell table:formula="of:=[.A11] + SIN([.C12]) * [.D12]" office:value-type="float" office:value="-0.994145798850943" calcext:value-type="float">
            <text:p>-0.994145798850943</text:p>
          </table:table-cell>
          <table:table-cell table:formula="of:=[.B11]+ COS([.C12]) * [.D12]" office:value-type="float" office:value="0.0957264170640973" calcext:value-type="float">
            <text:p>0.095726417064097</text:p>
          </table:table-cell>
          <table:table-cell table:formula="of:=[.C11] +0.0174533" office:value-type="float" office:value="4.886923" calcext:value-type="float">
            <text:p>4.886923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 + SIN([.AA12]) * [.AB12]" office:value-type="float" office:value="-5.64208141983072" calcext:value-type="float">
            <text:p>-5.64208141983072</text:p>
          </table:table-cell>
          <table:table-cell table:style-name="ce2" table:formula="of:=[.Z11]+ COS([.AA12]) * [.AB12]" office:value-type="float" office:value="5.82736180149299" calcext:value-type="float">
            <text:p>5.82736180149299</text:p>
          </table:table-cell>
          <table:table-cell table:style-name="ce2" table:formula="of:=[.AA11] + 0.15708" office:value-type="float" office:value="6.2208" calcext:value-type="float">
            <text:p>6.2208</text:p>
          </table:table-cell>
          <table:table-cell table:style-name="ce2" table:formula="of:=[.AB11]" office:value-type="float" office:value="0.9" calcext:value-type="float">
            <text:p>0.9</text:p>
          </table:table-cell>
        </table:table-row>
        <table:table-row table:style-name="ro1">
          <table:table-cell table:formula="of:=[.A12] + SIN([.C13]) * [.D13]" office:value-type="float" office:value="-1.09230849617048" calcext:value-type="float">
            <text:p>-1.09230849617048</text:p>
          </table:table-cell>
          <table:table-cell table:formula="of:=[.B12]+ COS([.C13]) * [.D13]" office:value-type="float" office:value="0.11480742476684" calcext:value-type="float">
            <text:p>0.11480742476684</text:p>
          </table:table-cell>
          <table:table-cell table:formula="of:=[.C12] +0.0174533" office:value-type="float" office:value="4.9043763" calcext:value-type="float">
            <text:p>4.9043763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0"/>
          <table:table-cell table:style-name="ce2" table:formula="of:=[.Y12] + SIN([.AA13]) * [.AB13]" office:value-type="float" office:value="-5.5569835094993" calcext:value-type="float">
            <text:p>-5.5569835094993</text:p>
          </table:table-cell>
          <table:table-cell table:style-name="ce2" table:formula="of:=[.Z12]+ COS([.AA13]) * [.AB13]" office:value-type="float" office:value="6.72332962773299" calcext:value-type="float">
            <text:p>6.72332962773299</text:p>
          </table:table-cell>
          <table:table-cell table:style-name="ce2" table:formula="of:=[.AA12] + 0.15708" office:value-type="float" office:value="6.37788" calcext:value-type="float">
            <text:p>6.37788</text:p>
          </table:table-cell>
          <table:table-cell table:style-name="ce2" table:formula="of:=[.AB12]" office:value-type="float" office:value="0.9" calcext:value-type="float">
            <text:p>0.9</text:p>
          </table:table-cell>
        </table:table-row>
        <table:table-row table:style-name="ro1">
          <table:table-cell table:formula="of:=[.A13] + SIN([.C14]) * [.D14]" office:value-type="float" office:value="-1.19012323317858" calcext:value-type="float">
            <text:p>-1.19012323317858</text:p>
          </table:table-cell>
          <table:table-cell table:formula="of:=[.B13]+ COS([.C14]) * [.D14]" office:value-type="float" office:value="0.135598702361949" calcext:value-type="float">
            <text:p>0.135598702361949</text:p>
          </table:table-cell>
          <table:table-cell table:formula="of:=[.C13] +0.0174533" office:value-type="float" office:value="4.9218296" calcext:value-type="float">
            <text:p>4.9218296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0"/>
          <table:table-cell table:style-name="ce2" table:formula="of:=[.Y13] + SIN([.AA14]) * [.AB14]" office:value-type="float" office:value="-5.33277272789922" calcext:value-type="float">
            <text:p>-5.33277272789922</text:p>
          </table:table-cell>
          <table:table-cell table:style-name="ce2" table:formula="of:=[.Z13]+ COS([.AA14]) * [.AB14]" office:value-type="float" office:value="7.59495427482271" calcext:value-type="float">
            <text:p>7.59495427482271</text:p>
          </table:table-cell>
          <table:table-cell table:style-name="ce2" table:formula="of:=[.AA13] + 0.15708" office:value-type="float" office:value="6.53496" calcext:value-type="float">
            <text:p>6.53496</text:p>
          </table:table-cell>
          <table:table-cell table:style-name="ce2" table:formula="of:=[.AB13]" office:value-type="float" office:value="0.9" calcext:value-type="float">
            <text:p>0.9</text:p>
          </table:table-cell>
        </table:table-row>
        <table:table-row table:style-name="ro1">
          <table:table-cell table:formula="of:=[.A14] + SIN([.C15]) * [.D15]" office:value-type="float" office:value="-1.28756021453325" calcext:value-type="float">
            <text:p>-1.28756021453325</text:p>
          </table:table-cell>
          <table:table-cell table:formula="of:=[.B14]+ COS([.C15]) * [.D15]" office:value-type="float" office:value="0.158093916619431" calcext:value-type="float">
            <text:p>0.158093916619431</text:p>
          </table:table-cell>
          <table:table-cell table:formula="of:=[.C14] +0.0174533" office:value-type="float" office:value="4.9392829" calcext:value-type="float">
            <text:p>4.9392829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0"/>
          <table:table-cell table:style-name="ce2" table:formula="of:=[.Y14] + SIN([.AA15]) * [.AB15]" office:value-type="float" office:value="-4.97496991435343" calcext:value-type="float">
            <text:p>-4.97496991435343</text:p>
          </table:table-cell>
          <table:table-cell table:style-name="ce2" table:formula="of:=[.Z14]+ COS([.AA15]) * [.AB15]" office:value-type="float" office:value="8.42077335102446" calcext:value-type="float">
            <text:p>8.42077335102446</text:p>
          </table:table-cell>
          <table:table-cell table:style-name="ce2" table:formula="of:=[.AA14] + 0.15708" office:value-type="float" office:value="6.69204" calcext:value-type="float">
            <text:p>6.69204</text:p>
          </table:table-cell>
          <table:table-cell table:style-name="ce2" table:formula="of:=[.AB14]" office:value-type="float" office:value="0.9" calcext:value-type="float">
            <text:p>0.9</text:p>
          </table:table-cell>
        </table:table-row>
        <table:table-row table:style-name="ro1">
          <table:table-cell table:formula="of:=[.A15] + SIN([.C16]) * [.D16]" office:value-type="float" office:value="-1.38458975996064" calcext:value-type="float">
            <text:p>-1.38458975996064</text:p>
          </table:table-cell>
          <table:table-cell table:formula="of:=[.B15]+ COS([.C16]) * [.D16]" office:value-type="float" office:value="0.182286215273234" calcext:value-type="float">
            <text:p>0.182286215273234</text:p>
          </table:table-cell>
          <table:table-cell table:formula="of:=[.C15] +0.0174533" office:value-type="float" office:value="4.9567362" calcext:value-type="float">
            <text:p>4.9567362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0"/>
          <table:table-cell table:style-name="ce2" table:formula="of:=[.Y15] + SIN([.AA16]) * [.AB16]" office:value-type="float" office:value="-4.49238540273076" calcext:value-type="float">
            <text:p>-4.49238540273076</text:p>
          </table:table-cell>
          <table:table-cell table:style-name="ce2" table:formula="of:=[.Z15]+ COS([.AA16]) * [.AB16]" office:value-type="float" office:value="9.18045235503991" calcext:value-type="float">
            <text:p>9.18045235503991</text:p>
          </table:table-cell>
          <table:table-cell table:style-name="ce2" table:formula="of:=[.AA15] + 0.15708" office:value-type="float" office:value="6.84912" calcext:value-type="float">
            <text:p>6.84912</text:p>
          </table:table-cell>
          <table:table-cell table:style-name="ce2" table:formula="of:=[.AB15]" office:value-type="float" office:value="0.9" calcext:value-type="float">
            <text:p>0.9</text:p>
          </table:table-cell>
        </table:table-row>
        <table:table-row table:style-name="ro1">
          <table:table-cell table:formula="of:=[.A16] + SIN([.C17]) * [.D17]" office:value-type="float" office:value="-1.48118231329592" calcext:value-type="float">
            <text:p>-1.48118231329592</text:p>
          </table:table-cell>
          <table:table-cell table:formula="of:=[.B16]+ COS([.C17]) * [.D17]" office:value-type="float" office:value="0.208168229108515" calcext:value-type="float">
            <text:p>0.208168229108515</text:p>
          </table:table-cell>
          <table:table-cell table:formula="of:=[.C16] +0.0174533" office:value-type="float" office:value="4.9741895" calcext:value-type="float">
            <text:p>4.974189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0"/>
          <table:table-cell table:style-name="ce2" table:formula="of:=[.Y16] + SIN([.AA17]) * [.AB17]" office:value-type="float" office:value="-3.89690208077375" calcext:value-type="float">
            <text:p>-3.89690208077375</text:p>
          </table:table-cell>
          <table:table-cell table:style-name="ce2" table:formula="of:=[.Z16]+ COS([.AA17]) * [.AB17]" office:value-type="float" office:value="9.85528538125532" calcext:value-type="float">
            <text:p>9.85528538125532</text:p>
          </table:table-cell>
          <table:table-cell table:style-name="ce2" table:formula="of:=[.AA16] + 0.15708" office:value-type="float" office:value="7.0062" calcext:value-type="float">
            <text:p>7.0062</text:p>
          </table:table-cell>
          <table:table-cell table:style-name="ce2" table:formula="of:=[.AB16]" office:value-type="float" office:value="0.9" calcext:value-type="float">
            <text:p>0.9</text:p>
          </table:table-cell>
        </table:table-row>
        <table:table-row table:style-name="ro1">
          <table:table-cell table:formula="of:=[.A17] + SIN([.C18]) * [.D18]" office:value-type="float" office:value="-1.57730845148643" calcext:value-type="float">
            <text:p>-1.57730845148643</text:p>
          </table:table-cell>
          <table:table-cell table:formula="of:=[.B17]+ COS([.C18]) * [.D18]" office:value-type="float" office:value="0.235732074206378" calcext:value-type="float">
            <text:p>0.235732074206378</text:p>
          </table:table-cell>
          <table:table-cell table:formula="of:=[.C17] +0.0174533" office:value-type="float" office:value="4.9916428" calcext:value-type="float">
            <text:p>4.9916428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0"/>
          <table:table-cell table:style-name="ce2" table:formula="of:=[.Y17] + SIN([.AA18]) * [.AB18]" office:value-type="float" office:value="-3.20318279259972" calcext:value-type="float">
            <text:p>-3.20318279259972</text:p>
          </table:table-cell>
          <table:table-cell table:style-name="ce2" table:formula="of:=[.Z17]+ COS([.AA18]) * [.AB18]" office:value-type="float" office:value="10.4286557233688" calcext:value-type="float">
            <text:p>10.4286557233688</text:p>
          </table:table-cell>
          <table:table-cell table:style-name="ce2" table:formula="of:=[.AA17] + 0.15708" office:value-type="float" office:value="7.16328" calcext:value-type="float">
            <text:p>7.16328</text:p>
          </table:table-cell>
          <table:table-cell table:style-name="ce2" table:formula="of:=[.AB17]" office:value-type="float" office:value="0.9" calcext:value-type="float">
            <text:p>0.9</text:p>
          </table:table-cell>
        </table:table-row>
        <table:table-row table:style-name="ro1">
          <table:table-cell table:formula="of:=[.A18] + SIN([.C19]) * [.D19]" office:value-type="float" office:value="-1.67293889355418" calcext:value-type="float">
            <text:p>-1.67293889355418</text:p>
          </table:table-cell>
          <table:table-cell table:formula="of:=[.B18]+ COS([.C19]) * [.D19]" office:value-type="float" office:value="0.264969354345392" calcext:value-type="float">
            <text:p>0.264969354345392</text:p>
          </table:table-cell>
          <table:table-cell table:formula="of:=[.C18] +0.0174533" office:value-type="float" office:value="5.00909609999999" calcext:value-type="float">
            <text:p>5.00909609999999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0"/>
          <table:table-cell table:style-name="ce2" table:formula="of:=[.Y18] + SIN([.AA19]) * [.AB19]" office:value-type="float" office:value="-2.42830928913037" calcext:value-type="float">
            <text:p>-2.42830928913037</text:p>
          </table:table-cell>
          <table:table-cell table:style-name="ce2" table:formula="of:=[.Z18]+ COS([.AA19]) * [.AB19]" office:value-type="float" office:value="10.8864450347568" calcext:value-type="float">
            <text:p>10.8864450347568</text:p>
          </table:table-cell>
          <table:table-cell table:style-name="ce2" table:formula="of:=[.AA18] + 0.15708" office:value-type="float" office:value="7.32035999999999" calcext:value-type="float">
            <text:p>7.32035999999999</text:p>
          </table:table-cell>
          <table:table-cell table:style-name="ce2" table:formula="of:=[.AB18]" office:value-type="float" office:value="0.9" calcext:value-type="float">
            <text:p>0.9</text:p>
          </table:table-cell>
        </table:table-row>
        <table:table-row table:style-name="ro1">
          <table:table-cell table:formula="of:=[.A19] + SIN([.C20]) * [.D20]" office:value-type="float" office:value="-1.76804450951515" calcext:value-type="float">
            <text:p>-1.76804450951515</text:p>
          </table:table-cell>
          <table:table-cell table:formula="of:=[.B19]+ COS([.C20]) * [.D20]" office:value-type="float" office:value="0.295871163559166" calcext:value-type="float">
            <text:p>0.295871163559166</text:p>
          </table:table-cell>
          <table:table-cell table:formula="of:=[.C19] +0.0174533" office:value-type="float" office:value="5.02654939999999" calcext:value-type="float">
            <text:p>5.02654939999999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0"/>
          <table:table-cell table:style-name="ce2" table:formula="of:=[.Y19] + SIN([.AA20]) * [.AB20]" office:value-type="float" office:value="-1.59136161672985" calcext:value-type="float">
            <text:p>-1.59136161672985</text:p>
          </table:table-cell>
          <table:table-cell table:style-name="ce2" table:formula="of:=[.Z19]+ COS([.AA20]) * [.AB20]" office:value-type="float" office:value="11.2173809706468" calcext:value-type="float">
            <text:p>11.2173809706468</text:p>
          </table:table-cell>
          <table:table-cell table:style-name="ce2" table:formula="of:=[.AA19] + 0.15708" office:value-type="float" office:value="7.47743999999999" calcext:value-type="float">
            <text:p>7.47743999999999</text:p>
          </table:table-cell>
          <table:table-cell table:style-name="ce2" table:formula="of:=[.AB19]" office:value-type="float" office:value="0.9" calcext:value-type="float">
            <text:p>0.9</text:p>
          </table:table-cell>
        </table:table-row>
        <table:table-row table:style-name="ro1">
          <table:table-cell table:formula="of:=[.A20] + SIN([.C21]) * [.D21]" office:value-type="float" office:value="-1.86259632925258" calcext:value-type="float">
            <text:p>-1.86259632925258</text:p>
          </table:table-cell>
          <table:table-cell table:formula="of:=[.B20]+ COS([.C21]) * [.D21]" office:value-type="float" office:value="0.328428088849193" calcext:value-type="float">
            <text:p>0.328428088849193</text:p>
          </table:table-cell>
          <table:table-cell table:formula="of:=[.C20] +0.0174533" office:value-type="float" office:value="5.04400269999999" calcext:value-type="float">
            <text:p>5.04400269999999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0"/>
          <table:table-cell table:style-name="ce2" table:formula="of:=[.Y20] + SIN([.AA21]) * [.AB21]" office:value-type="float" office:value="-0.712948300947532" calcext:value-type="float">
            <text:p>-0.712948300947532</text:p>
          </table:table-cell>
          <table:table-cell table:style-name="ce2" table:formula="of:=[.Z20]+ COS([.AA21]) * [.AB21]" office:value-type="float" office:value="11.4133147519514" calcext:value-type="float">
            <text:p>11.4133147519514</text:p>
          </table:table-cell>
          <table:table-cell table:style-name="ce2" table:formula="of:=[.AA20] + 0.15708" office:value-type="float" office:value="7.63451999999999" calcext:value-type="float">
            <text:p>7.63451999999999</text:p>
          </table:table-cell>
          <table:table-cell table:style-name="ce2" table:formula="of:=[.AB20]" office:value-type="float" office:value="0.9" calcext:value-type="float">
            <text:p>0.9</text:p>
          </table:table-cell>
        </table:table-row>
        <table:table-row table:style-name="ro1">
          <table:table-cell table:formula="of:=[.A21] + SIN([.C22]) * [.D22]" office:value-type="float" office:value="-1.95656555134155" calcext:value-type="float">
            <text:p>-1.95656555134155</text:p>
          </table:table-cell>
          <table:table-cell table:formula="of:=[.B21]+ COS([.C22]) * [.D22]" office:value-type="float" office:value="0.362630213052142" calcext:value-type="float">
            <text:p>0.362630213052142</text:p>
          </table:table-cell>
          <table:table-cell table:formula="of:=[.C21] +0.0174533" office:value-type="float" office:value="5.06145599999999" calcext:value-type="float">
            <text:p>5.06145599999999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0"/>
          <table:table-cell table:style-name="ce2" table:formula="of:=[.Y21] + SIN([.AA22]) * [.AB22]" office:value-type="float" office:value="0.185301106145208" calcext:value-type="float">
            <text:p>0.185301106145208</text:p>
          </table:table-cell>
          <table:table-cell table:style-name="ce2" table:formula="of:=[.Z21]+ COS([.AA22]) * [.AB22]" office:value-type="float" office:value="11.4694218161906" calcext:value-type="float">
            <text:p>11.4694218161906</text:p>
          </table:table-cell>
          <table:table-cell table:style-name="ce2" table:formula="of:=[.AA21] + 0.15708" office:value-type="float" office:value="7.79159999999999" calcext:value-type="float">
            <text:p>7.79159999999999</text:p>
          </table:table-cell>
          <table:table-cell table:style-name="ce2" table:formula="of:=[.AB21]" office:value-type="float" office:value="0.9" calcext:value-type="float">
            <text:p>0.9</text:p>
          </table:table-cell>
        </table:table-row>
        <table:table-row table:style-name="ro1">
          <table:table-cell table:formula="of:=[.A22] + SIN([.C23]) * [.D23]" office:value-type="float" office:value="-2.04992355182218" calcext:value-type="float">
            <text:p>-2.04992355182218</text:p>
          </table:table-cell>
          <table:table-cell table:formula="of:=[.B22]+ COS([.C23]) * [.D23]" office:value-type="float" office:value="0.398467117860729" calcext:value-type="float">
            <text:p>0.398467117860729</text:p>
          </table:table-cell>
          <table:table-cell table:formula="of:=[.C22] +0.0174533" office:value-type="float" office:value="5.07890929999999" calcext:value-type="float">
            <text:p>5.07890929999999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0"/>
          <table:table-cell table:style-name="ce2" table:formula="of:=[.Y22] + SIN([.AA23]) * [.AB23]" office:value-type="float" office:value="1.08126861979708" calcext:value-type="float">
            <text:p>1.08126861979708</text:p>
          </table:table-cell>
          <table:table-cell table:style-name="ce2" table:formula="of:=[.Z22]+ COS([.AA23]) * [.AB23]" office:value-type="float" office:value="11.3843206147861" calcext:value-type="float">
            <text:p>11.3843206147861</text:p>
          </table:table-cell>
          <table:table-cell table:style-name="ce2" table:formula="of:=[.AA22] + 0.15708" office:value-type="float" office:value="7.94867999999999" calcext:value-type="float">
            <text:p>7.94867999999999</text:p>
          </table:table-cell>
          <table:table-cell table:style-name="ce2" table:formula="of:=[.AB22]" office:value-type="float" office:value="0.9" calcext:value-type="float">
            <text:p>0.9</text:p>
          </table:table-cell>
        </table:table-row>
        <table:table-row table:style-name="ro1">
          <table:table-cell table:formula="of:=[.A23] + SIN([.C24]) * [.D24]" office:value-type="float" office:value="-2.14264189291875" calcext:value-type="float">
            <text:p>-2.14264189291875</text:p>
          </table:table-cell>
          <table:table-cell table:formula="of:=[.B23]+ COS([.C24]) * [.D24]" office:value-type="float" office:value="0.435927886997232" calcext:value-type="float">
            <text:p>0.435927886997232</text:p>
          </table:table-cell>
          <table:table-cell table:formula="of:=[.C23] +0.0174533" office:value-type="float" office:value="5.09636259999999" calcext:value-type="float">
            <text:p>5.09636259999999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0"/>
          <table:table-cell table:style-name="ce2" table:formula="of:=[.Y23] + SIN([.AA24]) * [.AB24]" office:value-type="float" office:value="1.95289244330874" calcext:value-type="float">
            <text:p>1.95289244330874</text:p>
          </table:table-cell>
          <table:table-cell table:style-name="ce2" table:formula="of:=[.Z23]+ COS([.AA24]) * [.AB24]" office:value-type="float" office:value="11.1601066315315" calcext:value-type="float">
            <text:p>11.1601066315315</text:p>
          </table:table-cell>
          <table:table-cell table:style-name="ce2" table:formula="of:=[.AA23] + 0.15708" office:value-type="float" office:value="8.10575999999999" calcext:value-type="float">
            <text:p>8.10575999999999</text:p>
          </table:table-cell>
          <table:table-cell table:style-name="ce2" table:formula="of:=[.AB23]" office:value-type="float" office:value="0.9" calcext:value-type="float">
            <text:p>0.9</text:p>
          </table:table-cell>
        </table:table-row>
        <table:table-row table:style-name="ro1">
          <table:table-cell table:formula="of:=[.A24] + SIN([.C25]) * [.D25]" office:value-type="float" office:value="-2.2346923317022" calcext:value-type="float">
            <text:p>-2.2346923317022</text:p>
          </table:table-cell>
          <table:table-cell table:formula="of:=[.B24]+ COS([.C25]) * [.D25]" office:value-type="float" office:value="0.475001109538701" calcext:value-type="float">
            <text:p>0.475001109538701</text:p>
          </table:table-cell>
          <table:table-cell table:formula="of:=[.C24] +0.0174533" office:value-type="float" office:value="5.11381589999999" calcext:value-type="float">
            <text:p>5.11381589999999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0"/>
          <table:table-cell table:style-name="ce2" table:formula="of:=[.Y24] + SIN([.AA25]) * [.AB25]" office:value-type="float" office:value="2.7787102052218" calcext:value-type="float">
            <text:p>2.7787102052218</text:p>
          </table:table-cell>
          <table:table-cell table:style-name="ce2" table:formula="of:=[.Z24]+ COS([.AA25]) * [.AB25]" office:value-type="float" office:value="10.8023007845852" calcext:value-type="float">
            <text:p>10.8023007845852</text:p>
          </table:table-cell>
          <table:table-cell table:style-name="ce2" table:formula="of:=[.AA24] + 0.15708" office:value-type="float" office:value="8.26283999999999" calcext:value-type="float">
            <text:p>8.26283999999999</text:p>
          </table:table-cell>
          <table:table-cell table:style-name="ce2" table:formula="of:=[.AB24]" office:value-type="float" office:value="0.9" calcext:value-type="float">
            <text:p>0.9</text:p>
          </table:table-cell>
        </table:table-row>
        <table:table-row table:style-name="ro1">
          <table:table-cell table:formula="of:=[.A25] + SIN([.C26]) * [.D26]" office:value-type="float" office:value="-2.32604682869311" calcext:value-type="float">
            <text:p>-2.32604682869311</text:p>
          </table:table-cell>
          <table:table-cell table:formula="of:=[.B25]+ COS([.C26]) * [.D26]" office:value-type="float" office:value="0.515674883392837" calcext:value-type="float">
            <text:p>0.515674883392837</text:p>
          </table:table-cell>
          <table:table-cell table:formula="of:=[.C25] +0.0174533" office:value-type="float" office:value="5.13126919999999" calcext:value-type="float">
            <text:p>5.13126919999999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0"/>
          <table:table-cell table:style-name="ce2" table:formula="of:=[.Y25] + SIN([.AA26]) * [.AB26]" office:value-type="float" office:value="3.53838743660023" calcext:value-type="float">
            <text:p>3.53838743660023</text:p>
          </table:table-cell>
          <table:table-cell table:style-name="ce2" table:formula="of:=[.Z25]+ COS([.AA26]) * [.AB26]" office:value-type="float" office:value="10.319713482509" calcext:value-type="float">
            <text:p>10.319713482509</text:p>
          </table:table-cell>
          <table:table-cell table:style-name="ce2" table:formula="of:=[.AA25] + 0.15708" office:value-type="float" office:value="8.41991999999999" calcext:value-type="float">
            <text:p>8.41991999999999</text:p>
          </table:table-cell>
          <table:table-cell table:style-name="ce2" table:formula="of:=[.AB25]" office:value-type="float" office:value="0.9" calcext:value-type="float">
            <text:p>0.9</text:p>
          </table:table-cell>
        </table:table-row>
        <table:table-row table:style-name="ro1">
          <table:table-cell table:formula="of:=[.A26] + SIN([.C27]) * [.D27]" office:value-type="float" office:value="-2.41667755640289" calcext:value-type="float">
            <text:p>-2.41667755640289</text:p>
          </table:table-cell>
          <table:table-cell table:formula="of:=[.B26]+ COS([.C27]) * [.D27]" office:value-type="float" office:value="0.557936818923489" calcext:value-type="float">
            <text:p>0.557936818923489</text:p>
          </table:table-cell>
          <table:table-cell table:formula="of:=[.C26] +0.0174533" office:value-type="float" office:value="5.14872249999999" calcext:value-type="float">
            <text:p>5.14872249999999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0"/>
          <table:table-cell table:style-name="ce2" table:formula="of:=[.Y26] + SIN([.AA27]) * [.AB27]" office:value-type="float" office:value="4.21321827547871" calcext:value-type="float">
            <text:p>4.21321827547871</text:p>
          </table:table-cell>
          <table:table-cell table:style-name="ce2" table:formula="of:=[.Z26]+ COS([.AA27]) * [.AB27]" office:value-type="float" office:value="9.72422768175592" calcext:value-type="float">
            <text:p>9.72422768175592</text:p>
          </table:table-cell>
          <table:table-cell table:style-name="ce2" table:formula="of:=[.AA26] + 0.15708" office:value-type="float" office:value="8.57699999999999" calcext:value-type="float">
            <text:p>8.57699999999999</text:p>
          </table:table-cell>
          <table:table-cell table:style-name="ce2" table:formula="of:=[.AB26]" office:value-type="float" office:value="0.9" calcext:value-type="float">
            <text:p>0.9</text:p>
          </table:table-cell>
        </table:table-row>
        <table:table-row table:style-name="ro1">
          <table:table-cell table:formula="of:=[.A27] + SIN([.C28]) * [.D28]" office:value-type="float" office:value="-2.50655690781024" calcext:value-type="float">
            <text:p>-2.50655690781024</text:p>
          </table:table-cell>
          <table:table-cell table:formula="of:=[.B27]+ COS([.C28]) * [.D28]" office:value-type="float" office:value="0.601774042724659" calcext:value-type="float">
            <text:p>0.601774042724659</text:p>
          </table:table-cell>
          <table:table-cell table:formula="of:=[.C27] +0.0174533" office:value-type="float" office:value="5.16617579999999" calcext:value-type="float">
            <text:p>5.16617579999999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0"/>
          <table:table-cell table:style-name="ce2" table:formula="of:=[.Y27] + SIN([.AA28]) * [.AB28]" office:value-type="float" office:value="4.78658606941509" calcext:value-type="float">
            <text:p>4.78658606941509</text:p>
          </table:table-cell>
          <table:table-cell table:style-name="ce2" table:formula="of:=[.Z27]+ COS([.AA28]) * [.AB28]" office:value-type="float" office:value="9.03050628747971" calcext:value-type="float">
            <text:p>9.03050628747971</text:p>
          </table:table-cell>
          <table:table-cell table:style-name="ce2" table:formula="of:=[.AA27] + 0.15708" office:value-type="float" office:value="8.73408" calcext:value-type="float">
            <text:p>8.73408</text:p>
          </table:table-cell>
          <table:table-cell table:style-name="ce2" table:formula="of:=[.AB27]" office:value-type="float" office:value="0.9" calcext:value-type="float">
            <text:p>0.9</text:p>
          </table:table-cell>
        </table:table-row>
        <table:table-row table:style-name="ro1">
          <table:table-cell table:formula="of:=[.A28] + SIN([.C29]) * [.D29]" office:value-type="float" office:value="-2.59565750477058" calcext:value-type="float">
            <text:p>-2.59565750477058</text:p>
          </table:table-cell>
          <table:table-cell table:formula="of:=[.B28]+ COS([.C29]) * [.D29]" office:value-type="float" office:value="0.647173201541873" calcext:value-type="float">
            <text:p>0.647173201541873</text:p>
          </table:table-cell>
          <table:table-cell table:formula="of:=[.C28] +0.0174533" office:value-type="float" office:value="5.18362909999999" calcext:value-type="float">
            <text:p>5.18362909999999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0"/>
          <table:table-cell table:style-name="ce2" table:formula="of:=[.Y28] + SIN([.AA29]) * [.AB29]" office:value-type="float" office:value="5.24437253453073" calcext:value-type="float">
            <text:p>5.24437253453073</text:p>
          </table:table-cell>
          <table:table-cell table:style-name="ce2" table:formula="of:=[.Z28]+ COS([.AA29]) * [.AB29]" office:value-type="float" office:value="8.25563110246155" calcext:value-type="float">
            <text:p>8.25563110246155</text:p>
          </table:table-cell>
          <table:table-cell table:style-name="ce2" table:formula="of:=[.AA28] + 0.15708" office:value-type="float" office:value="8.89116" calcext:value-type="float">
            <text:p>8.89116</text:p>
          </table:table-cell>
          <table:table-cell table:style-name="ce2" table:formula="of:=[.AB28]" office:value-type="float" office:value="0.9" calcext:value-type="float">
            <text:p>0.9</text:p>
          </table:table-cell>
        </table:table-row>
        <table:table-row table:style-name="ro1">
          <table:table-cell table:formula="of:=[.A29] + SIN([.C30]) * [.D30]" office:value-type="float" office:value="-2.68395220635568" calcext:value-type="float">
            <text:p>-2.68395220635568</text:p>
          </table:table-cell>
          <table:table-cell table:formula="of:=[.B29]+ COS([.C30]) * [.D30]" office:value-type="float" office:value="0.694120466339709" calcext:value-type="float">
            <text:p>0.694120466339709</text:p>
          </table:table-cell>
          <table:table-cell table:formula="of:=[.C29] +0.0174533" office:value-type="float" office:value="5.20108239999999" calcext:value-type="float">
            <text:p>5.20108239999999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0"/>
          <table:table-cell table:style-name="ce2" table:formula="of:=[.Y29] + SIN([.AA30]) * [.AB30]" office:value-type="float" office:value="5.57530539613798" calcext:value-type="float">
            <text:p>5.57530539613798</text:p>
          </table:table-cell>
          <table:table-cell table:style-name="ce2" table:formula="of:=[.Z29]+ COS([.AA30]) * [.AB30]" office:value-type="float" office:value="7.41868221447111" calcext:value-type="float">
            <text:p>7.41868221447111</text:p>
          </table:table-cell>
          <table:table-cell table:style-name="ce2" table:formula="of:=[.AA29] + 0.15708" office:value-type="float" office:value="9.04824" calcext:value-type="float">
            <text:p>9.04824</text:p>
          </table:table-cell>
          <table:table-cell table:style-name="ce2" table:formula="of:=[.AB29]" office:value-type="float" office:value="0.9" calcext:value-type="float">
            <text:p>0.9</text:p>
          </table:table-cell>
        </table:table-row>
        <table:table-row table:style-name="ro1">
          <table:table-cell table:formula="of:=[.A30] + SIN([.C31]) * [.D31]" office:value-type="float" office:value="-2.77141411712105" calcext:value-type="float">
            <text:p>-2.77141411712105</text:p>
          </table:table-cell>
          <table:table-cell table:formula="of:=[.B30]+ COS([.C31]) * [.D31]" office:value-type="float" office:value="0.742601536514263" calcext:value-type="float">
            <text:p>0.742601536514263</text:p>
          </table:table-cell>
          <table:table-cell table:formula="of:=[.C30] +0.0174533" office:value-type="float" office:value="5.21853569999999" calcext:value-type="float">
            <text:p>5.21853569999999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0"/>
          <table:table-cell table:style-name="ce2" table:formula="of:=[.Y30] + SIN([.AA31]) * [.AB31]" office:value-type="float" office:value="5.77123595084896" calcext:value-type="float">
            <text:p>5.77123595084896</text:p>
          </table:table-cell>
          <table:table-cell table:style-name="ce2" table:formula="of:=[.Z30]+ COS([.AA31]) * [.AB31]" office:value-type="float" office:value="6.54026817898975" calcext:value-type="float">
            <text:p>6.54026817898975</text:p>
          </table:table-cell>
          <table:table-cell table:style-name="ce2" table:formula="of:=[.AA30] + 0.15708" office:value-type="float" office:value="9.20532" calcext:value-type="float">
            <text:p>9.20532</text:p>
          </table:table-cell>
          <table:table-cell table:style-name="ce2" table:formula="of:=[.AB30]" office:value-type="float" office:value="0.9" calcext:value-type="float">
            <text:p>0.9</text:p>
          </table:table-cell>
        </table:table-row>
        <table:table-row table:style-name="ro1">
          <table:table-cell table:formula="of:=[.A31] + SIN([.C32]) * [.D32]" office:value-type="float" office:value="-2.85801659529858" calcext:value-type="float">
            <text:p>-2.85801659529858</text:p>
          </table:table-cell>
          <table:table-cell table:formula="of:=[.B31]+ COS([.C32]) * [.D32]" office:value-type="float" office:value="0.792601644249257" calcext:value-type="float">
            <text:p>0.792601644249257</text:p>
          </table:table-cell>
          <table:table-cell table:formula="of:=[.C31] +0.0174533" office:value-type="float" office:value="5.23598899999999" calcext:value-type="float">
            <text:p>5.23598899999999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0"/>
          <table:table-cell table:style-name="ce2" table:formula="of:=[.Y31] + SIN([.AA32]) * [.AB32]" office:value-type="float" office:value="5.82733971563347" calcext:value-type="float">
            <text:p>5.82733971563347</text:p>
          </table:table-cell>
          <table:table-cell table:style-name="ce2" table:formula="of:=[.Z31]+ COS([.AA32]) * [.AB32]" office:value-type="float" office:value="5.64201856581031" calcext:value-type="float">
            <text:p>5.64201856581031</text:p>
          </table:table-cell>
          <table:table-cell table:style-name="ce2" table:formula="of:=[.AA31] + 0.15708" office:value-type="float" office:value="9.3624" calcext:value-type="float">
            <text:p>9.3624</text:p>
          </table:table-cell>
          <table:table-cell table:style-name="ce2" table:formula="of:=[.AB31]" office:value-type="float" office:value="0.9" calcext:value-type="float">
            <text:p>0.9</text:p>
          </table:table-cell>
        </table:table-row>
        <table:table-row table:style-name="ro1">
          <table:table-cell table:formula="of:=[.A32] + SIN([.C33]) * [.D33]" office:value-type="float" office:value="-2.94373326091186" calcext:value-type="float">
            <text:p>-2.94373326091186</text:p>
          </table:table-cell>
          <table:table-cell table:formula="of:=[.B32]+ COS([.C33]) * [.D33]" office:value-type="float" office:value="0.844105559014458" calcext:value-type="float">
            <text:p>0.844105559014458</text:p>
          </table:table-cell>
          <table:table-cell table:formula="of:=[.C32] +0.0174533" office:value-type="float" office:value="5.25344229999999" calcext:value-type="float">
            <text:p>5.25344229999999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0"/>
          <table:table-cell table:style-name="ce2" table:formula="of:=[.Y32] + SIN([.AA33]) * [.AB33]" office:value-type="float" office:value="5.74223522315717" calcext:value-type="float">
            <text:p>5.74223522315717</text:p>
          </table:table-cell>
          <table:table-cell table:style-name="ce2" table:formula="of:=[.Z32]+ COS([.AA33]) * [.AB33]" office:value-type="float" office:value="4.74605136475865" calcext:value-type="float">
            <text:p>4.74605136475865</text:p>
          </table:table-cell>
          <table:table-cell table:style-name="ce2" table:formula="of:=[.AA32] + 0.15708" office:value-type="float" office:value="9.51948" calcext:value-type="float">
            <text:p>9.51948</text:p>
          </table:table-cell>
          <table:table-cell table:style-name="ce2" table:formula="of:=[.AB32]" office:value-type="float" office:value="0.9" calcext:value-type="float">
            <text:p>0.9</text:p>
          </table:table-cell>
        </table:table-row>
        <table:table-row table:style-name="ro1">
          <table:table-cell table:formula="of:=[.A33] + SIN([.C34]) * [.D34]" office:value-type="float" office:value="-3.02853800381181" calcext:value-type="float">
            <text:p>-3.02853800381181</text:p>
          </table:table-cell>
          <table:table-cell table:formula="of:=[.B33]+ COS([.C34]) * [.D34]" office:value-type="float" office:value="0.897097592205051" calcext:value-type="float">
            <text:p>0.897097592205051</text:p>
          </table:table-cell>
          <table:table-cell table:formula="of:=[.C33] +0.0174533" office:value-type="float" office:value="5.27089559999999" calcext:value-type="float">
            <text:p>5.27089559999999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0"/>
          <table:table-cell table:style-name="ce2" table:formula="of:=[.Y33] + SIN([.AA34]) * [.AB34]" office:value-type="float" office:value="5.51801803825093" calcext:value-type="float">
            <text:p>5.51801803825093</text:p>
          </table:table-cell>
          <table:table-cell table:style-name="ce2" table:formula="of:=[.Z33]+ COS([.AA34]) * [.AB34]" office:value-type="float" office:value="3.87442836483682" calcext:value-type="float">
            <text:p>3.87442836483682</text:p>
          </table:table-cell>
          <table:table-cell table:style-name="ce2" table:formula="of:=[.AA33] + 0.15708" office:value-type="float" office:value="9.67656" calcext:value-type="float">
            <text:p>9.67656</text:p>
          </table:table-cell>
          <table:table-cell table:style-name="ce2" table:formula="of:=[.AB33]" office:value-type="float" office:value="0.9" calcext:value-type="float">
            <text:p>0.9</text:p>
          </table:table-cell>
        </table:table-row>
        <table:table-row table:style-name="ro1">
          <table:table-cell table:formula="of:=[.A34] + SIN([.C35]) * [.D35]" office:value-type="float" office:value="-3.11240499163009" calcext:value-type="float">
            <text:p>-3.11240499163009</text:p>
          </table:table-cell>
          <table:table-cell table:formula="of:=[.B34]+ COS([.C35]) * [.D35]" office:value-type="float" office:value="0.951561601920545" calcext:value-type="float">
            <text:p>0.951561601920545</text:p>
          </table:table-cell>
          <table:table-cell table:formula="of:=[.C34] +0.0174533" office:value-type="float" office:value="5.28834889999999" calcext:value-type="float">
            <text:p>5.28834889999999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0"/>
          <table:table-cell table:style-name="ce2" table:formula="of:=[.Y34] + SIN([.AA35]) * [.AB35]" office:value-type="float" office:value="5.1602091579091" calcext:value-type="float">
            <text:p>5.1602091579091</text:p>
          </table:table-cell>
          <table:table-cell table:style-name="ce2" table:formula="of:=[.Z34]+ COS([.AA35]) * [.AB35]" office:value-type="float" office:value="3.0486119172236" calcext:value-type="float">
            <text:p>3.0486119172236</text:p>
          </table:table-cell>
          <table:table-cell table:style-name="ce2" table:formula="of:=[.AA34] + 0.15708" office:value-type="float" office:value="9.83364" calcext:value-type="float">
            <text:p>9.83364</text:p>
          </table:table-cell>
          <table:table-cell table:style-name="ce2" table:formula="of:=[.AB34]" office:value-type="float" office:value="0.9" calcext:value-type="float">
            <text:p>0.9</text:p>
          </table:table-cell>
        </table:table-row>
        <table:table-row table:style-name="ro1">
          <table:table-cell table:formula="of:=[.A35] + SIN([.C36]) * [.D36]" office:value-type="float" office:value="-3.19530867764786" calcext:value-type="float">
            <text:p>-3.19530867764786</text:p>
          </table:table-cell>
          <table:table-cell table:formula="of:=[.B35]+ COS([.C36]) * [.D36]" office:value-type="float" office:value="1.00748099788176" calcext:value-type="float">
            <text:p>1.00748099788176</text:p>
          </table:table-cell>
          <table:table-cell table:formula="of:=[.C35] +0.0174533" office:value-type="float" office:value="5.30580219999999" calcext:value-type="float">
            <text:p>5.30580219999999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0"/>
          <table:table-cell table:style-name="ce2" table:formula="of:=[.Y35] + SIN([.AA36]) * [.AB36]" office:value-type="float" office:value="4.67761906538586" calcext:value-type="float">
            <text:p>4.67761906538586</text:p>
          </table:table-cell>
          <table:table-cell table:style-name="ce2" table:formula="of:=[.Z35]+ COS([.AA36]) * [.AB36]" office:value-type="float" office:value="2.28893645849243" calcext:value-type="float">
            <text:p>2.28893645849243</text:p>
          </table:table-cell>
          <table:table-cell table:style-name="ce2" table:formula="of:=[.AA35] + 0.15708" office:value-type="float" office:value="9.99072" calcext:value-type="float">
            <text:p>9.99072</text:p>
          </table:table-cell>
          <table:table-cell table:style-name="ce2" table:formula="of:=[.AB35]" office:value-type="float" office:value="0.9" calcext:value-type="float">
            <text:p>0.9</text:p>
          </table:table-cell>
        </table:table-row>
        <table:table-row table:style-name="ro1">
          <table:table-cell table:formula="of:=[.A36] + SIN([.C37]) * [.D37]" office:value-type="float" office:value="-3.27722380857761" calcext:value-type="float">
            <text:p>-3.27722380857761</text:p>
          </table:table-cell>
          <table:table-cell table:formula="of:=[.B36]+ COS([.C37]) * [.D37]" office:value-type="float" office:value="1.06483874648437" calcext:value-type="float">
            <text:p>1.06483874648437</text:p>
          </table:table-cell>
          <table:table-cell table:formula="of:=[.C36] +0.0174533" office:value-type="float" office:value="5.32325549999999" calcext:value-type="float">
            <text:p>5.32325549999999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0"/>
          <table:table-cell table:style-name="ce2" table:formula="of:=[.Y36] + SIN([.AA37]) * [.AB37]" office:value-type="float" office:value="4.08213078584468" calcext:value-type="float">
            <text:p>4.08213078584468</text:p>
          </table:table-cell>
          <table:table-cell table:style-name="ce2" table:formula="of:=[.Z36]+ COS([.AA37]) * [.AB37]" office:value-type="float" office:value="1.61410780695999" calcext:value-type="float">
            <text:p>1.61410780695999</text:p>
          </table:table-cell>
          <table:table-cell table:style-name="ce2" table:formula="of:=[.AA36] + 0.15708" office:value-type="float" office:value="10.1478" calcext:value-type="float">
            <text:p>10.1478</text:p>
          </table:table-cell>
          <table:table-cell table:style-name="ce2" table:formula="of:=[.AB36]" office:value-type="float" office:value="0.9" calcext:value-type="float">
            <text:p>0.9</text:p>
          </table:table-cell>
        </table:table-row>
        <table:table-row table:style-name="ro1">
          <table:table-cell table:formula="of:=[.A37] + SIN([.C38]) * [.D38]" office:value-type="float" office:value="-3.35812543225556" calcext:value-type="float">
            <text:p>-3.35812543225556</text:p>
          </table:table-cell>
          <table:table-cell table:formula="of:=[.B37]+ COS([.C38]) * [.D38]" office:value-type="float" office:value="1.12361737598756" calcext:value-type="float">
            <text:p>1.12361737598756</text:p>
          </table:table-cell>
          <table:table-cell table:formula="of:=[.C37] +0.0174533" office:value-type="float" office:value="5.34070879999999" calcext:value-type="float">
            <text:p>5.34070879999999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0"/>
          <table:table-cell table:style-name="ce2" table:formula="of:=[.Y37] + SIN([.AA38]) * [.AB38]" office:value-type="float" office:value="3.38840728547564" calcext:value-type="float">
            <text:p>3.38840728547564</text:p>
          </table:table-cell>
          <table:table-cell table:style-name="ce2" table:formula="of:=[.Z37]+ COS([.AA38]) * [.AB38]" office:value-type="float" office:value="1.04074256120845" calcext:value-type="float">
            <text:p>1.04074256120845</text:p>
          </table:table-cell>
          <table:table-cell table:style-name="ce2" table:formula="of:=[.AA37] + 0.15708" office:value-type="float" office:value="10.30488" calcext:value-type="float">
            <text:p>10.30488</text:p>
          </table:table-cell>
          <table:table-cell table:style-name="ce2" table:formula="of:=[.AB37]" office:value-type="float" office:value="0.9" calcext:value-type="float">
            <text:p>0.9</text:p>
          </table:table-cell>
        </table:table-row>
        <table:table-row table:style-name="ro1">
          <table:table-cell table:formula="of:=[.A38] + SIN([.C39]) * [.D39]" office:value-type="float" office:value="-3.43798890524228" calcext:value-type="float">
            <text:p>-3.43798890524228</text:p>
          </table:table-cell>
          <table:table-cell table:formula="of:=[.B38]+ COS([.C39]) * [.D39]" office:value-type="float" office:value="1.18379898183601" calcext:value-type="float">
            <text:p>1.18379898183601</text:p>
          </table:table-cell>
          <table:table-cell table:formula="of:=[.C38] +0.0174533" office:value-type="float" office:value="5.35816209999999" calcext:value-type="float">
            <text:p>5.35816209999999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0"/>
          <table:table-cell table:style-name="ce2" table:formula="of:=[.Y38] + SIN([.AA39]) * [.AB39]" office:value-type="float" office:value="2.61353041891913" calcext:value-type="float">
            <text:p>2.61353041891913</text:p>
          </table:table-cell>
          <table:table-cell table:style-name="ce2" table:formula="of:=[.Z38]+ COS([.AA39]) * [.AB39]" office:value-type="float" office:value="0.582958942371383" calcext:value-type="float">
            <text:p>0.582958942371383</text:p>
          </table:table-cell>
          <table:table-cell table:style-name="ce2" table:formula="of:=[.AA38] + 0.15708" office:value-type="float" office:value="10.46196" calcext:value-type="float">
            <text:p>10.46196</text:p>
          </table:table-cell>
          <table:table-cell table:style-name="ce2" table:formula="of:=[.AB38]" office:value-type="float" office:value="0.9" calcext:value-type="float">
            <text:p>0.9</text:p>
          </table:table-cell>
        </table:table-row>
        <table:table-row table:style-name="ro1">
          <table:table-cell table:formula="of:=[.A39] + SIN([.C40]) * [.D40]" office:value-type="float" office:value="-3.5167899003294" calcext:value-type="float">
            <text:p>-3.5167899003294</text:p>
          </table:table-cell>
          <table:table-cell table:formula="of:=[.B39]+ COS([.C40]) * [.D40]" office:value-type="float" office:value="1.2453652321139" calcext:value-type="float">
            <text:p>1.2453652321139</text:p>
          </table:table-cell>
          <table:table-cell table:formula="of:=[.C39] +0.0174533" office:value-type="float" office:value="5.37561539999999" calcext:value-type="float">
            <text:p>5.37561539999999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0"/>
          <table:table-cell table:style-name="ce2" table:formula="of:=[.Y39] + SIN([.AA40]) * [.AB40]" office:value-type="float" office:value="1.77658031535006" calcext:value-type="float">
            <text:p>1.77658031535006</text:p>
          </table:table-cell>
          <table:table-cell table:style-name="ce2" table:formula="of:=[.Z39]+ COS([.AA40]) * [.AB40]" office:value-type="float" office:value="0.252029155051302" calcext:value-type="float">
            <text:p>0.252029155051302</text:p>
          </table:table-cell>
          <table:table-cell table:style-name="ce2" table:formula="of:=[.AA39] + 0.15708" office:value-type="float" office:value="10.61904" calcext:value-type="float">
            <text:p>10.61904</text:p>
          </table:table-cell>
          <table:table-cell table:style-name="ce2" table:formula="of:=[.AB39]" office:value-type="float" office:value="0.9" calcext:value-type="float">
            <text:p>0.9</text:p>
          </table:table-cell>
        </table:table-row>
        <table:table-row table:style-name="ro1">
          <table:table-cell table:formula="of:=[.A40] + SIN([.C41]) * [.D41]" office:value-type="float" office:value="-3.59450441394989" calcext:value-type="float">
            <text:p>-3.59450441394989</text:p>
          </table:table-cell>
          <table:table-cell table:formula="of:=[.B40]+ COS([.C41]) * [.D41]" office:value-type="float" office:value="1.30829737312889" calcext:value-type="float">
            <text:p>1.30829737312889</text:p>
          </table:table-cell>
          <table:table-cell table:formula="of:=[.C40] +0.0174533" office:value-type="float" office:value="5.39306869999999" calcext:value-type="float">
            <text:p>5.39306869999999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0"/>
          <table:table-cell table:style-name="ce2" table:formula="of:=[.Y40] + SIN([.AA41]) * [.AB41]" office:value-type="float" office:value="0.898165560181506" calcext:value-type="float">
            <text:p>0.898165560181506</text:p>
          </table:table-cell>
          <table:table-cell table:style-name="ce2" table:formula="of:=[.Z40]+ COS([.AA41]) * [.AB41]" office:value-type="float" office:value="0.0561018269365677" calcext:value-type="float">
            <text:p>0.056101826936568</text:p>
          </table:table-cell>
          <table:table-cell table:style-name="ce2" table:formula="of:=[.AA40] + 0.15708" office:value-type="float" office:value="10.77612" calcext:value-type="float">
            <text:p>10.77612</text:p>
          </table:table-cell>
          <table:table-cell table:style-name="ce2" table:formula="of:=[.AB40]" office:value-type="float" office:value="0.9" calcext:value-type="float">
            <text:p>0.9</text:p>
          </table:table-cell>
        </table:table-row>
        <table:table-row table:style-name="ro1">
          <table:table-cell table:formula="of:=[.A41] + SIN([.C42]) * [.D42]" office:value-type="float" office:value="-3.67110877348976" calcext:value-type="float">
            <text:p>-3.67110877348976</text:p>
          </table:table-cell>
          <table:table-cell table:formula="of:=[.B41]+ COS([.C42]) * [.D42]" office:value-type="float" office:value="1.37257623512478" calcext:value-type="float">
            <text:p>1.37257623512478</text:p>
          </table:table-cell>
          <table:table-cell table:formula="of:=[.C41] +0.0174533" office:value-type="float" office:value="5.41052199999999" calcext:value-type="float">
            <text:p>5.41052199999999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0"/>
          <table:table-cell table:style-name="ce6" table:formula="of:=[.Y41] + SIN([.AA42]) * [.AB42]" office:value-type="float" office:value="0.0003697241373396" calcext:value-type="float">
            <text:p>0.00036972413734</text:p>
          </table:table-cell>
          <table:table-cell table:style-name="ce6" table:formula="of:=[.Z41]+ COS([.AA42]) * [.AB42]" office:value-type="float" office:value="0.11905130494676" calcext:value-type="float">
            <text:p>0.11905130494676</text:p>
          </table:table-cell>
          <table:table-cell table:style-name="ce6" office:value-type="float" office:value="4.78239" calcext:value-type="float">
            <text:p>4.78239</text:p>
          </table:table-cell>
          <table:table-cell table:style-name="ce6" table:formula="of:=[.AB41]" office:value-type="float" office:value="0.9" calcext:value-type="float">
            <text:p>0.9</text:p>
          </table:table-cell>
        </table:table-row>
        <table:table-row table:style-name="ro1">
          <table:table-cell table:formula="of:=[.A42] + SIN([.C43]) * [.D43]" office:value-type="float" office:value="-3.74657964449902" calcext:value-type="float">
            <text:p>-3.74657964449902</text:p>
          </table:table-cell>
          <table:table-cell table:formula="of:=[.B42]+ COS([.C43]) * [.D43]" office:value-type="float" office:value="1.43818223812072" calcext:value-type="float">
            <text:p>1.43818223812072</text:p>
          </table:table-cell>
          <table:table-cell table:formula="of:=[.C42] +0.0174533" office:value-type="float" office:value="5.42797529999999" calcext:value-type="float">
            <text:p>5.42797529999999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0"/>
          <table:table-cell table:style-name="ce2" table:formula="of:=[.Y42] + SIN([.AA43]) * [.AB43]" office:value-type="float" office:value="-0.896220194524556" calcext:value-type="float">
            <text:p>-0.896220194524556</text:p>
          </table:table-cell>
          <table:table-cell table:style-name="ce2" table:formula="of:=[.Z42]+ COS([.AA43]) * [.AB43]" office:value-type="float" office:value="0.0407792297611895" calcext:value-type="float">
            <text:p>0.04077922976119</text:p>
          </table:table-cell>
          <table:table-cell table:style-name="ce8" table:formula="of:=[.AA42] - 0.15708" office:value-type="float" office:value="4.62531" calcext:value-type="float">
            <text:p>4.62531</text:p>
          </table:table-cell>
          <table:table-cell table:style-name="ce2" table:formula="of:=[.AB42]" office:value-type="float" office:value="0.9" calcext:value-type="float">
            <text:p>0.9</text:p>
          </table:table-cell>
        </table:table-row>
        <table:table-row table:style-name="ro1">
          <table:table-cell table:formula="of:=[.A43] + SIN([.C44]) * [.D44]" office:value-type="float" office:value="-3.82089403779955" calcext:value-type="float">
            <text:p>-3.82089403779955</text:p>
          </table:table-cell>
          <table:table-cell table:formula="of:=[.B43]+ COS([.C44]) * [.D44]" office:value-type="float" office:value="1.50509539787555" calcext:value-type="float">
            <text:p>1.50509539787555</text:p>
          </table:table-cell>
          <table:table-cell table:formula="of:=[.C43] +0.0174533" office:value-type="float" office:value="5.44542859999999" calcext:value-type="float">
            <text:p>5.44542859999999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0"/>
          <table:table-cell table:style-name="ce2" table:formula="of:=[.Y43] + SIN([.AA44]) * [.AB44]" office:value-type="float" office:value="-1.7695270733563" calcext:value-type="float">
            <text:p>-1.7695270733563</text:p>
          </table:table-cell>
          <table:table-cell table:style-name="ce2" table:formula="of:=[.Z43]+ COS([.AA44]) * [.AB44]" office:value-type="float" office:value="-0.176787071363665" calcext:value-type="float">
            <text:p>-0.176787071363665</text:p>
          </table:table-cell>
          <table:table-cell table:style-name="ce8" table:formula="of:=[.AA43] - 0.15708" office:value-type="float" office:value="4.46823" calcext:value-type="float">
            <text:p>4.46823</text:p>
          </table:table-cell>
          <table:table-cell table:style-name="ce2" table:formula="of:=[.AB43]" office:value-type="float" office:value="0.9" calcext:value-type="float">
            <text:p>0.9</text:p>
          </table:table-cell>
        </table:table-row>
        <table:table-row table:style-name="ro1">
          <table:table-cell table:formula="of:=[.A44] + SIN([.C45]) * [.D45]" office:value-type="float" office:value="-3.89402931648784" calcext:value-type="float">
            <text:p>-3.89402931648784</text:p>
          </table:table-cell>
          <table:table-cell table:formula="of:=[.B44]+ COS([.C45]) * [.D45]" office:value-type="float" office:value="1.57329533197511" calcext:value-type="float">
            <text:p>1.57329533197511</text:p>
          </table:table-cell>
          <table:table-cell table:formula="of:=[.C44] +0.0174533" office:value-type="float" office:value="5.46288189999999" calcext:value-type="float">
            <text:p>5.4628818999999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0"/>
          <table:table-cell table:style-name="ce2" table:formula="of:=[.Y44] + SIN([.AA45]) * [.AB45]" office:value-type="float" office:value="-2.59804709829839" calcext:value-type="float">
            <text:p>-2.59804709829839</text:p>
          </table:table-cell>
          <table:table-cell table:style-name="ce2" table:formula="of:=[.Z44]+ COS([.AA45]) * [.AB45]" office:value-type="float" office:value="-0.528290369029515" calcext:value-type="float">
            <text:p>-0.528290369029515</text:p>
          </table:table-cell>
          <table:table-cell table:style-name="ce8" table:formula="of:=[.AA44] - 0.15708" office:value-type="float" office:value="4.31115" calcext:value-type="float">
            <text:p>4.31115</text:p>
          </table:table-cell>
          <table:table-cell table:style-name="ce2" table:formula="of:=[.AB44]" office:value-type="float" office:value="0.9" calcext:value-type="float">
            <text:p>0.9</text:p>
          </table:table-cell>
        </table:table-row>
        <table:table-row table:style-name="ro1">
          <table:table-cell table:formula="of:=[.A45] + SIN([.C46]) * [.D46]" office:value-type="float" office:value="-3.96596320283044" calcext:value-type="float">
            <text:p>-3.96596320283044</text:p>
          </table:table-cell>
          <table:table-cell table:formula="of:=[.B45]+ COS([.C46]) * [.D46]" office:value-type="float" office:value="1.64276126604103" calcext:value-type="float">
            <text:p>1.64276126604103</text:p>
          </table:table-cell>
          <table:table-cell table:formula="of:=[.C45] +0.0174533" office:value-type="float" office:value="5.48033519999999" calcext:value-type="float">
            <text:p>5.48033519999999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0"/>
          <table:table-cell table:style-name="ce2" table:formula="of:=[.Y45] + SIN([.AA46]) * [.AB46]" office:value-type="float" office:value="-3.36137926142016" calcext:value-type="float">
            <text:p>-3.36137926142016</text:p>
          </table:table-cell>
          <table:table-cell table:style-name="ce2" table:formula="of:=[.Z45]+ COS([.AA46]) * [.AB46]" office:value-type="float" office:value="-1.00507544507934" calcext:value-type="float">
            <text:p>-1.00507544507934</text:p>
          </table:table-cell>
          <table:table-cell table:style-name="ce8" table:formula="of:=[.AA45] - 0.15708" office:value-type="float" office:value="4.15407" calcext:value-type="float">
            <text:p>4.15407</text:p>
          </table:table-cell>
          <table:table-cell table:style-name="ce2" table:formula="of:=[.AB45]" office:value-type="float" office:value="0.9" calcext:value-type="float">
            <text:p>0.9</text:p>
          </table:table-cell>
        </table:table-row>
        <table:table-row table:style-name="ro1">
          <table:table-cell table:formula="of:=[.A46] + SIN([.C47]) * [.D47]" office:value-type="float" office:value="-4.03667378504995" calcext:value-type="float">
            <text:p>-4.03667378504995</text:p>
          </table:table-cell>
          <table:table-cell table:formula="of:=[.B46]+ COS([.C47]) * [.D47]" office:value-type="float" office:value="1.7134720400587" calcext:value-type="float">
            <text:p>1.7134720400587</text:p>
          </table:table-cell>
          <table:table-cell table:formula="of:=[.C46] +0.0174533" office:value-type="float" office:value="5.49778849999999" calcext:value-type="float">
            <text:p>5.49778849999999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0"/>
          <table:table-cell table:style-name="ce2" table:formula="of:=[.Y46] + SIN([.AA47]) * [.AB47]" office:value-type="float" office:value="-4.04072770378669" calcext:value-type="float">
            <text:p>-4.04072770378669</text:p>
          </table:table-cell>
          <table:table-cell table:style-name="ce2" table:formula="of:=[.Z46]+ COS([.AA47]) * [.AB47]" office:value-type="float" office:value="-1.59540221378814" calcext:value-type="float">
            <text:p>-1.59540221378814</text:p>
          </table:table-cell>
          <table:table-cell table:style-name="ce8" table:formula="of:=[.AA46] - 0.15708" office:value-type="float" office:value="3.99699" calcext:value-type="float">
            <text:p>3.99699</text:p>
          </table:table-cell>
          <table:table-cell table:style-name="ce2" table:formula="of:=[.AB46]" office:value-type="float" office:value="0.9" calcext:value-type="float">
            <text:p>0.9</text:p>
          </table:table-cell>
        </table:table-row>
        <table:table-row table:style-name="ro1">
          <table:table-cell table:formula="of:=[.A47] + SIN([.C48]) * [.D48]" office:value-type="float" office:value="-4.10613952399957" calcext:value-type="float">
            <text:p>-4.10613952399957</text:p>
          </table:table-cell>
          <table:table-cell table:formula="of:=[.B47]+ COS([.C48]) * [.D48]" office:value-type="float" office:value="1.78540611482292" calcext:value-type="float">
            <text:p>1.78540611482292</text:p>
          </table:table-cell>
          <table:table-cell table:formula="of:=[.C47] +0.0174533" office:value-type="float" office:value="5.51524179999999" calcext:value-type="float">
            <text:p>5.51524179999999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0"/>
          <table:table-cell table:style-name="ce2" table:formula="of:=[.Y47] + SIN([.AA48]) * [.AB48]" office:value-type="float" office:value="-4.61936453404574" calcext:value-type="float">
            <text:p>-4.61936453404574</text:p>
          </table:table-cell>
          <table:table-cell table:style-name="ce2" table:formula="of:=[.Z47]+ COS([.AA48]) * [.AB48]" office:value-type="float" office:value="-2.28473480308576" calcext:value-type="float">
            <text:p>-2.28473480308576</text:p>
          </table:table-cell>
          <table:table-cell table:style-name="ce8" table:formula="of:=[.AA47] - 0.15708" office:value-type="float" office:value="3.83991" calcext:value-type="float">
            <text:p>3.83991</text:p>
          </table:table-cell>
          <table:table-cell table:style-name="ce2" table:formula="of:=[.AB47]" office:value-type="float" office:value="0.9" calcext:value-type="float">
            <text:p>0.9</text:p>
          </table:table-cell>
        </table:table-row>
        <table:table-row table:style-name="ro1">
          <table:table-cell table:formula="of:=[.A48] + SIN([.C49]) * [.D49]" office:value-type="float" office:value="-4.17433925972414" calcext:value-type="float">
            <text:p>-4.17433925972414</text:p>
          </table:table-cell>
          <table:table-cell table:formula="of:=[.B48]+ COS([.C49]) * [.D49]" office:value-type="float" office:value="1.85854157849888" calcext:value-type="float">
            <text:p>1.85854157849888</text:p>
          </table:table-cell>
          <table:table-cell table:formula="of:=[.C48] +0.0174533" office:value-type="float" office:value="5.53269509999998" calcext:value-type="float">
            <text:p>5.53269509999998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0"/>
          <table:table-cell table:style-name="ce2" table:formula="of:=[.Y48] + SIN([.AA49]) * [.AB49]" office:value-type="float" office:value="-5.08304172655192" calcext:value-type="float">
            <text:p>-5.08304172655192</text:p>
          </table:table-cell>
          <table:table-cell table:style-name="ce2" table:formula="of:=[.Z48]+ COS([.AA49]) * [.AB49]" office:value-type="float" office:value="-3.05609947763962" calcext:value-type="float">
            <text:p>-3.05609947763962</text:p>
          </table:table-cell>
          <table:table-cell table:style-name="ce8" table:formula="of:=[.AA48] - 0.15708" office:value-type="float" office:value="3.68283" calcext:value-type="float">
            <text:p>3.68283</text:p>
          </table:table-cell>
          <table:table-cell table:style-name="ce2" table:formula="of:=[.AB48]" office:value-type="float" office:value="0.9" calcext:value-type="float">
            <text:p>0.9</text:p>
          </table:table-cell>
        </table:table-row>
        <table:table-row table:style-name="ro1">
          <table:table-cell table:formula="of:=[.A49] + SIN([.C50]) * [.D50]" office:value-type="float" office:value="-4.24125221790571" calcext:value-type="float">
            <text:p>-4.24125221790571</text:p>
          </table:table-cell>
          <table:table-cell table:formula="of:=[.B49]+ COS([.C50]) * [.D50]" office:value-type="float" office:value="1.93285615329677" calcext:value-type="float">
            <text:p>1.93285615329677</text:p>
          </table:table-cell>
          <table:table-cell table:formula="of:=[.C49] +0.0174533" office:value-type="float" office:value="5.55014839999998" calcext:value-type="float">
            <text:p>5.55014839999998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0"/>
          <table:table-cell table:style-name="ce2" table:formula="of:=[.Y49] + SIN([.AA50]) * [.AB50]" office:value-type="float" office:value="-5.42034195668204" calcext:value-type="float">
            <text:p>-5.42034195668204</text:p>
          </table:table-cell>
          <table:table-cell table:style-name="ce2" table:formula="of:=[.Z49]+ COS([.AA50]) * [.AB50]" office:value-type="float" office:value="-3.89050259050184" calcext:value-type="float">
            <text:p>-3.89050259050184</text:p>
          </table:table-cell>
          <table:table-cell table:style-name="ce8" table:formula="of:=[.AA49] - 0.15708" office:value-type="float" office:value="3.52575" calcext:value-type="float">
            <text:p>3.52575</text:p>
          </table:table-cell>
          <table:table-cell table:style-name="ce2" table:formula="of:=[.AB49]" office:value-type="float" office:value="0.9" calcext:value-type="float">
            <text:p>0.9</text:p>
          </table:table-cell>
        </table:table-row>
        <table:table-row table:style-name="ro1">
          <table:table-cell table:formula="of:=[.A50] + SIN([.C51]) * [.D51]" office:value-type="float" office:value="-4.30685801619153" calcext:value-type="float">
            <text:p>-4.30685801619153</text:p>
          </table:table-cell>
          <table:table-cell table:formula="of:=[.B50]+ COS([.C51]) * [.D51]" office:value-type="float" office:value="2.00832720225782" calcext:value-type="float">
            <text:p>2.00832720225782</text:p>
          </table:table-cell>
          <table:table-cell table:formula="of:=[.C50] +0.0174533" office:value-type="float" office:value="5.56760169999998" calcext:value-type="float">
            <text:p>5.56760169999998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0"/>
          <table:table-cell table:style-name="ce2" table:formula="of:=[.Y50] + SIN([.AA51]) * [.AB51]" office:value-type="float" office:value="-5.62295973457136" calcext:value-type="float">
            <text:p>-5.62295973457136</text:p>
          </table:table-cell>
          <table:table-cell table:style-name="ce2" table:formula="of:=[.Z50]+ COS([.AA51]) * [.AB51]" office:value-type="float" office:value="-4.76739827191623" calcext:value-type="float">
            <text:p>-4.76739827191623</text:p>
          </table:table-cell>
          <table:table-cell table:style-name="ce8" table:formula="of:=[.AA50] - 0.15708" office:value-type="float" office:value="3.36867" calcext:value-type="float">
            <text:p>3.36867</text:p>
          </table:table-cell>
          <table:table-cell table:style-name="ce2" table:formula="of:=[.AB50]" office:value-type="float" office:value="0.9" calcext:value-type="float">
            <text:p>0.9</text:p>
          </table:table-cell>
        </table:table-row>
        <table:table-row table:style-name="ro1">
          <table:table-cell table:formula="of:=[.A51] + SIN([.C52]) * [.D52]" office:value-type="float" office:value="-4.37113667040278" calcext:value-type="float">
            <text:p>-4.37113667040278</text:p>
          </table:table-cell>
          <table:table-cell table:formula="of:=[.B51]+ COS([.C52]) * [.D52]" office:value-type="float" office:value="2.08493173614969" calcext:value-type="float">
            <text:p>2.08493173614969</text:p>
          </table:table-cell>
          <table:table-cell table:formula="of:=[.C51] +0.0174533" office:value-type="float" office:value="5.58505499999998" calcext:value-type="float">
            <text:p>5.58505499999998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0"/>
          <table:table-cell table:style-name="ce2" table:formula="of:=[.Y51] + SIN([.AA52]) * [.AB52]" office:value-type="float" office:value="-5.68590591479288" calcext:value-type="float">
            <text:p>-5.68590591479288</text:p>
          </table:table-cell>
          <table:table-cell table:style-name="ce2" table:formula="of:=[.Z51]+ COS([.AA52]) * [.AB52]" office:value-type="float" office:value="-5.66519433918068" calcext:value-type="float">
            <text:p>-5.66519433918068</text:p>
          </table:table-cell>
          <table:table-cell table:style-name="ce8" table:formula="of:=[.AA51] - 0.15708" office:value-type="float" office:value="3.21159" calcext:value-type="float">
            <text:p>3.21159</text:p>
          </table:table-cell>
          <table:table-cell table:style-name="ce2" table:formula="of:=[.AB51]" office:value-type="float" office:value="0.9" calcext:value-type="float">
            <text:p>0.9</text:p>
          </table:table-cell>
        </table:table-row>
        <table:table-row table:style-name="ro1">
          <table:table-cell table:formula="of:=[.A52] + SIN([.C53]) * [.D53]" office:value-type="float" office:value="-4.43406860062192" calcext:value-type="float">
            <text:p>-4.43406860062192</text:p>
          </table:table-cell>
          <table:table-cell table:formula="of:=[.B52]+ COS([.C53]) * [.D53]" office:value-type="float" office:value="2.16264642046927" calcext:value-type="float">
            <text:p>2.16264642046927</text:p>
          </table:table-cell>
          <table:table-cell table:formula="of:=[.C52] +0.0174533" office:value-type="float" office:value="5.60250829999998" calcext:value-type="float">
            <text:p>5.60250829999998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0"/>
          <table:table-cell table:style-name="ce8" table:formula="of:=[.Y52] + SIN([.AA53]) * [.AB53]" office:value-type="float" office:value="-5.60763054624917" calcext:value-type="float">
            <text:p>-5.60763054624917</text:p>
          </table:table-cell>
          <table:table-cell table:style-name="ce8" table:formula="of:=[.Z52]+ COS([.AA53]) * [.AB53]" office:value-type="float" office:value="-6.56178397032714" calcext:value-type="float">
            <text:p>-6.56178397032714</text:p>
          </table:table-cell>
          <table:table-cell table:style-name="ce8" table:formula="of:=[.AA52] - 0.15708" office:value-type="float" office:value="3.05451" calcext:value-type="float">
            <text:p>3.05451</text:p>
          </table:table-cell>
          <table:table-cell table:style-name="ce8" table:formula="of:=[.AB52]" office:value-type="float" office:value="0.9" calcext:value-type="float">
            <text:p>0.9</text:p>
          </table:table-cell>
        </table:table-row>
        <table:table-row table:style-name="ro1">
          <table:table-cell table:formula="of:=[.A53] + SIN([.C54]) * [.D54]" office:value-type="float" office:value="-4.49563463715695" calcext:value-type="float">
            <text:p>-4.49563463715695</text:p>
          </table:table-cell>
          <table:table-cell table:formula="of:=[.B53]+ COS([.C54]) * [.D54]" office:value-type="float" office:value="2.2414475825506" calcext:value-type="float">
            <text:p>2.2414475825506</text:p>
          </table:table-cell>
          <table:table-cell table:formula="of:=[.C53] +0.0174533" office:value-type="float" office:value="5.61996159999998" calcext:value-type="float">
            <text:p>5.61996159999998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0"/>
          <table:table-cell table:style-name="ce2" table:formula="of:=[.Y53] + SIN([.AA54]) * [.AB54]" office:value-type="float" office:value="-5.3900610372905" calcext:value-type="float">
            <text:p>-5.3900610372905</text:p>
          </table:table-cell>
          <table:table-cell table:style-name="ce2" table:formula="of:=[.Z53]+ COS([.AA54]) * [.AB54]" office:value-type="float" office:value="-7.43509004998735" calcext:value-type="float">
            <text:p>-7.43509004998735</text:p>
          </table:table-cell>
          <table:table-cell table:style-name="ce8" table:formula="of:=[.AA53] - 0.15708" office:value-type="float" office:value="2.89743" calcext:value-type="float">
            <text:p>2.89743</text:p>
          </table:table-cell>
          <table:table-cell table:style-name="ce2" table:formula="of:=[.AB53]" office:value-type="float" office:value="0.9" calcext:value-type="float">
            <text:p>0.9</text:p>
          </table:table-cell>
        </table:table-row>
        <table:table-row table:style-name="ro1">
          <table:table-cell table:formula="of:=[.A54] + SIN([.C55]) * [.D55]" office:value-type="float" office:value="-4.55581602638065" calcext:value-type="float">
            <text:p>-4.55581602638065</text:p>
          </table:table-cell>
          <table:table-cell table:formula="of:=[.B54]+ COS([.C55]) * [.D55]" office:value-type="float" office:value="2.32131121877577" calcext:value-type="float">
            <text:p>2.32131121877577</text:p>
          </table:table-cell>
          <table:table-cell table:formula="of:=[.C54] +0.0174533" office:value-type="float" office:value="5.63741489999998" calcext:value-type="float">
            <text:p>5.63741489999998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0"/>
          <table:table-cell table:style-name="ce2" table:formula="of:=[.Y54] + SIN([.AA55]) * [.AB55]" office:value-type="float" office:value="-5.03855469630304" calcext:value-type="float">
            <text:p>-5.03855469630304</text:p>
          </table:table-cell>
          <table:table-cell table:style-name="ce2" table:formula="of:=[.Z54]+ COS([.AA55]) * [.AB55]" office:value-type="float" office:value="-8.26360878378014" calcext:value-type="float">
            <text:p>-8.26360878378014</text:p>
          </table:table-cell>
          <table:table-cell table:style-name="ce8" table:formula="of:=[.AA54] - 0.15708" office:value-type="float" office:value="2.74035" calcext:value-type="float">
            <text:p>2.74035</text:p>
          </table:table-cell>
          <table:table-cell table:style-name="ce2" table:formula="of:=[.AB54]" office:value-type="float" office:value="0.9" calcext:value-type="float">
            <text:p>0.9</text:p>
          </table:table-cell>
        </table:table-row>
        <table:table-row table:style-name="ro1">
          <table:table-cell table:formula="of:=[.A55] + SIN([.C56]) * [.D56]" office:value-type="float" office:value="-4.61459443644316" calcext:value-type="float">
            <text:p>-4.61459443644316</text:p>
          </table:table-cell>
          <table:table-cell table:formula="of:=[.B55]+ COS([.C56]) * [.D56]" office:value-type="float" office:value="2.40221300188667" calcext:value-type="float">
            <text:p>2.40221300188667</text:p>
          </table:table-cell>
          <table:table-cell table:formula="of:=[.C55] +0.0174533" office:value-type="float" office:value="5.65486819999998" calcext:value-type="float">
            <text:p>5.65486819999998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0"/>
          <table:table-cell table:style-name="ce2" table:formula="of:=[.Y55] + SIN([.AA56]) * [.AB56]" office:value-type="float" office:value="-4.56176681638083" calcext:value-type="float">
            <text:p>-4.56176681638083</text:p>
          </table:table-cell>
          <table:table-cell table:style-name="ce2" table:formula="of:=[.Z55]+ COS([.AA56]) * [.AB56]" office:value-type="float" office:value="-9.02693919556738" calcext:value-type="float">
            <text:p>-9.02693919556738</text:p>
          </table:table-cell>
          <table:table-cell table:style-name="ce8" table:formula="of:=[.AA55] - 0.15708" office:value-type="float" office:value="2.58327" calcext:value-type="float">
            <text:p>2.58327</text:p>
          </table:table-cell>
          <table:table-cell table:style-name="ce2" table:formula="of:=[.AB55]" office:value-type="float" office:value="0.9" calcext:value-type="float">
            <text:p>0.9</text:p>
          </table:table-cell>
        </table:table-row>
        <table:table-row table:style-name="ro1">
          <table:table-cell table:formula="of:=[.A56] + SIN([.C57]) * [.D57]" office:value-type="float" office:value="-4.67195196285604" calcext:value-type="float">
            <text:p>-4.67195196285604</text:p>
          </table:table-cell>
          <table:table-cell table:formula="of:=[.B56]+ COS([.C57]) * [.D57]" office:value-type="float" office:value="2.48412828839533" calcext:value-type="float">
            <text:p>2.48412828839533</text:p>
          </table:table-cell>
          <table:table-cell table:formula="of:=[.C56] +0.0174533" office:value-type="float" office:value="5.67232149999998" calcext:value-type="float">
            <text:p>5.67232149999998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0"/>
          <table:table-cell table:style-name="ce2" table:formula="of:=[.Y56] + SIN([.AA57]) * [.AB57]" office:value-type="float" office:value="-3.97143755228985" calcext:value-type="float">
            <text:p>-3.97143755228985</text:p>
          </table:table-cell>
          <table:table-cell table:style-name="ce2" table:formula="of:=[.Z56]+ COS([.AA57]) * [.AB57]" office:value-type="float" office:value="-9.70628546953803" calcext:value-type="float">
            <text:p>-9.70628546953803</text:p>
          </table:table-cell>
          <table:table-cell table:style-name="ce8" table:formula="of:=[.AA56] - 0.15708" office:value-type="float" office:value="2.42619" calcext:value-type="float">
            <text:p>2.42619</text:p>
          </table:table-cell>
          <table:table-cell table:style-name="ce2" table:formula="of:=[.AB56]" office:value-type="float" office:value="0.9" calcext:value-type="float">
            <text:p>0.9</text:p>
          </table:table-cell>
        </table:table-row>
        <table:table-row table:style-name="ro1">
          <table:table-cell table:formula="of:=[.A57] + SIN([.C58]) * [.D58]" office:value-type="float" office:value="-4.72787113394613" calcext:value-type="float">
            <text:p>-4.72787113394613</text:p>
          </table:table-cell>
          <table:table-cell table:formula="of:=[.B57]+ COS([.C58]) * [.D58]" office:value-type="float" office:value="2.56703212609056" calcext:value-type="float">
            <text:p>2.56703212609056</text:p>
          </table:table-cell>
          <table:table-cell table:formula="of:=[.C57] +0.0174533" office:value-type="float" office:value="5.68977479999998" calcext:value-type="float">
            <text:p>5.68977479999998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0"/>
          <table:table-cell table:style-name="ce2" table:formula="of:=[.Y57] + SIN([.AA58]) * [.AB58]" office:value-type="float" office:value="-3.28210283754512" calcext:value-type="float">
            <text:p>-3.28210283754512</text:p>
          </table:table-cell>
          <table:table-cell table:style-name="ce2" table:formula="of:=[.Z57]+ COS([.AA58]) * [.AB58]" office:value-type="float" office:value="-10.2849197677332" calcext:value-type="float">
            <text:p>-10.2849197677332</text:p>
          </table:table-cell>
          <table:table-cell table:style-name="ce8" table:formula="of:=[.AA57] - 0.15708" office:value-type="float" office:value="2.26911" calcext:value-type="float">
            <text:p>2.26911</text:p>
          </table:table-cell>
          <table:table-cell table:style-name="ce2" table:formula="of:=[.AB57]" office:value-type="float" office:value="0.9" calcext:value-type="float">
            <text:p>0.9</text:p>
          </table:table-cell>
        </table:table-row>
        <table:table-row table:style-name="ro1">
          <table:table-cell table:formula="of:=[.A58] + SIN([.C59]) * [.D59]" office:value-type="float" office:value="-4.78233491617761" calcext:value-type="float">
            <text:p>-4.78233491617761</text:p>
          </table:table-cell>
          <table:table-cell table:formula="of:=[.B58]+ COS([.C59]) * [.D59]" office:value-type="float" office:value="2.65089926163865" calcext:value-type="float">
            <text:p>2.65089926163865</text:p>
          </table:table-cell>
          <table:table-cell table:formula="of:=[.C58] +0.0174533" office:value-type="float" office:value="5.70722809999998" calcext:value-type="float">
            <text:p>5.70722809999998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0"/>
          <table:table-cell table:style-name="ce2" table:formula="of:=[.Y58] + SIN([.AA59]) * [.AB59]" office:value-type="float" office:value="-2.51073645981504" calcext:value-type="float">
            <text:p>-2.51073645981504</text:p>
          </table:table-cell>
          <table:table-cell table:style-name="ce2" table:formula="of:=[.Z58]+ COS([.AA59]) * [.AB59]" office:value-type="float" office:value="-10.7485941268556" calcext:value-type="float">
            <text:p>-10.7485941268556</text:p>
          </table:table-cell>
          <table:table-cell table:style-name="ce8" table:formula="of:=[.AA58] - 0.15708" office:value-type="float" office:value="2.11203" calcext:value-type="float">
            <text:p>2.11203</text:p>
          </table:table-cell>
          <table:table-cell table:style-name="ce2" table:formula="of:=[.AB58]" office:value-type="float" office:value="0.9" calcext:value-type="float">
            <text:p>0.9</text:p>
          </table:table-cell>
        </table:table-row>
        <table:table-row table:style-name="ro1">
          <table:table-cell table:formula="of:=[.A59] + SIN([.C60]) * [.D60]" office:value-type="float" office:value="-4.8353267193406" calcext:value-type="float">
            <text:p>-4.8353267193406</text:p>
          </table:table-cell>
          <table:table-cell table:formula="of:=[.B59]+ COS([.C60]) * [.D60]" office:value-type="float" office:value="2.73570414827577" calcext:value-type="float">
            <text:p>2.73570414827577</text:p>
          </table:table-cell>
          <table:table-cell table:formula="of:=[.C59] +0.0174533" office:value-type="float" office:value="5.72468139999998" calcext:value-type="float">
            <text:p>5.72468139999998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0"/>
          <table:table-cell table:style-name="ce2" table:formula="of:=[.Y59] + SIN([.AA60]) * [.AB60]" office:value-type="float" office:value="-1.67633210798552" calcext:value-type="float">
            <text:p>-1.67633210798552</text:p>
          </table:table-cell>
          <table:table-cell table:style-name="ce2" table:formula="of:=[.Z59]+ COS([.AA60]) * [.AB60]" office:value-type="float" office:value="-11.0858912920497" calcext:value-type="float">
            <text:p>-11.0858912920497</text:p>
          </table:table-cell>
          <table:table-cell table:style-name="ce8" table:formula="of:=[.AA59] - 0.15708" office:value-type="float" office:value="1.95495" calcext:value-type="float">
            <text:p>1.95495</text:p>
          </table:table-cell>
          <table:table-cell table:style-name="ce2" table:formula="of:=[.AB59]" office:value-type="float" office:value="0.9" calcext:value-type="float">
            <text:p>0.9</text:p>
          </table:table-cell>
        </table:table-row>
        <table:table-row table:style-name="ro1">
          <table:table-cell table:formula="of:=[.A60] + SIN([.C61]) * [.D61]" office:value-type="float" office:value="-4.88683040160467" calcext:value-type="float">
            <text:p>-4.88683040160467</text:p>
          </table:table-cell>
          <table:table-cell table:formula="of:=[.B60]+ COS([.C61]) * [.D61]" office:value-type="float" office:value="2.82142095358979" calcext:value-type="float">
            <text:p>2.82142095358979</text:p>
          </table:table-cell>
          <table:table-cell table:formula="of:=[.C60] +0.0174533" office:value-type="float" office:value="5.74213469999998" calcext:value-type="float">
            <text:p>5.74213469999998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0"/>
          <table:table-cell table:style-name="ce2" table:formula="of:=[.Y60] + SIN([.AA61]) * [.AB61]" office:value-type="float" office:value="-0.799435682320392" calcext:value-type="float">
            <text:p>-0.799435682320392</text:p>
          </table:table-cell>
          <table:table-cell table:style-name="ce2" table:formula="of:=[.Z60]+ COS([.AA61]) * [.AB61]" office:value-type="float" office:value="-11.2885058489199" calcext:value-type="float">
            <text:p>-11.2885058489199</text:p>
          </table:table-cell>
          <table:table-cell table:style-name="ce8" table:formula="of:=[.AA60] - 0.15708" office:value-type="float" office:value="1.79787" calcext:value-type="float">
            <text:p>1.79787</text:p>
          </table:table-cell>
          <table:table-cell table:style-name="ce2" table:formula="of:=[.AB60]" office:value-type="float" office:value="0.9" calcext:value-type="float">
            <text:p>0.9</text:p>
          </table:table-cell>
        </table:table-row>
        <table:table-row table:style-name="ro1">
          <table:table-cell table:formula="of:=[.A61] + SIN([.C62]) * [.D62]" office:value-type="float" office:value="-4.93683027443582" calcext:value-type="float">
            <text:p>-4.93683027443582</text:p>
          </table:table-cell>
          <table:table-cell table:formula="of:=[.B61]+ COS([.C62]) * [.D62]" office:value-type="float" office:value="2.90802356738908" calcext:value-type="float">
            <text:p>2.90802356738908</text:p>
          </table:table-cell>
          <table:table-cell table:formula="of:=[.C61] +0.0174533" office:value-type="float" office:value="5.75958799999998" calcext:value-type="float">
            <text:p>5.75958799999998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0"/>
          <table:table-cell table:style-name="ce2" table:formula="of:=[.Y61] + SIN([.AA62]) * [.AB62]" office:value-type="float" office:value="0.0983606161522356" calcext:value-type="float">
            <text:p>0.098360616152236</text:p>
          </table:table-cell>
          <table:table-cell table:style-name="ce2" table:formula="of:=[.Z61]+ COS([.AA62]) * [.AB62]" office:value-type="float" office:value="-11.3514487313519" calcext:value-type="float">
            <text:p>-11.3514487313519</text:p>
          </table:table-cell>
          <table:table-cell table:style-name="ce8" table:formula="of:=[.AA61] - 0.15708" office:value-type="float" office:value="1.64079" calcext:value-type="float">
            <text:p>1.64079</text:p>
          </table:table-cell>
          <table:table-cell table:style-name="ce2" table:formula="of:=[.AB61]" office:value-type="float" office:value="0.9" calcext:value-type="float">
            <text:p>0.9</text:p>
          </table:table-cell>
        </table:table-row>
        <table:table-row table:style-name="ro1">
          <table:table-cell table:formula="of:=[.A62] + SIN([.C63]) * [.D63]" office:value-type="float" office:value="-4.98531110737539" calcext:value-type="float">
            <text:p>-4.98531110737539</text:p>
          </table:table-cell>
          <table:table-cell table:formula="of:=[.B62]+ COS([.C63]) * [.D63]" office:value-type="float" office:value="2.99548560965591" calcext:value-type="float">
            <text:p>2.99548560965591</text:p>
          </table:table-cell>
          <table:table-cell table:formula="of:=[.C62] +0.0174533" office:value-type="float" office:value="5.77704129999998" calcext:value-type="float">
            <text:p>5.77704129999998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0"/>
          <table:table-cell table:style-name="ce2" table:formula="of:=[.Y62] + SIN([.AA63]) * [.AB63]" office:value-type="float" office:value="0.994949959771165" calcext:value-type="float">
            <text:p>0.994949959771165</text:p>
          </table:table-cell>
          <table:table-cell table:style-name="ce2" table:formula="of:=[.Z62]+ COS([.AA63]) * [.AB63]" office:value-type="float" office:value="-11.2731700694511" calcext:value-type="float">
            <text:p>-11.2731700694511</text:p>
          </table:table-cell>
          <table:table-cell table:style-name="ce8" table:formula="of:=[.AA62] - 0.15708" office:value-type="float" office:value="1.48371" calcext:value-type="float">
            <text:p>1.48371</text:p>
          </table:table-cell>
          <table:table-cell table:style-name="ce2" table:formula="of:=[.AB62]" office:value-type="float" office:value="0.9" calcext:value-type="float">
            <text:p>0.9</text:p>
          </table:table-cell>
        </table:table-row>
        <table:table-row table:style-name="ro1">
          <table:table-cell table:formula="of:=[.A63] + SIN([.C64]) * [.D64]" office:value-type="float" office:value="-5.03225813267935" calcext:value-type="float">
            <text:p>-5.03225813267935</text:p>
          </table:table-cell>
          <table:table-cell table:formula="of:=[.B63]+ COS([.C64]) * [.D64]" office:value-type="float" office:value="3.08378043858213" calcext:value-type="float">
            <text:p>3.08378043858213</text:p>
          </table:table-cell>
          <table:table-cell table:formula="of:=[.C63] +0.0174533" office:value-type="float" office:value="5.79449459999998" calcext:value-type="float">
            <text:p>5.79449459999998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0"/>
          <table:table-cell table:style-name="ce2" table:formula="of:=[.Y63] + SIN([.AA64]) * [.AB64]" office:value-type="float" office:value="1.86825524024805" calcext:value-type="float">
            <text:p>1.86825524024805</text:p>
          </table:table-cell>
          <table:table-cell table:style-name="ce2" table:formula="of:=[.Z63]+ COS([.AA64]) * [.AB64]" office:value-type="float" office:value="-11.0555973526616" calcext:value-type="float">
            <text:p>-11.0555973526616</text:p>
          </table:table-cell>
          <table:table-cell table:style-name="ce8" table:formula="of:=[.AA63] - 0.15708" office:value-type="float" office:value="1.32663" calcext:value-type="float">
            <text:p>1.32663</text:p>
          </table:table-cell>
          <table:table-cell table:style-name="ce2" table:formula="of:=[.AB63]" office:value-type="float" office:value="0.9" calcext:value-type="float">
            <text:p>0.9</text:p>
          </table:table-cell>
        </table:table-row>
        <table:table-row table:style-name="ro1">
          <table:table-cell table:formula="of:=[.A64] + SIN([.C65]) * [.D65]" office:value-type="float" office:value="-5.07765704981676" calcext:value-type="float">
            <text:p>-5.07765704981676</text:p>
          </table:table-cell>
          <table:table-cell table:formula="of:=[.B64]+ COS([.C65]) * [.D65]" office:value-type="float" office:value="3.17288115868444" calcext:value-type="float">
            <text:p>3.17288115868444</text:p>
          </table:table-cell>
          <table:table-cell table:formula="of:=[.C64] +0.0174533" office:value-type="float" office:value="5.81194789999998" calcext:value-type="float">
            <text:p>5.81194789999998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0"/>
          <table:table-cell table:style-name="ce2" table:formula="of:=[.Y64] + SIN([.AA65]) * [.AB65]" office:value-type="float" office:value="2.69677268288036" calcext:value-type="float">
            <text:p>2.69677268288036</text:p>
          </table:table-cell>
          <table:table-cell table:style-name="ce2" table:formula="of:=[.Z64]+ COS([.AA65]) * [.AB65]" office:value-type="float" office:value="-10.7040879683572" calcext:value-type="float">
            <text:p>-10.7040879683572</text:p>
          </table:table-cell>
          <table:table-cell table:style-name="ce8" table:formula="of:=[.AA64] - 0.15708" office:value-type="float" office:value="1.16955" calcext:value-type="float">
            <text:p>1.16955</text:p>
          </table:table-cell>
          <table:table-cell table:style-name="ce2" table:formula="of:=[.AB64]" office:value-type="float" office:value="0.9" calcext:value-type="float">
            <text:p>0.9</text:p>
          </table:table-cell>
        </table:table-row>
        <table:table-row table:style-name="ro1">
          <table:table-cell table:formula="of:=[.A65] + SIN([.C66]) * [.D66]" office:value-type="float" office:value="-5.12149402982581" calcext:value-type="float">
            <text:p>-5.12149402982581</text:p>
          </table:table-cell>
          <table:table-cell table:formula="of:=[.B65]+ COS([.C66]) * [.D66]" office:value-type="float" office:value="3.26276062899711" calcext:value-type="float">
            <text:p>3.26276062899711</text:p>
          </table:table-cell>
          <table:table-cell table:formula="of:=[.C65] +0.0174533" office:value-type="float" office:value="5.82940119999998" calcext:value-type="float">
            <text:p>5.82940119999998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7"/>
          <table:table-cell table:formula="of:=[.A275]" office:value-type="float" office:value="5.76896603912976" calcext:value-type="float">
            <text:p>5.76896603912976</text:p>
          </table:table-cell>
          <table:table-cell table:formula="of:=[.B275]" office:value-type="float" office:value="5.37962581311244" calcext:value-type="float">
            <text:p>5.37962581311244</text:p>
          </table:table-cell>
          <table:table-cell table:number-columns-repeated="11"/>
          <table:table-cell table:style-name="ce2" table:formula="of:=[.Y65] + SIN([.AA66]) * [.AB66]" office:value-type="float" office:value="3.46010134332279" calcext:value-type="float">
            <text:p>3.46010134332279</text:p>
          </table:table-cell>
          <table:table-cell table:style-name="ce2" table:formula="of:=[.Z65]+ COS([.AA66]) * [.AB66]" office:value-type="float" office:value="-10.2272972845691" calcext:value-type="float">
            <text:p>-10.2272972845691</text:p>
          </table:table-cell>
          <table:table-cell table:style-name="ce8" table:formula="of:=[.AA65] - 0.15708" office:value-type="float" office:value="1.01247" calcext:value-type="float">
            <text:p>1.01247</text:p>
          </table:table-cell>
          <table:table-cell table:style-name="ce2" table:formula="of:=[.AB65]" office:value-type="float" office:value="0.9" calcext:value-type="float">
            <text:p>0.9</text:p>
          </table:table-cell>
        </table:table-row>
        <table:table-row table:style-name="ro1">
          <table:table-cell table:formula="of:=[.A66] + SIN([.C67]) * [.D67]" office:value-type="float" office:value="-5.16375571952629" calcext:value-type="float">
            <text:p>-5.16375571952629</text:p>
          </table:table-cell>
          <table:table-cell table:formula="of:=[.B66]+ COS([.C67]) * [.D67]" office:value-type="float" office:value="3.35339147133933" calcext:value-type="float">
            <text:p>3.35339147133933</text:p>
          </table:table-cell>
          <table:table-cell table:formula="of:=[.C66] +0.0174533" office:value-type="float" office:value="5.84685449999998" calcext:value-type="float">
            <text:p>5.84685449999998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20"/>
          <table:table-cell table:style-name="ce2" table:formula="of:=[.Y66] + SIN([.AA67]) * [.AB67]" office:value-type="float" office:value="4.13944544888839" calcext:value-type="float">
            <text:p>4.13944544888839</text:p>
          </table:table-cell>
          <table:table-cell table:style-name="ce2" table:formula="of:=[.Z66]+ COS([.AA67]) * [.AB67]" office:value-type="float" office:value="-9.63696552510388" calcext:value-type="float">
            <text:p>-9.63696552510388</text:p>
          </table:table-cell>
          <table:table-cell table:style-name="ce8" table:formula="of:=[.AA66] - 0.15708" office:value-type="float" office:value="0.85539" calcext:value-type="float">
            <text:p>0.85539</text:p>
          </table:table-cell>
          <table:table-cell table:style-name="ce2" table:formula="of:=[.AB66]" office:value-type="float" office:value="0.9" calcext:value-type="float">
            <text:p>0.9</text:p>
          </table:table-cell>
        </table:table-row>
        <table:table-row table:style-name="ro1">
          <table:table-cell table:formula="of:=[.A67] + SIN([.C68]) * [.D68]" office:value-type="float" office:value="-5.20442924558707" calcext:value-type="float">
            <text:p>-5.20442924558707</text:p>
          </table:table-cell>
          <table:table-cell table:formula="of:=[.B67]+ COS([.C68]) * [.D68]" office:value-type="float" office:value="3.44474607865491" calcext:value-type="float">
            <text:p>3.44474607865491</text:p>
          </table:table-cell>
          <table:table-cell table:formula="of:=[.C67] +0.0174533" office:value-type="float" office:value="5.86430779999998" calcext:value-type="float">
            <text:p>5.86430779999998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0"/>
          <table:table-cell table:style-name="ce2" table:formula="of:=[.Y67] + SIN([.AA68]) * [.AB68]" office:value-type="float" office:value="4.71807721501185" calcext:value-type="float">
            <text:p>4.71807721501185</text:p>
          </table:table-cell>
          <table:table-cell table:style-name="ce2" table:formula="of:=[.Z67]+ COS([.AA68]) * [.AB68]" office:value-type="float" office:value="-8.94762868492135" calcext:value-type="float">
            <text:p>-8.94762868492135</text:p>
          </table:table-cell>
          <table:table-cell table:style-name="ce8" table:formula="of:=[.AA67] - 0.15708" office:value-type="float" office:value="0.69831" calcext:value-type="float">
            <text:p>0.69831</text:p>
          </table:table-cell>
          <table:table-cell table:style-name="ce2" table:formula="of:=[.AB67]" office:value-type="float" office:value="0.9" calcext:value-type="float">
            <text:p>0.9</text:p>
          </table:table-cell>
        </table:table-row>
        <table:table-row table:style-name="ro1">
          <table:table-cell table:formula="of:=[.A68] + SIN([.C69]) * [.D69]" office:value-type="float" office:value="-5.2435022184475" calcext:value-type="float">
            <text:p>-5.2435022184475</text:p>
          </table:table-cell>
          <table:table-cell table:formula="of:=[.B68]+ COS([.C69]) * [.D69]" office:value-type="float" office:value="3.53679662342162" calcext:value-type="float">
            <text:p>3.53679662342162</text:p>
          </table:table-cell>
          <table:table-cell table:formula="of:=[.C68] +0.0174533" office:value-type="float" office:value="5.88176109999998" calcext:value-type="float">
            <text:p>5.88176109999998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0"/>
          <table:table-cell table:style-name="ce2" table:formula="of:=[.Y68] + SIN([.AA69]) * [.AB69]" office:value-type="float" office:value="5.18174874074419" calcext:value-type="float">
            <text:p>5.18174874074419</text:p>
          </table:table-cell>
          <table:table-cell table:style-name="ce2" table:formula="of:=[.Z68]+ COS([.AA69]) * [.AB69]" office:value-type="float" office:value="-8.17626060402544" calcext:value-type="float">
            <text:p>-8.17626060402544</text:p>
          </table:table-cell>
          <table:table-cell table:style-name="ce8" table:formula="of:=[.AA68] - 0.15708" office:value-type="float" office:value="0.54123" calcext:value-type="float">
            <text:p>0.54123</text:p>
          </table:table-cell>
          <table:table-cell table:style-name="ce2" table:formula="of:=[.AB68]" office:value-type="float" office:value="0.9" calcext:value-type="float">
            <text:p>0.9</text:p>
          </table:table-cell>
        </table:table-row>
        <table:table-row table:style-name="ro1">
          <table:table-cell table:formula="of:=[.A69] + SIN([.C70]) * [.D70]" office:value-type="float" office:value="-5.28096273609133" calcext:value-type="float">
            <text:p>-5.28096273609133</text:p>
          </table:table-cell>
          <table:table-cell table:formula="of:=[.B69]+ COS([.C70]) * [.D70]" office:value-type="float" office:value="3.62951506612778" calcext:value-type="float">
            <text:p>3.62951506612778</text:p>
          </table:table-cell>
          <table:table-cell table:formula="of:=[.C69] +0.0174533" office:value-type="float" office:value="5.89921439999998" calcext:value-type="float">
            <text:p>5.89921439999998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0"/>
          <table:table-cell table:style-name="ce2" table:formula="of:=[.Y69] + SIN([.AA70]) * [.AB70]" office:value-type="float" office:value="5.51904284099767" calcext:value-type="float">
            <text:p>5.51904284099767</text:p>
          </table:table-cell>
          <table:table-cell table:style-name="ce2" table:formula="of:=[.Z69]+ COS([.AA70]) * [.AB70]" office:value-type="float" office:value="-7.34185501323988" calcext:value-type="float">
            <text:p>-7.34185501323988</text:p>
          </table:table-cell>
          <table:table-cell table:style-name="ce8" table:formula="of:=[.AA69] - 0.15708" office:value-type="float" office:value="0.38415" calcext:value-type="float">
            <text:p>0.38415</text:p>
          </table:table-cell>
          <table:table-cell table:style-name="ce2" table:formula="of:=[.AB69]" office:value-type="float" office:value="0.9" calcext:value-type="float">
            <text:p>0.9</text:p>
          </table:table-cell>
        </table:table-row>
        <table:table-row table:style-name="ro1">
          <table:table-cell table:formula="of:=[.A70] + SIN([.C71]) * [.D71]" office:value-type="float" office:value="-5.31679938767221" calcext:value-type="float">
            <text:p>-5.31679938767221</text:p>
          </table:table-cell>
          <table:table-cell table:formula="of:=[.B70]+ COS([.C71]) * [.D71]" office:value-type="float" office:value="3.72287316381336" calcext:value-type="float">
            <text:p>3.72287316381336</text:p>
          </table:table-cell>
          <table:table-cell table:formula="of:=[.C70] +0.0174533" office:value-type="float" office:value="5.91666769999998" calcext:value-type="float">
            <text:p>5.91666769999998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0"/>
          <table:table-cell table:style-name="ce2" table:formula="of:=[.Y70] + SIN([.AA71]) * [.AB71]" office:value-type="float" office:value="5.72165417684613" calcext:value-type="float">
            <text:p>5.72165417684613</text:p>
          </table:table-cell>
          <table:table-cell table:style-name="ce2" table:formula="of:=[.Z70]+ COS([.AA71]) * [.AB71]" office:value-type="float" office:value="-6.46495784333585" calcext:value-type="float">
            <text:p>-6.46495784333585</text:p>
          </table:table-cell>
          <table:table-cell table:style-name="ce8" table:formula="of:=[.AA70] - 0.15708" office:value-type="float" office:value="0.22707" calcext:value-type="float">
            <text:p>0.22707</text:p>
          </table:table-cell>
          <table:table-cell table:style-name="ce2" table:formula="of:=[.AB70]" office:value-type="float" office:value="0.9" calcext:value-type="float">
            <text:p>0.9</text:p>
          </table:table-cell>
        </table:table-row>
        <table:table-row table:style-name="ro1">
          <table:table-cell table:formula="of:=[.A71] + SIN([.C72]) * [.D72]" office:value-type="float" office:value="-5.35100125698956" calcext:value-type="float">
            <text:p>-5.35100125698956</text:p>
          </table:table-cell>
          <table:table-cell table:formula="of:=[.B71]+ COS([.C72]) * [.D72]" office:value-type="float" office:value="3.81684247867305" calcext:value-type="float">
            <text:p>3.81684247867305</text:p>
          </table:table-cell>
          <table:table-cell table:formula="of:=[.C71] +0.0174533" office:value-type="float" office:value="5.93412099999998" calcext:value-type="float">
            <text:p>5.93412099999998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0"/>
          <table:table-cell table:style-name="ce2" table:formula="of:=[.Y71] + SIN([.AA72]) * [.AB72]" office:value-type="float" office:value="5.78459376148776" calcext:value-type="float">
            <text:p>5.78459376148776</text:p>
          </table:table-cell>
          <table:table-cell table:style-name="ce2" table:formula="of:=[.Z71]+ COS([.AA72]) * [.AB72]" office:value-type="float" office:value="-5.56716131366716" calcext:value-type="float">
            <text:p>-5.56716131366716</text:p>
          </table:table-cell>
          <table:table-cell table:style-name="ce8" table:formula="of:=[.AA71] - 0.15708" office:value-type="float" office:value="0.0699899999999995" calcext:value-type="float">
            <text:p>0.06999</text:p>
          </table:table-cell>
          <table:table-cell table:style-name="ce2" table:formula="of:=[.AB71]" office:value-type="float" office:value="0.9" calcext:value-type="float">
            <text:p>0.9</text:p>
          </table:table-cell>
        </table:table-row>
        <table:table-row table:style-name="ro1">
          <table:table-cell table:formula="of:=[.A72] + SIN([.C73]) * [.D73]" office:value-type="float" office:value="-5.38355792581374" calcext:value-type="float">
            <text:p>-5.38355792581374</text:p>
          </table:table-cell>
          <table:table-cell table:formula="of:=[.B72]+ COS([.C73]) * [.D73]" office:value-type="float" office:value="3.9113943867187" calcext:value-type="float">
            <text:p>3.9113943867187</text:p>
          </table:table-cell>
          <table:table-cell table:formula="of:=[.C72] +0.0174533" office:value-type="float" office:value="5.95157429999998" calcext:value-type="float">
            <text:p>5.95157429999998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0"/>
          <table:table-cell table:style-name="ce2" table:formula="of:=[.Y72] + SIN([.AA73]) * [.AB73]" office:value-type="float" office:value="5.70631180623095" calcext:value-type="float">
            <text:p>5.70631180623095</text:p>
          </table:table-cell>
          <table:table-cell table:style-name="ce2" table:formula="of:=[.Z72]+ COS([.AA73]) * [.AB73]" office:value-type="float" office:value="-4.67057225758786" calcext:value-type="float">
            <text:p>-4.67057225758786</text:p>
          </table:table-cell>
          <table:table-cell table:style-name="ce8" table:formula="of:=[.AA72] - 0.15708" office:value-type="float" office:value="-0.0870900000000005" calcext:value-type="float">
            <text:p>-0.087090000000001</text:p>
          </table:table-cell>
          <table:table-cell table:style-name="ce2" table:formula="of:=[.AB72]" office:value-type="float" office:value="0.9" calcext:value-type="float">
            <text:p>0.9</text:p>
          </table:table-cell>
        </table:table-row>
        <table:table-row table:style-name="ro1">
          <table:table-cell table:formula="of:=[.A73] + SIN([.C74]) * [.D74]" office:value-type="float" office:value="-5.41445947705953" calcext:value-type="float">
            <text:p>-5.41445947705953</text:p>
          </table:table-cell>
          <table:table-cell table:formula="of:=[.B73]+ COS([.C74]) * [.D74]" office:value-type="float" office:value="4.00650008649849" calcext:value-type="float">
            <text:p>4.00650008649849</text:p>
          </table:table-cell>
          <table:table-cell table:formula="of:=[.C73] +0.0174533" office:value-type="float" office:value="5.96902759999998" calcext:value-type="float">
            <text:p>5.96902759999998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0"/>
          <table:table-cell table:style-name="ce2" table:formula="of:=[.Y73] + SIN([.AA74]) * [.AB74]" office:value-type="float" office:value="5.48873588161345" calcext:value-type="float">
            <text:p>5.48873588161345</text:p>
          </table:table-cell>
          <table:table-cell table:style-name="ce2" table:formula="of:=[.Z73]+ COS([.AA74]) * [.AB74]" office:value-type="float" office:value="-3.79726777630608" calcext:value-type="float">
            <text:p>-3.79726777630608</text:p>
          </table:table-cell>
          <table:table-cell table:style-name="ce8" table:formula="of:=[.AA73] - 0.15708" office:value-type="float" office:value="-0.244170000000001" calcext:value-type="float">
            <text:p>-0.244170000000001</text:p>
          </table:table-cell>
          <table:table-cell table:style-name="ce2" table:formula="of:=[.AB73]" office:value-type="float" office:value="0.9" calcext:value-type="float">
            <text:p>0.9</text:p>
          </table:table-cell>
        </table:table-row>
        <table:table-row table:style-name="ro1">
          <table:table-cell table:formula="of:=[.A74] + SIN([.C75]) * [.D75]" office:value-type="float" office:value="-5.44369649780702" calcext:value-type="float">
            <text:p>-5.44369649780702</text:p>
          </table:table-cell>
          <table:table-cell table:formula="of:=[.B74]+ COS([.C75]) * [.D75]" office:value-type="float" office:value="4.10213060787013" calcext:value-type="float">
            <text:p>4.10213060787013</text:p>
          </table:table-cell>
          <table:table-cell table:formula="of:=[.C74] +0.0174533" office:value-type="float" office:value="5.98648089999998" calcext:value-type="float">
            <text:p>5.98648089999998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0"/>
          <table:table-cell table:style-name="ce2" table:formula="of:=[.Y74] + SIN([.AA75]) * [.AB75]" office:value-type="float" office:value="5.13722345399699" calcext:value-type="float">
            <text:p>5.13722345399699</text:p>
          </table:table-cell>
          <table:table-cell table:style-name="ce2" table:formula="of:=[.Z74]+ COS([.AA75]) * [.AB75]" office:value-type="float" office:value="-2.96875162484542" calcext:value-type="float">
            <text:p>-2.96875162484542</text:p>
          </table:table-cell>
          <table:table-cell table:style-name="ce8" table:formula="of:=[.AA74] - 0.15708" office:value-type="float" office:value="-0.401250000000001" calcext:value-type="float">
            <text:p>-0.401250000000001</text:p>
          </table:table-cell>
          <table:table-cell table:style-name="ce2" table:formula="of:=[.AB74]" office:value-type="float" office:value="0.9" calcext:value-type="float">
            <text:p>0.9</text:p>
          </table:table-cell>
        </table:table-row>
        <table:table-row table:style-name="ro1">
          <table:table-cell table:formula="of:=[.A75] + SIN([.C76]) * [.D76]" office:value-type="float" office:value="-5.47126008216881" calcext:value-type="float">
            <text:p>-5.47126008216881</text:p>
          </table:table-cell>
          <table:table-cell table:formula="of:=[.B75]+ COS([.C76]) * [.D76]" office:value-type="float" office:value="4.19825682082544" calcext:value-type="float">
            <text:p>4.19825682082544</text:p>
          </table:table-cell>
          <table:table-cell table:formula="of:=[.C75] +0.0174533" office:value-type="float" office:value="6.00393419999998" calcext:value-type="float">
            <text:p>6.00393419999998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0"/>
          <table:table-cell table:style-name="ce2" table:formula="of:=[.Y75] + SIN([.AA76]) * [.AB76]" office:value-type="float" office:value="4.66042996634932" calcext:value-type="float">
            <text:p>4.66042996634932</text:p>
          </table:table-cell>
          <table:table-cell table:style-name="ce2" table:formula="of:=[.Z75]+ COS([.AA76]) * [.AB76]" office:value-type="float" office:value="-2.20542471575812" calcext:value-type="float">
            <text:p>-2.20542471575812</text:p>
          </table:table-cell>
          <table:table-cell table:style-name="ce8" table:formula="of:=[.AA75] - 0.15708" office:value-type="float" office:value="-0.558330000000001" calcext:value-type="float">
            <text:p>-0.558330000000001</text:p>
          </table:table-cell>
          <table:table-cell table:style-name="ce2" table:formula="of:=[.AB75]" office:value-type="float" office:value="0.9" calcext:value-type="float">
            <text:p>0.9</text:p>
          </table:table-cell>
        </table:table-row>
        <table:table-row table:style-name="ro1">
          <table:table-cell table:formula="of:=[.A76] + SIN([.C77]) * [.D77]" office:value-type="float" office:value="-5.49714183400291" calcext:value-type="float">
            <text:p>-5.49714183400291</text:p>
          </table:table-cell>
          <table:table-cell table:formula="of:=[.B76]+ COS([.C77]) * [.D77]" office:value-type="float" office:value="4.29484944436367" calcext:value-type="float">
            <text:p>4.29484944436367</text:p>
          </table:table-cell>
          <table:table-cell table:formula="of:=[.C76] +0.0174533" office:value-type="float" office:value="6.02138749999998" calcext:value-type="float">
            <text:p>6.02138749999998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0"/>
          <table:table-cell table:style-name="ce2" table:formula="of:=[.Y76] + SIN([.AA77]) * [.AB77]" office:value-type="float" office:value="4.07009571151787" calcext:value-type="float">
            <text:p>4.07009571151787</text:p>
          </table:table-cell>
          <table:table-cell table:style-name="ce2" table:formula="of:=[.Z76]+ COS([.AA77]) * [.AB77]" office:value-type="float" office:value="-1.52608277860673" calcext:value-type="float">
            <text:p>-1.52608277860673</text:p>
          </table:table-cell>
          <table:table-cell table:style-name="ce8" table:formula="of:=[.AA76] - 0.15708" office:value-type="float" office:value="-0.715410000000001" calcext:value-type="float">
            <text:p>-0.715410000000001</text:p>
          </table:table-cell>
          <table:table-cell table:style-name="ce2" table:formula="of:=[.AB76]" office:value-type="float" office:value="0.9" calcext:value-type="float">
            <text:p>0.9</text:p>
          </table:table-cell>
        </table:table-row>
        <table:table-row table:style-name="ro1">
          <table:table-cell table:formula="of:=[.A77] + SIN([.C78]) * [.D78]" office:value-type="float" office:value="-5.52133386947022" calcext:value-type="float">
            <text:p>-5.52133386947022</text:p>
          </table:table-cell>
          <table:table-cell table:formula="of:=[.B77]+ COS([.C78]) * [.D78]" office:value-type="float" office:value="4.39187905541075" calcext:value-type="float">
            <text:p>4.39187905541075</text:p>
          </table:table-cell>
          <table:table-cell table:formula="of:=[.C77] +0.0174533" office:value-type="float" office:value="6.03884079999998" calcext:value-type="float">
            <text:p>6.03884079999998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0"/>
          <table:table-cell table:style-name="ce2" table:formula="of:=[.Y77] + SIN([.AA78]) * [.AB78]" office:value-type="float" office:value="3.38075674590683" calcext:value-type="float">
            <text:p>3.38075674590683</text:p>
          </table:table-cell>
          <table:table-cell table:style-name="ce2" table:formula="of:=[.Z77]+ COS([.AA78]) * [.AB78]" office:value-type="float" office:value="-0.947453544562777" calcext:value-type="float">
            <text:p>-0.947453544562777</text:p>
          </table:table-cell>
          <table:table-cell table:style-name="ce8" table:formula="of:=[.AA77] - 0.15708" office:value-type="float" office:value="-0.872490000000001" calcext:value-type="float">
            <text:p>-0.872490000000001</text:p>
          </table:table-cell>
          <table:table-cell table:style-name="ce2" table:formula="of:=[.AB77]" office:value-type="float" office:value="0.9" calcext:value-type="float">
            <text:p>0.9</text:p>
          </table:table-cell>
        </table:table-row>
        <table:table-row table:style-name="ro1">
          <table:table-cell table:formula="of:=[.A78] + SIN([.C79]) * [.D79]" office:value-type="float" office:value="-5.54382881943607" calcext:value-type="float">
            <text:p>-5.54382881943607</text:p>
          </table:table-cell>
          <table:table-cell table:formula="of:=[.B78]+ COS([.C79]) * [.D79]" office:value-type="float" office:value="4.48931609778189" calcext:value-type="float">
            <text:p>4.48931609778189</text:p>
          </table:table-cell>
          <table:table-cell table:formula="of:=[.C78] +0.0174533" office:value-type="float" office:value="6.05629409999998" calcext:value-type="float">
            <text:p>6.05629409999998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0"/>
          <table:table-cell table:style-name="ce2" table:formula="of:=[.Y78] + SIN([.AA79]) * [.AB79]" office:value-type="float" office:value="2.60938696185551" calcext:value-type="float">
            <text:p>2.60938696185551</text:p>
          </table:table-cell>
          <table:table-cell table:style-name="ce2" table:formula="of:=[.Z78]+ COS([.AA79]) * [.AB79]" office:value-type="float" office:value="-0.483784852226727" calcext:value-type="float">
            <text:p>-0.483784852226727</text:p>
          </table:table-cell>
          <table:table-cell table:style-name="ce8" table:formula="of:=[.AA78] - 0.15708" office:value-type="float" office:value="-1.02957" calcext:value-type="float">
            <text:p>-1.02957</text:p>
          </table:table-cell>
          <table:table-cell table:style-name="ce2" table:formula="of:=[.AB78]" office:value-type="float" office:value="0.9" calcext:value-type="float">
            <text:p>0.9</text:p>
          </table:table-cell>
        </table:table-row>
        <table:table-row table:style-name="ro1">
          <table:table-cell table:formula="of:=[.A79] + SIN([.C80]) * [.D80]" office:value-type="float" office:value="-5.56461983171492" calcext:value-type="float">
            <text:p>-5.56461983171492</text:p>
          </table:table-cell>
          <table:table-cell table:formula="of:=[.B79]+ COS([.C80]) * [.D80]" office:value-type="float" office:value="4.58713089118463" calcext:value-type="float">
            <text:p>4.58713089118463</text:p>
          </table:table-cell>
          <table:table-cell table:formula="of:=[.C79] +0.0174533" office:value-type="float" office:value="6.07374739999997" calcext:value-type="float">
            <text:p>6.07374739999997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0"/>
          <table:table-cell table:style-name="ce2" table:formula="of:=[.Y79] + SIN([.AA80]) * [.AB80]" office:value-type="float" office:value="1.77498013212517" calcext:value-type="float">
            <text:p>1.77498013212517</text:p>
          </table:table-cell>
          <table:table-cell table:style-name="ce2" table:formula="of:=[.Z79]+ COS([.AA80]) * [.AB80]" office:value-type="float" office:value="-0.146493816918402" calcext:value-type="float">
            <text:p>-0.146493816918402</text:p>
          </table:table-cell>
          <table:table-cell table:style-name="ce8" table:formula="of:=[.AA79] - 0.15708" office:value-type="float" office:value="-1.18665" calcext:value-type="float">
            <text:p>-1.18665</text:p>
          </table:table-cell>
          <table:table-cell table:style-name="ce2" table:formula="of:=[.AB79]" office:value-type="float" office:value="0.9" calcext:value-type="float">
            <text:p>0.9</text:p>
          </table:table-cell>
        </table:table-row>
        <table:table-row table:style-name="ro1">
          <table:table-cell table:formula="of:=[.A80] + SIN([.C81]) * [.D81]" office:value-type="float" office:value="-5.58370057315759" calcext:value-type="float">
            <text:p>-5.58370057315759</text:p>
          </table:table-cell>
          <table:table-cell table:formula="of:=[.B80]+ COS([.C81]) * [.D81]" office:value-type="float" office:value="4.68529364025981" calcext:value-type="float">
            <text:p>4.68529364025981</text:p>
          </table:table-cell>
          <table:table-cell table:formula="of:=[.C80] +0.0174533" office:value-type="float" office:value="6.09120069999997" calcext:value-type="float">
            <text:p>6.09120069999997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0"/>
          <table:table-cell table:style-name="ce2" table:formula="of:=[.Y80] + SIN([.AA81]) * [.AB81]" office:value-type="float" office:value="0.898082217994057" calcext:value-type="float">
            <text:p>0.898082217994057</text:p>
          </table:table-cell>
          <table:table-cell table:style-name="ce2" table:formula="of:=[.Z80]+ COS([.AA81]) * [.AB81]" office:value-type="float" office:value="0.0561142979055358" calcext:value-type="float">
            <text:p>0.056114297905536</text:p>
          </table:table-cell>
          <table:table-cell table:style-name="ce8" table:formula="of:=[.AA80] - 0.15708" office:value-type="float" office:value="-1.34373" calcext:value-type="float">
            <text:p>-1.34373</text:p>
          </table:table-cell>
          <table:table-cell table:style-name="ce2" table:formula="of:=[.AB80]" office:value-type="float" office:value="0.9" calcext:value-type="float">
            <text:p>0.9</text:p>
          </table:table-cell>
        </table:table-row>
        <table:table-row table:style-name="ro1">
          <table:table-cell table:formula="of:=[.A81] + SIN([.C82]) * [.D82]" office:value-type="float" office:value="-5.60106523158041" calcext:value-type="float">
            <text:p>-5.60106523158041</text:p>
          </table:table-cell>
          <table:table-cell table:formula="of:=[.B81]+ COS([.C82]) * [.D82]" office:value-type="float" office:value="4.78377444365752" calcext:value-type="float">
            <text:p>4.78377444365752</text:p>
          </table:table-cell>
          <table:table-cell table:formula="of:=[.C81] +0.0174533" office:value-type="float" office:value="6.10865399999997" calcext:value-type="float">
            <text:p>6.10865399999997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0"/>
          <table:table-cell table:style-name="ce2" table:formula="of:=[.Y81] + SIN([.AA82]) * [.AB82]" office:value-type="float" office:value="0.000285457141422363" calcext:value-type="float">
            <text:p>0.000285457141422</text:p>
          </table:table-cell>
          <table:table-cell table:style-name="ce2" table:formula="of:=[.Z81]+ COS([.AA82]) * [.AB82]" office:value-type="float" office:value="0.119050584755946" calcext:value-type="float">
            <text:p>0.119050584755946</text:p>
          </table:table-cell>
          <table:table-cell table:style-name="ce8" table:formula="of:=[.AA81] - 0.15708" office:value-type="float" office:value="-1.50081" calcext:value-type="float">
            <text:p>-1.50081</text:p>
          </table:table-cell>
          <table:table-cell table:style-name="ce2" table:formula="of:=[.AB81]" office:value-type="float" office:value="0.9" calcext:value-type="float">
            <text:p>0.9</text:p>
          </table:table-cell>
        </table:table-row>
        <table:table-row table:style-name="ro1">
          <table:table-cell table:formula="of:=[.A82] + SIN([.C83]) * [.D83]" office:value-type="float" office:value="-5.61670851753568" calcext:value-type="float">
            <text:p>-5.61670851753568</text:p>
          </table:table-cell>
          <table:table-cell table:formula="of:=[.B82]+ COS([.C83]) * [.D83]" office:value-type="float" office:value="4.88254330314533" calcext:value-type="float">
            <text:p>4.88254330314533</text:p>
          </table:table-cell>
          <table:table-cell table:formula="of:=[.C82] +0.0174533" office:value-type="float" office:value="6.12610729999997" calcext:value-type="float">
            <text:p>6.12610729999997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3] + SIN([.C84]) * [.D84]" office:value-type="float" office:value="-5.63062566592288" calcext:value-type="float">
            <text:p>-5.63062566592288</text:p>
          </table:table-cell>
          <table:table-cell table:formula="of:=[.B83]+ COS([.C84]) * [.D84]" office:value-type="float" office:value="4.98157013274604" calcext:value-type="float">
            <text:p>4.98157013274604</text:p>
          </table:table-cell>
          <table:table-cell table:formula="of:=[.C83] +0.0174533" office:value-type="float" office:value="6.14356059999997" calcext:value-type="float">
            <text:p>6.14356059999997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4] + SIN([.C85]) * [.D85]" office:value-type="float" office:value="-5.64281243744016" calcext:value-type="float">
            <text:p>-5.64281243744016</text:p>
          </table:table-cell>
          <table:table-cell table:formula="of:=[.B84]+ COS([.C85]) * [.D85]" office:value-type="float" office:value="5.08082476790222" calcext:value-type="float">
            <text:p>5.08082476790222</text:p>
          </table:table-cell>
          <table:table-cell table:formula="of:=[.C84] +0.0174533" office:value-type="float" office:value="6.16101389999997" calcext:value-type="float">
            <text:p>6.16101389999997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5] + SIN([.C86]) * [.D86]" office:value-type="float" office:value="-5.65326511987566" calcext:value-type="float">
            <text:p>-5.65326511987566</text:p>
          </table:table-cell>
          <table:table-cell table:formula="of:=[.B85]+ COS([.C86]) * [.D86]" office:value-type="float" office:value="5.18027697466457" calcext:value-type="float">
            <text:p>5.18027697466457</text:p>
          </table:table-cell>
          <table:table-cell table:formula="of:=[.C85] +0.0174533" office:value-type="float" office:value="6.17846719999997" calcext:value-type="float">
            <text:p>6.17846719999997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6] + SIN([.C87]) * [.D87]" office:value-type="float" office:value="-5.66198052923834" calcext:value-type="float">
            <text:p>-5.66198052923834</text:p>
          </table:table-cell>
          <table:table-cell table:formula="of:=[.B86]+ COS([.C87]) * [.D87]" office:value-type="float" office:value="5.27989645890155" calcext:value-type="float">
            <text:p>5.27989645890155</text:p>
          </table:table-cell>
          <table:table-cell table:formula="of:=[.C86] +0.0174533" office:value-type="float" office:value="6.19592049999997" calcext:value-type="float">
            <text:p>6.19592049999997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7] + SIN([.C88]) * [.D88]" office:value-type="float" office:value="-5.6689560107278" calcext:value-type="float">
            <text:p>-5.6689560107278</text:p>
          </table:table-cell>
          <table:table-cell table:formula="of:=[.B87]+ COS([.C88]) * [.D88]" office:value-type="float" office:value="5.3796528755272" calcext:value-type="float">
            <text:p>5.3796528755272</text:p>
          </table:table-cell>
          <table:table-cell table:formula="of:=[.C87] +0.0174533" office:value-type="float" office:value="6.21337379999997" calcext:value-type="float">
            <text:p>6.21337379999997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8] + SIN([.C89]) * [.D89]" office:value-type="float" office:value="-5.67418943954299" calcext:value-type="float">
            <text:p>-5.67418943954299</text:p>
          </table:table-cell>
          <table:table-cell table:formula="of:=[.B88]+ COS([.C89]) * [.D89]" office:value-type="float" office:value="5.47951583774461" calcext:value-type="float">
            <text:p>5.47951583774461</text:p>
          </table:table-cell>
          <table:table-cell table:formula="of:=[.C88] +0.0174533" office:value-type="float" office:value="6.23082709999997" calcext:value-type="float">
            <text:p>6.23082709999997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9] + SIN([.C90]) * [.D90]" office:value-type="float" office:value="-5.67767922152942" calcext:value-type="float">
            <text:p>-5.67767922152942</text:p>
          </table:table-cell>
          <table:table-cell table:formula="of:=[.B89]+ COS([.C90]) * [.D90]" office:value-type="float" office:value="5.57945492630203" calcext:value-type="float">
            <text:p>5.57945492630203</text:p>
          </table:table-cell>
          <table:table-cell table:formula="of:=[.C89] +0.0174533" office:value-type="float" office:value="6.24828039999997" calcext:value-type="float">
            <text:p>6.24828039999997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0] + SIN([.C91]) * [.D91]" office:value-type="float" office:value="-5.67942429366478" calcext:value-type="float">
            <text:p>-5.67942429366478</text:p>
          </table:table-cell>
          <table:table-cell table:formula="of:=[.B90]+ COS([.C91]) * [.D91]" office:value-type="float" office:value="5.67943969875885" calcext:value-type="float">
            <text:p>5.67943969875885</text:p>
          </table:table-cell>
          <table:table-cell table:formula="of:=[.C90] +0.0174533" office:value-type="float" office:value="6.26573369999997" calcext:value-type="float">
            <text:p>6.26573369999997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1] + SIN([.C92]) * [.D92]" office:value-type="float" office:value="-5.67942412438274" calcext:value-type="float">
            <text:p>-5.67942412438274</text:p>
          </table:table-cell>
          <table:table-cell table:formula="of:=[.B91]+ COS([.C92]) * [.D92]" office:value-type="float" office:value="5.7794396987587" calcext:value-type="float">
            <text:p>5.7794396987587</text:p>
          </table:table-cell>
          <table:table-cell table:formula="of:=[.C91] +0.0174533" office:value-type="float" office:value="6.28318699999997" calcext:value-type="float">
            <text:p>6.28318699999997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2] + SIN([.C93]) * [.D93]" office:value-type="float" office:value="-5.67767871373487" calcext:value-type="float">
            <text:p>-5.67767871373487</text:p>
          </table:table-cell>
          <table:table-cell table:formula="of:=[.B92]+ COS([.C93]) * [.D93]" office:value-type="float" office:value="5.87942446530677" calcext:value-type="float">
            <text:p>5.87942446530677</text:p>
          </table:table-cell>
          <table:table-cell table:formula="of:=[.C92] +0.0174533" office:value-type="float" office:value="6.30064029999997" calcext:value-type="float">
            <text:p>6.30064029999997</text:p>
          </table:table-cell>
          <table:table-cell table:formula="of:=[.D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3] + SIN([.C94]) * [.D94]" office:value-type="float" office:value="-5.67418859339061" calcext:value-type="float">
            <text:p>-5.67418859339061</text:p>
          </table:table-cell>
          <table:table-cell table:formula="of:=[.B93]+ COS([.C94]) * [.D94]" office:value-type="float" office:value="5.97936354204846" calcext:value-type="float">
            <text:p>5.97936354204846</text:p>
          </table:table-cell>
          <table:table-cell table:formula="of:=[.C93] +0.0174533" office:value-type="float" office:value="6.31809359999997" calcext:value-type="float">
            <text:p>6.31809359999997</text:p>
          </table:table-cell>
          <table:table-cell table:formula="of:=[.D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4] + SIN([.C95]) * [.D95]" office:value-type="float" office:value="-5.66895482647534" calcext:value-type="float">
            <text:p>-5.66895482647534</text:p>
          </table:table-cell>
          <table:table-cell table:formula="of:=[.B94]+ COS([.C95]) * [.D95]" office:value-type="float" office:value="6.07922648654679" calcext:value-type="float">
            <text:p>6.07922648654679</text:p>
          </table:table-cell>
          <table:table-cell table:formula="of:=[.C94] +0.0174533" office:value-type="float" office:value="6.33554689999997" calcext:value-type="float">
            <text:p>6.33554689999997</text:p>
          </table:table-cell>
          <table:table-cell table:formula="of:=[.D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5] + SIN([.C96]) * [.D96]" office:value-type="float" office:value="-5.66197900724652" calcext:value-type="float">
            <text:p>-5.66197900724652</text:p>
          </table:table-cell>
          <table:table-cell table:formula="of:=[.B95]+ COS([.C96]) * [.D96]" office:value-type="float" office:value="6.1789828795554" calcext:value-type="float">
            <text:p>6.1789828795554</text:p>
          </table:table-cell>
          <table:table-cell table:formula="of:=[.C95] +0.0174533" office:value-type="float" office:value="6.35300019999997" calcext:value-type="float">
            <text:p>6.35300019999997</text:p>
          </table:table-cell>
          <table:table-cell table:formula="of:=[.D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6] + SIN([.C97]) * [.D97]" office:value-type="float" office:value="-5.65326326060811" calcext:value-type="float">
            <text:p>-5.65326326060811</text:p>
          </table:table-cell>
          <table:table-cell table:formula="of:=[.B96]+ COS([.C97]) * [.D97]" office:value-type="float" office:value="6.27860233428455" calcext:value-type="float">
            <text:p>6.27860233428455</text:p>
          </table:table-cell>
          <table:table-cell table:formula="of:=[.C96] +0.0174533" office:value-type="float" office:value="6.37045349999997" calcext:value-type="float">
            <text:p>6.37045349999997</text:p>
          </table:table-cell>
          <table:table-cell table:formula="of:=[.D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7] + SIN([.C98]) * [.D98]" office:value-type="float" office:value="-5.64281024146321" calcext:value-type="float">
            <text:p>-5.64281024146321</text:p>
          </table:table-cell>
          <table:table-cell table:formula="of:=[.B97]+ COS([.C98]) * [.D98]" office:value-type="float" office:value="6.37805450565731" calcext:value-type="float">
            <text:p>6.37805450565731</text:p>
          </table:table-cell>
          <table:table-cell table:formula="of:=[.C97] +0.0174533" office:value-type="float" office:value="6.38790679999997" calcext:value-type="float">
            <text:p>6.38790679999997</text:p>
          </table:table-cell>
          <table:table-cell table:formula="of:=[.D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8] + SIN([.C99]) * [.D99]" office:value-type="float" office:value="-5.63062313390547" calcext:value-type="float">
            <text:p>-5.63062313390547</text:p>
          </table:table-cell>
          <table:table-cell table:formula="of:=[.B98]+ COS([.C99]) * [.D99]" office:value-type="float" office:value="6.47730909955289" calcext:value-type="float">
            <text:p>6.47730909955289</text:p>
          </table:table-cell>
          <table:table-cell table:formula="of:=[.C98] +0.0174533" office:value-type="float" office:value="6.40536009999997" calcext:value-type="float">
            <text:p>6.40536009999997</text:p>
          </table:table-cell>
          <table:table-cell table:formula="of:=[.D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9] + SIN([.C100]) * [.D100]" office:value-type="float" office:value="-5.61670565024908" calcext:value-type="float">
            <text:p>-5.61670565024908</text:p>
          </table:table-cell>
          <table:table-cell table:formula="of:=[.B99]+ COS([.C100]) * [.D100]" office:value-type="float" office:value="6.57633588203457" calcext:value-type="float">
            <text:p>6.57633588203457</text:p>
          </table:table-cell>
          <table:table-cell table:formula="of:=[.C99] +0.0174533" office:value-type="float" office:value="6.42281339999997" calcext:value-type="float">
            <text:p>6.42281339999997</text:p>
          </table:table-cell>
          <table:table-cell table:formula="of:=[.D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0] + SIN([.C101]) * [.D101]" office:value-type="float" office:value="-5.60106202989802" calcext:value-type="float">
            <text:p>-5.60106202989802</text:p>
          </table:table-cell>
          <table:table-cell table:formula="of:=[.B100]+ COS([.C101]) * [.D101]" office:value-type="float" office:value="6.67510468855926" calcext:value-type="float">
            <text:p>6.67510468855926</text:p>
          </table:table-cell>
          <table:table-cell table:formula="of:=[.C100] +0.0174533" office:value-type="float" office:value="6.44026669999997" calcext:value-type="float">
            <text:p>6.44026669999997</text:p>
          </table:table-cell>
          <table:table-cell table:formula="of:=[.D1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1] + SIN([.C102]) * [.D102]" office:value-type="float" office:value="-5.58369703805467" calcext:value-type="float">
            <text:p>-5.58369703805467</text:p>
          </table:table-cell>
          <table:table-cell table:formula="of:=[.B101]+ COS([.C102]) * [.D102]" office:value-type="float" office:value="6.77358543316591" calcext:value-type="float">
            <text:p>6.77358543316591</text:p>
          </table:table-cell>
          <table:table-cell table:formula="of:=[.C101] +0.0174533" office:value-type="float" office:value="6.45771999999997" calcext:value-type="float">
            <text:p>6.45771999999997</text:p>
          </table:table-cell>
          <table:table-cell table:formula="of:=[.D1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2] + SIN([.C103]) * [.D103]" office:value-type="float" office:value="-5.5646159642683" calcext:value-type="float">
            <text:p>-5.5646159642683</text:p>
          </table:table-cell>
          <table:table-cell table:formula="of:=[.B102]+ COS([.C103]) * [.D103]" office:value-type="float" office:value="6.87174811764" calcext:value-type="float">
            <text:p>6.87174811764</text:p>
          </table:table-cell>
          <table:table-cell table:formula="of:=[.C102] +0.0174533" office:value-type="float" office:value="6.47517329999997" calcext:value-type="float">
            <text:p>6.47517329999997</text:p>
          </table:table-cell>
          <table:table-cell table:formula="of:=[.D1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3] + SIN([.C104]) * [.D104]" office:value-type="float" office:value="-5.54382462082382" calcext:value-type="float">
            <text:p>-5.54382462082382</text:p>
          </table:table-cell>
          <table:table-cell table:formula="of:=[.B103]+ COS([.C104]) * [.D104]" office:value-type="float" office:value="6.96956284065128" calcext:value-type="float">
            <text:p>6.96956284065128</text:p>
          </table:table-cell>
          <table:table-cell table:formula="of:=[.C103] +0.0174533" office:value-type="float" office:value="6.49262659999997" calcext:value-type="float">
            <text:p>6.49262659999997</text:p>
          </table:table-cell>
          <table:table-cell table:formula="of:=[.D1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4] + SIN([.C105]) * [.D105]" office:value-type="float" office:value="-5.52132934097128" calcext:value-type="float">
            <text:p>-5.52132934097128</text:p>
          </table:table-cell>
          <table:table-cell table:formula="of:=[.B104]+ COS([.C105]) * [.D105]" office:value-type="float" office:value="7.06699980686204" calcext:value-type="float">
            <text:p>7.06699980686204</text:p>
          </table:table-cell>
          <table:table-cell table:formula="of:=[.C104] +0.0174533" office:value-type="float" office:value="6.51007989999997" calcext:value-type="float">
            <text:p>6.51007989999997</text:p>
          </table:table-cell>
          <table:table-cell table:formula="of:=[.D1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5] + SIN([.C106]) * [.D106]" office:value-type="float" office:value="-5.4971369769967" calcext:value-type="float">
            <text:p>-5.4971369769967</text:p>
          </table:table-cell>
          <table:table-cell table:formula="of:=[.B105]+ COS([.C106]) * [.D106]" office:value-type="float" office:value="7.16402933600302" calcext:value-type="float">
            <text:p>7.16402933600302</text:p>
          </table:table-cell>
          <table:table-cell table:formula="of:=[.C105] +0.0174533" office:value-type="float" office:value="6.52753319999997" calcext:value-type="float">
            <text:p>6.52753319999997</text:p>
          </table:table-cell>
          <table:table-cell table:formula="of:=[.D1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6] + SIN([.C107]) * [.D107]" office:value-type="float" office:value="-5.47125489813482" calcext:value-type="float">
            <text:p>-5.47125489813482</text:p>
          </table:table-cell>
          <table:table-cell table:formula="of:=[.B106]+ COS([.C107]) * [.D107]" office:value-type="float" office:value="7.26062187191439" calcext:value-type="float">
            <text:p>7.26062187191439</text:p>
          </table:table-cell>
          <table:table-cell table:formula="of:=[.C106] +0.0174533" office:value-type="float" office:value="6.54498649999997" calcext:value-type="float">
            <text:p>6.54498649999997</text:p>
          </table:table-cell>
          <table:table-cell table:formula="of:=[.D1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7] + SIN([.C108]) * [.D108]" office:value-type="float" office:value="-5.44369098832436" calcext:value-type="float">
            <text:p>-5.44369098832436</text:p>
          </table:table-cell>
          <table:table-cell table:formula="of:=[.B107]+ COS([.C108]) * [.D108]" office:value-type="float" office:value="7.35674799154875" calcext:value-type="float">
            <text:p>7.35674799154875</text:p>
          </table:table-cell>
          <table:table-cell table:formula="of:=[.C107] +0.0174533" office:value-type="float" office:value="6.56243979999997" calcext:value-type="float">
            <text:p>6.56243979999997</text:p>
          </table:table-cell>
          <table:table-cell table:formula="of:=[.D1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8] + SIN([.C109]) * [.D109]" office:value-type="float" office:value="-5.41445364380646" calcext:value-type="float">
            <text:p>-5.41445364380646</text:p>
          </table:table-cell>
          <table:table-cell table:formula="of:=[.B108]+ COS([.C109]) * [.D109]" office:value-type="float" office:value="7.45237841393379" calcext:value-type="float">
            <text:p>7.45237841393379</text:p>
          </table:table-cell>
          <table:table-cell table:formula="of:=[.C108] +0.0174533" office:value-type="float" office:value="6.57989309999997" calcext:value-type="float">
            <text:p>6.57989309999997</text:p>
          </table:table-cell>
          <table:table-cell table:formula="of:=[.D1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9] + SIN([.C110]) * [.D110]" office:value-type="float" office:value="-5.38355177056711" calcext:value-type="float">
            <text:p>-5.38355177056711</text:p>
          </table:table-cell>
          <table:table-cell table:formula="of:=[.B109]+ COS([.C110]) * [.D110]" office:value-type="float" office:value="7.54748400909149" calcext:value-type="float">
            <text:p>7.54748400909149</text:p>
          </table:table-cell>
          <table:table-cell table:formula="of:=[.C109] +0.0174533" office:value-type="float" office:value="6.59734639999996" calcext:value-type="float">
            <text:p>6.59734639999996</text:p>
          </table:table-cell>
          <table:table-cell table:formula="of:=[.D1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0] + SIN([.C111]) * [.D111]" office:value-type="float" office:value="-5.35099478162432" calcext:value-type="float">
            <text:p>-5.35099478162432</text:p>
          </table:table-cell>
          <table:table-cell table:formula="of:=[.B110]+ COS([.C111]) * [.D111]" office:value-type="float" office:value="7.64203580691141" calcext:value-type="float">
            <text:p>7.64203580691141</text:p>
          </table:table-cell>
          <table:table-cell table:formula="of:=[.C110] +0.0174533" office:value-type="float" office:value="6.61479969999996" calcext:value-type="float">
            <text:p>6.61479969999996</text:p>
          </table:table-cell>
          <table:table-cell table:formula="of:=[.D1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1] + SIN([.C112]) * [.D112]" office:value-type="float" office:value="-5.31679259416082" calcext:value-type="float">
            <text:p>-5.31679259416082</text:p>
          </table:table-cell>
          <table:table-cell table:formula="of:=[.B111]+ COS([.C112]) * [.D112]" office:value-type="float" office:value="7.73600500597531" calcext:value-type="float">
            <text:p>7.73600500597531</text:p>
          </table:table-cell>
          <table:table-cell table:formula="of:=[.C111] +0.0174533" office:value-type="float" office:value="6.63225299999996" calcext:value-type="float">
            <text:p>6.63225299999996</text:p>
          </table:table-cell>
          <table:table-cell table:formula="of:=[.D1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2] + SIN([.C113]) * [.D113]" office:value-type="float" office:value="-5.28095562650317" calcext:value-type="float">
            <text:p>-5.28095562650317</text:p>
          </table:table-cell>
          <table:table-cell table:formula="of:=[.B112]+ COS([.C113]) * [.D113]" office:value-type="float" office:value="7.82936298233033" calcext:value-type="float">
            <text:p>7.82936298233033</text:p>
          </table:table-cell>
          <table:table-cell table:formula="of:=[.C112] +0.0174533" office:value-type="float" office:value="6.64970629999996" calcext:value-type="float">
            <text:p>6.64970629999996</text:p>
          </table:table-cell>
          <table:table-cell table:formula="of:=[.D1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3] + SIN([.C114]) * [.D114]" office:value-type="float" office:value="-5.24349479494821" calcext:value-type="float">
            <text:p>-5.24349479494821</text:p>
          </table:table-cell>
          <table:table-cell table:formula="of:=[.B113]+ COS([.C114]) * [.D114]" office:value-type="float" office:value="7.92208129820811" calcext:value-type="float">
            <text:p>7.92208129820811</text:p>
          </table:table-cell>
          <table:table-cell table:formula="of:=[.C113] +0.0174533" office:value-type="float" office:value="6.66715959999996" calcext:value-type="float">
            <text:p>6.66715959999996</text:p>
          </table:table-cell>
          <table:table-cell table:formula="of:=[.D1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4] + SIN([.C115]) * [.D115]" office:value-type="float" office:value="-5.20442151043793" calcext:value-type="float">
            <text:p>-5.20442151043793</text:p>
          </table:table-cell>
          <table:table-cell table:formula="of:=[.B114]+ COS([.C115]) * [.D115]" office:value-type="float" office:value="8.01413171068724" calcext:value-type="float">
            <text:p>8.01413171068724</text:p>
          </table:table-cell>
          <table:table-cell table:formula="of:=[.C114] +0.0174533" office:value-type="float" office:value="6.68461289999996" calcext:value-type="float">
            <text:p>6.68461289999996</text:p>
          </table:table-cell>
          <table:table-cell table:formula="of:=[.D1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5] + SIN([.C116]) * [.D116]" office:value-type="float" office:value="-5.16374767508349" calcext:value-type="float">
            <text:p>-5.16374767508349</text:p>
          </table:table-cell>
          <table:table-cell table:formula="of:=[.B115]+ COS([.C116]) * [.D116]" office:value-type="float" office:value="8.10548618029634" calcext:value-type="float">
            <text:p>8.10548618029634</text:p>
          </table:table-cell>
          <table:table-cell table:formula="of:=[.C115] +0.0174533" office:value-type="float" office:value="6.70206619999996" calcext:value-type="float">
            <text:p>6.70206619999996</text:p>
          </table:table-cell>
          <table:table-cell table:formula="of:=[.D1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6] + SIN([.C117]) * [.D117]" office:value-type="float" office:value="-5.12148567853979" calcext:value-type="float">
            <text:p>-5.12148567853979</text:p>
          </table:table-cell>
          <table:table-cell table:formula="of:=[.B116]+ COS([.C117]) * [.D117]" office:value-type="float" office:value="8.19611687955515" calcext:value-type="float">
            <text:p>8.19611687955515</text:p>
          </table:table-cell>
          <table:table-cell table:formula="of:=[.C116] +0.0174533" office:value-type="float" office:value="6.71951949999996" calcext:value-type="float">
            <text:p>6.71951949999996</text:p>
          </table:table-cell>
          <table:table-cell table:formula="of:=[.D1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7] + SIN([.C118]) * [.D118]" office:value-type="float" office:value="-5.07764839423139" calcext:value-type="float">
            <text:p>-5.07764839423139</text:p>
          </table:table-cell>
          <table:table-cell table:formula="of:=[.B117]+ COS([.C118]) * [.D118]" office:value-type="float" office:value="8.28599620145104" calcext:value-type="float">
            <text:p>8.28599620145104</text:p>
          </table:table-cell>
          <table:table-cell table:formula="of:=[.C117] +0.0174533" office:value-type="float" office:value="6.73697279999996" calcext:value-type="float">
            <text:p>6.73697279999996</text:p>
          </table:table-cell>
          <table:table-cell table:formula="of:=[.D1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8] + SIN([.C119]) * [.D119]" office:value-type="float" office:value="-5.03224917543121" calcext:value-type="float">
            <text:p>-5.03224917543121</text:p>
          </table:table-cell>
          <table:table-cell table:formula="of:=[.B118]+ COS([.C119]) * [.D119]" office:value-type="float" office:value="8.37509676784842" calcext:value-type="float">
            <text:p>8.37509676784842</text:p>
          </table:table-cell>
          <table:table-cell table:formula="of:=[.C118] +0.0174533" office:value-type="float" office:value="6.75442609999996" calcext:value-type="float">
            <text:p>6.75442609999996</text:p>
          </table:table-cell>
          <table:table-cell table:formula="of:=[.D1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9] + SIN([.C120]) * [.D120]" office:value-type="float" office:value="-4.98530185119295" calcext:value-type="float">
            <text:p>-4.98530185119295</text:p>
          </table:table-cell>
          <table:table-cell table:formula="of:=[.B119]+ COS([.C120]) * [.D120]" office:value-type="float" office:value="8.46339143782836" calcext:value-type="float">
            <text:p>8.46339143782836</text:p>
          </table:table-cell>
          <table:table-cell table:formula="of:=[.C119] +0.0174533" office:value-type="float" office:value="6.77187939999996" calcext:value-type="float">
            <text:p>6.77187939999996</text:p>
          </table:table-cell>
          <table:table-cell table:formula="of:=[.D1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0] + SIN([.C121]) * [.D121]" office:value-type="float" office:value="-4.9368207221386" calcext:value-type="float">
            <text:p>-4.9368207221386</text:p>
          </table:table-cell>
          <table:table-cell table:formula="of:=[.B120]+ COS([.C121]) * [.D121]" office:value-type="float" office:value="8.55085331595601" calcext:value-type="float">
            <text:p>8.55085331595601</text:p>
          </table:table-cell>
          <table:table-cell table:formula="of:=[.C120] +0.0174533" office:value-type="float" office:value="6.78933269999996" calcext:value-type="float">
            <text:p>6.78933269999996</text:p>
          </table:table-cell>
          <table:table-cell table:formula="of:=[.D1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1] + SIN([.C122]) * [.D122]" office:value-type="float" office:value="-4.88682055610239" calcext:value-type="float">
            <text:p>-4.88682055610239</text:p>
          </table:table-cell>
          <table:table-cell table:formula="of:=[.B121]+ COS([.C122]) * [.D122]" office:value-type="float" office:value="8.63745576047319" calcext:value-type="float">
            <text:p>8.63745576047319</text:p>
          </table:table-cell>
          <table:table-cell table:formula="of:=[.C121] +0.0174533" office:value-type="float" office:value="6.80678599999996" calcext:value-type="float">
            <text:p>6.80678599999996</text:p>
          </table:table-cell>
          <table:table-cell table:formula="of:=[.D1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2] + SIN([.C123]) * [.D123]" office:value-type="float" office:value="-4.83531658363231" calcext:value-type="float">
            <text:p>-4.83531658363231</text:p>
          </table:table-cell>
          <table:table-cell table:formula="of:=[.B122]+ COS([.C123]) * [.D123]" office:value-type="float" office:value="8.72317239141375" calcext:value-type="float">
            <text:p>8.72317239141375</text:p>
          </table:table-cell>
          <table:table-cell table:formula="of:=[.C122] +0.0174533" office:value-type="float" office:value="6.82423929999996" calcext:value-type="float">
            <text:p>6.82423929999996</text:p>
          </table:table-cell>
          <table:table-cell table:formula="of:=[.D1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3] + SIN([.C124]) * [.D124]" office:value-type="float" office:value="-4.78232449335074" calcext:value-type="float">
            <text:p>-4.78232449335074</text:p>
          </table:table-cell>
          <table:table-cell table:formula="of:=[.B123]+ COS([.C124]) * [.D124]" office:value-type="float" office:value="8.80797709863918" calcext:value-type="float">
            <text:p>8.80797709863918</text:p>
          </table:table-cell>
          <table:table-cell table:formula="of:=[.C123] +0.0174533" office:value-type="float" office:value="6.84169259999996" calcext:value-type="float">
            <text:p>6.84169259999996</text:p>
          </table:table-cell>
          <table:table-cell table:formula="of:=[.D1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4] + SIN([.C125]) * [.D125]" office:value-type="float" office:value="-4.72786042717558" calcext:value-type="float">
            <text:p>-4.72786042717558</text:p>
          </table:table-cell>
          <table:table-cell table:formula="of:=[.B124]+ COS([.C125]) * [.D125]" office:value-type="float" office:value="8.89184404979199" calcext:value-type="float">
            <text:p>8.89184404979199</text:p>
          </table:table-cell>
          <table:table-cell table:formula="of:=[.C124] +0.0174533" office:value-type="float" office:value="6.85914589999996" calcext:value-type="float">
            <text:p>6.85914589999996</text:p>
          </table:table-cell>
          <table:table-cell table:formula="of:=[.D1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5] + SIN([.C126]) * [.D126]" office:value-type="float" office:value="-4.6719409754032" calcext:value-type="float">
            <text:p>-4.6719409754032</text:p>
          </table:table-cell>
          <table:table-cell table:formula="of:=[.B125]+ COS([.C126]) * [.D126]" office:value-type="float" office:value="8.97474769816452" calcext:value-type="float">
            <text:p>8.97474769816452</text:p>
          </table:table-cell>
          <table:table-cell table:formula="of:=[.C125] +0.0174533" office:value-type="float" office:value="6.87659919999996" calcext:value-type="float">
            <text:p>6.87659919999996</text:p>
          </table:table-cell>
          <table:table-cell table:formula="of:=[.D1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6] + SIN([.C127]) * [.D127]" office:value-type="float" office:value="-4.61458317165491" calcext:value-type="float">
            <text:p>-4.61458317165491</text:p>
          </table:table-cell>
          <table:table-cell table:formula="of:=[.B126]+ COS([.C127]) * [.D127]" office:value-type="float" office:value="9.05666279048073" calcext:value-type="float">
            <text:p>9.05666279048073</text:p>
          </table:table-cell>
          <table:table-cell table:formula="of:=[.C126] +0.0174533" office:value-type="float" office:value="6.89405249999996" calcext:value-type="float">
            <text:p>6.89405249999996</text:p>
          </table:table-cell>
          <table:table-cell table:formula="of:=[.D1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7] + SIN([.C128]) * [.D128]" office:value-type="float" office:value="-4.55580448768836" calcext:value-type="float">
            <text:p>-4.55580448768836</text:p>
          </table:table-cell>
          <table:table-cell table:formula="of:=[.B127]+ COS([.C128]) * [.D128]" office:value-type="float" office:value="9.13756437458858" calcext:value-type="float">
            <text:p>9.13756437458858</text:p>
          </table:table-cell>
          <table:table-cell table:formula="of:=[.C127] +0.0174533" office:value-type="float" office:value="6.91150579999996" calcext:value-type="float">
            <text:p>6.91150579999996</text:p>
          </table:table-cell>
          <table:table-cell table:formula="of:=[.D1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8] + SIN([.C129]) * [.D129]" office:value-type="float" office:value="-4.49562282807542" calcext:value-type="float">
            <text:p>-4.49562282807542</text:p>
          </table:table-cell>
          <table:table-cell table:formula="of:=[.B128]+ COS([.C129]) * [.D129]" office:value-type="float" office:value="9.21742780706073" calcext:value-type="float">
            <text:p>9.21742780706073</text:p>
          </table:table-cell>
          <table:table-cell table:formula="of:=[.C128] +0.0174533" office:value-type="float" office:value="6.92895909999996" calcext:value-type="float">
            <text:p>6.92895909999996</text:p>
          </table:table-cell>
          <table:table-cell table:formula="of:=[.D1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9] + SIN([.C130]) * [.D130]" office:value-type="float" office:value="-4.43405652474832" calcext:value-type="float">
            <text:p>-4.43405652474832</text:p>
          </table:table-cell>
          <table:table-cell table:formula="of:=[.B129]+ COS([.C130]) * [.D130]" office:value-type="float" office:value="9.29622876070112" calcext:value-type="float">
            <text:p>9.29622876070112</text:p>
          </table:table-cell>
          <table:table-cell table:formula="of:=[.C129] +0.0174533" office:value-type="float" office:value="6.94641239999996" calcext:value-type="float">
            <text:p>6.94641239999996</text:p>
          </table:table-cell>
          <table:table-cell table:formula="of:=[.D1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0] + SIN([.C131]) * [.D131]" office:value-type="float" office:value="-4.37112433141554" calcext:value-type="float">
            <text:p>-4.37112433141554</text:p>
          </table:table-cell>
          <table:table-cell table:formula="of:=[.B130]+ COS([.C131]) * [.D131]" office:value-type="float" office:value="9.37394323195535" calcext:value-type="float">
            <text:p>9.37394323195535</text:p>
          </table:table-cell>
          <table:table-cell table:formula="of:=[.C130] +0.0174533" office:value-type="float" office:value="6.96386569999996" calcext:value-type="float">
            <text:p>6.96386569999996</text:p>
          </table:table-cell>
          <table:table-cell table:formula="of:=[.D1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1] + SIN([.C132]) * [.D132]" office:value-type="float" office:value="-4.30684541784922" calcext:value-type="float">
            <text:p>-4.30684541784922</text:p>
          </table:table-cell>
          <table:table-cell table:formula="of:=[.B131]+ COS([.C132]) * [.D132]" office:value-type="float" office:value="9.45054754822235" calcext:value-type="float">
            <text:p>9.45054754822235</text:p>
          </table:table-cell>
          <table:table-cell table:formula="of:=[.C131] +0.0174533" office:value-type="float" office:value="6.98131899999996" calcext:value-type="float">
            <text:p>6.98131899999996</text:p>
          </table:table-cell>
          <table:table-cell table:formula="of:=[.D1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2] + SIN([.C133]) * [.D133]" office:value-type="float" office:value="-4.24123936404592" calcext:value-type="float">
            <text:p>-4.24123936404592</text:p>
          </table:table-cell>
          <table:table-cell table:formula="of:=[.B132]+ COS([.C133]) * [.D133]" office:value-type="float" office:value="9.5260183750653" calcext:value-type="float">
            <text:p>9.5260183750653</text:p>
          </table:table-cell>
          <table:table-cell table:formula="of:=[.C132] +0.0174533" office:value-type="float" office:value="6.99877229999996" calcext:value-type="float">
            <text:p>6.99877229999996</text:p>
          </table:table-cell>
          <table:table-cell table:formula="of:=[.D1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3] + SIN([.C134]) * [.D134]" office:value-type="float" office:value="-4.17432615426228" calcext:value-type="float">
            <text:p>-4.17432615426228</text:p>
          </table:table-cell>
          <table:table-cell table:formula="of:=[.B133]+ COS([.C134]) * [.D134]" office:value-type="float" office:value="9.60033272331953" calcext:value-type="float">
            <text:p>9.60033272331953</text:p>
          </table:table-cell>
          <table:table-cell table:formula="of:=[.C133] +0.0174533" office:value-type="float" office:value="7.01622559999996" calcext:value-type="float">
            <text:p>7.01622559999996</text:p>
          </table:table-cell>
          <table:table-cell table:formula="of:=[.D1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4] + SIN([.C135]) * [.D135]" office:value-type="float" office:value="-4.10612617092769" calcext:value-type="float">
            <text:p>-4.10612617092769</text:p>
          </table:table-cell>
          <table:table-cell table:formula="of:=[.B134]+ COS([.C135]) * [.D135]" office:value-type="float" office:value="9.67346795609527" calcext:value-type="float">
            <text:p>9.67346795609527</text:p>
          </table:table-cell>
          <table:table-cell table:formula="of:=[.C134] +0.0174533" office:value-type="float" office:value="7.03367889999996" calcext:value-type="float">
            <text:p>7.03367889999996</text:p>
          </table:table-cell>
          <table:table-cell table:formula="of:=[.D1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5] + SIN([.C136]) * [.D136]" office:value-type="float" office:value="-4.03666018843553" calcext:value-type="float">
            <text:p>-4.03666018843553</text:p>
          </table:table-cell>
          <table:table-cell table:formula="of:=[.B135]+ COS([.C136]) * [.D136]" office:value-type="float" office:value="9.74540179567303" calcext:value-type="float">
            <text:p>9.74540179567303</text:p>
          </table:table-cell>
          <table:table-cell table:formula="of:=[.C135] +0.0174533" office:value-type="float" office:value="7.05113219999996" calcext:value-type="float">
            <text:p>7.05113219999996</text:p>
          </table:table-cell>
          <table:table-cell table:formula="of:=[.D1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6] + SIN([.C137]) * [.D137]" office:value-type="float" office:value="-3.96594936681515" calcext:value-type="float">
            <text:p>-3.96594936681515</text:p>
          </table:table-cell>
          <table:table-cell table:formula="of:=[.B136]+ COS([.C137]) * [.D137]" office:value-type="float" office:value="9.81611233028967" calcext:value-type="float">
            <text:p>9.81611233028967</text:p>
          </table:table-cell>
          <table:table-cell table:formula="of:=[.C136] +0.0174533" office:value-type="float" office:value="7.06858549999996" calcext:value-type="float">
            <text:p>7.06858549999996</text:p>
          </table:table-cell>
          <table:table-cell table:formula="of:=[.D1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7] + SIN([.C138]) * [.D138]" office:value-type="float" office:value="-3.89401524528626" calcext:value-type="float">
            <text:p>-3.89401524528626</text:p>
          </table:table-cell>
          <table:table-cell table:formula="of:=[.B137]+ COS([.C138]) * [.D138]" office:value-type="float" office:value="9.88557802081289" calcext:value-type="float">
            <text:p>9.88557802081289</text:p>
          </table:table-cell>
          <table:table-cell table:formula="of:=[.C137] +0.0174533" office:value-type="float" office:value="7.08603879999996" calcext:value-type="float">
            <text:p>7.08603879999996</text:p>
          </table:table-cell>
          <table:table-cell table:formula="of:=[.D1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8] + SIN([.C139]) * [.D139]" office:value-type="float" office:value="-3.82087973569791" calcext:value-type="float">
            <text:p>-3.82087973569791</text:p>
          </table:table-cell>
          <table:table-cell table:formula="of:=[.B138]+ COS([.C139]) * [.D139]" office:value-type="float" office:value="9.95377770730229" calcext:value-type="float">
            <text:p>9.95377770730229</text:p>
          </table:table-cell>
          <table:table-cell table:formula="of:=[.C138] +0.0174533" office:value-type="float" office:value="7.10349209999996" calcext:value-type="float">
            <text:p>7.10349209999996</text:p>
          </table:table-cell>
          <table:table-cell table:formula="of:=[.D1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9] + SIN([.C140]) * [.D140]" office:value-type="float" office:value="-3.74656511585389" calcext:value-type="float">
            <text:p>-3.74656511585389</text:p>
          </table:table-cell>
          <table:table-cell table:formula="of:=[.B139]+ COS([.C140]) * [.D140]" office:value-type="float" office:value="10.0206906154549" calcext:value-type="float">
            <text:p>10.0206906154549</text:p>
          </table:table-cell>
          <table:table-cell table:formula="of:=[.C139] +0.0174533" office:value-type="float" office:value="7.12094539999996" calcext:value-type="float">
            <text:p>7.12094539999996</text:p>
          </table:table-cell>
          <table:table-cell table:formula="of:=[.D1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0] + SIN([.C141]) * [.D141]" office:value-type="float" office:value="-3.67109402272671" calcext:value-type="float">
            <text:p>-3.67109402272671</text:p>
          </table:table-cell>
          <table:table-cell table:formula="of:=[.B140]+ COS([.C141]) * [.D141]" office:value-type="float" office:value="10.0862963629332" calcext:value-type="float">
            <text:p>10.0862963629332</text:p>
          </table:table-cell>
          <table:table-cell table:formula="of:=[.C140] +0.0174533" office:value-type="float" office:value="7.13839869999995" calcext:value-type="float">
            <text:p>7.13839869999995</text:p>
          </table:table-cell>
          <table:table-cell table:formula="of:=[.D1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1] + SIN([.C142]) * [.D142]" office:value-type="float" office:value="-3.59448944556214" calcext:value-type="float">
            <text:p>-3.59448944556214</text:p>
          </table:table-cell>
          <table:table-cell table:formula="of:=[.B141]+ COS([.C142]) * [.D142]" office:value-type="float" office:value="10.1505749655739" calcext:value-type="float">
            <text:p>10.1505749655739</text:p>
          </table:table-cell>
          <table:table-cell table:formula="of:=[.C141] +0.0174533" office:value-type="float" office:value="7.15585199999995" calcext:value-type="float">
            <text:p>7.15585199999995</text:p>
          </table:table-cell>
          <table:table-cell table:formula="of:=[.D1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2] + SIN([.C143]) * [.D143]" office:value-type="float" office:value="-3.51677471887647" calcext:value-type="float">
            <text:p>-3.51677471887647</text:p>
          </table:table-cell>
          <table:table-cell table:formula="of:=[.B142]+ COS([.C143]) * [.D143]" office:value-type="float" office:value="10.2135068434751" calcext:value-type="float">
            <text:p>10.2135068434751</text:p>
          </table:table-cell>
          <table:table-cell table:formula="of:=[.C142] +0.0174533" office:value-type="float" office:value="7.17330529999995" calcext:value-type="float">
            <text:p>7.17330529999995</text:p>
          </table:table-cell>
          <table:table-cell table:formula="of:=[.D1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3] + SIN([.C144]) * [.D144]" office:value-type="float" office:value="-3.43797351534859" calcext:value-type="float">
            <text:p>-3.43797351534859</text:p>
          </table:table-cell>
          <table:table-cell table:formula="of:=[.B143]+ COS([.C144]) * [.D144]" office:value-type="float" office:value="10.2750728269607" calcext:value-type="float">
            <text:p>10.2750728269607</text:p>
          </table:table-cell>
          <table:table-cell table:formula="of:=[.C143] +0.0174533" office:value-type="float" office:value="7.19075859999995" calcext:value-type="float">
            <text:p>7.19075859999995</text:p>
          </table:table-cell>
          <table:table-cell table:formula="of:=[.D1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4] + SIN([.C145]) * [.D145]" office:value-type="float" office:value="-3.35810983860903" calcext:value-type="float">
            <text:p>-3.35810983860903</text:p>
          </table:table-cell>
          <table:table-cell table:formula="of:=[.B144]+ COS([.C145]) * [.D145]" office:value-type="float" office:value="10.3352541624198" calcext:value-type="float">
            <text:p>10.3352541624198</text:p>
          </table:table-cell>
          <table:table-cell table:formula="of:=[.C144] +0.0174533" office:value-type="float" office:value="7.20821189999995" calcext:value-type="float">
            <text:p>7.20821189999995</text:p>
          </table:table-cell>
          <table:table-cell table:formula="of:=[.D1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5] + SIN([.C146]) * [.D146]" office:value-type="float" office:value="-3.27720801592823" calcext:value-type="float">
            <text:p>-3.27720801592823</text:p>
          </table:table-cell>
          <table:table-cell table:formula="of:=[.B145]+ COS([.C146]) * [.D146]" office:value-type="float" office:value="10.3940325180188" calcext:value-type="float">
            <text:p>10.3940325180188</text:p>
          </table:table-cell>
          <table:table-cell table:formula="of:=[.C145] +0.0174533" office:value-type="float" office:value="7.22566519999995" calcext:value-type="float">
            <text:p>7.22566519999995</text:p>
          </table:table-cell>
          <table:table-cell table:formula="of:=[.D1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6] + SIN([.C147]) * [.D147]" office:value-type="float" office:value="-3.19529269080621" calcext:value-type="float">
            <text:p>-3.19529269080621</text:p>
          </table:table-cell>
          <table:table-cell table:formula="of:=[.B146]+ COS([.C147]) * [.D147]" office:value-type="float" office:value="10.4513899892859" calcext:value-type="float">
            <text:p>10.4513899892859</text:p>
          </table:table-cell>
          <table:table-cell table:formula="of:=[.C146] +0.0174533" office:value-type="float" office:value="7.24311849999995" calcext:value-type="float">
            <text:p>7.24311849999995</text:p>
          </table:table-cell>
          <table:table-cell table:formula="of:=[.D1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7] + SIN([.C148]) * [.D148]" office:value-type="float" office:value="-3.11238881546593" calcext:value-type="float">
            <text:p>-3.11238881546593</text:p>
          </table:table-cell>
          <table:table-cell table:formula="of:=[.B147]+ COS([.C148]) * [.D148]" office:value-type="float" office:value="10.5073091045647" calcext:value-type="float">
            <text:p>10.5073091045647</text:p>
          </table:table-cell>
          <table:table-cell table:formula="of:=[.C147] +0.0174533" office:value-type="float" office:value="7.26057179999995" calcext:value-type="float">
            <text:p>7.26057179999995</text:p>
          </table:table-cell>
          <table:table-cell table:formula="of:=[.D1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8] + SIN([.C149]) * [.D149]" office:value-type="float" office:value="-3.02852164325256" calcext:value-type="float">
            <text:p>-3.02852164325256</text:p>
          </table:table-cell>
          <table:table-cell table:formula="of:=[.B148]+ COS([.C149]) * [.D149]" office:value-type="float" office:value="10.5617728303364" calcext:value-type="float">
            <text:p>10.5617728303364</text:p>
          </table:table-cell>
          <table:table-cell table:formula="of:=[.C148] +0.0174533" office:value-type="float" office:value="7.27802509999995" calcext:value-type="float">
            <text:p>7.27802509999995</text:p>
          </table:table-cell>
          <table:table-cell table:formula="of:=[.D1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9] + SIN([.C150]) * [.D150]" office:value-type="float" office:value="-2.94371672094111" calcext:value-type="float">
            <text:p>-2.94371672094111</text:p>
          </table:table-cell>
          <table:table-cell table:formula="of:=[.B149]+ COS([.C150]) * [.D150]" office:value-type="float" office:value="10.6147645764083" calcext:value-type="float">
            <text:p>10.6147645764083</text:p>
          </table:table-cell>
          <table:table-cell table:formula="of:=[.C149] +0.0174533" office:value-type="float" office:value="7.29547839999995" calcext:value-type="float">
            <text:p>7.29547839999995</text:p>
          </table:table-cell>
          <table:table-cell table:formula="of:=[.D1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0] + SIN([.C151]) * [.D151]" office:value-type="float" office:value="-2.85799988095456" calcext:value-type="float">
            <text:p>-2.85799988095456</text:p>
          </table:table-cell>
          <table:table-cell table:formula="of:=[.B150]+ COS([.C151]) * [.D151]" office:value-type="float" office:value="10.6662682009674" calcext:value-type="float">
            <text:p>10.6662682009674</text:p>
          </table:table-cell>
          <table:table-cell table:formula="of:=[.C150] +0.0174533" office:value-type="float" office:value="7.31293169999995" calcext:value-type="float">
            <text:p>7.31293169999995</text:p>
          </table:table-cell>
          <table:table-cell table:formula="of:=[.D1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1] + SIN([.C152]) * [.D152]" office:value-type="float" office:value="-2.77139723349513" calcext:value-type="float">
            <text:p>-2.77139723349513</text:p>
          </table:table-cell>
          <table:table-cell table:formula="of:=[.B151]+ COS([.C152]) * [.D152]" office:value-type="float" office:value="10.7162680154972" calcext:value-type="float">
            <text:p>10.7162680154972</text:p>
          </table:table-cell>
          <table:table-cell table:formula="of:=[.C151] +0.0174533" office:value-type="float" office:value="7.33038499999995" calcext:value-type="float">
            <text:p>7.33038499999995</text:p>
          </table:table-cell>
          <table:table-cell table:formula="of:=[.D1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2] + SIN([.C153]) * [.D153]" office:value-type="float" office:value="-2.68393515859077" calcext:value-type="float">
            <text:p>-2.68393515859077</text:p>
          </table:table-cell>
          <table:table-cell table:formula="of:=[.B152]+ COS([.C153]) * [.D153]" office:value-type="float" office:value="10.7647487895569" calcext:value-type="float">
            <text:p>10.7647487895569</text:p>
          </table:table-cell>
          <table:table-cell table:formula="of:=[.C152] +0.0174533" office:value-type="float" office:value="7.34783829999995" calcext:value-type="float">
            <text:p>7.34783829999995</text:p>
          </table:table-cell>
          <table:table-cell table:formula="of:=[.D1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3] + SIN([.C154]) * [.D154]" office:value-type="float" office:value="-2.5956402980596" calcext:value-type="float">
            <text:p>-2.5956402980596</text:p>
          </table:table-cell>
          <table:table-cell table:formula="of:=[.B153]+ COS([.C154]) * [.D154]" office:value-type="float" office:value="10.8116957554203" calcext:value-type="float">
            <text:p>10.8116957554203</text:p>
          </table:table-cell>
          <table:table-cell table:formula="of:=[.C153] +0.0174533" office:value-type="float" office:value="7.36529159999995" calcext:value-type="float">
            <text:p>7.36529159999995</text:p>
          </table:table-cell>
          <table:table-cell table:formula="of:=[.D1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4] + SIN([.C155]) * [.D155]" office:value-type="float" office:value="-2.50653954739453" calcext:value-type="float">
            <text:p>-2.50653954739453</text:p>
          </table:table-cell>
          <table:table-cell table:formula="of:=[.B154]+ COS([.C155]) * [.D155]" office:value-type="float" office:value="10.8570946125746" calcext:value-type="float">
            <text:p>10.8570946125746</text:p>
          </table:table-cell>
          <table:table-cell table:formula="of:=[.C154] +0.0174533" office:value-type="float" office:value="7.38274489999995" calcext:value-type="float">
            <text:p>7.38274489999995</text:p>
          </table:table-cell>
          <table:table-cell table:formula="of:=[.D1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5] + SIN([.C156]) * [.D156]" office:value-type="float" office:value="-2.4166600475706" calcext:value-type="float">
            <text:p>-2.4166600475706</text:p>
          </table:table-cell>
          <table:table-cell table:formula="of:=[.B155]+ COS([.C156]) * [.D156]" office:value-type="float" office:value="10.9009315320763" calcext:value-type="float">
            <text:p>10.9009315320763</text:p>
          </table:table-cell>
          <table:table-cell table:formula="of:=[.C155] +0.0174533" office:value-type="float" office:value="7.40019819999995" calcext:value-type="float">
            <text:p>7.40019819999995</text:p>
          </table:table-cell>
          <table:table-cell table:formula="of:=[.D1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6] + SIN([.C157]) * [.D157]" office:value-type="float" office:value="-2.32602917677762" calcext:value-type="float">
            <text:p>-2.32602917677762</text:p>
          </table:table-cell>
          <table:table-cell table:formula="of:=[.B156]+ COS([.C157]) * [.D157]" office:value-type="float" office:value="10.9431931607637" calcext:value-type="float">
            <text:p>10.9431931607637</text:p>
          </table:table-cell>
          <table:table-cell table:formula="of:=[.C156] +0.0174533" office:value-type="float" office:value="7.41765149999995" calcext:value-type="float">
            <text:p>7.41765149999995</text:p>
          </table:table-cell>
          <table:table-cell table:formula="of:=[.D1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7] + SIN([.C158]) * [.D158]" office:value-type="float" office:value="-2.23467454208044" calcext:value-type="float">
            <text:p>-2.23467454208044</text:p>
          </table:table-cell>
          <table:table-cell table:formula="of:=[.B157]+ COS([.C158]) * [.D158]" office:value-type="float" office:value="10.9838666253241" calcext:value-type="float">
            <text:p>10.9838666253241</text:p>
          </table:table-cell>
          <table:table-cell table:formula="of:=[.C157] +0.0174533" office:value-type="float" office:value="7.43510479999995" calcext:value-type="float">
            <text:p>7.43510479999995</text:p>
          </table:table-cell>
          <table:table-cell table:formula="of:=[.D1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8] + SIN([.C159]) * [.D159]" office:value-type="float" office:value="-2.14262397100963" calcext:value-type="float">
            <text:p>-2.14262397100963</text:p>
          </table:table-cell>
          <table:table-cell table:formula="of:=[.B158]+ COS([.C159]) * [.D159]" office:value-type="float" office:value="11.0229395362156" calcext:value-type="float">
            <text:p>11.0229395362156</text:p>
          </table:table-cell>
          <table:table-cell table:formula="of:=[.C158] +0.0174533" office:value-type="float" office:value="7.45255809999995" calcext:value-type="float">
            <text:p>7.45255809999995</text:p>
          </table:table-cell>
          <table:table-cell table:formula="of:=[.D1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9] + SIN([.C160]) * [.D160]" office:value-type="float" office:value="-2.04990550308487" calcext:value-type="float">
            <text:p>-2.04990550308487</text:p>
          </table:table-cell>
          <table:table-cell table:formula="of:=[.B159]+ COS([.C160]) * [.D160]" office:value-type="float" office:value="11.0603999914409" calcext:value-type="float">
            <text:p>11.0603999914409</text:p>
          </table:table-cell>
          <table:table-cell table:formula="of:=[.C159] +0.0174533" office:value-type="float" office:value="7.47001139999995" calcext:value-type="float">
            <text:p>7.47001139999995</text:p>
          </table:table-cell>
          <table:table-cell table:formula="of:=[.D1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0] + SIN([.C161]) * [.D161]" office:value-type="float" office:value="-1.9565473812739" calcext:value-type="float">
            <text:p>-1.9565473812739</text:p>
          </table:table-cell>
          <table:table-cell table:formula="of:=[.B160]+ COS([.C161]) * [.D161]" office:value-type="float" office:value="11.0962365801726" calcext:value-type="float">
            <text:p>11.0962365801726</text:p>
          </table:table-cell>
          <table:table-cell table:formula="of:=[.C160] +0.0174533" office:value-type="float" office:value="7.48746469999995" calcext:value-type="float">
            <text:p>7.48746469999995</text:p>
          </table:table-cell>
          <table:table-cell table:formula="of:=[.D1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1] + SIN([.C162]) * [.D162]" office:value-type="float" office:value="-1.86257804338936" calcext:value-type="float">
            <text:p>-1.86257804338936</text:p>
          </table:table-cell>
          <table:table-cell table:formula="of:=[.B161]+ COS([.C162]) * [.D162]" office:value-type="float" office:value="11.1304383862293" calcext:value-type="float">
            <text:p>11.1304383862293</text:p>
          </table:table-cell>
          <table:table-cell table:formula="of:=[.C161] +0.0174533" office:value-type="float" office:value="7.50491799999995" calcext:value-type="float">
            <text:p>7.50491799999995</text:p>
          </table:table-cell>
          <table:table-cell table:formula="of:=[.D1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2] + SIN([.C163]) * [.D163]" office:value-type="float" office:value="-1.76802611342642" calcext:value-type="float">
            <text:p>-1.76802611342642</text:p>
          </table:table-cell>
          <table:table-cell table:formula="of:=[.B162]+ COS([.C163]) * [.D163]" office:value-type="float" office:value="11.1629949914007" calcext:value-type="float">
            <text:p>11.1629949914007</text:p>
          </table:table-cell>
          <table:table-cell table:formula="of:=[.C162] +0.0174533" office:value-type="float" office:value="7.52237129999995" calcext:value-type="float">
            <text:p>7.52237129999995</text:p>
          </table:table-cell>
          <table:table-cell table:formula="of:=[.D1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3] + SIN([.C164]) * [.D164]" office:value-type="float" office:value="-1.67292039284357" calcext:value-type="float">
            <text:p>-1.67292039284357</text:p>
          </table:table-cell>
          <table:table-cell table:formula="of:=[.B163]+ COS([.C164]) * [.D164]" office:value-type="float" office:value="11.1938964786208" calcext:value-type="float">
            <text:p>11.1938964786208</text:p>
          </table:table-cell>
          <table:table-cell table:formula="of:=[.C163] +0.0174533" office:value-type="float" office:value="7.53982459999995" calcext:value-type="float">
            <text:p>7.53982459999995</text:p>
          </table:table-cell>
          <table:table-cell table:formula="of:=[.D1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4] + SIN([.C165]) * [.D165]" office:value-type="float" office:value="-1.57728985178944" calcext:value-type="float">
            <text:p>-1.57728985178944</text:p>
          </table:table-cell>
          <table:table-cell table:formula="of:=[.B164]+ COS([.C165]) * [.D165]" office:value-type="float" office:value="11.2231334349893" calcext:value-type="float">
            <text:p>11.2231334349893</text:p>
          </table:table-cell>
          <table:table-cell table:formula="of:=[.C164] +0.0174533" office:value-type="float" office:value="7.55727789999995" calcext:value-type="float">
            <text:p>7.55727789999995</text:p>
          </table:table-cell>
          <table:table-cell table:formula="of:=[.D1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5] + SIN([.C166]) * [.D166]" office:value-type="float" office:value="-1.4811636202782" calcext:value-type="float">
            <text:p>-1.4811636202782</text:p>
          </table:table-cell>
          <table:table-cell table:formula="of:=[.B165]+ COS([.C166]) * [.D166]" office:value-type="float" office:value="11.2506969546385" calcext:value-type="float">
            <text:p>11.2506969546385</text:p>
          </table:table-cell>
          <table:table-cell table:formula="of:=[.C165] +0.0174533" office:value-type="float" office:value="7.57473119999995" calcext:value-type="float">
            <text:p>7.57473119999995</text:p>
          </table:table-cell>
          <table:table-cell table:formula="of:=[.D1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6] + SIN([.C167]) * [.D167]" office:value-type="float" office:value="-1.38457097931627" calcext:value-type="float">
            <text:p>-1.38457097931627</text:p>
          </table:table-cell>
          <table:table-cell table:formula="of:=[.B166]+ COS([.C167]) * [.D167]" office:value-type="float" office:value="11.2765786414459" calcext:value-type="float">
            <text:p>11.2765786414459</text:p>
          </table:table-cell>
          <table:table-cell table:formula="of:=[.C166] +0.0174533" office:value-type="float" office:value="7.59218449999995" calcext:value-type="float">
            <text:p>7.59218449999995</text:p>
          </table:table-cell>
          <table:table-cell table:formula="of:=[.D1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7] + SIN([.C168]) * [.D168]" office:value-type="float" office:value="-1.28754135198301" calcext:value-type="float">
            <text:p>-1.28754135198301</text:p>
          </table:table-cell>
          <table:table-cell table:formula="of:=[.B167]+ COS([.C168]) * [.D168]" office:value-type="float" office:value="11.3007706115924" calcext:value-type="float">
            <text:p>11.3007706115924</text:p>
          </table:table-cell>
          <table:table-cell table:formula="of:=[.C167] +0.0174533" office:value-type="float" office:value="7.60963779999995" calcext:value-type="float">
            <text:p>7.60963779999995</text:p>
          </table:table-cell>
          <table:table-cell table:formula="of:=[.D1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8] + SIN([.C169]) * [.D169]" office:value-type="float" office:value="-1.19010429446818" calcext:value-type="float">
            <text:p>-1.19010429446818</text:p>
          </table:table-cell>
          <table:table-cell table:formula="of:=[.B168]+ COS([.C169]) * [.D169]" office:value-type="float" office:value="11.3232654959631" calcext:value-type="float">
            <text:p>11.3232654959631</text:p>
          </table:table-cell>
          <table:table-cell table:formula="of:=[.C168] +0.0174533" office:value-type="float" office:value="7.62709109999995" calcext:value-type="float">
            <text:p>7.62709109999995</text:p>
          </table:table-cell>
          <table:table-cell table:formula="of:=[.D1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9] + SIN([.C170]) * [.D170]" office:value-type="float" office:value="-1.09228948706885" calcext:value-type="float">
            <text:p>-1.09228948706885</text:p>
          </table:table-cell>
          <table:table-cell table:formula="of:=[.B169]+ COS([.C170]) * [.D170]" office:value-type="float" office:value="11.3440564423926" calcext:value-type="float">
            <text:p>11.3440564423926</text:p>
          </table:table-cell>
          <table:table-cell table:formula="of:=[.C169] +0.0174533" office:value-type="float" office:value="7.64454439999995" calcext:value-type="float">
            <text:p>7.64454439999995</text:p>
          </table:table-cell>
          <table:table-cell table:formula="of:=[.D1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0] + SIN([.C171]) * [.D171]" office:value-type="float" office:value="-0.994126725148432" calcext:value-type="float">
            <text:p>-0.994126725148432</text:p>
          </table:table-cell>
          <table:table-cell table:formula="of:=[.B170]+ COS([.C171]) * [.D171]" office:value-type="float" office:value="11.3631371177516" calcext:value-type="float">
            <text:p>11.3631371177516</text:p>
          </table:table-cell>
          <table:table-cell table:formula="of:=[.C170] +0.0174533" office:value-type="float" office:value="7.66199769999994" calcext:value-type="float">
            <text:p>7.66199769999994</text:p>
          </table:table-cell>
          <table:table-cell table:formula="of:=[.D1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1] + SIN([.C172]) * [.D172]" office:value-type="float" office:value="-0.895645910060767" calcext:value-type="float">
            <text:p>-0.895645910060767</text:p>
          </table:table-cell>
          <table:table-cell table:formula="of:=[.B171]+ COS([.C172]) * [.D172]" office:value-type="float" office:value="11.3805017098766" calcext:value-type="float">
            <text:p>11.3805017098766</text:p>
          </table:table-cell>
          <table:table-cell table:formula="of:=[.C171] +0.0174533" office:value-type="float" office:value="7.67945099999994" calcext:value-type="float">
            <text:p>7.67945099999994</text:p>
          </table:table-cell>
          <table:table-cell table:formula="of:=[.D1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2] + SIN([.C173]) * [.D173]" office:value-type="float" office:value="-0.796877040041846" calcext:value-type="float">
            <text:p>-0.796877040041846</text:p>
          </table:table-cell>
          <table:table-cell table:formula="of:=[.B172]+ COS([.C173]) * [.D173]" office:value-type="float" office:value="11.3961449293402" calcext:value-type="float">
            <text:p>11.3961449293402</text:p>
          </table:table-cell>
          <table:table-cell table:formula="of:=[.C172] +0.0174533" office:value-type="float" office:value="7.69690429999994" calcext:value-type="float">
            <text:p>7.69690429999994</text:p>
          </table:table-cell>
          <table:table-cell table:formula="of:=[.D1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3] + SIN([.C174]) * [.D174]" office:value-type="float" office:value="-0.697850201072061" calcext:value-type="float">
            <text:p>-0.697850201072061</text:p>
          </table:table-cell>
          <table:table-cell table:formula="of:=[.B173]+ COS([.C174]) * [.D174]" office:value-type="float" office:value="11.410062011062" calcext:value-type="float">
            <text:p>11.410062011062</text:p>
          </table:table-cell>
          <table:table-cell table:formula="of:=[.C173] +0.0174533" office:value-type="float" office:value="7.71435759999994" calcext:value-type="float">
            <text:p>7.71435759999994</text:p>
          </table:table-cell>
          <table:table-cell table:formula="of:=[.D1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4] + SIN([.C175]) * [.D175]" office:value-type="float" office:value="-0.59859555771171" calcext:value-type="float">
            <text:p>-0.59859555771171</text:p>
          </table:table-cell>
          <table:table-cell table:formula="of:=[.B174]+ COS([.C175]) * [.D175]" office:value-type="float" office:value="11.4222487157606" calcext:value-type="float">
            <text:p>11.4222487157606</text:p>
          </table:table-cell>
          <table:table-cell table:formula="of:=[.C174] +0.0174533" office:value-type="float" office:value="7.73181089999994" calcext:value-type="float">
            <text:p>7.73181089999994</text:p>
          </table:table-cell>
          <table:table-cell table:formula="of:=[.D1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5] + SIN([.C176]) * [.D176]" office:value-type="float" office:value="-0.499143343912577" calcext:value-type="float">
            <text:p>-0.499143343912577</text:p>
          </table:table-cell>
          <table:table-cell table:formula="of:=[.B175]+ COS([.C176]) * [.D176]" office:value-type="float" office:value="11.4327013312443" calcext:value-type="float">
            <text:p>11.4327013312443</text:p>
          </table:table-cell>
          <table:table-cell table:formula="of:=[.C175] +0.0174533" office:value-type="float" office:value="7.74926419999994" calcext:value-type="float">
            <text:p>7.74926419999994</text:p>
          </table:table-cell>
          <table:table-cell table:formula="of:=[.D1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6] + SIN([.C177]) * [.D177]" office:value-type="float" office:value="-0.399523853808367" calcext:value-type="float">
            <text:p>-0.399523853808367</text:p>
          </table:table-cell>
          <table:table-cell table:formula="of:=[.B176]+ COS([.C177]) * [.D177]" office:value-type="float" office:value="11.4414166735427" calcext:value-type="float">
            <text:p>11.4414166735427</text:p>
          </table:table-cell>
          <table:table-cell table:formula="of:=[.C176] +0.0174533" office:value-type="float" office:value="7.76671749999994" calcext:value-type="float">
            <text:p>7.76671749999994</text:p>
          </table:table-cell>
          <table:table-cell table:formula="of:=[.D1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7] + SIN([.C178]) * [.D178]" office:value-type="float" office:value="-0.299767432486811" calcext:value-type="float">
            <text:p>-0.299767432486811</text:p>
          </table:table-cell>
          <table:table-cell table:formula="of:=[.B177]+ COS([.C178]) * [.D178]" office:value-type="float" office:value="11.4483920878756" calcext:value-type="float">
            <text:p>11.4483920878756</text:p>
          </table:table-cell>
          <table:table-cell table:formula="of:=[.C177] +0.0174533" office:value-type="float" office:value="7.78417079999994" calcext:value-type="float">
            <text:p>7.78417079999994</text:p>
          </table:table-cell>
          <table:table-cell table:formula="of:=[.D1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8] + SIN([.C179]) * [.D179]" office:value-type="float" office:value="-0.19990446674625" calcext:value-type="float">
            <text:p>-0.19990446674625</text:p>
          </table:table-cell>
          <table:table-cell table:formula="of:=[.B178]+ COS([.C179]) * [.D179]" office:value-type="float" office:value="11.4536254494625" calcext:value-type="float">
            <text:p>11.4536254494625</text:p>
          </table:table-cell>
          <table:table-cell table:formula="of:=[.C178] +0.0174533" office:value-type="float" office:value="7.80162409999994" calcext:value-type="float">
            <text:p>7.80162409999994</text:p>
          </table:table-cell>
          <table:table-cell table:formula="of:=[.D1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9] + SIN([.C180]) * [.D180]" office:value-type="float" office:value="-0.0999653758395166" calcext:value-type="float">
            <text:p>-0.099965375839517</text:p>
          </table:table-cell>
          <table:table-cell table:formula="of:=[.B179]+ COS([.C180]) * [.D180]" office:value-type="float" office:value="11.4571151641695" calcext:value-type="float">
            <text:p>11.4571151641695</text:p>
          </table:table-cell>
          <table:table-cell table:formula="of:=[.C179] +0.0174533" office:value-type="float" office:value="7.81907739999994" calcext:value-type="float">
            <text:p>7.81907739999994</text:p>
          </table:table-cell>
          <table:table-cell table:formula="of:=[.D1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0] + SIN([.C181]) * [.D181]" office:value-type="float" office:value="0.0000193977920737581" calcext:value-type="float">
            <text:p>1.93977920737581E-05</text:p>
          </table:table-cell>
          <table:table-cell table:formula="of:=[.B180]+ COS([.C181]) * [.D181]" office:value-type="float" office:value="11.4588601689946" calcext:value-type="float">
            <text:p>11.4588601689946</text:p>
          </table:table-cell>
          <table:table-cell table:formula="of:=[.C180] +0.0174533" office:value-type="float" office:value="7.83653069999994" calcext:value-type="float">
            <text:p>7.83653069999994</text:p>
          </table:table-cell>
          <table:table-cell table:formula="of:=[.D1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1] + SIN([.C182]) * [.D182]" office:value-type="float" office:value="0.100019397791794" calcext:value-type="float">
            <text:p>0.100019397791794</text:p>
          </table:table-cell>
          <table:table-cell table:formula="of:=[.B181]+ COS([.C182]) * [.D182]" office:value-type="float" office:value="11.458859932392" calcext:value-type="float">
            <text:p>11.458859932392</text:p>
          </table:table-cell>
          <table:table-cell table:formula="of:=[.C181] +0.0174533" office:value-type="float" office:value="7.85398399999994" calcext:value-type="float">
            <text:p>7.85398399999994</text:p>
          </table:table-cell>
          <table:table-cell table:formula="of:=[.D1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2] + SIN([.C183]) * [.D183]" office:value-type="float" office:value="0.200004163164813" calcext:value-type="float">
            <text:p>0.200004163164813</text:p>
          </table:table-cell>
          <table:table-cell table:formula="of:=[.B182]+ COS([.C183]) * [.D183]" office:value-type="float" office:value="11.4571144544339" calcext:value-type="float">
            <text:p>11.4571144544339</text:p>
          </table:table-cell>
          <table:table-cell table:formula="of:=[.C182] +0.0174533" office:value-type="float" office:value="7.87143729999994" calcext:value-type="float">
            <text:p>7.87143729999994</text:p>
          </table:table-cell>
          <table:table-cell table:formula="of:=[.D1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3] + SIN([.C184]) * [.D184]" office:value-type="float" office:value="0.29994323755692" calcext:value-type="float">
            <text:p>0.29994323755692</text:p>
          </table:table-cell>
          <table:table-cell table:formula="of:=[.B183]+ COS([.C184]) * [.D184]" office:value-type="float" office:value="11.4536242668102" calcext:value-type="float">
            <text:p>11.4536242668102</text:p>
          </table:table-cell>
          <table:table-cell table:formula="of:=[.C183] +0.0174533" office:value-type="float" office:value="7.88889059999994" calcext:value-type="float">
            <text:p>7.88889059999994</text:p>
          </table:table-cell>
          <table:table-cell table:formula="of:=[.D1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4] + SIN([.C185]) * [.D185]" office:value-type="float" office:value="0.399806178531829" calcext:value-type="float">
            <text:p>0.399806178531829</text:p>
          </table:table-cell>
          <table:table-cell table:formula="of:=[.B184]+ COS([.C185]) * [.D185]" office:value-type="float" office:value="11.4483904326666" calcext:value-type="float">
            <text:p>11.4483904326666</text:p>
          </table:table-cell>
          <table:table-cell table:formula="of:=[.C184] +0.0174533" office:value-type="float" office:value="7.90634389999994" calcext:value-type="float">
            <text:p>7.90634389999994</text:p>
          </table:table-cell>
          <table:table-cell table:formula="of:=[.D1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5] + SIN([.C186]) * [.D186]" office:value-type="float" office:value="0.499562566844253" calcext:value-type="float">
            <text:p>0.499562566844253</text:p>
          </table:table-cell>
          <table:table-cell table:formula="of:=[.B185]+ COS([.C186]) * [.D186]" office:value-type="float" office:value="11.4414145462813" calcext:value-type="float">
            <text:p>11.4414145462813</text:p>
          </table:table-cell>
          <table:table-cell table:formula="of:=[.C185] +0.0174533" office:value-type="float" office:value="7.92379719999994" calcext:value-type="float">
            <text:p>7.92379719999994</text:p>
          </table:table-cell>
          <table:table-cell table:formula="of:=[.D1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6] + SIN([.C187]) * [.D187]" office:value-type="float" office:value="0.599182015705904" calcext:value-type="float">
            <text:p>0.599182015705904</text:p>
          </table:table-cell>
          <table:table-cell table:formula="of:=[.B186]+ COS([.C187]) * [.D187]" office:value-type="float" office:value="11.4326987325786" calcext:value-type="float">
            <text:p>11.4326987325786</text:p>
          </table:table-cell>
          <table:table-cell table:formula="of:=[.C186] +0.0174533" office:value-type="float" office:value="7.94125049999994" calcext:value-type="float">
            <text:p>7.94125049999994</text:p>
          </table:table-cell>
          <table:table-cell table:formula="of:=[.D1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7] + SIN([.C188]) * [.D188]" office:value-type="float" office:value="0.698634180041614" calcext:value-type="float">
            <text:p>0.698634180041614</text:p>
          </table:table-cell>
          <table:table-cell table:formula="of:=[.B187]+ COS([.C188]) * [.D188]" office:value-type="float" office:value="11.422245646482" calcext:value-type="float">
            <text:p>11.422245646482</text:p>
          </table:table-cell>
          <table:table-cell table:formula="of:=[.C187] +0.0174533" office:value-type="float" office:value="7.95870379999994" calcext:value-type="float">
            <text:p>7.95870379999994</text:p>
          </table:table-cell>
          <table:table-cell table:formula="of:=[.D1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8] + SIN([.C189]) * [.D189]" office:value-type="float" office:value="0.797888765732747" calcext:value-type="float">
            <text:p>0.797888765732747</text:p>
          </table:table-cell>
          <table:table-cell table:formula="of:=[.B188]+ COS([.C189]) * [.D189]" office:value-type="float" office:value="11.4100584721055" calcext:value-type="float">
            <text:p>11.4100584721055</text:p>
          </table:table-cell>
          <table:table-cell table:formula="of:=[.C188] +0.0174533" office:value-type="float" office:value="7.97615709999994" calcext:value-type="float">
            <text:p>7.97615709999994</text:p>
          </table:table-cell>
          <table:table-cell table:formula="of:=[.D1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9] + SIN([.C190]) * [.D190]" office:value-type="float" office:value="0.896915538845084" calcext:value-type="float">
            <text:p>0.896915538845084</text:p>
          </table:table-cell>
          <table:table-cell table:formula="of:=[.B189]+ COS([.C190]) * [.D190]" office:value-type="float" office:value="11.3961409217838" calcext:value-type="float">
            <text:p>11.3961409217838</text:p>
          </table:table-cell>
          <table:table-cell table:formula="of:=[.C189] +0.0174533" office:value-type="float" office:value="7.99361039999994" calcext:value-type="float">
            <text:p>7.99361039999994</text:p>
          </table:table-cell>
          <table:table-cell table:formula="of:=[.D1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0] + SIN([.C191]) * [.D191]" office:value-type="float" office:value="0.995684334838388" calcext:value-type="float">
            <text:p>0.995684334838388</text:p>
          </table:table-cell>
          <table:table-cell table:formula="of:=[.B190]+ COS([.C191]) * [.D191]" office:value-type="float" office:value="11.3804972349411" calcext:value-type="float">
            <text:p>11.3804972349411</text:p>
          </table:table-cell>
          <table:table-cell table:formula="of:=[.C190] +0.0174533" office:value-type="float" office:value="8.01106369999994" calcext:value-type="float">
            <text:p>8.01106369999994</text:p>
          </table:table-cell>
          <table:table-cell table:formula="of:=[.D1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1] + SIN([.C192]) * [.D192]" office:value-type="float" office:value="1.09416506775482" calcext:value-type="float">
            <text:p>1.09416506775482</text:p>
          </table:table-cell>
          <table:table-cell table:formula="of:=[.B191]+ COS([.C192]) * [.D192]" office:value-type="float" office:value="11.3631321768" calcext:value-type="float">
            <text:p>11.3631321768</text:p>
          </table:table-cell>
          <table:table-cell table:formula="of:=[.C191] +0.0174533" office:value-type="float" office:value="8.02851699999994" calcext:value-type="float">
            <text:p>8.02851699999994</text:p>
          </table:table-cell>
          <table:table-cell table:formula="of:=[.D1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2] + SIN([.C193]) * [.D193]" office:value-type="float" office:value="1.19232773938341" calcext:value-type="float">
            <text:p>1.19232773938341</text:p>
          </table:table-cell>
          <table:table-cell table:formula="of:=[.B192]+ COS([.C193]) * [.D193]" office:value-type="float" office:value="11.34405103693" calcext:value-type="float">
            <text:p>11.34405103693</text:p>
          </table:table-cell>
          <table:table-cell table:formula="of:=[.C192] +0.0174533" office:value-type="float" office:value="8.04597029999994" calcext:value-type="float">
            <text:p>8.04597029999994</text:p>
          </table:table-cell>
          <table:table-cell table:formula="of:=[.D1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3] + SIN([.C194]) * [.D194]" office:value-type="float" office:value="1.29014244839783" calcext:value-type="float">
            <text:p>1.29014244839783</text:p>
          </table:table-cell>
          <table:table-cell table:formula="of:=[.B193]+ COS([.C194]) * [.D194]" office:value-type="float" office:value="11.3232596276362" calcext:value-type="float">
            <text:p>11.3232596276362</text:p>
          </table:table-cell>
          <table:table-cell table:formula="of:=[.C193] +0.0174533" office:value-type="float" office:value="8.06342359999994" calcext:value-type="float">
            <text:p>8.06342359999994</text:p>
          </table:table-cell>
          <table:table-cell table:formula="of:=[.D1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4] + SIN([.C195]) * [.D195]" office:value-type="float" office:value="1.38757939946462" calcext:value-type="float">
            <text:p>1.38757939946462</text:p>
          </table:table-cell>
          <table:table-cell table:formula="of:=[.B194]+ COS([.C195]) * [.D195]" office:value-type="float" office:value="11.3007642821886" calcext:value-type="float">
            <text:p>11.3007642821886</text:p>
          </table:table-cell>
          <table:table-cell table:formula="of:=[.C194] +0.0174533" office:value-type="float" office:value="8.08087689999994" calcext:value-type="float">
            <text:p>8.08087689999994</text:p>
          </table:table-cell>
          <table:table-cell table:formula="of:=[.D1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5] + SIN([.C196]) * [.D196]" office:value-type="float" office:value="1.48460891231916" calcext:value-type="float">
            <text:p>1.48460891231916</text:p>
          </table:table-cell>
          <table:table-cell table:formula="of:=[.B195]+ COS([.C196]) * [.D196]" office:value-type="float" office:value="11.2765718528933" calcext:value-type="float">
            <text:p>11.2765718528933</text:p>
          </table:table-cell>
          <table:table-cell table:formula="of:=[.C195] +0.0174533" office:value-type="float" office:value="8.09833019999994" calcext:value-type="float">
            <text:p>8.09833019999994</text:p>
          </table:table-cell>
          <table:table-cell table:formula="of:=[.D1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6] + SIN([.C197]) * [.D197]" office:value-type="float" office:value="1.58120143080656" calcext:value-type="float">
            <text:p>1.58120143080656</text:p>
          </table:table-cell>
          <table:table-cell table:formula="of:=[.B196]+ COS([.C197]) * [.D197]" office:value-type="float" office:value="11.2506897090048" calcext:value-type="float">
            <text:p>11.2506897090048</text:p>
          </table:table-cell>
          <table:table-cell table:formula="of:=[.C196] +0.0174533" office:value-type="float" office:value="8.11578349999994" calcext:value-type="float">
            <text:p>8.11578349999994</text:p>
          </table:table-cell>
          <table:table-cell table:formula="of:=[.D1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7] + SIN([.C198]) * [.D198]" office:value-type="float" office:value="1.67732753188474" calcext:value-type="float">
            <text:p>1.67732753188474</text:p>
          </table:table-cell>
          <table:table-cell table:formula="of:=[.B197]+ COS([.C198]) * [.D198]" office:value-type="float" office:value="11.2231257344818" calcext:value-type="float">
            <text:p>11.2231257344818</text:p>
          </table:table-cell>
          <table:table-cell table:formula="of:=[.C197] +0.0174533" office:value-type="float" office:value="8.13323679999994" calcext:value-type="float">
            <text:p>8.13323679999994</text:p>
          </table:table-cell>
          <table:table-cell table:formula="of:=[.D1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8] + SIN([.C199]) * [.D199]" office:value-type="float" office:value="1.77295793458703" calcext:value-type="float">
            <text:p>1.77295793458703</text:p>
          </table:table-cell>
          <table:table-cell table:formula="of:=[.B198]+ COS([.C199]) * [.D199]" office:value-type="float" office:value="11.193888325585" calcext:value-type="float">
            <text:p>11.193888325585</text:p>
          </table:table-cell>
          <table:table-cell table:formula="of:=[.C198] +0.0174533" office:value-type="float" office:value="8.15069009999994" calcext:value-type="float">
            <text:p>8.15069009999994</text:p>
          </table:table-cell>
          <table:table-cell table:formula="of:=[.D1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9] + SIN([.C200]) * [.D200]" office:value-type="float" office:value="1.8680635089414" calcext:value-type="float">
            <text:p>1.8680635089414</text:p>
          </table:table-cell>
          <table:table-cell table:formula="of:=[.B199]+ COS([.C200]) * [.D200]" office:value-type="float" office:value="11.1629863883201" calcext:value-type="float">
            <text:p>11.1629863883201</text:p>
          </table:table-cell>
          <table:table-cell table:formula="of:=[.C199] +0.0174533" office:value-type="float" office:value="8.16814339999994" calcext:value-type="float">
            <text:p>8.16814339999994</text:p>
          </table:table-cell>
          <table:table-cell table:formula="of:=[.D1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0] + SIN([.C201]) * [.D201]" office:value-type="float" office:value="1.96261528484378" calcext:value-type="float">
            <text:p>1.96261528484378</text:p>
          </table:table-cell>
          <table:table-cell table:formula="of:=[.B200]+ COS([.C201]) * [.D201]" office:value-type="float" office:value="11.1304293357245" calcext:value-type="float">
            <text:p>11.1304293357245</text:p>
          </table:table-cell>
          <table:table-cell table:formula="of:=[.C200] +0.0174533" office:value-type="float" office:value="8.18559669999994" calcext:value-type="float">
            <text:p>8.18559669999994</text:p>
          </table:table-cell>
          <table:table-cell table:formula="of:=[.D2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1] + SIN([.C202]) * [.D202]" office:value-type="float" office:value="2.05658446088257" calcext:value-type="float">
            <text:p>2.05658446088257</text:p>
          </table:table-cell>
          <table:table-cell table:formula="of:=[.B201]+ COS([.C202]) * [.D202]" office:value-type="float" office:value="11.0962270850005" calcext:value-type="float">
            <text:p>11.0962270850005</text:p>
          </table:table-cell>
          <table:table-cell table:formula="of:=[.C201] +0.0174533" office:value-type="float" office:value="8.20304999999994" calcext:value-type="float">
            <text:p>8.20304999999994</text:p>
          </table:table-cell>
          <table:table-cell table:formula="of:=[.D2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2] + SIN([.C203]) * [.D203]" office:value-type="float" office:value="2.14994241311194" calcext:value-type="float">
            <text:p>2.14994241311194</text:p>
          </table:table-cell>
          <table:table-cell table:formula="of:=[.B202]+ COS([.C203]) * [.D203]" office:value-type="float" office:value="11.0603900544938" calcext:value-type="float">
            <text:p>11.0603900544938</text:p>
          </table:table-cell>
          <table:table-cell table:formula="of:=[.C202] +0.0174533" office:value-type="float" office:value="8.22050329999994" calcext:value-type="float">
            <text:p>8.22050329999994</text:p>
          </table:table-cell>
          <table:table-cell table:formula="of:=[.D2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3] + SIN([.C204]) * [.D204]" office:value-type="float" office:value="2.24266070377088" calcext:value-type="float">
            <text:p>2.24266070377088</text:p>
          </table:table-cell>
          <table:table-cell table:formula="of:=[.B203]+ COS([.C204]) * [.D204]" office:value-type="float" office:value="11.0229291605204" calcext:value-type="float">
            <text:p>11.0229291605204</text:p>
          </table:table-cell>
          <table:table-cell table:formula="of:=[.C203] +0.0174533" office:value-type="float" office:value="8.23795659999994" calcext:value-type="float">
            <text:p>8.23795659999994</text:p>
          </table:table-cell>
          <table:table-cell table:formula="of:=[.D2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4] + SIN([.C205]) * [.D205]" office:value-type="float" office:value="2.33471108994565" calcext:value-type="float">
            <text:p>2.33471108994565</text:p>
          </table:table-cell>
          <table:table-cell table:formula="of:=[.B204]+ COS([.C205]) * [.D205]" office:value-type="float" office:value="10.9838558140413" calcext:value-type="float">
            <text:p>10.9838558140413</text:p>
          </table:table-cell>
          <table:table-cell table:formula="of:=[.C204] +0.0174533" office:value-type="float" office:value="8.25540989999993" calcext:value-type="float">
            <text:p>8.25540989999993</text:p>
          </table:table-cell>
          <table:table-cell table:formula="of:=[.D2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5] + SIN([.C206]) * [.D206]" office:value-type="float" office:value="2.4260655321729" calcext:value-type="float">
            <text:p>2.4260655321729</text:p>
          </table:table-cell>
          <table:table-cell table:formula="of:=[.B205]+ COS([.C206]) * [.D206]" office:value-type="float" office:value="10.9431819171866" calcext:value-type="float">
            <text:p>10.9431819171866</text:p>
          </table:table-cell>
          <table:table-cell table:formula="of:=[.C205] +0.0174533" office:value-type="float" office:value="8.27286319999993" calcext:value-type="float">
            <text:p>8.27286319999993</text:p>
          </table:table-cell>
          <table:table-cell table:formula="of:=[.D2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6] + SIN([.C207]) * [.D207]" office:value-type="float" office:value="2.51669620298069" calcext:value-type="float">
            <text:p>2.51669620298069</text:p>
          </table:table-cell>
          <table:table-cell table:formula="of:=[.B206]+ COS([.C207]) * [.D207]" office:value-type="float" office:value="10.9009198596299" calcext:value-type="float">
            <text:p>10.9009198596299</text:p>
          </table:table-cell>
          <table:table-cell table:formula="of:=[.C206] +0.0174533" office:value-type="float" office:value="8.29031649999993" calcext:value-type="float">
            <text:p>8.29031649999993</text:p>
          </table:table-cell>
          <table:table-cell table:formula="of:=[.D2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7] + SIN([.C208]) * [.D208]" office:value-type="float" office:value="2.60657549536508" calcext:value-type="float">
            <text:p>2.60657549536508</text:p>
          </table:table-cell>
          <table:table-cell table:formula="of:=[.B207]+ COS([.C208]) * [.D208]" office:value-type="float" office:value="10.8570825148143" calcext:value-type="float">
            <text:p>10.8570825148143</text:p>
          </table:table-cell>
          <table:table-cell table:formula="of:=[.C207] +0.0174533" office:value-type="float" office:value="8.30776979999993" calcext:value-type="float">
            <text:p>8.30776979999993</text:p>
          </table:table-cell>
          <table:table-cell table:formula="of:=[.D2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8] + SIN([.C209]) * [.D209]" office:value-type="float" office:value="2.69567603119945" calcext:value-type="float">
            <text:p>2.69567603119945</text:p>
          </table:table-cell>
          <table:table-cell table:formula="of:=[.B208]+ COS([.C209]) * [.D209]" office:value-type="float" office:value="10.8116832360311" calcext:value-type="float">
            <text:p>10.8116832360311</text:p>
          </table:table-cell>
          <table:table-cell table:formula="of:=[.C208] +0.0174533" office:value-type="float" office:value="8.32522309999993" calcext:value-type="float">
            <text:p>8.32522309999993</text:p>
          </table:table-cell>
          <table:table-cell table:formula="of:=[.D2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9] + SIN([.C210]) * [.D210]" office:value-type="float" office:value="2.7839706695742" calcext:value-type="float">
            <text:p>2.7839706695742</text:p>
          </table:table-cell>
          <table:table-cell table:formula="of:=[.B209]+ COS([.C210]) * [.D210]" office:value-type="float" office:value="10.7647358523525" calcext:value-type="float">
            <text:p>10.7647358523525</text:p>
          </table:table-cell>
          <table:table-cell table:formula="of:=[.C209] +0.0174533" office:value-type="float" office:value="8.34267639999993" calcext:value-type="float">
            <text:p>8.34267639999993</text:p>
          </table:table-cell>
          <table:table-cell table:formula="of:=[.D2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0] + SIN([.C211]) * [.D211]" office:value-type="float" office:value="2.87143251506409" calcext:value-type="float">
            <text:p>2.87143251506409</text:p>
          </table:table-cell>
          <table:table-cell table:formula="of:=[.B210]+ COS([.C211]) * [.D211]" office:value-type="float" office:value="10.7162546644183" calcext:value-type="float">
            <text:p>10.7162546644183</text:p>
          </table:table-cell>
          <table:table-cell table:formula="of:=[.C210] +0.0174533" office:value-type="float" office:value="8.36012969999993" calcext:value-type="float">
            <text:p>8.36012969999993</text:p>
          </table:table-cell>
          <table:table-cell table:formula="of:=[.D2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1] + SIN([.C212]) * [.D212]" office:value-type="float" office:value="2.95803492592088" calcext:value-type="float">
            <text:p>2.95803492592088</text:p>
          </table:table-cell>
          <table:table-cell table:formula="of:=[.B211]+ COS([.C212]) * [.D212]" office:value-type="float" office:value="10.6662544400809" calcext:value-type="float">
            <text:p>10.6662544400809</text:p>
          </table:table-cell>
          <table:table-cell table:formula="of:=[.C211] +0.0174533" office:value-type="float" office:value="8.37758299999993" calcext:value-type="float">
            <text:p>8.37758299999993</text:p>
          </table:table-cell>
          <table:table-cell table:formula="of:=[.D2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2] + SIN([.C213]) * [.D213]" office:value-type="float" office:value="3.04375152218869" calcext:value-type="float">
            <text:p>3.04375152218869</text:p>
          </table:table-cell>
          <table:table-cell table:formula="of:=[.B212]+ COS([.C213]) * [.D213]" office:value-type="float" office:value="10.614750409906" calcext:value-type="float">
            <text:p>10.614750409906</text:p>
          </table:table-cell>
          <table:table-cell table:formula="of:=[.C212] +0.0174533" office:value-type="float" office:value="8.39503629999993" calcext:value-type="float">
            <text:p>8.39503629999993</text:p>
          </table:table-cell>
          <table:table-cell table:formula="of:=[.D2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3] + SIN([.C214]) * [.D214]" office:value-type="float" office:value="3.12855619373956" calcext:value-type="float">
            <text:p>3.12855619373956</text:p>
          </table:table-cell>
          <table:table-cell table:formula="of:=[.B213]+ COS([.C214]) * [.D214]" office:value-type="float" office:value="10.5617582625335" calcext:value-type="float">
            <text:p>10.5617582625335</text:p>
          </table:table-cell>
          <table:table-cell table:formula="of:=[.C213] +0.0174533" office:value-type="float" office:value="8.41248959999993" calcext:value-type="float">
            <text:p>8.41248959999993</text:p>
          </table:table-cell>
          <table:table-cell table:formula="of:=[.D2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4] + SIN([.C215]) * [.D215]" office:value-type="float" office:value="3.21242310822686" calcext:value-type="float">
            <text:p>3.21242310822686</text:p>
          </table:table-cell>
          <table:table-cell table:formula="of:=[.B214]+ COS([.C215]) * [.D215]" office:value-type="float" office:value="10.5072941398987" calcext:value-type="float">
            <text:p>10.5072941398987</text:p>
          </table:table-cell>
          <table:table-cell table:formula="of:=[.C214] +0.0174533" office:value-type="float" office:value="8.42994289999993" calcext:value-type="float">
            <text:p>8.42994289999993</text:p>
          </table:table-cell>
          <table:table-cell table:formula="of:=[.D2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5] + SIN([.C216]) * [.D216]" office:value-type="float" office:value="3.29532671895411" calcext:value-type="float">
            <text:p>3.29532671895411</text:p>
          </table:table-cell>
          <table:table-cell table:formula="of:=[.B215]+ COS([.C216]) * [.D216]" office:value-type="float" office:value="10.4513746323152" calcext:value-type="float">
            <text:p>10.4513746323152</text:p>
          </table:table-cell>
          <table:table-cell table:formula="of:=[.C215] +0.0174533" office:value-type="float" office:value="8.44739619999993" calcext:value-type="float">
            <text:p>8.44739619999993</text:p>
          </table:table-cell>
          <table:table-cell table:formula="of:=[.D2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6] + SIN([.C217]) * [.D217]" office:value-type="float" office:value="3.37724177265674" calcext:value-type="float">
            <text:p>3.37724177265674</text:p>
          </table:table-cell>
          <table:table-cell table:formula="of:=[.B216]+ COS([.C217]) * [.D217]" office:value-type="float" office:value="10.3940167734212" calcext:value-type="float">
            <text:p>10.3940167734212</text:p>
          </table:table-cell>
          <table:table-cell table:formula="of:=[.C216] +0.0174533" office:value-type="float" office:value="8.46484949999993" calcext:value-type="float">
            <text:p>8.46484949999993</text:p>
          </table:table-cell>
          <table:table-cell table:formula="of:=[.D2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7] + SIN([.C218]) * [.D218]" office:value-type="float" office:value="3.45814331719447" calcext:value-type="float">
            <text:p>3.45814331719447</text:p>
          </table:table-cell>
          <table:table-cell table:formula="of:=[.B217]+ COS([.C218]) * [.D218]" office:value-type="float" office:value="10.3352380349913" calcext:value-type="float">
            <text:p>10.3352380349913</text:p>
          </table:table-cell>
          <table:table-cell table:formula="of:=[.C217] +0.0174533" office:value-type="float" office:value="8.48230279999993" calcext:value-type="float">
            <text:p>8.48230279999993</text:p>
          </table:table-cell>
          <table:table-cell table:formula="of:=[.D2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8] + SIN([.C219]) * [.D219]" office:value-type="float" office:value="3.53800670915199" calcext:value-type="float">
            <text:p>3.53800670915199</text:p>
          </table:table-cell>
          <table:table-cell table:formula="of:=[.B218]+ COS([.C219]) * [.D219]" office:value-type="float" office:value="10.2750563216139" calcext:value-type="float">
            <text:p>10.2750563216139</text:p>
          </table:table-cell>
          <table:table-cell table:formula="of:=[.C218] +0.0174533" office:value-type="float" office:value="8.49975609999993" calcext:value-type="float">
            <text:p>8.49975609999993</text:p>
          </table:table-cell>
          <table:table-cell table:formula="of:=[.D2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9] + SIN([.C220]) * [.D220]" office:value-type="float" office:value="3.61680762134562" calcext:value-type="float">
            <text:p>3.61680762134562</text:p>
          </table:table-cell>
          <table:table-cell table:formula="of:=[.B219]+ COS([.C220]) * [.D220]" office:value-type="float" office:value="10.2134899652376" calcext:value-type="float">
            <text:p>10.2134899652376</text:p>
          </table:table-cell>
          <table:table-cell table:formula="of:=[.C219] +0.0174533" office:value-type="float" office:value="8.51720939999993" calcext:value-type="float">
            <text:p>8.51720939999993</text:p>
          </table:table-cell>
          <table:table-cell table:formula="of:=[.D2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0] + SIN([.C221]) * [.D221]" office:value-type="float" office:value="3.69452205023356" calcext:value-type="float">
            <text:p>3.69452205023356</text:p>
          </table:table-cell>
          <table:table-cell table:formula="of:=[.B220]+ COS([.C221]) * [.D221]" office:value-type="float" office:value="10.1505577195871" calcext:value-type="float">
            <text:p>10.1505577195871</text:p>
          </table:table-cell>
          <table:table-cell table:formula="of:=[.C220] +0.0174533" office:value-type="float" office:value="8.53466269999993" calcext:value-type="float">
            <text:p>8.53466269999993</text:p>
          </table:table-cell>
          <table:table-cell table:formula="of:=[.D2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1] + SIN([.C222]) * [.D222]" office:value-type="float" office:value="3.77112632322766" calcext:value-type="float">
            <text:p>3.77112632322766</text:p>
          </table:table-cell>
          <table:table-cell table:formula="of:=[.B221]+ COS([.C222]) * [.D222]" office:value-type="float" office:value="10.0862787544504" calcext:value-type="float">
            <text:p>10.0862787544504</text:p>
          </table:table-cell>
          <table:table-cell table:formula="of:=[.C221] +0.0174533" office:value-type="float" office:value="8.55211599999993" calcext:value-type="float">
            <text:p>8.55211599999993</text:p>
          </table:table-cell>
          <table:table-cell table:formula="of:=[.D2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2] + SIN([.C223]) * [.D223]" office:value-type="float" office:value="3.84659710590426" calcext:value-type="float">
            <text:p>3.84659710590426</text:p>
          </table:table-cell>
          <table:table-cell table:formula="of:=[.B222]+ COS([.C223]) * [.D223]" office:value-type="float" office:value="10.0206726498398" calcext:value-type="float">
            <text:p>10.0206726498398</text:p>
          </table:table-cell>
          <table:table-cell table:formula="of:=[.C222] +0.0174533" office:value-type="float" office:value="8.56956929999993" calcext:value-type="float">
            <text:p>8.56956929999993</text:p>
          </table:table-cell>
          <table:table-cell table:formula="of:=[.D2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3] + SIN([.C224]) * [.D224]" office:value-type="float" office:value="3.92091140911216" calcext:value-type="float">
            <text:p>3.92091140911216</text:p>
          </table:table-cell>
          <table:table-cell table:formula="of:=[.B223]+ COS([.C224]) * [.D224]" office:value-type="float" office:value="9.95375939002734" calcext:value-type="float">
            <text:p>9.95375939002734</text:p>
          </table:table-cell>
          <table:table-cell table:formula="of:=[.C223] +0.0174533" office:value-type="float" office:value="8.58702259999993" calcext:value-type="float">
            <text:p>8.58702259999993</text:p>
          </table:table-cell>
          <table:table-cell table:formula="of:=[.D2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4] + SIN([.C225]) * [.D225]" office:value-type="float" office:value="3.9940465959753" calcext:value-type="float">
            <text:p>3.9940465959753</text:p>
          </table:table-cell>
          <table:table-cell table:formula="of:=[.B224]+ COS([.C225]) * [.D225]" office:value-type="float" office:value="9.88555935745775" calcext:value-type="float">
            <text:p>9.88555935745775</text:p>
          </table:table-cell>
          <table:table-cell table:formula="of:=[.C224] +0.0174533" office:value-type="float" office:value="8.60447589999993" calcext:value-type="float">
            <text:p>8.60447589999993</text:p>
          </table:table-cell>
          <table:table-cell table:formula="of:=[.D2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5] + SIN([.C226]) * [.D226]" office:value-type="float" office:value="4.0659803887882" calcext:value-type="float">
            <text:p>4.0659803887882</text:p>
          </table:table-cell>
          <table:table-cell table:formula="of:=[.B225]+ COS([.C226]) * [.D226]" office:value-type="float" office:value="9.81609332653938" calcext:value-type="float">
            <text:p>9.81609332653938</text:p>
          </table:table-cell>
          <table:table-cell table:formula="of:=[.C225] +0.0174533" office:value-type="float" office:value="8.62192919999993" calcext:value-type="float">
            <text:p>8.62192919999993</text:p>
          </table:table-cell>
          <table:table-cell table:formula="of:=[.D2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6] + SIN([.C227]) * [.D227]" office:value-type="float" office:value="4.13669087580194" calcext:value-type="float">
            <text:p>4.13669087580194</text:p>
          </table:table-cell>
          <table:table-cell table:formula="of:=[.B226]+ COS([.C227]) * [.D227]" office:value-type="float" office:value="9.74538245731633" calcext:value-type="float">
            <text:p>9.74538245731633</text:p>
          </table:table-cell>
          <table:table-cell table:formula="of:=[.C226] +0.0174533" office:value-type="float" office:value="8.63938249999993" calcext:value-type="float">
            <text:p>8.63938249999993</text:p>
          </table:table-cell>
          <table:table-cell table:formula="of:=[.D2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7] + SIN([.C228]) * [.D228]" office:value-type="float" office:value="4.20615651789872" calcext:value-type="float">
            <text:p>4.20615651789872</text:p>
          </table:table-cell>
          <table:table-cell table:formula="of:=[.B227]+ COS([.C228]) * [.D228]" office:value-type="float" office:value="9.6734482890228" calcext:value-type="float">
            <text:p>9.6734482890228</text:p>
          </table:table-cell>
          <table:table-cell table:formula="of:=[.C227] +0.0174533" office:value-type="float" office:value="8.65683579999993" calcext:value-type="float">
            <text:p>8.65683579999993</text:p>
          </table:table-cell>
          <table:table-cell table:formula="of:=[.D2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8] + SIN([.C229]) * [.D229]" office:value-type="float" office:value="4.27435615515291" calcext:value-type="float">
            <text:p>4.27435615515291</text:p>
          </table:table-cell>
          <table:table-cell table:formula="of:=[.B228]+ COS([.C229]) * [.D229]" office:value-type="float" office:value="9.60031273352209" calcext:value-type="float">
            <text:p>9.60031273352209</text:p>
          </table:table-cell>
          <table:table-cell table:formula="of:=[.C228] +0.0174533" office:value-type="float" office:value="8.67428909999993" calcext:value-type="float">
            <text:p>8.67428909999993</text:p>
          </table:table-cell>
          <table:table-cell table:formula="of:=[.D2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9] + SIN([.C230]) * [.D230]" office:value-type="float" office:value="4.34126901327652" calcext:value-type="float">
            <text:p>4.34126901327652</text:p>
          </table:table-cell>
          <table:table-cell table:formula="of:=[.B229]+ COS([.C230]) * [.D230]" office:value-type="float" office:value="9.52599806863198" calcext:value-type="float">
            <text:p>9.52599806863198</text:p>
          </table:table-cell>
          <table:table-cell table:formula="of:=[.C229] +0.0174533" office:value-type="float" office:value="8.69174239999993" calcext:value-type="float">
            <text:p>8.69174239999993</text:p>
          </table:table-cell>
          <table:table-cell table:formula="of:=[.D2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0] + SIN([.C231]) * [.D231]" office:value-type="float" office:value="4.40687470994729" calcext:value-type="float">
            <text:p>4.40687470994729</text:p>
          </table:table-cell>
          <table:table-cell table:formula="of:=[.B230]+ COS([.C231]) * [.D231]" office:value-type="float" office:value="9.45052693133869" calcext:value-type="float">
            <text:p>9.45052693133869</text:p>
          </table:table-cell>
          <table:table-cell table:formula="of:=[.C230] +0.0174533" office:value-type="float" office:value="8.70919569999993" calcext:value-type="float">
            <text:p>8.70919569999993</text:p>
          </table:table-cell>
          <table:table-cell table:formula="of:=[.D2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1] + SIN([.C232]) * [.D232]" office:value-type="float" office:value="4.47115326101736" calcext:value-type="float">
            <text:p>4.47115326101736</text:p>
          </table:table-cell>
          <table:table-cell table:formula="of:=[.B231]+ COS([.C232]) * [.D232]" office:value-type="float" office:value="9.37392231090146" calcext:value-type="float">
            <text:p>9.37392231090146</text:p>
          </table:table-cell>
          <table:table-cell table:formula="of:=[.C231] +0.0174533" office:value-type="float" office:value="8.72664899999993" calcext:value-type="float">
            <text:p>8.72664899999993</text:p>
          </table:table-cell>
          <table:table-cell table:formula="of:=[.D2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2] + SIN([.C233]) * [.D233]" office:value-type="float" office:value="4.53408508660061" calcext:value-type="float">
            <text:p>4.53408508660061</text:p>
          </table:table-cell>
          <table:table-cell table:formula="of:=[.B232]+ COS([.C233]) * [.D233]" office:value-type="float" office:value="9.29620754184975" calcext:value-type="float">
            <text:p>9.29620754184975</text:p>
          </table:table-cell>
          <table:table-cell table:formula="of:=[.C232] +0.0174533" office:value-type="float" office:value="8.74410229999993" calcext:value-type="float">
            <text:p>8.74410229999993</text:p>
          </table:table-cell>
          <table:table-cell table:formula="of:=[.D2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3] + SIN([.C234]) * [.D234]" office:value-type="float" office:value="4.59565101703689" calcext:value-type="float">
            <text:p>4.59565101703689</text:p>
          </table:table-cell>
          <table:table-cell table:formula="of:=[.B233]+ COS([.C234]) * [.D234]" office:value-type="float" office:value="9.21740629687536" calcext:value-type="float">
            <text:p>9.21740629687536</text:p>
          </table:table-cell>
          <table:table-cell table:formula="of:=[.C233] +0.0174533" office:value-type="float" office:value="8.76155559999993" calcext:value-type="float">
            <text:p>8.76155559999993</text:p>
          </table:table-cell>
          <table:table-cell table:formula="of:=[.D2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4] + SIN([.C235]) * [.D235]" office:value-type="float" office:value="4.65583229873133" calcext:value-type="float">
            <text:p>4.65583229873133</text:p>
          </table:table-cell>
          <table:table-cell table:formula="of:=[.B234]+ COS([.C235]) * [.D235]" office:value-type="float" office:value="9.13754257962143" calcext:value-type="float">
            <text:p>9.13754257962143</text:p>
          </table:table-cell>
          <table:table-cell table:formula="of:=[.C234] +0.0174533" office:value-type="float" office:value="8.77900889999992" calcext:value-type="float">
            <text:p>8.77900889999992</text:p>
          </table:table-cell>
          <table:table-cell table:formula="of:=[.D2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5] + SIN([.C236]) * [.D236]" office:value-type="float" office:value="4.71461059986681" calcext:value-type="float">
            <text:p>4.71461059986681</text:p>
          </table:table-cell>
          <table:table-cell table:formula="of:=[.B235]+ COS([.C236]) * [.D236]" office:value-type="float" office:value="9.05664071737076" calcext:value-type="float">
            <text:p>9.05664071737076</text:p>
          </table:table-cell>
          <table:table-cell table:formula="of:=[.C235] +0.0174533" office:value-type="float" office:value="8.79646219999992" calcext:value-type="float">
            <text:p>8.79646219999992</text:p>
          </table:table-cell>
          <table:table-cell table:formula="of:=[.D2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6] + SIN([.C237]) * [.D237]" office:value-type="float" office:value="4.77196801598806" calcext:value-type="float">
            <text:p>4.77196801598806</text:p>
          </table:table-cell>
          <table:table-cell table:formula="of:=[.B236]+ COS([.C237]) * [.D237]" office:value-type="float" office:value="8.97472535363542" calcext:value-type="float">
            <text:p>8.97472535363542</text:p>
          </table:table-cell>
          <table:table-cell table:formula="of:=[.C236] +0.0174533" office:value-type="float" office:value="8.81391549999992" calcext:value-type="float">
            <text:p>8.81391549999992</text:p>
          </table:table-cell>
          <table:table-cell table:formula="of:=[.D2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7] + SIN([.C238]) * [.D238]" office:value-type="float" office:value="4.82788707545553" calcext:value-type="float">
            <text:p>4.82788707545553</text:p>
          </table:table-cell>
          <table:table-cell table:formula="of:=[.B237]+ COS([.C238]) * [.D238]" office:value-type="float" office:value="8.89182144065012" calcext:value-type="float">
            <text:p>8.89182144065012</text:p>
          </table:table-cell>
          <table:table-cell table:formula="of:=[.C237] +0.0174533" office:value-type="float" office:value="8.83136879999992" calcext:value-type="float">
            <text:p>8.83136879999992</text:p>
          </table:table-cell>
          <table:table-cell table:formula="of:=[.D2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8] + SIN([.C239]) * [.D239]" office:value-type="float" office:value="4.8823507447674" calcext:value-type="float">
            <text:p>4.8823507447674</text:p>
          </table:table-cell>
          <table:table-cell table:formula="of:=[.B238]+ COS([.C239]) * [.D239]" office:value-type="float" office:value="8.80795423177152" calcext:value-type="float">
            <text:p>8.80795423177152</text:p>
          </table:table-cell>
          <table:table-cell table:formula="of:=[.C238] +0.0174533" office:value-type="float" office:value="8.84882209999992" calcext:value-type="float">
            <text:p>8.84882209999992</text:p>
          </table:table-cell>
          <table:table-cell table:formula="of:=[.D2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9] + SIN([.C240]) * [.D240]" office:value-type="float" office:value="4.93534243374818" calcext:value-type="float">
            <text:p>4.93534243374818</text:p>
          </table:table-cell>
          <table:table-cell table:formula="of:=[.B239]+ COS([.C240]) * [.D240]" office:value-type="float" office:value="8.72314927378577" calcext:value-type="float">
            <text:p>8.72314927378577</text:p>
          </table:table-cell>
          <table:table-cell table:formula="of:=[.C239] +0.0174533" office:value-type="float" office:value="8.86627539999992" calcext:value-type="float">
            <text:p>8.86627539999992</text:p>
          </table:table-cell>
          <table:table-cell table:formula="of:=[.D2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0] + SIN([.C241]) * [.D241]" office:value-type="float" office:value="4.98684600060223" calcext:value-type="float">
            <text:p>4.98684600060223</text:p>
          </table:table-cell>
          <table:table-cell table:formula="of:=[.B240]+ COS([.C241]) * [.D241]" office:value-type="float" office:value="8.63743239912675" calcext:value-type="float">
            <text:p>8.63743239912675</text:p>
          </table:table-cell>
          <table:table-cell table:formula="of:=[.C240] +0.0174533" office:value-type="float" office:value="8.88372869999992" calcext:value-type="float">
            <text:p>8.88372869999992</text:p>
          </table:table-cell>
          <table:table-cell table:formula="of:=[.D2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1] + SIN([.C242]) * [.D242]" office:value-type="float" office:value="5.0368457568307" calcext:value-type="float">
            <text:p>5.0368457568307</text:p>
          </table:table-cell>
          <table:table-cell table:formula="of:=[.B241]+ COS([.C242]) * [.D242]" office:value-type="float" office:value="8.5508297180072" calcext:value-type="float">
            <text:p>8.5508297180072</text:p>
          </table:table-cell>
          <table:table-cell table:formula="of:=[.C241] +0.0174533" office:value-type="float" office:value="8.90118199999992" calcext:value-type="float">
            <text:p>8.90118199999992</text:p>
          </table:table-cell>
          <table:table-cell table:formula="of:=[.D2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2] + SIN([.C243]) * [.D243]" office:value-type="float" office:value="5.08532647201044" calcext:value-type="float">
            <text:p>5.08532647201044</text:p>
          </table:table-cell>
          <table:table-cell table:formula="of:=[.B242]+ COS([.C243]) * [.D243]" office:value-type="float" office:value="8.46336761046536" calcext:value-type="float">
            <text:p>8.46336761046536</text:p>
          </table:table-cell>
          <table:table-cell table:formula="of:=[.C242] +0.0174533" office:value-type="float" office:value="8.91863529999992" calcext:value-type="float">
            <text:p>8.91863529999992</text:p>
          </table:table-cell>
          <table:table-cell table:formula="of:=[.D2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3] + SIN([.C244]) * [.D244]" office:value-type="float" office:value="5.13227337843331" calcext:value-type="float">
            <text:p>5.13227337843331</text:p>
          </table:table-cell>
          <table:table-cell table:formula="of:=[.B243]+ COS([.C244]) * [.D244]" office:value-type="float" office:value="8.37507271832928" calcext:value-type="float">
            <text:p>8.37507271832928</text:p>
          </table:table-cell>
          <table:table-cell table:formula="of:=[.C243] +0.0174533" office:value-type="float" office:value="8.93608859999992" calcext:value-type="float">
            <text:p>8.93608859999992</text:p>
          </table:table-cell>
          <table:table-cell table:formula="of:=[.D2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4] + SIN([.C245]) * [.D245]" office:value-type="float" office:value="5.17767217560456" calcext:value-type="float">
            <text:p>5.17767217560456</text:p>
          </table:table-cell>
          <table:table-cell table:formula="of:=[.B244]+ COS([.C245]) * [.D245]" office:value-type="float" office:value="8.28597193710148" calcext:value-type="float">
            <text:p>8.28597193710148</text:p>
          </table:table-cell>
          <table:table-cell table:formula="of:=[.C244] +0.0174533" office:value-type="float" office:value="8.95354189999992" calcext:value-type="float">
            <text:p>8.95354189999992</text:p>
          </table:table-cell>
          <table:table-cell table:formula="of:=[.D2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5] + SIN([.C246]) * [.D246]" office:value-type="float" office:value="5.22150903459894" calcext:value-type="float">
            <text:p>5.22150903459894</text:p>
          </table:table-cell>
          <table:table-cell table:formula="of:=[.B245]+ COS([.C246]) * [.D246]" office:value-type="float" office:value="8.19609240776634" calcext:value-type="float">
            <text:p>8.19609240776634</text:p>
          </table:table-cell>
          <table:table-cell table:formula="of:=[.C245] +0.0174533" office:value-type="float" office:value="8.97099519999992" calcext:value-type="float">
            <text:p>8.97099519999992</text:p>
          </table:table-cell>
          <table:table-cell table:formula="of:=[.D2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6] + SIN([.C247]) * [.D247]" office:value-type="float" office:value="5.26377060227309" calcext:value-type="float">
            <text:p>5.26377060227309</text:p>
          </table:table-cell>
          <table:table-cell table:formula="of:=[.B246]+ COS([.C247]) * [.D247]" office:value-type="float" office:value="8.10546150852263" calcext:value-type="float">
            <text:p>8.10546150852263</text:p>
          </table:table-cell>
          <table:table-cell table:formula="of:=[.C246] +0.0174533" office:value-type="float" office:value="8.98844849999992" calcext:value-type="float">
            <text:p>8.98844849999992</text:p>
          </table:table-cell>
          <table:table-cell table:formula="of:=[.D2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7] + SIN([.C248]) * [.D248]" office:value-type="float" office:value="5.30444400533307" calcext:value-type="float">
            <text:p>5.30444400533307</text:p>
          </table:table-cell>
          <table:table-cell table:formula="of:=[.B247]+ COS([.C248]) * [.D248]" office:value-type="float" office:value="8.01410684644389" calcext:value-type="float">
            <text:p>8.01410684644389</text:p>
          </table:table-cell>
          <table:table-cell table:formula="of:=[.C247] +0.0174533" office:value-type="float" office:value="9.00590179999992" calcext:value-type="float">
            <text:p>9.00590179999992</text:p>
          </table:table-cell>
          <table:table-cell table:formula="of:=[.D2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8] + SIN([.C249]) * [.D249]" office:value-type="float" office:value="5.34351685425568" calcext:value-type="float">
            <text:p>5.34351685425568</text:p>
          </table:table-cell>
          <table:table-cell table:formula="of:=[.B248]+ COS([.C249]) * [.D249]" office:value-type="float" office:value="7.92205624906902" calcext:value-type="float">
            <text:p>7.92205624906902</text:p>
          </table:table-cell>
          <table:table-cell table:formula="of:=[.C248] +0.0174533" office:value-type="float" office:value="9.02335509999992" calcext:value-type="float">
            <text:p>9.02335509999992</text:p>
          </table:table-cell>
          <table:table-cell table:formula="of:=[.D2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9] + SIN([.C250]) * [.D250]" office:value-type="float" office:value="5.38097724706242" calcext:value-type="float">
            <text:p>5.38097724706242</text:p>
          </table:table-cell>
          <table:table-cell table:formula="of:=[.B249]+ COS([.C250]) * [.D250]" office:value-type="float" office:value="7.82933775592572" calcext:value-type="float">
            <text:p>7.82933775592572</text:p>
          </table:table-cell>
          <table:table-cell table:formula="of:=[.C249] +0.0174533" office:value-type="float" office:value="9.04080839999992" calcext:value-type="float">
            <text:p>9.04080839999992</text:p>
          </table:table-cell>
          <table:table-cell table:formula="of:=[.D2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0] + SIN([.C251]) * [.D251]" office:value-type="float" office:value="5.41681377294498" calcext:value-type="float">
            <text:p>5.41681377294498</text:p>
          </table:table-cell>
          <table:table-cell table:formula="of:=[.B250]+ COS([.C251]) * [.D251]" office:value-type="float" office:value="7.73597960998939" calcext:value-type="float">
            <text:p>7.73597960998939</text:p>
          </table:table-cell>
          <table:table-cell table:formula="of:=[.C250] +0.0174533" office:value-type="float" office:value="9.05826169999992" calcext:value-type="float">
            <text:p>9.05826169999992</text:p>
          </table:table-cell>
          <table:table-cell table:formula="of:=[.D2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1] + SIN([.C252]) * [.D252]" office:value-type="float" office:value="5.45101551574106" calcext:value-type="float">
            <text:p>5.45101551574106</text:p>
          </table:table-cell>
          <table:table-cell table:formula="of:=[.B251]+ COS([.C252]) * [.D252]" office:value-type="float" office:value="7.64201024908004" calcext:value-type="float">
            <text:p>7.64201024908004</text:p>
          </table:table-cell>
          <table:table-cell table:formula="of:=[.C251] +0.0174533" office:value-type="float" office:value="9.07571499999992" calcext:value-type="float">
            <text:p>9.07571499999992</text:p>
          </table:table-cell>
          <table:table-cell table:formula="of:=[.D2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2] + SIN([.C253]) * [.D253]" office:value-type="float" office:value="5.48357205725956" calcext:value-type="float">
            <text:p>5.48357205725956</text:p>
          </table:table-cell>
          <table:table-cell table:formula="of:=[.B252]+ COS([.C253]) * [.D253]" office:value-type="float" office:value="7.54745829719985" calcext:value-type="float">
            <text:p>7.54745829719985</text:p>
          </table:table-cell>
          <table:table-cell table:formula="of:=[.C252] +0.0174533" office:value-type="float" office:value="9.09316829999992" calcext:value-type="float">
            <text:p>9.09316829999992</text:p>
          </table:table-cell>
          <table:table-cell table:formula="of:=[.D2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3] + SIN([.C254]) * [.D254]" office:value-type="float" office:value="5.51447348045404" calcext:value-type="float">
            <text:p>5.51447348045404</text:p>
          </table:table-cell>
          <table:table-cell table:formula="of:=[.B253]+ COS([.C254]) * [.D254]" office:value-type="float" office:value="7.45235255581398" calcext:value-type="float">
            <text:p>7.45235255581398</text:p>
          </table:table-cell>
          <table:table-cell table:formula="of:=[.C253] +0.0174533" office:value-type="float" office:value="9.11062159999992" calcext:value-type="float">
            <text:p>9.11062159999992</text:p>
          </table:table-cell>
          <table:table-cell table:formula="of:=[.D2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4] + SIN([.C255]) * [.D255]" office:value-type="float" office:value="5.54371037244359" calcext:value-type="float">
            <text:p>5.54371037244359</text:p>
          </table:table-cell>
          <table:table-cell table:formula="of:=[.B254]+ COS([.C255]) * [.D255]" office:value-type="float" office:value="7.35672199507741" calcext:value-type="float">
            <text:p>7.35672199507741</text:p>
          </table:table-cell>
          <table:table-cell table:formula="of:=[.C254] +0.0174533" office:value-type="float" office:value="9.12807489999992" calcext:value-type="float">
            <text:p>9.12807489999992</text:p>
          </table:table-cell>
          <table:table-cell table:formula="of:=[.D2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5] + SIN([.C256]) * [.D256]" office:value-type="float" office:value="5.57127382738005" calcext:value-type="float">
            <text:p>5.57127382738005</text:p>
          </table:table-cell>
          <table:table-cell table:formula="of:=[.B255]+ COS([.C256]) * [.D256]" office:value-type="float" office:value="7.2605957450103" calcext:value-type="float">
            <text:p>7.2605957450103</text:p>
          </table:table-cell>
          <table:table-cell table:formula="of:=[.C255] +0.0174533" office:value-type="float" office:value="9.14552819999992" calcext:value-type="float">
            <text:p>9.14552819999992</text:p>
          </table:table-cell>
          <table:table-cell table:formula="of:=[.D2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6] + SIN([.C257]) * [.D257]" office:value-type="float" office:value="5.59715544916084" calcext:value-type="float">
            <text:p>5.59715544916084</text:p>
          </table:table-cell>
          <table:table-cell table:formula="of:=[.B256]+ COS([.C257]) * [.D257]" office:value-type="float" office:value="7.1640030866247" calcext:value-type="float">
            <text:p>7.1640030866247</text:p>
          </table:table-cell>
          <table:table-cell table:formula="of:=[.C256] +0.0174533" office:value-type="float" office:value="9.16298149999992" calcext:value-type="float">
            <text:p>9.16298149999992</text:p>
          </table:table-cell>
          <table:table-cell table:formula="of:=[.D2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7] + SIN([.C258]) * [.D258]" office:value-type="float" office:value="5.62134735398647" calcext:value-type="float">
            <text:p>5.62134735398647</text:p>
          </table:table-cell>
          <table:table-cell table:formula="of:=[.B257]+ COS([.C258]) * [.D258]" office:value-type="float" office:value="7.0669734430053" calcext:value-type="float">
            <text:p>7.0669734430053</text:p>
          </table:table-cell>
          <table:table-cell table:formula="of:=[.C257] +0.0174533" office:value-type="float" office:value="9.18043479999992" calcext:value-type="float">
            <text:p>9.18043479999992</text:p>
          </table:table-cell>
          <table:table-cell table:formula="of:=[.D2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8] + SIN([.C259]) * [.D259]" office:value-type="float" office:value="5.64384217276208" calcext:value-type="float">
            <text:p>5.64384217276208</text:p>
          </table:table-cell>
          <table:table-cell table:formula="of:=[.B258]+ COS([.C259]) * [.D259]" office:value-type="float" office:value="6.96953637034683" calcext:value-type="float">
            <text:p>6.96953637034683</text:p>
          </table:table-cell>
          <table:table-cell table:formula="of:=[.C258] +0.0174533" office:value-type="float" office:value="9.19788809999992" calcext:value-type="float">
            <text:p>9.19788809999992</text:p>
          </table:table-cell>
          <table:table-cell table:formula="of:=[.D2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9] + SIN([.C260]) * [.D260]" office:value-type="float" office:value="5.66463305334208" calcext:value-type="float">
            <text:p>5.66463305334208</text:p>
          </table:table-cell>
          <table:table-cell table:formula="of:=[.B259]+ COS([.C260]) * [.D260]" office:value-type="float" office:value="6.87172154895095" calcext:value-type="float">
            <text:p>6.87172154895095</text:p>
          </table:table-cell>
          <table:table-cell table:formula="of:=[.C259] +0.0174533" office:value-type="float" office:value="9.21534139999992" calcext:value-type="float">
            <text:p>9.21534139999992</text:p>
          </table:table-cell>
          <table:table-cell table:formula="of:=[.D2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0] + SIN([.C261]) * [.D261]" office:value-type="float" office:value="5.68371366261741" calcext:value-type="float">
            <text:p>5.68371366261741</text:p>
          </table:table-cell>
          <table:table-cell table:formula="of:=[.B260]+ COS([.C261]) * [.D261]" office:value-type="float" office:value="6.77355877418535" calcext:value-type="float">
            <text:p>6.77355877418535</text:p>
          </table:table-cell>
          <table:table-cell table:formula="of:=[.C260] +0.0174533" office:value-type="float" office:value="9.23279469999992" calcext:value-type="float">
            <text:p>9.23279469999992</text:p>
          </table:table-cell>
          <table:table-cell table:formula="of:=[.D2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1] + SIN([.C262]) * [.D262]" office:value-type="float" office:value="5.70107818844467" calcext:value-type="float">
            <text:p>5.70107818844467</text:p>
          </table:table-cell>
          <table:table-cell table:formula="of:=[.B261]+ COS([.C262]) * [.D262]" office:value-type="float" office:value="6.67507794740777" calcext:value-type="float">
            <text:p>6.67507794740777</text:p>
          </table:table-cell>
          <table:table-cell table:formula="of:=[.C261] +0.0174533" office:value-type="float" office:value="9.25024799999992" calcext:value-type="float">
            <text:p>9.25024799999992</text:p>
          </table:table-cell>
          <table:table-cell table:formula="of:=[.D2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2] + SIN([.C263]) * [.D263]" office:value-type="float" office:value="5.71672134141653" calcext:value-type="float">
            <text:p>5.71672134141653</text:p>
          </table:table-cell>
          <table:table-cell table:formula="of:=[.B262]+ COS([.C263]) * [.D263]" office:value-type="float" office:value="6.57630906685778" calcext:value-type="float">
            <text:p>6.57630906685778</text:p>
          </table:table-cell>
          <table:table-cell table:formula="of:=[.C262] +0.0174533" office:value-type="float" office:value="9.26770129999992" calcext:value-type="float">
            <text:p>9.26770129999992</text:p>
          </table:table-cell>
          <table:table-cell table:formula="of:=[.D2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3] + SIN([.C264]) * [.D264]" office:value-type="float" office:value="5.73063835647299" calcext:value-type="float">
            <text:p>5.73063835647299</text:p>
          </table:table-cell>
          <table:table-cell table:formula="of:=[.B263]+ COS([.C264]) * [.D264]" office:value-type="float" office:value="6.47728221851897" calcext:value-type="float">
            <text:p>6.47728221851897</text:p>
          </table:table-cell>
          <table:table-cell table:formula="of:=[.C263] +0.0174533" office:value-type="float" office:value="9.28515459999992" calcext:value-type="float">
            <text:p>9.28515459999992</text:p>
          </table:table-cell>
          <table:table-cell table:formula="of:=[.D2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4] + SIN([.C265]) * [.D265]" office:value-type="float" office:value="5.74282499435281" calcext:value-type="float">
            <text:p>5.74282499435281</text:p>
          </table:table-cell>
          <table:table-cell table:formula="of:=[.B264]+ COS([.C265]) * [.D265]" office:value-type="float" office:value="6.37802756695449" calcext:value-type="float">
            <text:p>6.37802756695449</text:p>
          </table:table-cell>
          <table:table-cell table:formula="of:=[.C264] +0.0174533" office:value-type="float" office:value="9.30260789999991" calcext:value-type="float">
            <text:p>9.30260789999991</text:p>
          </table:table-cell>
          <table:table-cell table:formula="of:=[.D2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5] + SIN([.C266]) * [.D266]" office:value-type="float" office:value="5.75327754288484" calcext:value-type="float">
            <text:p>5.75327754288484</text:p>
          </table:table-cell>
          <table:table-cell table:formula="of:=[.B265]+ COS([.C266]) * [.D266]" office:value-type="float" office:value="6.27857534611862" calcext:value-type="float">
            <text:p>6.27857534611862</text:p>
          </table:table-cell>
          <table:table-cell table:formula="of:=[.C265] +0.0174533" office:value-type="float" office:value="9.32006119999991" calcext:value-type="float">
            <text:p>9.32006119999991</text:p>
          </table:table-cell>
          <table:table-cell table:formula="of:=[.D2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6] + SIN([.C267]) * [.D267]" office:value-type="float" office:value="5.76199281811883" calcext:value-type="float">
            <text:p>5.76199281811883</text:p>
          </table:table-cell>
          <table:table-cell table:formula="of:=[.B266]+ COS([.C267]) * [.D267]" office:value-type="float" office:value="6.17895585014722" calcext:value-type="float">
            <text:p>6.17895585014722</text:p>
          </table:table-cell>
          <table:table-cell table:formula="of:=[.C266] +0.0174533" office:value-type="float" office:value="9.33751449999991" calcext:value-type="float">
            <text:p>9.33751449999991</text:p>
          </table:table-cell>
          <table:table-cell table:formula="of:=[.D2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7] + SIN([.C268]) * [.D268]" office:value-type="float" office:value="5.76896816529523" calcext:value-type="float">
            <text:p>5.76896816529523</text:p>
          </table:table-cell>
          <table:table-cell table:formula="of:=[.B267]+ COS([.C268]) * [.D268]" office:value-type="float" office:value="6.07919942412981" calcext:value-type="float">
            <text:p>6.07919942412981</text:p>
          </table:table-cell>
          <table:table-cell table:formula="of:=[.C267] +0.0174533" office:value-type="float" office:value="9.35496779999991" calcext:value-type="float">
            <text:p>9.35496779999991</text:p>
          </table:table-cell>
          <table:table-cell table:formula="of:=[.D2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8] + SIN([.C269]) * [.D269]" office:value-type="float" office:value="5.77420145965391" calcext:value-type="float">
            <text:p>5.77420145965391</text:p>
          </table:table-cell>
          <table:table-cell table:formula="of:=[.B268]+ COS([.C269]) * [.D269]" office:value-type="float" office:value="5.97933645486614" calcext:value-type="float">
            <text:p>5.97933645486614</text:p>
          </table:table-cell>
          <table:table-cell table:formula="of:=[.C268] +0.0174533" office:value-type="float" office:value="9.37242109999991" calcext:value-type="float">
            <text:p>9.37242109999991</text:p>
          </table:table-cell>
          <table:table-cell table:formula="of:=[.D2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9] + SIN([.C270]) * [.D270]" office:value-type="float" office:value="5.77769110708133" calcext:value-type="float">
            <text:p>5.77769110708133</text:p>
          </table:table-cell>
          <table:table-cell table:formula="of:=[.B269]+ COS([.C270]) * [.D270]" office:value-type="float" office:value="5.87939736161014" calcext:value-type="float">
            <text:p>5.87939736161014</text:p>
          </table:table-cell>
          <table:table-cell table:formula="of:=[.C269] +0.0174533" office:value-type="float" office:value="9.38987439999991" calcext:value-type="float">
            <text:p>9.38987439999991</text:p>
          </table:table-cell>
          <table:table-cell table:formula="of:=[.D2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0] + SIN([.C271]) * [.D271]" office:value-type="float" office:value="5.77943604459618" calcext:value-type="float">
            <text:p>5.77943604459618</text:p>
          </table:table-cell>
          <table:table-cell table:formula="of:=[.B270]+ COS([.C271]) * [.D271]" office:value-type="float" office:value="5.77941258680382" calcext:value-type="float">
            <text:p>5.77941258680382</text:p>
          </table:table-cell>
          <table:table-cell table:formula="of:=[.C270] +0.0174533" office:value-type="float" office:value="9.40732769999991" calcext:value-type="float">
            <text:p>9.40732769999991</text:p>
          </table:table-cell>
          <table:table-cell table:formula="of:=[.D2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1] + SIN([.C272]) * [.D272]" office:value-type="float" office:value="5.77943574067313" calcext:value-type="float">
            <text:p>5.77943574067313</text:p>
          </table:table-cell>
          <table:table-cell table:formula="of:=[.B271]+ COS([.C272]) * [.D272]" office:value-type="float" office:value="5.67941258680429" calcext:value-type="float">
            <text:p>5.67941258680429</text:p>
          </table:table-cell>
          <table:table-cell table:formula="of:=[.C271] +0.0174533" office:value-type="float" office:value="9.42478099999991" calcext:value-type="float">
            <text:p>9.42478099999991</text:p>
          </table:table-cell>
          <table:table-cell table:formula="of:=[.D2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2] + SIN([.C273]) * [.D273]" office:value-type="float" office:value="5.77769019540475" calcext:value-type="float">
            <text:p>5.77769019540475</text:p>
          </table:table-cell>
          <table:table-cell table:formula="of:=[.B272]+ COS([.C273]) * [.D273]" office:value-type="float" office:value="5.57942782260635" calcext:value-type="float">
            <text:p>5.57942782260635</text:p>
          </table:table-cell>
          <table:table-cell table:formula="of:=[.C272] +0.0174533" office:value-type="float" office:value="9.44223429999991" calcext:value-type="float">
            <text:p>9.44223429999991</text:p>
          </table:table-cell>
          <table:table-cell table:formula="of:=[.D2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3] + SIN([.C274]) * [.D274]" office:value-type="float" office:value="5.7741999405015" calcext:value-type="float">
            <text:p>5.7741999405015</text:p>
          </table:table-cell>
          <table:table-cell table:formula="of:=[.B273]+ COS([.C274]) * [.D274]" office:value-type="float" office:value="5.47948875056388" calcext:value-type="float">
            <text:p>5.47948875056388</text:p>
          </table:table-cell>
          <table:table-cell table:formula="of:=[.C273] +0.0174533" office:value-type="float" office:value="9.45968759999991" calcext:value-type="float">
            <text:p>9.45968759999991</text:p>
          </table:table-cell>
          <table:table-cell table:formula="of:=[.D2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4] + SIN([.C275]) * [.D275]" office:value-type="float" office:value="5.76896603912976" calcext:value-type="float">
            <text:p>5.76896603912976</text:p>
          </table:table-cell>
          <table:table-cell table:formula="of:=[.B274]+ COS([.C275]) * [.D275]" office:value-type="float" office:value="5.37962581311244" calcext:value-type="float">
            <text:p>5.37962581311244</text:p>
          </table:table-cell>
          <table:table-cell table:formula="of:=[.C274] +0.0174533" office:value-type="float" office:value="9.47714089999991" calcext:value-type="float">
            <text:p>9.47714089999991</text:p>
          </table:table-cell>
          <table:table-cell table:formula="of:=[.D2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5] + SIN([.C276]) * [.D276]" office:value-type="float" office:value="5.76199008558793" calcext:value-type="float">
            <text:p>5.76199008558793</text:p>
          </table:table-cell>
          <table:table-cell table:formula="of:=[.B275]+ COS([.C276]) * [.D276]" office:value-type="float" office:value="5.27986942949624" calcext:value-type="float">
            <text:p>5.27986942949624</text:p>
          </table:table-cell>
          <table:table-cell table:formula="of:=[.C275] +0.0174533" office:value-type="float" office:value="9.49459419999991" calcext:value-type="float">
            <text:p>9.49459419999991</text:p>
          </table:table-cell>
          <table:table-cell table:formula="of:=[.D2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6] + SIN([.C277]) * [.D277]" office:value-type="float" office:value="5.75327420482088" calcext:value-type="float">
            <text:p>5.75327420482088</text:p>
          </table:table-cell>
          <table:table-cell table:formula="of:=[.B276]+ COS([.C277]) * [.D277]" office:value-type="float" office:value="5.18024998650214" calcext:value-type="float">
            <text:p>5.18024998650214</text:p>
          </table:table-cell>
          <table:table-cell table:formula="of:=[.C276] +0.0174533" office:value-type="float" office:value="9.51204749999991" calcext:value-type="float">
            <text:p>9.51204749999991</text:p>
          </table:table-cell>
          <table:table-cell table:formula="of:=[.D2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7] + SIN([.C278]) * [.D278]" office:value-type="float" office:value="5.74282105177258" calcext:value-type="float">
            <text:p>5.74282105177258</text:p>
          </table:table-cell>
          <table:table-cell table:formula="of:=[.B277]+ COS([.C278]) * [.D278]" office:value-type="float" office:value="5.08079782920353" calcext:value-type="float">
            <text:p>5.08079782920353</text:p>
          </table:table-cell>
          <table:table-cell table:formula="of:=[.C277] +0.0174533" office:value-type="float" office:value="9.52950079999991" calcext:value-type="float">
            <text:p>9.52950079999991</text:p>
          </table:table-cell>
          <table:table-cell table:formula="of:=[.D2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8] + SIN([.C279]) * [.D279]" office:value-type="float" office:value="5.73063381057746" calcext:value-type="float">
            <text:p>5.73063381057746</text:p>
          </table:table-cell>
          <table:table-cell table:formula="of:=[.B278]+ COS([.C279]) * [.D279]" office:value-type="float" office:value="4.98154325171688" calcext:value-type="float">
            <text:p>4.98154325171688</text:p>
          </table:table-cell>
          <table:table-cell table:formula="of:=[.C278] +0.0174533" office:value-type="float" office:value="9.54695409999991" calcext:value-type="float">
            <text:p>9.54695409999991</text:p>
          </table:table-cell>
          <table:table-cell table:formula="of:=[.D2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9] + SIN([.C280]) * [.D280]" office:value-type="float" office:value="5.71671619359041" calcext:value-type="float">
            <text:p>5.71671619359041</text:p>
          </table:table-cell>
          <table:table-cell table:formula="of:=[.B279]+ COS([.C280]) * [.D280]" office:value-type="float" office:value="4.88251648797393" calcext:value-type="float">
            <text:p>4.88251648797393</text:p>
          </table:table-cell>
          <table:table-cell table:formula="of:=[.C279] +0.0174533" office:value-type="float" office:value="9.56440739999991" calcext:value-type="float">
            <text:p>9.56440739999991</text:p>
          </table:table-cell>
          <table:table-cell table:formula="of:=[.D2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0] + SIN([.C281]) * [.D281]" office:value-type="float" office:value="5.70107244025604" calcext:value-type="float">
            <text:p>5.70107244025604</text:p>
          </table:table-cell>
          <table:table-cell table:formula="of:=[.B280]+ COS([.C281]) * [.D281]" office:value-type="float" office:value="4.78374770251206" calcext:value-type="float">
            <text:p>4.78374770251206</text:p>
          </table:table-cell>
          <table:table-cell table:formula="of:=[.C280] +0.0174533" office:value-type="float" office:value="9.58186069999991" calcext:value-type="float">
            <text:p>9.58186069999991</text:p>
          </table:table-cell>
          <table:table-cell table:formula="of:=[.D2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1] + SIN([.C282]) * [.D282]" office:value-type="float" office:value="5.68370731581724" calcext:value-type="float">
            <text:p>5.68370731581724</text:p>
          </table:table-cell>
          <table:table-cell table:formula="of:=[.B281]+ COS([.C282]) * [.D282]" office:value-type="float" office:value="4.6852669812859" calcext:value-type="float">
            <text:p>4.6852669812859</text:p>
          </table:table-cell>
          <table:table-cell table:formula="of:=[.C281] +0.0174533" office:value-type="float" office:value="9.59931399999991" calcext:value-type="float">
            <text:p>9.59931399999991</text:p>
          </table:table-cell>
          <table:table-cell table:formula="of:=[.D2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2] + SIN([.C283]) * [.D283]" office:value-type="float" office:value="5.66462610986365" calcext:value-type="float">
            <text:p>5.66462610986365</text:p>
          </table:table-cell>
          <table:table-cell table:formula="of:=[.B282]+ COS([.C283]) * [.D283]" office:value-type="float" office:value="4.58710432250285" calcext:value-type="float">
            <text:p>4.58710432250285</text:p>
          </table:table-cell>
          <table:table-cell table:formula="of:=[.C282] +0.0174533" office:value-type="float" office:value="9.61676729999991" calcext:value-type="float">
            <text:p>9.61676729999991</text:p>
          </table:table-cell>
          <table:table-cell table:formula="of:=[.D2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3] + SIN([.C284]) * [.D284]" office:value-type="float" office:value="5.64383463472046" calcext:value-type="float">
            <text:p>5.64383463472046</text:p>
          </table:table-cell>
          <table:table-cell table:formula="of:=[.B283]+ COS([.C284]) * [.D284]" office:value-type="float" office:value="4.48928962748534" calcext:value-type="float">
            <text:p>4.48928962748534</text:p>
          </table:table-cell>
          <table:table-cell table:formula="of:=[.C283] +0.0174533" office:value-type="float" office:value="9.63422059999991" calcext:value-type="float">
            <text:p>9.63422059999991</text:p>
          </table:table-cell>
          <table:table-cell table:formula="of:=[.D2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4] + SIN([.C285]) * [.D285]" office:value-type="float" office:value="5.62133922367781" calcext:value-type="float">
            <text:p>5.62133922367781</text:p>
          </table:table-cell>
          <table:table-cell table:formula="of:=[.B284]+ COS([.C285]) * [.D285]" office:value-type="float" office:value="4.39185269156254" calcext:value-type="float">
            <text:p>4.39185269156254</text:p>
          </table:table-cell>
          <table:table-cell table:formula="of:=[.C284] +0.0174533" office:value-type="float" office:value="9.65167389999991" calcext:value-type="float">
            <text:p>9.65167389999991</text:p>
          </table:table-cell>
          <table:table-cell table:formula="of:=[.D2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5] + SIN([.C286]) * [.D286]" office:value-type="float" office:value="5.59714672906171" calcext:value-type="float">
            <text:p>5.59714672906171</text:p>
          </table:table-cell>
          <table:table-cell table:formula="of:=[.B285]+ COS([.C286]) * [.D286]" office:value-type="float" office:value="4.29482319499449" calcext:value-type="float">
            <text:p>4.29482319499449</text:p>
          </table:table-cell>
          <table:table-cell table:formula="of:=[.C285] +0.0174533" office:value-type="float" office:value="9.66912719999991" calcext:value-type="float">
            <text:p>9.66912719999991</text:p>
          </table:table-cell>
          <table:table-cell table:formula="of:=[.D2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6] + SIN([.C287]) * [.D287]" office:value-type="float" office:value="5.57126452014669" calcext:value-type="float">
            <text:p>5.57126452014669</text:p>
          </table:table-cell>
          <table:table-cell table:formula="of:=[.B286]+ COS([.C287]) * [.D287]" office:value-type="float" office:value="4.19823069393111" calcext:value-type="float">
            <text:p>4.19823069393111</text:p>
          </table:table-cell>
          <table:table-cell table:formula="of:=[.C286] +0.0174533" office:value-type="float" office:value="9.68658049999991" calcext:value-type="float">
            <text:p>9.68658049999991</text:p>
          </table:table-cell>
          <table:table-cell table:formula="of:=[.D2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7] + SIN([.C288]) * [.D288]" office:value-type="float" office:value="5.54370048091107" calcext:value-type="float">
            <text:p>5.54370048091107</text:p>
          </table:table-cell>
          <table:table-cell table:formula="of:=[.B287]+ COS([.C288]) * [.D288]" office:value-type="float" office:value="4.10210461140916" calcext:value-type="float">
            <text:p>4.10210461140916</text:p>
          </table:table-cell>
          <table:table-cell table:formula="of:=[.C287] +0.0174533" office:value-type="float" office:value="9.70403379999991" calcext:value-type="float">
            <text:p>9.70403379999991</text:p>
          </table:table-cell>
          <table:table-cell table:formula="of:=[.D2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8] + SIN([.C289]) * [.D289]" office:value-type="float" office:value="5.51446300763542" calcext:value-type="float">
            <text:p>5.51446300763542</text:p>
          </table:table-cell>
          <table:table-cell table:formula="of:=[.B288]+ COS([.C289]) * [.D289]" office:value-type="float" office:value="4.00647422838966" calcext:value-type="float">
            <text:p>4.00647422838966</text:p>
          </table:table-cell>
          <table:table-cell table:formula="of:=[.C288] +0.0174533" office:value-type="float" office:value="9.72148709999991" calcext:value-type="float">
            <text:p>9.72148709999991</text:p>
          </table:table-cell>
          <table:table-cell table:formula="of:=[.D2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9] + SIN([.C290]) * [.D290]" office:value-type="float" office:value="5.48356100634496" calcext:value-type="float">
            <text:p>5.48356100634496</text:p>
          </table:table-cell>
          <table:table-cell table:formula="of:=[.B289]+ COS([.C290]) * [.D290]" office:value-type="float" office:value="3.91136867483865" calcext:value-type="float">
            <text:p>3.91136867483865</text:p>
          </table:table-cell>
          <table:table-cell table:formula="of:=[.C289] +0.0174533" office:value-type="float" office:value="9.73894039999991" calcext:value-type="float">
            <text:p>9.73894039999991</text:p>
          </table:table-cell>
          <table:table-cell table:formula="of:=[.D2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0] + SIN([.C291]) * [.D291]" office:value-type="float" office:value="5.4510038900967" calcext:value-type="float">
            <text:p>5.4510038900967</text:p>
          </table:table-cell>
          <table:table-cell table:formula="of:=[.B290]+ COS([.C291]) * [.D291]" office:value-type="float" office:value="3.81681692085387" calcext:value-type="float">
            <text:p>3.81681692085387</text:p>
          </table:table-cell>
          <table:table-cell table:formula="of:=[.C290] +0.0174533" office:value-type="float" office:value="9.75639369999991" calcext:value-type="float">
            <text:p>9.75639369999991</text:p>
          </table:table-cell>
          <table:table-cell table:formula="of:=[.D2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1] + SIN([.C292]) * [.D292]" office:value-type="float" office:value="5.41680157611215" calcext:value-type="float">
            <text:p>5.41680157611215</text:p>
          </table:table-cell>
          <table:table-cell table:formula="of:=[.B291]+ COS([.C292]) * [.D292]" office:value-type="float" office:value="3.72284776784022" calcext:value-type="float">
            <text:p>3.72284776784022</text:p>
          </table:table-cell>
          <table:table-cell table:formula="of:=[.C291] +0.0174533" office:value-type="float" office:value="9.77384699999991" calcext:value-type="float">
            <text:p>9.77384699999991</text:p>
          </table:table-cell>
          <table:table-cell table:formula="of:=[.D2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2] + SIN([.C293]) * [.D293]" office:value-type="float" office:value="5.3809644827564" calcext:value-type="float">
            <text:p>5.3809644827564</text:p>
          </table:table-cell>
          <table:table-cell table:formula="of:=[.B292]+ COS([.C293]) * [.D293]" office:value-type="float" office:value="3.62948983973655" calcext:value-type="float">
            <text:p>3.62948983973655</text:p>
          </table:table-cell>
          <table:table-cell table:formula="of:=[.C292] +0.0174533" office:value-type="float" office:value="9.79130029999991" calcext:value-type="float">
            <text:p>9.79130029999991</text:p>
          </table:table-cell>
          <table:table-cell table:formula="of:=[.D2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3] + SIN([.C294]) * [.D294]" office:value-type="float" office:value="5.3435035263646" calcext:value-type="float">
            <text:p>5.3435035263646</text:p>
          </table:table-cell>
          <table:table-cell table:formula="of:=[.B293]+ COS([.C294]) * [.D294]" office:value-type="float" office:value="3.5367715742965" calcext:value-type="float">
            <text:p>3.5367715742965</text:p>
          </table:table-cell>
          <table:table-cell table:formula="of:=[.C293] +0.0174533" office:value-type="float" office:value="9.80875359999991" calcext:value-type="float">
            <text:p>9.80875359999991</text:p>
          </table:table-cell>
          <table:table-cell table:formula="of:=[.D2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4] + SIN([.C295]) * [.D295]" office:value-type="float" office:value="5.30443011791674" calcext:value-type="float">
            <text:p>5.30443011791674</text:p>
          </table:table-cell>
          <table:table-cell table:formula="of:=[.B294]+ COS([.C295]) * [.D295]" office:value-type="float" office:value="3.44472121442612" calcext:value-type="float">
            <text:p>3.44472121442612</text:p>
          </table:table-cell>
          <table:table-cell table:formula="of:=[.C294] +0.0174533" office:value-type="float" office:value="9.82620689999991" calcext:value-type="float">
            <text:p>9.82620689999991</text:p>
          </table:table-cell>
          <table:table-cell table:formula="of:=[.D2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5] + SIN([.C296]) * [.D296]" office:value-type="float" office:value="5.26375615956176" calcext:value-type="float">
            <text:p>5.26375615956176</text:p>
          </table:table-cell>
          <table:table-cell table:formula="of:=[.B295]+ COS([.C296]) * [.D296]" office:value-type="float" office:value="3.35336679958076" calcext:value-type="float">
            <text:p>3.35336679958076</text:p>
          </table:table-cell>
          <table:table-cell table:formula="of:=[.C295] +0.0174533" office:value-type="float" office:value="9.8436601999999" calcext:value-type="float">
            <text:p>9.8436601999999</text:p>
          </table:table-cell>
          <table:table-cell table:formula="of:=[.D2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6] + SIN([.C297]) * [.D297]" office:value-type="float" office:value="5.221494040992" calcext:value-type="float">
            <text:p>5.221494040992</text:p>
          </table:table-cell>
          <table:table-cell table:formula="of:=[.B296]+ COS([.C297]) * [.D297]" office:value-type="float" office:value="3.26273615722402" calcext:value-type="float">
            <text:p>3.26273615722402</text:p>
          </table:table-cell>
          <table:table-cell table:formula="of:=[.C296] +0.0174533" office:value-type="float" office:value="9.8611134999999" calcext:value-type="float">
            <text:p>9.8611134999999</text:p>
          </table:table-cell>
          <table:table-cell table:formula="of:=[.D2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7] + SIN([.C298]) * [.D298]" office:value-type="float" office:value="5.17765663566921" calcext:value-type="float">
            <text:p>5.17765663566921</text:p>
          </table:table-cell>
          <table:table-cell table:formula="of:=[.B297]+ COS([.C298]) * [.D298]" office:value-type="float" office:value="3.17285689435118" calcext:value-type="float">
            <text:p>3.17285689435118</text:p>
          </table:table-cell>
          <table:table-cell table:formula="of:=[.C297] +0.0174533" office:value-type="float" office:value="9.8785667999999" calcext:value-type="float">
            <text:p>9.8785667999999</text:p>
          </table:table-cell>
          <table:table-cell table:formula="of:=[.D2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8] + SIN([.C299]) * [.D299]" office:value-type="float" office:value="5.13225729690317" calcext:value-type="float">
            <text:p>5.13225729690317</text:p>
          </table:table-cell>
          <table:table-cell table:formula="of:=[.B298]+ COS([.C299]) * [.D299]" office:value-type="float" office:value="3.08375638907985" calcext:value-type="float">
            <text:p>3.08375638907985</text:p>
          </table:table-cell>
          <table:table-cell table:formula="of:=[.C298] +0.0174533" office:value-type="float" office:value="9.8960200999999" calcext:value-type="float">
            <text:p>9.8960200999999</text:p>
          </table:table-cell>
          <table:table-cell table:formula="of:=[.D2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9] + SIN([.C300]) * [.D300]" office:value-type="float" office:value="5.0853098537841" calcext:value-type="float">
            <text:p>5.0853098537841</text:p>
          </table:table-cell>
          <table:table-cell table:formula="of:=[.B299]+ COS([.C300]) * [.D300]" office:value-type="float" office:value="2.99546178231034" calcext:value-type="float">
            <text:p>2.99546178231034</text:p>
          </table:table-cell>
          <table:table-cell table:formula="of:=[.C299] +0.0174533" office:value-type="float" office:value="9.9134733999999" calcext:value-type="float">
            <text:p>9.9134733999999</text:p>
          </table:table-cell>
          <table:table-cell table:formula="of:=[.D2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0] + SIN([.C301]) * [.D301]" office:value-type="float" office:value="5.03682860697024" calcext:value-type="float">
            <text:p>5.03682860697024</text:p>
          </table:table-cell>
          <table:table-cell table:formula="of:=[.B300]+ COS([.C301]) * [.D301]" office:value-type="float" office:value="2.90799996945826" calcext:value-type="float">
            <text:p>2.90799996945826</text:p>
          </table:table-cell>
          <table:table-cell table:formula="of:=[.C300] +0.0174533" office:value-type="float" office:value="9.9309266999999" calcext:value-type="float">
            <text:p>9.9309266999999</text:p>
          </table:table-cell>
          <table:table-cell table:formula="of:=[.D3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1] + SIN([.C302]) * [.D302]" office:value-type="float" office:value="4.98682832433166" calcext:value-type="float">
            <text:p>4.98682832433166</text:p>
          </table:table-cell>
          <table:table-cell table:formula="of:=[.B301]+ COS([.C302]) * [.D302]" office:value-type="float" office:value="2.82139759226188" calcext:value-type="float">
            <text:p>2.82139759226188</text:p>
          </table:table-cell>
          <table:table-cell table:formula="of:=[.C301] +0.0174533" office:value-type="float" office:value="9.9483799999999" calcext:value-type="float">
            <text:p>9.9483799999999</text:p>
          </table:table-cell>
          <table:table-cell table:formula="of:=[.D3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2] + SIN([.C303]) * [.D303]" office:value-type="float" office:value="4.93532423645189" calcext:value-type="float">
            <text:p>4.93532423645189</text:p>
          </table:table-cell>
          <table:table-cell table:formula="of:=[.B302]+ COS([.C303]) * [.D303]" office:value-type="float" office:value="2.73568103066687" calcext:value-type="float">
            <text:p>2.73568103066687</text:p>
          </table:table-cell>
          <table:table-cell table:formula="of:=[.C302] +0.0174533" office:value-type="float" office:value="9.9658332999999" calcext:value-type="float">
            <text:p>9.9658332999999</text:p>
          </table:table-cell>
          <table:table-cell table:formula="of:=[.D3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3] + SIN([.C304]) * [.D304]" office:value-type="float" office:value="4.88233203198845" calcext:value-type="float">
            <text:p>4.88233203198845</text:p>
          </table:table-cell>
          <table:table-cell table:formula="of:=[.B303]+ COS([.C304]) * [.D304]" office:value-type="float" office:value="2.65087639479061" calcext:value-type="float">
            <text:p>2.65087639479061</text:p>
          </table:table-cell>
          <table:table-cell table:formula="of:=[.C303] +0.0174533" office:value-type="float" office:value="9.9832865999999" calcext:value-type="float">
            <text:p>9.9832865999999</text:p>
          </table:table-cell>
          <table:table-cell table:formula="of:=[.D3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4] + SIN([.C305]) * [.D305]" office:value-type="float" office:value="4.82786785289402" calcext:value-type="float">
            <text:p>4.82786785289402</text:p>
          </table:table-cell>
          <table:table-cell table:formula="of:=[.B304]+ COS([.C305]) * [.D305]" office:value-type="float" office:value="2.56700951696885" calcext:value-type="float">
            <text:p>2.56700951696885</text:p>
          </table:table-cell>
          <table:table-cell table:formula="of:=[.C304] +0.0174533" office:value-type="float" office:value="10.0007398999999" calcext:value-type="float">
            <text:p>10.0007398999999</text:p>
          </table:table-cell>
          <table:table-cell table:formula="of:=[.D3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5] + SIN([.C306]) * [.D306]" office:value-type="float" office:value="4.77194828949938" calcext:value-type="float">
            <text:p>4.77194828949938</text:p>
          </table:table-cell>
          <table:table-cell table:formula="of:=[.B305]+ COS([.C306]) * [.D306]" office:value-type="float" office:value="2.48410594388691" calcext:value-type="float">
            <text:p>2.48410594388691</text:p>
          </table:table-cell>
          <table:table-cell table:formula="of:=[.C305] +0.0174533" office:value-type="float" office:value="10.0181931999999" calcext:value-type="float">
            <text:p>10.0181931999999</text:p>
          </table:table-cell>
          <table:table-cell table:formula="of:=[.D3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6] + SIN([.C307]) * [.D307]" office:value-type="float" office:value="4.71459037545983" calcext:value-type="float">
            <text:p>4.71459037545983</text:p>
          </table:table-cell>
          <table:table-cell table:formula="of:=[.B306]+ COS([.C307]) * [.D307]" office:value-type="float" office:value="2.4021909287979" calcext:value-type="float">
            <text:p>2.4021909287979</text:p>
          </table:table-cell>
          <table:table-cell table:formula="of:=[.C306] +0.0174533" office:value-type="float" office:value="10.0356464999999" calcext:value-type="float">
            <text:p>10.0356464999999</text:p>
          </table:table-cell>
          <table:table-cell table:formula="of:=[.D3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7] + SIN([.C308]) * [.D308]" office:value-type="float" office:value="4.65581158256662" calcext:value-type="float">
            <text:p>4.65581158256662</text:p>
          </table:table-cell>
          <table:table-cell table:formula="of:=[.B307]+ COS([.C308]) * [.D308]" office:value-type="float" office:value="2.32128942383034" calcext:value-type="float">
            <text:p>2.32128942383034</text:p>
          </table:table-cell>
          <table:table-cell table:formula="of:=[.C307] +0.0174533" office:value-type="float" office:value="10.0530997999999" calcext:value-type="float">
            <text:p>10.0530997999999</text:p>
          </table:table-cell>
          <table:table-cell table:formula="of:=[.D3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8] + SIN([.C309]) * [.D309]" office:value-type="float" office:value="4.5956298154248" calcext:value-type="float">
            <text:p>4.5956298154248</text:p>
          </table:table-cell>
          <table:table-cell table:formula="of:=[.B308]+ COS([.C309]) * [.D309]" office:value-type="float" office:value="2.24142607238746" calcext:value-type="float">
            <text:p>2.24142607238746</text:p>
          </table:table-cell>
          <table:table-cell table:formula="of:=[.C308] +0.0174533" office:value-type="float" office:value="10.0705530999999" calcext:value-type="float">
            <text:p>10.0705530999999</text:p>
          </table:table-cell>
          <table:table-cell table:formula="of:=[.D3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9] + SIN([.C310]) * [.D310]" office:value-type="float" office:value="4.53406340599935" calcext:value-type="float">
            <text:p>4.53406340599935</text:p>
          </table:table-cell>
          <table:table-cell table:formula="of:=[.B309]+ COS([.C310]) * [.D310]" office:value-type="float" office:value="2.16262520164064" calcext:value-type="float">
            <text:p>2.16262520164064</text:p>
          </table:table-cell>
          <table:table-cell table:formula="of:=[.C309] +0.0174533" office:value-type="float" office:value="10.0880063999999" calcext:value-type="float">
            <text:p>10.0880063999999</text:p>
          </table:table-cell>
          <table:table-cell table:formula="of:=[.D3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0] + SIN([.C311]) * [.D311]" office:value-type="float" office:value="4.47113110803107" calcext:value-type="float">
            <text:p>4.47113110803107</text:p>
          </table:table-cell>
          <table:table-cell table:formula="of:=[.B310]+ COS([.C311]) * [.D311]" office:value-type="float" office:value="2.08491081511902" calcext:value-type="float">
            <text:p>2.08491081511902</text:p>
          </table:table-cell>
          <table:table-cell table:formula="of:=[.C310] +0.0174533" office:value-type="float" office:value="10.1054596999999" calcext:value-type="float">
            <text:p>10.1054596999999</text:p>
          </table:table-cell>
          <table:table-cell table:formula="of:=[.D3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1] + SIN([.C312]) * [.D312]" office:value-type="float" office:value="4.40685209132399" calcext:value-type="float">
            <text:p>4.40685209132399</text:p>
          </table:table-cell>
          <table:table-cell table:formula="of:=[.B311]+ COS([.C312]) * [.D312]" office:value-type="float" office:value="2.00830658539787" calcext:value-type="float">
            <text:p>2.00830658539787</text:p>
          </table:table-cell>
          <table:table-cell table:formula="of:=[.C311] +0.0174533" office:value-type="float" office:value="10.1229129999999" calcext:value-type="float">
            <text:p>10.1229129999999</text:p>
          </table:table-cell>
          <table:table-cell table:formula="of:=[.D3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2] + SIN([.C313]) * [.D313]" office:value-type="float" office:value="4.34124593590606" calcext:value-type="float">
            <text:p>4.34124593590606</text:p>
          </table:table-cell>
          <table:table-cell table:formula="of:=[.B312]+ COS([.C313]) * [.D313]" office:value-type="float" office:value="1.93283584688765" calcext:value-type="float">
            <text:p>1.93283584688765</text:p>
          </table:table-cell>
          <table:table-cell table:formula="of:=[.C312] +0.0174533" office:value-type="float" office:value="10.1403662999999" calcext:value-type="float">
            <text:p>10.1403662999999</text:p>
          </table:table-cell>
          <table:table-cell table:formula="of:=[.D3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3] + SIN([.C314]) * [.D314]" office:value-type="float" office:value="4.27433262606489" calcext:value-type="float">
            <text:p>4.27433262606489</text:p>
          </table:table-cell>
          <table:table-cell table:formula="of:=[.B313]+ COS([.C314]) * [.D314]" office:value-type="float" office:value="1.85852158872611" calcext:value-type="float">
            <text:p>1.85852158872611</text:p>
          </table:table-cell>
          <table:table-cell table:formula="of:=[.C313] +0.0174533" office:value-type="float" office:value="10.1578195999999" calcext:value-type="float">
            <text:p>10.1578195999999</text:p>
          </table:table-cell>
          <table:table-cell table:formula="of:=[.D3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4] + SIN([.C315]) * [.D315]" office:value-type="float" office:value="4.20613254426034" calcext:value-type="float">
            <text:p>4.20613254426034</text:p>
          </table:table-cell>
          <table:table-cell table:formula="of:=[.B314]+ COS([.C315]) * [.D315]" office:value-type="float" office:value="1.78538644777559" calcext:value-type="float">
            <text:p>1.78538644777559</text:p>
          </table:table-cell>
          <table:table-cell table:formula="of:=[.C314] +0.0174533" office:value-type="float" office:value="10.1752728999999" calcext:value-type="float">
            <text:p>10.1752728999999</text:p>
          </table:table-cell>
          <table:table-cell table:formula="of:=[.D3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5] + SIN([.C316]) * [.D316]" office:value-type="float" office:value="4.13666646491579" calcext:value-type="float">
            <text:p>4.13666646491579</text:p>
          </table:table-cell>
          <table:table-cell table:formula="of:=[.B315]+ COS([.C316]) * [.D316]" office:value-type="float" office:value="1.71345270172759" calcext:value-type="float">
            <text:p>1.71345270172759</text:p>
          </table:table-cell>
          <table:table-cell table:formula="of:=[.C315] +0.0174533" office:value-type="float" office:value="10.1927261999999" calcext:value-type="float">
            <text:p>10.1927261999999</text:p>
          </table:table-cell>
          <table:table-cell table:formula="of:=[.D3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6] + SIN([.C317]) * [.D317]" office:value-type="float" office:value="4.0659555480901" calcext:value-type="float">
            <text:p>4.0659555480901</text:p>
          </table:table-cell>
          <table:table-cell table:formula="of:=[.B316]+ COS([.C317]) * [.D317]" office:value-type="float" office:value="1.64274226231679" calcext:value-type="float">
            <text:p>1.64274226231679</text:p>
          </table:table-cell>
          <table:table-cell table:formula="of:=[.C316] +0.0174533" office:value-type="float" office:value="10.2101794999999" calcext:value-type="float">
            <text:p>10.2101794999999</text:p>
          </table:table-cell>
          <table:table-cell table:formula="of:=[.D3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7] + SIN([.C318]) * [.D318]" office:value-type="float" office:value="3.99402133303196" calcext:value-type="float">
            <text:p>3.99402133303196</text:p>
          </table:table-cell>
          <table:table-cell table:formula="of:=[.B317]+ COS([.C318]) * [.D318]" office:value-type="float" office:value="1.57327666864647" calcext:value-type="float">
            <text:p>1.57327666864647</text:p>
          </table:table-cell>
          <table:table-cell table:formula="of:=[.C317] +0.0174533" office:value-type="float" office:value="10.2276327999999" calcext:value-type="float">
            <text:p>10.2276327999999</text:p>
          </table:table-cell>
          <table:table-cell table:formula="of:=[.D3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8] + SIN([.C319]) * [.D319]" office:value-type="float" office:value="3.92088573161893" calcext:value-type="float">
            <text:p>3.92088573161893</text:p>
          </table:table-cell>
          <table:table-cell table:formula="of:=[.B318]+ COS([.C319]) * [.D319]" office:value-type="float" office:value="1.50507708062752" calcext:value-type="float">
            <text:p>1.50507708062752</text:p>
          </table:table-cell>
          <table:table-cell table:formula="of:=[.C318] +0.0174533" office:value-type="float" office:value="10.2450860999999" calcext:value-type="float">
            <text:p>10.2450860999999</text:p>
          </table:table-cell>
          <table:table-cell table:formula="of:=[.D3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9] + SIN([.C320]) * [.D320]" office:value-type="float" office:value="3.84657102168275" calcext:value-type="float">
            <text:p>3.84657102168275</text:p>
          </table:table-cell>
          <table:table-cell table:formula="of:=[.B319]+ COS([.C320]) * [.D320]" office:value-type="float" office:value="1.43816427253294" calcext:value-type="float">
            <text:p>1.43816427253294</text:p>
          </table:table-cell>
          <table:table-cell table:formula="of:=[.C319] +0.0174533" office:value-type="float" office:value="10.2625393999999" calcext:value-type="float">
            <text:p>10.2625393999999</text:p>
          </table:table-cell>
          <table:table-cell table:formula="of:=[.D3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0] + SIN([.C321]) * [.D321]" office:value-type="float" office:value="3.77109984022339" calcext:value-type="float">
            <text:p>3.77109984022339</text:p>
          </table:table-cell>
          <table:table-cell table:formula="of:=[.B320]+ COS([.C321]) * [.D321]" office:value-type="float" office:value="1.37255862666973" calcext:value-type="float">
            <text:p>1.37255862666973</text:p>
          </table:table-cell>
          <table:table-cell table:formula="of:=[.C320] +0.0174533" office:value-type="float" office:value="10.2799926999999" calcext:value-type="float">
            <text:p>10.2799926999999</text:p>
          </table:table-cell>
          <table:table-cell table:formula="of:=[.D3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1] + SIN([.C322]) * [.D322]" office:value-type="float" office:value="3.69449517651353" calcext:value-type="float">
            <text:p>3.69449517651353</text:p>
          </table:table-cell>
          <table:table-cell table:formula="of:=[.B321]+ COS([.C322]) * [.D322]" office:value-type="float" office:value="1.3082801271703" calcext:value-type="float">
            <text:p>1.3082801271703</text:p>
          </table:table-cell>
          <table:table-cell table:formula="of:=[.C321] +0.0174533" office:value-type="float" office:value="10.2974459999999" calcext:value-type="float">
            <text:p>10.2974459999999</text:p>
          </table:table-cell>
          <table:table-cell table:formula="of:=[.D3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2] + SIN([.C323]) * [.D323]" office:value-type="float" office:value="3.61678036509582" calcext:value-type="float">
            <text:p>3.61678036509582</text:p>
          </table:table-cell>
          <table:table-cell table:formula="of:=[.B322]+ COS([.C323]) * [.D323]" office:value-type="float" office:value="1.24534835390504" calcext:value-type="float">
            <text:p>1.24534835390504</text:p>
          </table:table-cell>
          <table:table-cell table:formula="of:=[.C322] +0.0174533" office:value-type="float" office:value="10.3148992999999" calcext:value-type="float">
            <text:p>10.3148992999999</text:p>
          </table:table-cell>
          <table:table-cell table:formula="of:=[.D3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3] + SIN([.C324]) * [.D324]" office:value-type="float" office:value="3.53797907867495" calcext:value-type="float">
            <text:p>3.53797907867495</text:p>
          </table:table-cell>
          <table:table-cell table:formula="of:=[.B323]+ COS([.C324]) * [.D324]" office:value-type="float" office:value="1.18378247651817" calcext:value-type="float">
            <text:p>1.18378247651817</text:p>
          </table:table-cell>
          <table:table-cell table:formula="of:=[.C323] +0.0174533" office:value-type="float" office:value="10.3323525999999" calcext:value-type="float">
            <text:p>10.3323525999999</text:p>
          </table:table-cell>
          <table:table-cell table:formula="of:=[.D3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4] + SIN([.C325]) * [.D325]" office:value-type="float" office:value="3.45811532090669" calcext:value-type="float">
            <text:p>3.45811532090669</text:p>
          </table:table-cell>
          <table:table-cell table:formula="of:=[.B324]+ COS([.C325]) * [.D325]" office:value-type="float" office:value="1.12360124858841" calcext:value-type="float">
            <text:p>1.12360124858841</text:p>
          </table:table-cell>
          <table:table-cell table:formula="of:=[.C324] +0.0174533" office:value-type="float" office:value="10.3498058999999" calcext:value-type="float">
            <text:p>10.3498058999999</text:p>
          </table:table-cell>
          <table:table-cell table:formula="of:=[.D3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5] + SIN([.C326]) * [.D326]" office:value-type="float" office:value="3.37721341908619" calcext:value-type="float">
            <text:p>3.37721341908619</text:p>
          </table:table-cell>
          <table:table-cell table:formula="of:=[.B325]+ COS([.C326]) * [.D326]" office:value-type="float" office:value="1.06482300191649" calcext:value-type="float">
            <text:p>1.06482300191649</text:p>
          </table:table-cell>
          <table:table-cell table:formula="of:=[.C325] +0.0174533" office:value-type="float" office:value="10.3672591999999" calcext:value-type="float">
            <text:p>10.3672591999999</text:p>
          </table:table-cell>
          <table:table-cell table:formula="of:=[.D3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6] + SIN([.C327]) * [.D327]" office:value-type="float" office:value="3.29529801673756" calcext:value-type="float">
            <text:p>3.29529801673756</text:p>
          </table:table-cell>
          <table:table-cell table:formula="of:=[.B326]+ COS([.C327]) * [.D327]" office:value-type="float" office:value="1.00746564094108" calcext:value-type="float">
            <text:p>1.00746564094108</text:p>
          </table:table-cell>
          <table:table-cell table:formula="of:=[.C326] +0.0174533" office:value-type="float" office:value="10.3847124999999" calcext:value-type="float">
            <text:p>10.3847124999999</text:p>
          </table:table-cell>
          <table:table-cell table:formula="of:=[.D3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7] + SIN([.C328]) * [.D328]" office:value-type="float" office:value="3.21239406610729" calcext:value-type="float">
            <text:p>3.21239406610729</text:p>
          </table:table-cell>
          <table:table-cell table:formula="of:=[.B327]+ COS([.C328]) * [.D328]" office:value-type="float" office:value="0.95154663728496" calcext:value-type="float">
            <text:p>0.95154663728496</text:p>
          </table:table-cell>
          <table:table-cell table:formula="of:=[.C327] +0.0174533" office:value-type="float" office:value="10.4021657999999" calcext:value-type="float">
            <text:p>10.4021657999999</text:p>
          </table:table-cell>
          <table:table-cell table:formula="of:=[.D3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8] + SIN([.C329]) * [.D329]" office:value-type="float" office:value="3.12852682056349" calcext:value-type="float">
            <text:p>3.12852682056349</text:p>
          </table:table-cell>
          <table:table-cell table:formula="of:=[.B328]+ COS([.C329]) * [.D329]" office:value-type="float" office:value="0.897083024432932" calcext:value-type="float">
            <text:p>0.897083024432932</text:p>
          </table:table-cell>
          <table:table-cell table:formula="of:=[.C328] +0.0174533" office:value-type="float" office:value="10.4196190999999" calcext:value-type="float">
            <text:p>10.4196190999999</text:p>
          </table:table-cell>
          <table:table-cell table:formula="of:=[.D3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9] + SIN([.C330]) * [.D330]" office:value-type="float" office:value="3.04372182690349" calcext:value-type="float">
            <text:p>3.04372182690349</text:p>
          </table:table-cell>
          <table:table-cell table:formula="of:=[.B329]+ COS([.C330]) * [.D330]" office:value-type="float" office:value="0.844091392543293" calcext:value-type="float">
            <text:p>0.844091392543293</text:p>
          </table:table-cell>
          <table:table-cell table:formula="of:=[.C329] +0.0174533" office:value-type="float" office:value="10.4370723999999" calcext:value-type="float">
            <text:p>10.4370723999999</text:p>
          </table:table-cell>
          <table:table-cell table:formula="of:=[.D3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0] + SIN([.C331]) * [.D331]" office:value-type="float" office:value="2.95800491757202" calcext:value-type="float">
            <text:p>2.95800491757202</text:p>
          </table:table-cell>
          <table:table-cell table:formula="of:=[.B330]+ COS([.C331]) * [.D331]" office:value-type="float" office:value="0.792587883394296" calcext:value-type="float">
            <text:p>0.792587883394296</text:p>
          </table:table-cell>
          <table:table-cell table:formula="of:=[.C330] +0.0174533" office:value-type="float" office:value="10.4545256999999" calcext:value-type="float">
            <text:p>10.4545256999999</text:p>
          </table:table-cell>
          <table:table-cell table:formula="of:=[.D3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1] + SIN([.C332]) * [.D332]" office:value-type="float" office:value="2.87140220279241" calcext:value-type="float">
            <text:p>2.87140220279241</text:p>
          </table:table-cell>
          <table:table-cell table:formula="of:=[.B331]+ COS([.C332]) * [.D332]" office:value-type="float" office:value="0.742588185467198" calcext:value-type="float">
            <text:p>0.742588185467198</text:p>
          </table:table-cell>
          <table:table-cell table:formula="of:=[.C331] +0.0174533" office:value-type="float" office:value="10.4719789999999" calcext:value-type="float">
            <text:p>10.4719789999999</text:p>
          </table:table-cell>
          <table:table-cell table:formula="of:=[.D3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2] + SIN([.C333]) * [.D333]" office:value-type="float" office:value="2.78394006261312" calcext:value-type="float">
            <text:p>2.78394006261312</text:p>
          </table:table-cell>
          <table:table-cell table:formula="of:=[.B332]+ COS([.C333]) * [.D333]" office:value-type="float" office:value="0.694107529167401" calcext:value-type="float">
            <text:p>0.694107529167401</text:p>
          </table:table-cell>
          <table:table-cell table:formula="of:=[.C332] +0.0174533" office:value-type="float" office:value="10.4894322999999" calcext:value-type="float">
            <text:p>10.4894322999999</text:p>
          </table:table-cell>
          <table:table-cell table:formula="of:=[.D3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3] + SIN([.C334]) * [.D334]" office:value-type="float" office:value="2.69564513887216" calcext:value-type="float">
            <text:p>2.69564513887216</text:p>
          </table:table-cell>
          <table:table-cell table:formula="of:=[.B333]+ COS([.C334]) * [.D334]" office:value-type="float" office:value="0.647160682185114" calcext:value-type="float">
            <text:p>0.647160682185114</text:p>
          </table:table-cell>
          <table:table-cell table:formula="of:=[.C333] +0.0174533" office:value-type="float" office:value="10.5068855999999" calcext:value-type="float">
            <text:p>10.5068855999999</text:p>
          </table:table-cell>
          <table:table-cell table:formula="of:=[.D3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4] + SIN([.C335]) * [.D335]" office:value-type="float" office:value="2.60654432708169" calcext:value-type="float">
            <text:p>2.60654432708169</text:p>
          </table:table-cell>
          <table:table-cell table:formula="of:=[.B334]+ COS([.C335]) * [.D335]" office:value-type="float" office:value="0.601761944996971" calcext:value-type="float">
            <text:p>0.601761944996971</text:p>
          </table:table-cell>
          <table:table-cell table:formula="of:=[.C334] +0.0174533" office:value-type="float" office:value="10.5243388999999" calcext:value-type="float">
            <text:p>10.5243388999999</text:p>
          </table:table-cell>
          <table:table-cell table:formula="of:=[.D3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5] + SIN([.C336]) * [.D336]" office:value-type="float" office:value="2.51666476823537" calcext:value-type="float">
            <text:p>2.51666476823537</text:p>
          </table:table-cell>
          <table:table-cell table:formula="of:=[.B335]+ COS([.C336]) * [.D336]" office:value-type="float" office:value="0.557925146509958" calcext:value-type="float">
            <text:p>0.557925146509958</text:p>
          </table:table-cell>
          <table:table-cell table:formula="of:=[.C335] +0.0174533" office:value-type="float" office:value="10.5417921999999" calcext:value-type="float">
            <text:p>10.5417921999999</text:p>
          </table:table-cell>
          <table:table-cell table:formula="of:=[.D3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6] + SIN([.C337]) * [.D337]" office:value-type="float" office:value="2.42603384054098" calcext:value-type="float">
            <text:p>2.42603384054098</text:p>
          </table:table-cell>
          <table:table-cell table:formula="of:=[.B336]+ COS([.C337]) * [.D337]" office:value-type="float" office:value="0.515663639848997" calcext:value-type="float">
            <text:p>0.515663639848997</text:p>
          </table:table-cell>
          <table:table-cell table:formula="of:=[.C336] +0.0174533" office:value-type="float" office:value="10.5592454999999" calcext:value-type="float">
            <text:p>10.5592454999999</text:p>
          </table:table-cell>
          <table:table-cell table:formula="of:=[.D3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7] + SIN([.C338]) * [.D338]" office:value-type="float" office:value="2.33467915108072" calcext:value-type="float">
            <text:p>2.33467915108072</text:p>
          </table:table-cell>
          <table:table-cell table:formula="of:=[.B337]+ COS([.C338]) * [.D338]" office:value-type="float" office:value="0.474990298289448" calcext:value-type="float">
            <text:p>0.474990298289448</text:p>
          </table:table-cell>
          <table:table-cell table:formula="of:=[.C337] +0.0174533" office:value-type="float" office:value="10.5766987999999" calcext:value-type="float">
            <text:p>10.5766987999999</text:p>
          </table:table-cell>
          <table:table-cell table:formula="of:=[.D3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8] + SIN([.C339]) * [.D339]" office:value-type="float" office:value="2.24262852740183" calcext:value-type="float">
            <text:p>2.24262852740183</text:p>
          </table:table-cell>
          <table:table-cell table:formula="of:=[.B338]+ COS([.C339]) * [.D339]" office:value-type="float" office:value="0.43591751133578" calcext:value-type="float">
            <text:p>0.43591751133578</text:p>
          </table:table-cell>
          <table:table-cell table:formula="of:=[.C338] +0.0174533" office:value-type="float" office:value="10.5941520999999" calcext:value-type="float">
            <text:p>10.5941520999999</text:p>
          </table:table-cell>
          <table:table-cell table:formula="of:=[.D3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9] + SIN([.C340]) * [.D340]" office:value-type="float" office:value="2.14991000904002" calcext:value-type="float">
            <text:p>2.14991000904002</text:p>
          </table:table-cell>
          <table:table-cell table:formula="of:=[.B339]+ COS([.C340]) * [.D340]" office:value-type="float" office:value="0.398457180947607" calcext:value-type="float">
            <text:p>0.398457180947607</text:p>
          </table:table-cell>
          <table:table-cell table:formula="of:=[.C339] +0.0174533" office:value-type="float" office:value="10.6116053999999" calcext:value-type="float">
            <text:p>10.6116053999999</text:p>
          </table:table-cell>
          <table:table-cell table:formula="of:=[.D3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0] + SIN([.C341]) * [.D341]" office:value-type="float" office:value="2.05655183897838" calcext:value-type="float">
            <text:p>2.05655183897838</text:p>
          </table:table-cell>
          <table:table-cell table:formula="of:=[.B340]+ COS([.C341]) * [.D341]" office:value-type="float" office:value="0.362620717914234" calcext:value-type="float">
            <text:p>0.362620717914234</text:p>
          </table:table-cell>
          <table:table-cell table:formula="of:=[.C340] +0.0174533" office:value-type="float" office:value="10.6290586999999" calcext:value-type="float">
            <text:p>10.6290586999999</text:p>
          </table:table-cell>
          <table:table-cell table:formula="of:=[.D3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1] + SIN([.C342]) * [.D342]" office:value-type="float" office:value="1.96258245504427" calcext:value-type="float">
            <text:p>1.96258245504427</text:p>
          </table:table-cell>
          <table:table-cell table:formula="of:=[.B341]+ COS([.C342]) * [.D342]" office:value-type="float" office:value="0.328419038378811" calcext:value-type="float">
            <text:p>0.328419038378811</text:p>
          </table:table-cell>
          <table:table-cell table:formula="of:=[.C341] +0.0174533" office:value-type="float" office:value="10.6465119999999" calcext:value-type="float">
            <text:p>10.6465119999999</text:p>
          </table:table-cell>
          <table:table-cell table:formula="of:=[.D3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2] + SIN([.C343]) * [.D343]" office:value-type="float" office:value="1.86803048124687" calcext:value-type="float">
            <text:p>1.86803048124687</text:p>
          </table:table-cell>
          <table:table-cell table:formula="of:=[.B342]+ COS([.C343]) * [.D343]" office:value-type="float" office:value="0.295862560513174" calcext:value-type="float">
            <text:p>0.295862560513174</text:p>
          </table:table-cell>
          <table:table-cell table:formula="of:=[.C342] +0.0174533" office:value-type="float" office:value="10.6639652999999" calcext:value-type="float">
            <text:p>10.6639652999999</text:p>
          </table:table-cell>
          <table:table-cell table:formula="of:=[.D3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3] + SIN([.C344]) * [.D344]" office:value-type="float" office:value="1.77292471905803" calcext:value-type="float">
            <text:p>1.77292471905803</text:p>
          </table:table-cell>
          <table:table-cell table:formula="of:=[.B343]+ COS([.C344]) * [.D344]" office:value-type="float" office:value="0.264961201344363" calcext:value-type="float">
            <text:p>0.264961201344363</text:p>
          </table:table-cell>
          <table:table-cell table:formula="of:=[.C343] +0.0174533" office:value-type="float" office:value="10.6814185999999" calcext:value-type="float">
            <text:p>10.6814185999999</text:p>
          </table:table-cell>
          <table:table-cell table:formula="of:=[.D3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4] + SIN([.C345]) * [.D345]" office:value-type="float" office:value="1.67729413863905" calcext:value-type="float">
            <text:p>1.67729413863905</text:p>
          </table:table-cell>
          <table:table-cell table:formula="of:=[.B344]+ COS([.C345]) * [.D345]" office:value-type="float" office:value="0.235724373733797" calcext:value-type="float">
            <text:p>0.235724373733797</text:p>
          </table:table-cell>
          <table:table-cell table:formula="of:=[.C344] +0.0174533" office:value-type="float" office:value="10.6988718999999" calcext:value-type="float">
            <text:p>10.6988718999999</text:p>
          </table:table-cell>
          <table:table-cell table:formula="of:=[.D3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5] + SIN([.C346]) * [.D346]" office:value-type="float" office:value="1.5811678700161" calcext:value-type="float">
            <text:p>1.5811678700161</text:p>
          </table:table-cell>
          <table:table-cell table:formula="of:=[.B345]+ COS([.C346]) * [.D346]" office:value-type="float" office:value="0.208160983510023" calcext:value-type="float">
            <text:p>0.208160983510023</text:p>
          </table:table-cell>
          <table:table-cell table:formula="of:=[.C345] +0.0174533" office:value-type="float" office:value="10.7163251999999" calcext:value-type="float">
            <text:p>10.7163251999999</text:p>
          </table:table-cell>
          <table:table-cell table:formula="of:=[.D3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6] + SIN([.C347]) * [.D347]" office:value-type="float" office:value="1.48457519420689" calcext:value-type="float">
            <text:p>1.48457519420689</text:p>
          </table:table-cell>
          <table:table-cell table:formula="of:=[.B346]+ COS([.C347]) * [.D347]" office:value-type="float" office:value="0.182279426755912" calcext:value-type="float">
            <text:p>0.182279426755912</text:p>
          </table:table-cell>
          <table:table-cell table:formula="of:=[.C346] +0.0174533" office:value-type="float" office:value="10.7337784999999" calcext:value-type="float">
            <text:p>10.7337784999999</text:p>
          </table:table-cell>
          <table:table-cell table:formula="of:=[.D3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7] + SIN([.C348]) * [.D348]" office:value-type="float" office:value="1.3875455343014" calcext:value-type="float">
            <text:p>1.3875455343014</text:p>
          </table:table-cell>
          <table:table-cell table:formula="of:=[.B347]+ COS([.C348]) * [.D348]" office:value-type="float" office:value="0.15808758725113" calcext:value-type="float">
            <text:p>0.15808758725113</text:p>
          </table:table-cell>
          <table:table-cell table:formula="of:=[.C347] +0.0174533" office:value-type="float" office:value="10.7512317999999" calcext:value-type="float">
            <text:p>10.7512317999999</text:p>
          </table:table-cell>
          <table:table-cell table:formula="of:=[.D3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8] + SIN([.C349]) * [.D349]" office:value-type="float" office:value="1.29010844649932" calcext:value-type="float">
            <text:p>1.29010844649932</text:p>
          </table:table-cell>
          <table:table-cell table:formula="of:=[.B348]+ COS([.C349]) * [.D349]" office:value-type="float" office:value="0.135592834070657" calcext:value-type="float">
            <text:p>0.135592834070657</text:p>
          </table:table-cell>
          <table:table-cell table:formula="of:=[.C348] +0.0174533" office:value-type="float" office:value="10.7686850999999" calcext:value-type="float">
            <text:p>10.7686850999999</text:p>
          </table:table-cell>
          <table:table-cell table:formula="of:=[.D3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9] + SIN([.C350]) * [.D350]" office:value-type="float" office:value="1.19229361110694" calcext:value-type="float">
            <text:p>1.19229361110694</text:p>
          </table:table-cell>
          <table:table-cell table:formula="of:=[.B349]+ COS([.C350]) * [.D350]" office:value-type="float" office:value="0.114802019340096" calcext:value-type="float">
            <text:p>0.114802019340096</text:p>
          </table:table-cell>
          <table:table-cell table:formula="of:=[.C349] +0.0174533" office:value-type="float" office:value="10.7861383999999" calcext:value-type="float">
            <text:p>10.7861383999999</text:p>
          </table:table-cell>
          <table:table-cell table:formula="of:=[.D3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0] + SIN([.C351]) * [.D351]" office:value-type="float" office:value="1.0941308234962" calcext:value-type="float">
            <text:p>1.0941308234962</text:p>
          </table:table-cell>
          <table:table-cell table:formula="of:=[.B350]+ COS([.C351]) * [.D351]" office:value-type="float" office:value="0.0957214761484489" calcext:value-type="float">
            <text:p>0.095721476148449</text:p>
          </table:table-cell>
          <table:table-cell table:formula="of:=[.C350] +0.0174533" office:value-type="float" office:value="10.8035916999999" calcext:value-type="float">
            <text:p>10.8035916999999</text:p>
          </table:table-cell>
          <table:table-cell table:formula="of:=[.D3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1] + SIN([.C352]) * [.D352]" office:value-type="float" office:value="0.995649985028756" calcext:value-type="float">
            <text:p>0.995649985028756</text:p>
          </table:table-cell>
          <table:table-cell table:formula="of:=[.B351]+ COS([.C352]) * [.D352]" office:value-type="float" office:value="0.07835701661899" calcext:value-type="float">
            <text:p>0.07835701661899</text:p>
          </table:table-cell>
          <table:table-cell table:formula="of:=[.C351] +0.0174533" office:value-type="float" office:value="10.8210449999999" calcext:value-type="float">
            <text:p>10.8210449999999</text:p>
          </table:table-cell>
          <table:table-cell table:formula="of:=[.D3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2] + SIN([.C353]) * [.D353]" office:value-type="float" office:value="0.896881093947736" calcext:value-type="float">
            <text:p>0.896881093947736</text:p>
          </table:table-cell>
          <table:table-cell table:formula="of:=[.B352]+ COS([.C353]) * [.D353]" office:value-type="float" office:value="0.0627139301388392" calcext:value-type="float">
            <text:p>0.062713930138839</text:p>
          </table:table-cell>
          <table:table-cell table:formula="of:=[.C352] +0.0174533" office:value-type="float" office:value="10.8384982999999" calcext:value-type="float">
            <text:p>10.8384982999999</text:p>
          </table:table-cell>
          <table:table-cell table:formula="of:=[.D3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3] + SIN([.C354]) * [.D354]" office:value-type="float" office:value="0.79785423623994" calcext:value-type="float">
            <text:p>0.79785423623994</text:p>
          </table:table-cell>
          <table:table-cell table:formula="of:=[.B353]+ COS([.C354]) * [.D354]" office:value-type="float" office:value="0.0487969817477606" calcext:value-type="float">
            <text:p>0.048796981747761</text:p>
          </table:table-cell>
          <table:table-cell table:formula="of:=[.C353] +0.0174533" office:value-type="float" office:value="10.8559515999999" calcext:value-type="float">
            <text:p>10.8559515999999</text:p>
          </table:table-cell>
          <table:table-cell table:formula="of:=[.D3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4] + SIN([.C355]) * [.D355]" office:value-type="float" office:value="0.698599576471376" calcext:value-type="float">
            <text:p>0.698599576471376</text:p>
          </table:table-cell>
          <table:table-cell table:formula="of:=[.B354]+ COS([.C355]) * [.D355]" office:value-type="float" office:value="0.0366104106866841" calcext:value-type="float">
            <text:p>0.036610410686684</text:p>
          </table:table-cell>
          <table:table-cell table:formula="of:=[.C354] +0.0174533" office:value-type="float" office:value="10.8734048999999" calcext:value-type="float">
            <text:p>10.8734048999999</text:p>
          </table:table-cell>
          <table:table-cell table:formula="of:=[.D3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5] + SIN([.C356]) * [.D356]" office:value-type="float" office:value="0.599147348598826" calcext:value-type="float">
            <text:p>0.599147348598826</text:p>
          </table:table-cell>
          <table:table-cell table:formula="of:=[.B355]+ COS([.C356]) * [.D356]" office:value-type="float" office:value="0.0261579291063907" calcext:value-type="float">
            <text:p>0.026157929106391</text:p>
          </table:table-cell>
          <table:table-cell table:formula="of:=[.C355] +0.0174533" office:value-type="float" office:value="10.8908581999999" calcext:value-type="float">
            <text:p>10.8908581999999</text:p>
          </table:table-cell>
          <table:table-cell table:formula="of:=[.D3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6] + SIN([.C357]) * [.D357]" office:value-type="float" office:value="0.499527846760281" calcext:value-type="float">
            <text:p>0.499527846760281</text:p>
          </table:table-cell>
          <table:table-cell table:formula="of:=[.B356]+ COS([.C357]) * [.D357]" office:value-type="float" office:value="0.0174427209367543" calcext:value-type="float">
            <text:p>0.017442720936754</text:p>
          </table:table-cell>
          <table:table-cell table:formula="of:=[.C356] +0.0174533" office:value-type="float" office:value="10.9083114999999" calcext:value-type="float">
            <text:p>10.9083114999999</text:p>
          </table:table-cell>
          <table:table-cell table:formula="of:=[.D3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7] + SIN([.C358]) * [.D358]" office:value-type="float" office:value="0.399771416047046" calcext:value-type="float">
            <text:p>0.399771416047046</text:p>
          </table:table-cell>
          <table:table-cell table:formula="of:=[.B357]+ COS([.C358]) * [.D358]" office:value-type="float" office:value="0.0104674409168849" calcext:value-type="float">
            <text:p>0.010467440916885</text:p>
          </table:table-cell>
          <table:table-cell table:formula="of:=[.C357] +0.0174533" office:value-type="float" office:value="10.9257647999999" calcext:value-type="float">
            <text:p>10.9257647999999</text:p>
          </table:table-cell>
          <table:table-cell table:formula="of:=[.D3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8] + SIN([.C359]) * [.D359]" office:value-type="float" office:value="0.299908443260325" calcext:value-type="float">
            <text:p>0.299908443260325</text:p>
          </table:table-cell>
          <table:table-cell table:formula="of:=[.B358]+ COS([.C359]) * [.D359]" office:value-type="float" office:value="0.00523421378646884" calcext:value-type="float">
            <text:p>0.005234213786469</text:p>
          </table:table-cell>
          <table:table-cell table:formula="of:=[.C358] +0.0174533" office:value-type="float" office:value="10.9432180999999" calcext:value-type="float">
            <text:p>10.9432180999999</text:p>
          </table:table-cell>
          <table:table-cell table:formula="of:=[.D3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9] + SIN([.C360]) * [.D360]" office:value-type="float" office:value="0.199969347655095" calcext:value-type="float">
            <text:p>0.199969347655095</text:p>
          </table:table-cell>
          <table:table-cell table:formula="of:=[.B359]+ COS([.C360]) * [.D360]" office:value-type="float" office:value="0.00174463363855176" calcext:value-type="float">
            <text:p>0.001744633638552</text:p>
          </table:table-cell>
          <table:table-cell table:formula="of:=[.C359] +0.0174533" office:value-type="float" office:value="10.9606713999999" calcext:value-type="float">
            <text:p>10.9606713999999</text:p>
          </table:table-cell>
          <table:table-cell table:formula="of:=[.D3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0] + SIN([.C361]) * [.D361]" office:value-type="float" office:value="0.0999845716741029" calcext:value-type="float">
            <text:p>0.099984571674103</text:p>
          </table:table-cell>
          <table:table-cell table:formula="of:=[.B360]+ COS([.C361]) * [.D361]" office:value-type="float" office:value="-0.000000236566037871769" calcext:value-type="float">
            <text:p>-2.36566037871769E-07</text:p>
          </table:table-cell>
          <table:table-cell table:formula="of:=[.C360] +0.0174533" office:value-type="float" office:value="10.9781246999999" calcext:value-type="float">
            <text:p>10.9781246999999</text:p>
          </table:table-cell>
          <table:table-cell table:formula="of:=[.D3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1] + SIN([.C362]) * [.D362]" office:value-type="float" office:value="-0.0000154283252079834" calcext:value-type="float">
            <text:p>-1.54283252079834E-05</text:p>
          </table:table-cell>
          <table:table-cell table:formula="of:=[.B361]+ COS([.C362]) * [.D362]" office:value-type="float" office:value="0.000000134677522777362" calcext:value-type="float">
            <text:p>1.34677522777362E-07</text:p>
          </table:table-cell>
          <table:table-cell table:formula="of:=[.C361] +0.0174533" office:value-type="float" office:value="10.9955779999999" calcext:value-type="float">
            <text:p>10.9955779999999</text:p>
          </table:table-cell>
          <table:table-cell table:formula="of:=[.D3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style-name="ce6" table:formula="of:=[.A362] + SIN([.C363]) * [.D363]" office:value-type="float" office:value="-0.1000002043062" calcext:value-type="float">
            <text:p>-0.1000002043062</text:p>
          </table:table-cell>
          <table:table-cell table:style-name="ce6" table:formula="of:=[.B362]+ COS([.C363]) * [.D363]" office:value-type="float" office:value="-0.00174473552706685" calcext:value-type="float">
            <text:p>-0.001744735527067</text:p>
          </table:table-cell>
          <table:table-cell table:style-name="ce6" table:formula="of:=[.C362] - 0.0174533" office:value-type="float" office:value="10.9781246999999" calcext:value-type="float">
            <text:p>10.9781246999999</text:p>
          </table:table-cell>
          <table:table-cell table:style-name="ce6" table:formula="of:=[.D3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3] + SIN([.C364]) * [.D364]" office:value-type="float" office:value="-0.19993929991143" calcext:value-type="float">
            <text:p>-0.19993929991143</text:p>
          </table:table-cell>
          <table:table-cell table:formula="of:=[.B363]+ COS([.C364]) * [.D364]" office:value-type="float" office:value="-0.00523431567498234" calcext:value-type="float">
            <text:p>-0.005234315674982</text:p>
          </table:table-cell>
          <table:table-cell table:formula="of:=[.C363] - 0.0174533" office:value-type="float" office:value="10.9606713999999" calcext:value-type="float">
            <text:p>10.9606713999999</text:p>
          </table:table-cell>
          <table:table-cell table:formula="of:=[.D3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4] + SIN([.C365]) * [.D365]" office:value-type="float" office:value="-0.299802272698151" calcext:value-type="float">
            <text:p>-0.299802272698151</text:p>
          </table:table-cell>
          <table:table-cell table:formula="of:=[.B364]+ COS([.C365]) * [.D365]" office:value-type="float" office:value="-0.0104675428053968" calcext:value-type="float">
            <text:p>-0.010467542805397</text:p>
          </table:table-cell>
          <table:table-cell table:formula="of:=[.C364] - 0.0174533" office:value-type="float" office:value="10.9432180999999" calcext:value-type="float">
            <text:p>10.9432180999999</text:p>
          </table:table-cell>
          <table:table-cell table:formula="of:=[.D3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5] + SIN([.C366]) * [.D366]" office:value-type="float" office:value="-0.399558703411386" calcext:value-type="float">
            <text:p>-0.399558703411386</text:p>
          </table:table-cell>
          <table:table-cell table:formula="of:=[.B365]+ COS([.C366]) * [.D366]" office:value-type="float" office:value="-0.0174428228252646" calcext:value-type="float">
            <text:p>-0.017442822825265</text:p>
          </table:table-cell>
          <table:table-cell table:formula="of:=[.C365] - 0.0174533" office:value-type="float" office:value="10.9257647999999" calcext:value-type="float">
            <text:p>10.9257647999999</text:p>
          </table:table-cell>
          <table:table-cell table:formula="of:=[.D3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6] + SIN([.C367]) * [.D367]" office:value-type="float" office:value="-0.499178205249932" calcext:value-type="float">
            <text:p>-0.499178205249932</text:p>
          </table:table-cell>
          <table:table-cell table:formula="of:=[.B366]+ COS([.C367]) * [.D367]" office:value-type="float" office:value="-0.0261580309948994" calcext:value-type="float">
            <text:p>-0.026158030994899</text:p>
          </table:table-cell>
          <table:table-cell table:formula="of:=[.C366] - 0.0174533" office:value-type="float" office:value="10.9083114999999" calcext:value-type="float">
            <text:p>10.9083114999999</text:p>
          </table:table-cell>
          <table:table-cell table:formula="of:=[.D3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7] + SIN([.C368]) * [.D368]" office:value-type="float" office:value="-0.598630433122482" calcext:value-type="float">
            <text:p>-0.598630433122482</text:p>
          </table:table-cell>
          <table:table-cell table:formula="of:=[.B367]+ COS([.C368]) * [.D368]" office:value-type="float" office:value="-0.0366105125751912" calcext:value-type="float">
            <text:p>-0.036610512575191</text:p>
          </table:table-cell>
          <table:table-cell table:formula="of:=[.C367] - 0.0174533" office:value-type="float" office:value="10.8908581999999" calcext:value-type="float">
            <text:p>10.8908581999999</text:p>
          </table:table-cell>
          <table:table-cell table:formula="of:=[.D3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8] + SIN([.C369]) * [.D369]" office:value-type="float" office:value="-0.697885092891046" calcext:value-type="float">
            <text:p>-0.697885092891046</text:p>
          </table:table-cell>
          <table:table-cell table:formula="of:=[.B368]+ COS([.C369]) * [.D369]" office:value-type="float" office:value="-0.0487970836362661" calcext:value-type="float">
            <text:p>-0.048797083636266</text:p>
          </table:table-cell>
          <table:table-cell table:formula="of:=[.C368] - 0.0174533" office:value-type="float" office:value="10.8734048999999" calcext:value-type="float">
            <text:p>10.8734048999999</text:p>
          </table:table-cell>
          <table:table-cell table:formula="of:=[.D3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9] + SIN([.C370]) * [.D370]" office:value-type="float" office:value="-0.796911950598842" calcext:value-type="float">
            <text:p>-0.796911950598842</text:p>
          </table:table-cell>
          <table:table-cell table:formula="of:=[.B369]+ COS([.C370]) * [.D370]" office:value-type="float" office:value="-0.0627140320273432" calcext:value-type="float">
            <text:p>-0.062714032027343</text:p>
          </table:table-cell>
          <table:table-cell table:formula="of:=[.C369] - 0.0174533" office:value-type="float" office:value="10.8559515999999" calcext:value-type="float">
            <text:p>10.8559515999999</text:p>
          </table:table-cell>
          <table:table-cell table:formula="of:=[.D3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0] + SIN([.C371]) * [.D371]" office:value-type="float" office:value="-0.895680841679863" calcext:value-type="float">
            <text:p>-0.895680841679863</text:p>
          </table:table-cell>
          <table:table-cell table:formula="of:=[.B370]+ COS([.C371]) * [.D371]" office:value-type="float" office:value="-0.0783571185074924" calcext:value-type="float">
            <text:p>-0.078357118507492</text:p>
          </table:table-cell>
          <table:table-cell table:formula="of:=[.C370] - 0.0174533" office:value-type="float" office:value="10.8384982999999" calcext:value-type="float">
            <text:p>10.8384982999999</text:p>
          </table:table-cell>
          <table:table-cell table:formula="of:=[.D3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1] + SIN([.C372]) * [.D372]" office:value-type="float" office:value="-0.994161680147302" calcext:value-type="float">
            <text:p>-0.994161680147302</text:p>
          </table:table-cell>
          <table:table-cell table:formula="of:=[.B371]+ COS([.C372]) * [.D372]" office:value-type="float" office:value="-0.0957215780369497" calcext:value-type="float">
            <text:p>-0.09572157803695</text:p>
          </table:table-cell>
          <table:table-cell table:formula="of:=[.C371] - 0.0174533" office:value-type="float" office:value="10.8210449999999" calcext:value-type="float">
            <text:p>10.8210449999999</text:p>
          </table:table-cell>
          <table:table-cell table:formula="of:=[.D3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2] + SIN([.C373]) * [.D373]" office:value-type="float" office:value="-1.09232446775804" calcext:value-type="float">
            <text:p>-1.09232446775804</text:p>
          </table:table-cell>
          <table:table-cell table:formula="of:=[.B372]+ COS([.C373]) * [.D373]" office:value-type="float" office:value="-0.114802121228595" calcext:value-type="float">
            <text:p>-0.114802121228595</text:p>
          </table:table-cell>
          <table:table-cell table:formula="of:=[.C372] - 0.0174533" office:value-type="float" office:value="10.8035916999999" calcext:value-type="float">
            <text:p>10.8035916999999</text:p>
          </table:table-cell>
          <table:table-cell table:formula="of:=[.D3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3] + SIN([.C374]) * [.D374]" office:value-type="float" office:value="-1.19013930315043" calcext:value-type="float">
            <text:p>-1.19013930315043</text:p>
          </table:table-cell>
          <table:table-cell table:formula="of:=[.B373]+ COS([.C374]) * [.D374]" office:value-type="float" office:value="-0.135592935959154" calcext:value-type="float">
            <text:p>-0.135592935959154</text:p>
          </table:table-cell>
          <table:table-cell table:formula="of:=[.C373] - 0.0174533" office:value-type="float" office:value="10.7861383999999" calcext:value-type="float">
            <text:p>10.7861383999999</text:p>
          </table:table-cell>
          <table:table-cell table:formula="of:=[.D3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4] + SIN([.C375]) * [.D375]" office:value-type="float" office:value="-1.28757639095251" calcext:value-type="float">
            <text:p>-1.28757639095251</text:p>
          </table:table-cell>
          <table:table-cell table:formula="of:=[.B374]+ COS([.C375]) * [.D375]" office:value-type="float" office:value="-0.158087689139626" calcext:value-type="float">
            <text:p>-0.158087689139626</text:p>
          </table:table-cell>
          <table:table-cell table:formula="of:=[.C374] - 0.0174533" office:value-type="float" office:value="10.7686850999999" calcext:value-type="float">
            <text:p>10.7686850999999</text:p>
          </table:table-cell>
          <table:table-cell table:formula="of:=[.D3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5] + SIN([.C376]) * [.D376]" office:value-type="float" office:value="-1.384606050858" calcext:value-type="float">
            <text:p>-1.384606050858</text:p>
          </table:table-cell>
          <table:table-cell table:formula="of:=[.B375]+ COS([.C376]) * [.D376]" office:value-type="float" office:value="-0.182279528644407" calcext:value-type="float">
            <text:p>-0.182279528644407</text:p>
          </table:table-cell>
          <table:table-cell table:formula="of:=[.C375] - 0.0174533" office:value-type="float" office:value="10.7512317999999" calcext:value-type="float">
            <text:p>10.7512317999999</text:p>
          </table:table-cell>
          <table:table-cell table:formula="of:=[.D3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6] + SIN([.C377]) * [.D377]" office:value-type="float" office:value="-1.48119872666721" calcext:value-type="float">
            <text:p>-1.48119872666721</text:p>
          </table:table-cell>
          <table:table-cell table:formula="of:=[.B376]+ COS([.C377]) * [.D377]" office:value-type="float" office:value="-0.208161085398516" calcext:value-type="float">
            <text:p>-0.208161085398516</text:p>
          </table:table-cell>
          <table:table-cell table:formula="of:=[.C376] - 0.0174533" office:value-type="float" office:value="10.7337784999999" calcext:value-type="float">
            <text:p>10.7337784999999</text:p>
          </table:table-cell>
          <table:table-cell table:formula="of:=[.D3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7] + SIN([.C378]) * [.D378]" office:value-type="float" office:value="-1.57732499529016" calcext:value-type="float">
            <text:p>-1.57732499529016</text:p>
          </table:table-cell>
          <table:table-cell table:formula="of:=[.B377]+ COS([.C378]) * [.D378]" office:value-type="float" office:value="-0.235724475622288" calcext:value-type="float">
            <text:p>-0.235724475622288</text:p>
          </table:table-cell>
          <table:table-cell table:formula="of:=[.C377] - 0.0174533" office:value-type="float" office:value="10.7163251999999" calcext:value-type="float">
            <text:p>10.7163251999999</text:p>
          </table:table-cell>
          <table:table-cell table:formula="of:=[.D3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8] + SIN([.C379]) * [.D379]" office:value-type="float" office:value="-1.67295557570914" calcext:value-type="float">
            <text:p>-1.67295557570914</text:p>
          </table:table-cell>
          <table:table-cell table:formula="of:=[.B378]+ COS([.C379]) * [.D379]" office:value-type="float" office:value="-0.264961303232853" calcext:value-type="float">
            <text:p>-0.264961303232853</text:p>
          </table:table-cell>
          <table:table-cell table:formula="of:=[.C378] - 0.0174533" office:value-type="float" office:value="10.6988718999999" calcext:value-type="float">
            <text:p>10.6988718999999</text:p>
          </table:table-cell>
          <table:table-cell table:formula="of:=[.D3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9] + SIN([.C380]) * [.D380]" office:value-type="float" office:value="-1.76806133789798" calcext:value-type="float">
            <text:p>-1.76806133789798</text:p>
          </table:table-cell>
          <table:table-cell table:formula="of:=[.B379]+ COS([.C380]) * [.D380]" office:value-type="float" office:value="-0.295862662401662" calcext:value-type="float">
            <text:p>-0.295862662401662</text:p>
          </table:table-cell>
          <table:table-cell table:formula="of:=[.C379] - 0.0174533" office:value-type="float" office:value="10.6814185999999" calcext:value-type="float">
            <text:p>10.6814185999999</text:p>
          </table:table-cell>
          <table:table-cell table:formula="of:=[.D3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0] + SIN([.C381]) * [.D381]" office:value-type="float" office:value="-1.86261331169538" calcext:value-type="float">
            <text:p>-1.86261331169538</text:p>
          </table:table-cell>
          <table:table-cell table:formula="of:=[.B380]+ COS([.C381]) * [.D381]" office:value-type="float" office:value="-0.328419140267298" calcext:value-type="float">
            <text:p>-0.328419140267298</text:p>
          </table:table-cell>
          <table:table-cell table:formula="of:=[.C380] - 0.0174533" office:value-type="float" office:value="10.6639652999999" calcext:value-type="float">
            <text:p>10.6639652999999</text:p>
          </table:table-cell>
          <table:table-cell table:formula="of:=[.D3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1] + SIN([.C382]) * [.D382]" office:value-type="float" office:value="-1.95658269562949" calcext:value-type="float">
            <text:p>-1.95658269562949</text:p>
          </table:table-cell>
          <table:table-cell table:formula="of:=[.B381]+ COS([.C382]) * [.D382]" office:value-type="float" office:value="-0.362620819802719" calcext:value-type="float">
            <text:p>-0.362620819802719</text:p>
          </table:table-cell>
          <table:table-cell table:formula="of:=[.C381] - 0.0174533" office:value-type="float" office:value="10.6465119999999" calcext:value-type="float">
            <text:p>10.6465119999999</text:p>
          </table:table-cell>
          <table:table-cell table:formula="of:=[.D3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2] + SIN([.C383]) * [.D383]" office:value-type="float" office:value="-2.04994086569113" calcext:value-type="float">
            <text:p>-2.04994086569113</text:p>
          </table:table-cell>
          <table:table-cell table:formula="of:=[.B382]+ COS([.C383]) * [.D383]" office:value-type="float" office:value="-0.398457282836091" calcext:value-type="float">
            <text:p>-0.398457282836091</text:p>
          </table:table-cell>
          <table:table-cell table:formula="of:=[.C382] - 0.0174533" office:value-type="float" office:value="10.6290586999999" calcext:value-type="float">
            <text:p>10.6290586999999</text:p>
          </table:table-cell>
          <table:table-cell table:formula="of:=[.D3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3] + SIN([.C384]) * [.D384]" office:value-type="float" office:value="-2.14265938405294" calcext:value-type="float">
            <text:p>-2.14265938405294</text:p>
          </table:table-cell>
          <table:table-cell table:formula="of:=[.B383]+ COS([.C384]) * [.D384]" office:value-type="float" office:value="-0.435917613224262" calcext:value-type="float">
            <text:p>-0.435917613224262</text:p>
          </table:table-cell>
          <table:table-cell table:formula="of:=[.C383] - 0.0174533" office:value-type="float" office:value="10.6116053999999" calcext:value-type="float">
            <text:p>10.6116053999999</text:p>
          </table:table-cell>
          <table:table-cell table:formula="of:=[.D3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4] + SIN([.C385]) * [.D385]" office:value-type="float" office:value="-2.23471000773183" calcext:value-type="float">
            <text:p>-2.23471000773183</text:p>
          </table:table-cell>
          <table:table-cell table:formula="of:=[.B384]+ COS([.C385]) * [.D385]" office:value-type="float" office:value="-0.474990400177929" calcext:value-type="float">
            <text:p>-0.474990400177929</text:p>
          </table:table-cell>
          <table:table-cell table:formula="of:=[.C384] - 0.0174533" office:value-type="float" office:value="10.5941520999999" calcext:value-type="float">
            <text:p>10.5941520999999</text:p>
          </table:table-cell>
          <table:table-cell table:formula="of:=[.D3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5] + SIN([.C386]) * [.D386]" office:value-type="float" office:value="-2.32606469719209" calcext:value-type="float">
            <text:p>-2.32606469719209</text:p>
          </table:table-cell>
          <table:table-cell table:formula="of:=[.B385]+ COS([.C386]) * [.D386]" office:value-type="float" office:value="-0.515663741737477" calcext:value-type="float">
            <text:p>-0.515663741737477</text:p>
          </table:table-cell>
          <table:table-cell table:formula="of:=[.C385] - 0.0174533" office:value-type="float" office:value="10.5766987999999" calcext:value-type="float">
            <text:p>10.5766987999999</text:p>
          </table:table-cell>
          <table:table-cell table:formula="of:=[.D3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6] + SIN([.C387]) * [.D387]" office:value-type="float" office:value="-2.41669562488648" calcext:value-type="float">
            <text:p>-2.41669562488648</text:p>
          </table:table-cell>
          <table:table-cell table:formula="of:=[.B386]+ COS([.C387]) * [.D387]" office:value-type="float" office:value="-0.557925248398436" calcext:value-type="float">
            <text:p>-0.557925248398436</text:p>
          </table:table-cell>
          <table:table-cell table:formula="of:=[.C386] - 0.0174533" office:value-type="float" office:value="10.5592454999999" calcext:value-type="float">
            <text:p>10.5592454999999</text:p>
          </table:table-cell>
          <table:table-cell table:formula="of:=[.D3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7] + SIN([.C388]) * [.D388]" office:value-type="float" office:value="-2.5065751837328" calcext:value-type="float">
            <text:p>-2.5065751837328</text:p>
          </table:table-cell>
          <table:table-cell table:formula="of:=[.B387]+ COS([.C388]) * [.D388]" office:value-type="float" office:value="-0.601762046885447" calcext:value-type="float">
            <text:p>-0.601762046885447</text:p>
          </table:table-cell>
          <table:table-cell table:formula="of:=[.C387] - 0.0174533" office:value-type="float" office:value="10.5417921999999" calcext:value-type="float">
            <text:p>10.5417921999999</text:p>
          </table:table-cell>
          <table:table-cell table:formula="of:=[.D3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8] + SIN([.C389]) * [.D389]" office:value-type="float" office:value="-2.59567599552328" calcext:value-type="float">
            <text:p>-2.59567599552328</text:p>
          </table:table-cell>
          <table:table-cell table:formula="of:=[.B388]+ COS([.C389]) * [.D389]" office:value-type="float" office:value="-0.64716078407359" calcext:value-type="float">
            <text:p>-0.64716078407359</text:p>
          </table:table-cell>
          <table:table-cell table:formula="of:=[.C388] - 0.0174533" office:value-type="float" office:value="10.5243388999999" calcext:value-type="float">
            <text:p>10.5243388999999</text:p>
          </table:table-cell>
          <table:table-cell table:formula="of:=[.D3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9] + SIN([.C390]) * [.D390]" office:value-type="float" office:value="-2.68397091926424" calcext:value-type="float">
            <text:p>-2.68397091926424</text:p>
          </table:table-cell>
          <table:table-cell table:formula="of:=[.B389]+ COS([.C390]) * [.D390]" office:value-type="float" office:value="-0.694107631055875" calcext:value-type="float">
            <text:p>-0.694107631055875</text:p>
          </table:table-cell>
          <table:table-cell table:formula="of:=[.C389] - 0.0174533" office:value-type="float" office:value="10.5068855999999" calcext:value-type="float">
            <text:p>10.5068855999999</text:p>
          </table:table-cell>
          <table:table-cell table:formula="of:=[.D3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0] + SIN([.C391]) * [.D391]" office:value-type="float" office:value="-2.77143305944352" calcext:value-type="float">
            <text:p>-2.77143305944352</text:p>
          </table:table-cell>
          <table:table-cell table:formula="of:=[.B390]+ COS([.C391]) * [.D391]" office:value-type="float" office:value="-0.74258828735567" calcext:value-type="float">
            <text:p>-0.74258828735567</text:p>
          </table:table-cell>
          <table:table-cell table:formula="of:=[.C390] - 0.0174533" office:value-type="float" office:value="10.4894322999999" calcext:value-type="float">
            <text:p>10.4894322999999</text:p>
          </table:table-cell>
          <table:table-cell table:formula="of:=[.D3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1] + SIN([.C392]) * [.D392]" office:value-type="float" office:value="-2.85803577422314" calcext:value-type="float">
            <text:p>-2.85803577422314</text:p>
          </table:table-cell>
          <table:table-cell table:formula="of:=[.B391]+ COS([.C392]) * [.D392]" office:value-type="float" office:value="-0.792587985282767" calcext:value-type="float">
            <text:p>-0.792587985282767</text:p>
          </table:table-cell>
          <table:table-cell table:formula="of:=[.C391] - 0.0174533" office:value-type="float" office:value="10.4719789999999" calcext:value-type="float">
            <text:p>10.4719789999999</text:p>
          </table:table-cell>
          <table:table-cell table:formula="of:=[.D3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2] + SIN([.C393]) * [.D393]" office:value-type="float" office:value="-2.94375268355461" calcext:value-type="float">
            <text:p>-2.94375268355461</text:p>
          </table:table-cell>
          <table:table-cell table:formula="of:=[.B392]+ COS([.C393]) * [.D393]" office:value-type="float" office:value="-0.844091494431763" calcext:value-type="float">
            <text:p>-0.844091494431763</text:p>
          </table:table-cell>
          <table:table-cell table:formula="of:=[.C392] - 0.0174533" office:value-type="float" office:value="10.4545256999999" calcext:value-type="float">
            <text:p>10.4545256999999</text:p>
          </table:table-cell>
          <table:table-cell table:formula="of:=[.D3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3] + SIN([.C394]) * [.D394]" office:value-type="float" office:value="-3.02855767721461" calcext:value-type="float">
            <text:p>-3.02855767721461</text:p>
          </table:table-cell>
          <table:table-cell table:formula="of:=[.B393]+ COS([.C394]) * [.D394]" office:value-type="float" office:value="-0.8970831263214" calcext:value-type="float">
            <text:p>-0.8970831263214</text:p>
          </table:table-cell>
          <table:table-cell table:formula="of:=[.C393] - 0.0174533" office:value-type="float" office:value="10.4370723999999" calcext:value-type="float">
            <text:p>10.4370723999999</text:p>
          </table:table-cell>
          <table:table-cell table:formula="of:=[.D3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4] + SIN([.C395]) * [.D395]" office:value-type="float" office:value="-3.11242492275841" calcext:value-type="float">
            <text:p>-3.11242492275841</text:p>
          </table:table-cell>
          <table:table-cell table:formula="of:=[.B394]+ COS([.C395]) * [.D395]" office:value-type="float" office:value="-0.951546739173427" calcext:value-type="float">
            <text:p>-0.951546739173427</text:p>
          </table:table-cell>
          <table:table-cell table:formula="of:=[.C394] - 0.0174533" office:value-type="float" office:value="10.4196190999999" calcext:value-type="float">
            <text:p>10.4196190999999</text:p>
          </table:table-cell>
          <table:table-cell table:formula="of:=[.D3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5] + SIN([.C396]) * [.D396]" office:value-type="float" office:value="-3.19532887338868" calcext:value-type="float">
            <text:p>-3.19532887338868</text:p>
          </table:table-cell>
          <table:table-cell table:formula="of:=[.B395]+ COS([.C396]) * [.D396]" office:value-type="float" office:value="-1.00746574282955" calcext:value-type="float">
            <text:p>-1.00746574282955</text:p>
          </table:table-cell>
          <table:table-cell table:formula="of:=[.C395] - 0.0174533" office:value-type="float" office:value="10.4021657999999" calcext:value-type="float">
            <text:p>10.4021657999999</text:p>
          </table:table-cell>
          <table:table-cell table:formula="of:=[.D3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6] + SIN([.C397]) * [.D397]" office:value-type="float" office:value="-3.27724427573731" calcext:value-type="float">
            <text:p>-3.27724427573731</text:p>
          </table:table-cell>
          <table:table-cell table:formula="of:=[.B396]+ COS([.C397]) * [.D397]" office:value-type="float" office:value="-1.06482310380495" calcext:value-type="float">
            <text:p>-1.06482310380495</text:p>
          </table:table-cell>
          <table:table-cell table:formula="of:=[.C396] - 0.0174533" office:value-type="float" office:value="10.3847124999999" calcext:value-type="float">
            <text:p>10.3847124999999</text:p>
          </table:table-cell>
          <table:table-cell table:formula="of:=[.D3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7] + SIN([.C398]) * [.D398]" office:value-type="float" office:value="-3.35814617755782" calcext:value-type="float">
            <text:p>-3.35814617755782</text:p>
          </table:table-cell>
          <table:table-cell table:formula="of:=[.B397]+ COS([.C398]) * [.D398]" office:value-type="float" office:value="-1.12360135047687" calcext:value-type="float">
            <text:p>-1.12360135047687</text:p>
          </table:table-cell>
          <table:table-cell table:formula="of:=[.C397] - 0.0174533" office:value-type="float" office:value="10.3672591999999" calcext:value-type="float">
            <text:p>10.3672591999999</text:p>
          </table:table-cell>
          <table:table-cell table:formula="of:=[.D3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8] + SIN([.C399]) * [.D399]" office:value-type="float" office:value="-3.43800993532607" calcext:value-type="float">
            <text:p>-3.43800993532607</text:p>
          </table:table-cell>
          <table:table-cell table:formula="of:=[.B398]+ COS([.C399]) * [.D399]" office:value-type="float" office:value="-1.18378257840663" calcext:value-type="float">
            <text:p>-1.18378257840663</text:p>
          </table:table-cell>
          <table:table-cell table:formula="of:=[.C398] - 0.0174533" office:value-type="float" office:value="10.3498058999999" calcext:value-type="float">
            <text:p>10.3498058999999</text:p>
          </table:table-cell>
          <table:table-cell table:formula="of:=[.D3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9] + SIN([.C400]) * [.D400]" office:value-type="float" office:value="-3.51681122174694" calcext:value-type="float">
            <text:p>-3.51681122174694</text:p>
          </table:table-cell>
          <table:table-cell table:formula="of:=[.B399]+ COS([.C400]) * [.D400]" office:value-type="float" office:value="-1.2453484557935" calcext:value-type="float">
            <text:p>-1.2453484557935</text:p>
          </table:table-cell>
          <table:table-cell table:formula="of:=[.C399] - 0.0174533" office:value-type="float" office:value="10.3323525999999" calcext:value-type="float">
            <text:p>10.3323525999999</text:p>
          </table:table-cell>
          <table:table-cell table:formula="of:=[.D3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0] + SIN([.C401]) * [.D401]" office:value-type="float" office:value="-3.59452603316466" calcext:value-type="float">
            <text:p>-3.59452603316466</text:p>
          </table:table-cell>
          <table:table-cell table:formula="of:=[.B400]+ COS([.C401]) * [.D401]" office:value-type="float" office:value="-1.30828022905876" calcext:value-type="float">
            <text:p>-1.30828022905876</text:p>
          </table:table-cell>
          <table:table-cell table:formula="of:=[.C400] - 0.0174533" office:value-type="float" office:value="10.3148992999999" calcext:value-type="float">
            <text:p>10.3148992999999</text:p>
          </table:table-cell>
          <table:table-cell table:formula="of:=[.D4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1] + SIN([.C402]) * [.D402]" office:value-type="float" office:value="-3.67113069687452" calcext:value-type="float">
            <text:p>-3.67113069687452</text:p>
          </table:table-cell>
          <table:table-cell table:formula="of:=[.B401]+ COS([.C402]) * [.D402]" office:value-type="float" office:value="-1.37255872855819" calcext:value-type="float">
            <text:p>-1.37255872855819</text:p>
          </table:table-cell>
          <table:table-cell table:formula="of:=[.C401] - 0.0174533" office:value-type="float" office:value="10.2974459999999" calcext:value-type="float">
            <text:p>10.2974459999999</text:p>
          </table:table-cell>
          <table:table-cell table:formula="of:=[.D4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2] + SIN([.C403]) * [.D403]" office:value-type="float" office:value="-3.74660187833388" calcext:value-type="float">
            <text:p>-3.74660187833388</text:p>
          </table:table-cell>
          <table:table-cell table:formula="of:=[.B402]+ COS([.C403]) * [.D403]" office:value-type="float" office:value="-1.4381643744214" calcext:value-type="float">
            <text:p>-1.4381643744214</text:p>
          </table:table-cell>
          <table:table-cell table:formula="of:=[.C402] - 0.0174533" office:value-type="float" office:value="10.2799926999999" calcext:value-type="float">
            <text:p>10.2799926999999</text:p>
          </table:table-cell>
          <table:table-cell table:formula="of:=[.D4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3] + SIN([.C404]) * [.D404]" office:value-type="float" office:value="-3.82091658827006" calcext:value-type="float">
            <text:p>-3.82091658827006</text:p>
          </table:table-cell>
          <table:table-cell table:formula="of:=[.B403]+ COS([.C404]) * [.D404]" office:value-type="float" office:value="-1.50507718251598" calcext:value-type="float">
            <text:p>-1.50507718251598</text:p>
          </table:table-cell>
          <table:table-cell table:formula="of:=[.C403] - 0.0174533" office:value-type="float" office:value="10.2625393999999" calcext:value-type="float">
            <text:p>10.2625393999999</text:p>
          </table:table-cell>
          <table:table-cell table:formula="of:=[.D4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4] + SIN([.C405]) * [.D405]" office:value-type="float" office:value="-3.89405218968309" calcext:value-type="float">
            <text:p>-3.89405218968309</text:p>
          </table:table-cell>
          <table:table-cell table:formula="of:=[.B404]+ COS([.C405]) * [.D405]" office:value-type="float" office:value="-1.57327677053492" calcext:value-type="float">
            <text:p>-1.57327677053492</text:p>
          </table:table-cell>
          <table:table-cell table:formula="of:=[.C404] - 0.0174533" office:value-type="float" office:value="10.2450860999999" calcext:value-type="float">
            <text:p>10.2450860999999</text:p>
          </table:table-cell>
          <table:table-cell table:formula="of:=[.D4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5] + SIN([.C406]) * [.D406]" office:value-type="float" office:value="-3.96598640474123" calcext:value-type="float">
            <text:p>-3.96598640474123</text:p>
          </table:table-cell>
          <table:table-cell table:formula="of:=[.B405]+ COS([.C406]) * [.D406]" office:value-type="float" office:value="-1.64274236420524" calcext:value-type="float">
            <text:p>-1.64274236420524</text:p>
          </table:table-cell>
          <table:table-cell table:formula="of:=[.C405] - 0.0174533" office:value-type="float" office:value="10.2276327999999" calcext:value-type="float">
            <text:p>10.2276327999999</text:p>
          </table:table-cell>
          <table:table-cell table:formula="of:=[.D4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6] + SIN([.C407]) * [.D407]" office:value-type="float" office:value="-4.03669732156693" calcext:value-type="float">
            <text:p>-4.03669732156693</text:p>
          </table:table-cell>
          <table:table-cell table:formula="of:=[.B406]+ COS([.C407]) * [.D407]" office:value-type="float" office:value="-1.71345280361605" calcext:value-type="float">
            <text:p>-1.71345280361605</text:p>
          </table:table-cell>
          <table:table-cell table:formula="of:=[.C406] - 0.0174533" office:value-type="float" office:value="10.2101794999999" calcext:value-type="float">
            <text:p>10.2101794999999</text:p>
          </table:table-cell>
          <table:table-cell table:formula="of:=[.D4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7] + SIN([.C408]) * [.D408]" office:value-type="float" office:value="-4.10616340091147" calcext:value-type="float">
            <text:p>-4.10616340091147</text:p>
          </table:table-cell>
          <table:table-cell table:formula="of:=[.B407]+ COS([.C408]) * [.D408]" office:value-type="float" office:value="-1.78538654966404" calcext:value-type="float">
            <text:p>-1.78538654966404</text:p>
          </table:table-cell>
          <table:table-cell table:formula="of:=[.C407] - 0.0174533" office:value-type="float" office:value="10.1927261999999" calcext:value-type="float">
            <text:p>10.1927261999999</text:p>
          </table:table-cell>
          <table:table-cell table:formula="of:=[.D4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8] + SIN([.C409]) * [.D409]" office:value-type="float" office:value="-4.17436348271602" calcext:value-type="float">
            <text:p>-4.17436348271602</text:p>
          </table:table-cell>
          <table:table-cell table:formula="of:=[.B408]+ COS([.C409]) * [.D409]" office:value-type="float" office:value="-1.85852169061456" calcext:value-type="float">
            <text:p>-1.85852169061456</text:p>
          </table:table-cell>
          <table:table-cell table:formula="of:=[.C408] - 0.0174533" office:value-type="float" office:value="10.1752728999999" calcext:value-type="float">
            <text:p>10.1752728999999</text:p>
          </table:table-cell>
          <table:table-cell table:formula="of:=[.D4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9] + SIN([.C410]) * [.D410]" office:value-type="float" office:value="-4.24127679255719" calcext:value-type="float">
            <text:p>-4.24127679255719</text:p>
          </table:table-cell>
          <table:table-cell table:formula="of:=[.B409]+ COS([.C410]) * [.D410]" office:value-type="float" office:value="-1.9328359487761" calcext:value-type="float">
            <text:p>-1.9328359487761</text:p>
          </table:table-cell>
          <table:table-cell table:formula="of:=[.C409] - 0.0174533" office:value-type="float" office:value="10.1578195999999" calcext:value-type="float">
            <text:p>10.1578195999999</text:p>
          </table:table-cell>
          <table:table-cell table:formula="of:=[.D4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0] + SIN([.C411]) * [.D411]" office:value-type="float" office:value="-4.30688294797513" calcext:value-type="float">
            <text:p>-4.30688294797513</text:p>
          </table:table-cell>
          <table:table-cell table:formula="of:=[.B410]+ COS([.C411]) * [.D411]" office:value-type="float" office:value="-2.00830668728632" calcext:value-type="float">
            <text:p>-2.00830668728632</text:p>
          </table:table-cell>
          <table:table-cell table:formula="of:=[.C410] - 0.0174533" office:value-type="float" office:value="10.1403662999999" calcext:value-type="float">
            <text:p>10.1403662999999</text:p>
          </table:table-cell>
          <table:table-cell table:formula="of:=[.D4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1] + SIN([.C412]) * [.D412]" office:value-type="float" office:value="-4.37116196468221" calcext:value-type="float">
            <text:p>-4.37116196468221</text:p>
          </table:table-cell>
          <table:table-cell table:formula="of:=[.B411]+ COS([.C412]) * [.D412]" office:value-type="float" office:value="-2.08491091700746" calcext:value-type="float">
            <text:p>-2.08491091700746</text:p>
          </table:table-cell>
          <table:table-cell table:formula="of:=[.C411] - 0.0174533" office:value-type="float" office:value="10.1229129999999" calcext:value-type="float">
            <text:p>10.1229129999999</text:p>
          </table:table-cell>
          <table:table-cell table:formula="of:=[.D4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2] + SIN([.C413]) * [.D413]" office:value-type="float" office:value="-4.43409426265049" calcext:value-type="float">
            <text:p>-4.43409426265049</text:p>
          </table:table-cell>
          <table:table-cell table:formula="of:=[.B412]+ COS([.C413]) * [.D413]" office:value-type="float" office:value="-2.16262530352908" calcext:value-type="float">
            <text:p>-2.16262530352908</text:p>
          </table:table-cell>
          <table:table-cell table:formula="of:=[.C412] - 0.0174533" office:value-type="float" office:value="10.1054596999999" calcext:value-type="float">
            <text:p>10.1054596999999</text:p>
          </table:table-cell>
          <table:table-cell table:formula="of:=[.D4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3] + SIN([.C414]) * [.D414]" office:value-type="float" office:value="-4.49566067207594" calcext:value-type="float">
            <text:p>-4.49566067207594</text:p>
          </table:table-cell>
          <table:table-cell table:formula="of:=[.B413]+ COS([.C414]) * [.D414]" office:value-type="float" office:value="-2.24142617427591" calcext:value-type="float">
            <text:p>-2.24142617427591</text:p>
          </table:table-cell>
          <table:table-cell table:formula="of:=[.C413] - 0.0174533" office:value-type="float" office:value="10.0880063999999" calcext:value-type="float">
            <text:p>10.0880063999999</text:p>
          </table:table-cell>
          <table:table-cell table:formula="of:=[.D4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4] + SIN([.C415]) * [.D415]" office:value-type="float" office:value="-4.55584243921776" calcext:value-type="float">
            <text:p>-4.55584243921776</text:p>
          </table:table-cell>
          <table:table-cell table:formula="of:=[.B414]+ COS([.C415]) * [.D415]" office:value-type="float" office:value="-2.32128952571878" calcext:value-type="float">
            <text:p>-2.32128952571878</text:p>
          </table:table-cell>
          <table:table-cell table:formula="of:=[.C414] - 0.0174533" office:value-type="float" office:value="10.0705530999999" calcext:value-type="float">
            <text:p>10.0705530999999</text:p>
          </table:table-cell>
          <table:table-cell table:formula="of:=[.D4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5] + SIN([.C416]) * [.D416]" office:value-type="float" office:value="-4.61462123211098" calcext:value-type="float">
            <text:p>-4.61462123211098</text:p>
          </table:table-cell>
          <table:table-cell table:formula="of:=[.B415]+ COS([.C416]) * [.D416]" office:value-type="float" office:value="-2.40219103068634" calcext:value-type="float">
            <text:p>-2.40219103068634</text:p>
          </table:table-cell>
          <table:table-cell table:formula="of:=[.C415] - 0.0174533" office:value-type="float" office:value="10.0530997999999" calcext:value-type="float">
            <text:p>10.0530997999999</text:p>
          </table:table-cell>
          <table:table-cell table:formula="of:=[.D4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6] + SIN([.C417]) * [.D417]" office:value-type="float" office:value="-4.67197914615053" calcext:value-type="float">
            <text:p>-4.67197914615053</text:p>
          </table:table-cell>
          <table:table-cell table:formula="of:=[.B416]+ COS([.C417]) * [.D417]" office:value-type="float" office:value="-2.48410604577535" calcext:value-type="float">
            <text:p>-2.48410604577535</text:p>
          </table:table-cell>
          <table:table-cell table:formula="of:=[.C416] - 0.0174533" office:value-type="float" office:value="10.0356464999999" calcext:value-type="float">
            <text:p>10.0356464999999</text:p>
          </table:table-cell>
          <table:table-cell table:formula="of:=[.D4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7] + SIN([.C418]) * [.D418]" office:value-type="float" office:value="-4.72789870954517" calcext:value-type="float">
            <text:p>-4.72789870954517</text:p>
          </table:table-cell>
          <table:table-cell table:formula="of:=[.B417]+ COS([.C418]) * [.D418]" office:value-type="float" office:value="-2.56700961885729" calcext:value-type="float">
            <text:p>-2.56700961885729</text:p>
          </table:table-cell>
          <table:table-cell table:formula="of:=[.C417] - 0.0174533" office:value-type="float" office:value="10.0181931999999" calcext:value-type="float">
            <text:p>10.0181931999999</text:p>
          </table:table-cell>
          <table:table-cell table:formula="of:=[.D4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8] + SIN([.C419]) * [.D419]" office:value-type="float" office:value="-4.7823628886396" calcext:value-type="float">
            <text:p>-4.7823628886396</text:p>
          </table:table-cell>
          <table:table-cell table:formula="of:=[.B418]+ COS([.C419]) * [.D419]" office:value-type="float" office:value="-2.65087649667905" calcext:value-type="float">
            <text:p>-2.65087649667905</text:p>
          </table:table-cell>
          <table:table-cell table:formula="of:=[.C418] - 0.0174533" office:value-type="float" office:value="10.0007398999999" calcext:value-type="float">
            <text:p>10.0007398999999</text:p>
          </table:table-cell>
          <table:table-cell table:formula="of:=[.D4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9] + SIN([.C420]) * [.D420]" office:value-type="float" office:value="-4.83535509310304" calcext:value-type="float">
            <text:p>-4.83535509310304</text:p>
          </table:table-cell>
          <table:table-cell table:formula="of:=[.B419]+ COS([.C420]) * [.D420]" office:value-type="float" office:value="-2.73568113255531" calcext:value-type="float">
            <text:p>-2.73568113255531</text:p>
          </table:table-cell>
          <table:table-cell table:formula="of:=[.C419] - 0.0174533" office:value-type="float" office:value="9.98328659999992" calcext:value-type="float">
            <text:p>9.98328659999992</text:p>
          </table:table-cell>
          <table:table-cell table:formula="of:=[.D4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0] + SIN([.C421]) * [.D421]" office:value-type="float" office:value="-4.88685918098282" calcext:value-type="float">
            <text:p>-4.88685918098282</text:p>
          </table:table-cell>
          <table:table-cell table:formula="of:=[.B420]+ COS([.C421]) * [.D421]" office:value-type="float" office:value="-2.82139769415032" calcext:value-type="float">
            <text:p>-2.82139769415032</text:p>
          </table:table-cell>
          <table:table-cell table:formula="of:=[.C420] - 0.0174533" office:value-type="float" office:value="9.96583329999992" calcext:value-type="float">
            <text:p>9.96583329999992</text:p>
          </table:table-cell>
          <table:table-cell table:formula="of:=[.D4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1] + SIN([.C422]) * [.D422]" office:value-type="float" office:value="-4.93685946362139" calcext:value-type="float">
            <text:p>-4.93685946362139</text:p>
          </table:table-cell>
          <table:table-cell table:formula="of:=[.B421]+ COS([.C422]) * [.D422]" office:value-type="float" office:value="-2.90800007134669" calcext:value-type="float">
            <text:p>-2.90800007134669</text:p>
          </table:table-cell>
          <table:table-cell table:formula="of:=[.C421] - 0.0174533" office:value-type="float" office:value="9.94837999999992" calcext:value-type="float">
            <text:p>9.94837999999992</text:p>
          </table:table-cell>
          <table:table-cell table:formula="of:=[.D4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2] + SIN([.C423]) * [.D423]" office:value-type="float" office:value="-4.98534071043526" calcext:value-type="float">
            <text:p>-4.98534071043526</text:p>
          </table:table-cell>
          <table:table-cell table:formula="of:=[.B422]+ COS([.C423]) * [.D423]" office:value-type="float" office:value="-2.99546188419878" calcext:value-type="float">
            <text:p>-2.99546188419878</text:p>
          </table:table-cell>
          <table:table-cell table:formula="of:=[.C422] - 0.0174533" office:value-type="float" office:value="9.93092669999992" calcext:value-type="float">
            <text:p>9.93092669999992</text:p>
          </table:table-cell>
          <table:table-cell table:formula="of:=[.D4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3] + SIN([.C424]) * [.D424]" office:value-type="float" office:value="-5.03228815355432" calcext:value-type="float">
            <text:p>-5.03228815355432</text:p>
          </table:table-cell>
          <table:table-cell table:formula="of:=[.B423]+ COS([.C424]) * [.D424]" office:value-type="float" office:value="-3.08375649096829" calcext:value-type="float">
            <text:p>-3.08375649096829</text:p>
          </table:table-cell>
          <table:table-cell table:formula="of:=[.C423] - 0.0174533" office:value-type="float" office:value="9.91347339999992" calcext:value-type="float">
            <text:p>9.91347339999992</text:p>
          </table:table-cell>
          <table:table-cell table:formula="of:=[.D4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4] + SIN([.C425]) * [.D425]" office:value-type="float" office:value="-5.07768749232037" calcext:value-type="float">
            <text:p>-5.07768749232037</text:p>
          </table:table-cell>
          <table:table-cell table:formula="of:=[.B424]+ COS([.C425]) * [.D425]" office:value-type="float" office:value="-3.17285699623961" calcext:value-type="float">
            <text:p>-3.17285699623961</text:p>
          </table:table-cell>
          <table:table-cell table:formula="of:=[.C424] - 0.0174533" office:value-type="float" office:value="9.89602009999992" calcext:value-type="float">
            <text:p>9.89602009999992</text:p>
          </table:table-cell>
          <table:table-cell table:formula="of:=[.D4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5] + SIN([.C426]) * [.D426]" office:value-type="float" office:value="-5.12152489764315" calcext:value-type="float">
            <text:p>-5.12152489764315</text:p>
          </table:table-cell>
          <table:table-cell table:formula="of:=[.B425]+ COS([.C426]) * [.D426]" office:value-type="float" office:value="-3.26273625911246" calcext:value-type="float">
            <text:p>-3.26273625911246</text:p>
          </table:table-cell>
          <table:table-cell table:formula="of:=[.C425] - 0.0174533" office:value-type="float" office:value="9.87856679999992" calcext:value-type="float">
            <text:p>9.87856679999992</text:p>
          </table:table-cell>
          <table:table-cell table:formula="of:=[.D4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6] + SIN([.C427]) * [.D427]" office:value-type="float" office:value="-5.16378701621292" calcext:value-type="float">
            <text:p>-5.16378701621292</text:p>
          </table:table-cell>
          <table:table-cell table:formula="of:=[.B426]+ COS([.C427]) * [.D427]" office:value-type="float" office:value="-3.3533669014692" calcext:value-type="float">
            <text:p>-3.3533669014692</text:p>
          </table:table-cell>
          <table:table-cell table:formula="of:=[.C426] - 0.0174533" office:value-type="float" office:value="9.86111349999992" calcext:value-type="float">
            <text:p>9.86111349999992</text:p>
          </table:table-cell>
          <table:table-cell table:formula="of:=[.D4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7] + SIN([.C428]) * [.D428]" office:value-type="float" office:value="-5.20446097456791" calcext:value-type="float">
            <text:p>-5.20446097456791</text:p>
          </table:table-cell>
          <table:table-cell table:formula="of:=[.B427]+ COS([.C428]) * [.D428]" office:value-type="float" office:value="-3.44472131631455" calcext:value-type="float">
            <text:p>-3.44472131631455</text:p>
          </table:table-cell>
          <table:table-cell table:formula="of:=[.C427] - 0.0174533" office:value-type="float" office:value="9.84366019999992" calcext:value-type="float">
            <text:p>9.84366019999992</text:p>
          </table:table-cell>
          <table:table-cell table:formula="of:=[.D4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8] + SIN([.C429]) * [.D429]" office:value-type="float" office:value="-5.24353438301576" calcext:value-type="float">
            <text:p>-5.24353438301576</text:p>
          </table:table-cell>
          <table:table-cell table:formula="of:=[.B428]+ COS([.C429]) * [.D429]" office:value-type="float" office:value="-3.53677167618493" calcext:value-type="float">
            <text:p>-3.53677167618493</text:p>
          </table:table-cell>
          <table:table-cell table:formula="of:=[.C428] - 0.0174533" office:value-type="float" office:value="9.82620689999992" calcext:value-type="float">
            <text:p>9.82620689999992</text:p>
          </table:table-cell>
          <table:table-cell table:formula="of:=[.D4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9] + SIN([.C430]) * [.D430]" office:value-type="float" office:value="-5.28099533940757" calcext:value-type="float">
            <text:p>-5.28099533940757</text:p>
          </table:table-cell>
          <table:table-cell table:formula="of:=[.B429]+ COS([.C430]) * [.D430]" office:value-type="float" office:value="-3.62948994162498" calcext:value-type="float">
            <text:p>-3.62948994162498</text:p>
          </table:table-cell>
          <table:table-cell table:formula="of:=[.C429] - 0.0174533" office:value-type="float" office:value="9.80875359999992" calcext:value-type="float">
            <text:p>9.80875359999992</text:p>
          </table:table-cell>
          <table:table-cell table:formula="of:=[.D4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0] + SIN([.C431]) * [.D431]" office:value-type="float" office:value="-5.31683243276332" calcext:value-type="float">
            <text:p>-5.31683243276332</text:p>
          </table:table-cell>
          <table:table-cell table:formula="of:=[.B430]+ COS([.C431]) * [.D431]" office:value-type="float" office:value="-3.72284786972866" calcext:value-type="float">
            <text:p>-3.72284786972866</text:p>
          </table:table-cell>
          <table:table-cell table:formula="of:=[.C430] - 0.0174533" office:value-type="float" office:value="9.79130029999992" calcext:value-type="float">
            <text:p>9.79130029999992</text:p>
          </table:table-cell>
          <table:table-cell table:formula="of:=[.D4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1] + SIN([.C432]) * [.D432]" office:value-type="float" office:value="-5.35103474674787" calcext:value-type="float">
            <text:p>-5.35103474674787</text:p>
          </table:table-cell>
          <table:table-cell table:formula="of:=[.B431]+ COS([.C432]) * [.D432]" office:value-type="float" office:value="-3.8168170227423" calcext:value-type="float">
            <text:p>-3.8168170227423</text:p>
          </table:table-cell>
          <table:table-cell table:formula="of:=[.C431] - 0.0174533" office:value-type="float" office:value="9.77384699999992" calcext:value-type="float">
            <text:p>9.77384699999992</text:p>
          </table:table-cell>
          <table:table-cell table:formula="of:=[.D4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2] + SIN([.C433]) * [.D433]" office:value-type="float" office:value="-5.38359186299613" calcext:value-type="float">
            <text:p>-5.38359186299613</text:p>
          </table:table-cell>
          <table:table-cell table:formula="of:=[.B432]+ COS([.C433]) * [.D433]" office:value-type="float" office:value="-3.91136877672708" calcext:value-type="float">
            <text:p>-3.91136877672708</text:p>
          </table:table-cell>
          <table:table-cell table:formula="of:=[.C432] - 0.0174533" office:value-type="float" office:value="9.75639369999992" calcext:value-type="float">
            <text:p>9.75639369999992</text:p>
          </table:table-cell>
          <table:table-cell table:formula="of:=[.D4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3] + SIN([.C434]) * [.D434]" office:value-type="float" office:value="-5.41449386428659" calcext:value-type="float">
            <text:p>-5.41449386428659</text:p>
          </table:table-cell>
          <table:table-cell table:formula="of:=[.B433]+ COS([.C434]) * [.D434]" office:value-type="float" office:value="-4.00647433027809" calcext:value-type="float">
            <text:p>-4.00647433027809</text:p>
          </table:table-cell>
          <table:table-cell table:formula="of:=[.C433] - 0.0174533" office:value-type="float" office:value="9.73894039999992" calcext:value-type="float">
            <text:p>9.73894039999992</text:p>
          </table:table-cell>
          <table:table-cell table:formula="of:=[.D4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4] + SIN([.C435]) * [.D435]" office:value-type="float" office:value="-5.44373133756224" calcext:value-type="float">
            <text:p>-5.44373133756224</text:p>
          </table:table-cell>
          <table:table-cell table:formula="of:=[.B434]+ COS([.C435]) * [.D435]" office:value-type="float" office:value="-4.10210471329759" calcext:value-type="float">
            <text:p>-4.10210471329759</text:p>
          </table:table-cell>
          <table:table-cell table:formula="of:=[.C434] - 0.0174533" office:value-type="float" office:value="9.72148709999992" calcext:value-type="float">
            <text:p>9.72148709999992</text:p>
          </table:table-cell>
          <table:table-cell table:formula="of:=[.D4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5] + SIN([.C436]) * [.D436]" office:value-type="float" office:value="-5.47129537679786" calcext:value-type="float">
            <text:p>-5.47129537679786</text:p>
          </table:table-cell>
          <table:table-cell table:formula="of:=[.B435]+ COS([.C436]) * [.D436]" office:value-type="float" office:value="-4.19823079581954" calcext:value-type="float">
            <text:p>-4.19823079581954</text:p>
          </table:table-cell>
          <table:table-cell table:formula="of:=[.C435] - 0.0174533" office:value-type="float" office:value="9.70403379999992" calcext:value-type="float">
            <text:p>9.70403379999992</text:p>
          </table:table-cell>
          <table:table-cell table:formula="of:=[.D4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6] + SIN([.C437]) * [.D437]" office:value-type="float" office:value="-5.49717758571288" calcext:value-type="float">
            <text:p>-5.49717758571288</text:p>
          </table:table-cell>
          <table:table-cell table:formula="of:=[.B436]+ COS([.C437]) * [.D437]" office:value-type="float" office:value="-4.29482329688292" calcext:value-type="float">
            <text:p>-4.29482329688292</text:p>
          </table:table-cell>
          <table:table-cell table:formula="of:=[.C436] - 0.0174533" office:value-type="float" office:value="9.68658049999992" calcext:value-type="float">
            <text:p>9.68658049999992</text:p>
          </table:table-cell>
          <table:table-cell table:formula="of:=[.D4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7] + SIN([.C438]) * [.D438]" office:value-type="float" office:value="-5.52137008032899" calcext:value-type="float">
            <text:p>-5.52137008032899</text:p>
          </table:table-cell>
          <table:table-cell table:formula="of:=[.B437]+ COS([.C438]) * [.D438]" office:value-type="float" office:value="-4.39185279345097" calcext:value-type="float">
            <text:p>-4.39185279345097</text:p>
          </table:table-cell>
          <table:table-cell table:formula="of:=[.C437] - 0.0174533" office:value-type="float" office:value="9.66912719999992" calcext:value-type="float">
            <text:p>9.66912719999992</text:p>
          </table:table-cell>
          <table:table-cell table:formula="of:=[.D4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8] + SIN([.C439]) * [.D439]" office:value-type="float" office:value="-5.54386549137163" calcext:value-type="float">
            <text:p>-5.54386549137163</text:p>
          </table:table-cell>
          <table:table-cell table:formula="of:=[.B438]+ COS([.C439]) * [.D439]" office:value-type="float" office:value="-4.48928972937376" calcext:value-type="float">
            <text:p>-4.48928972937376</text:p>
          </table:table-cell>
          <table:table-cell table:formula="of:=[.C438] - 0.0174533" office:value-type="float" office:value="9.65167389999992" calcext:value-type="float">
            <text:p>9.65167389999992</text:p>
          </table:table-cell>
          <table:table-cell table:formula="of:=[.D4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9] + SIN([.C440]) * [.D440]" office:value-type="float" office:value="-5.56465696651483" calcext:value-type="float">
            <text:p>-5.56465696651483</text:p>
          </table:table-cell>
          <table:table-cell table:formula="of:=[.B439]+ COS([.C440]) * [.D440]" office:value-type="float" office:value="-4.58710442439128" calcext:value-type="float">
            <text:p>-4.58710442439128</text:p>
          </table:table-cell>
          <table:table-cell table:formula="of:=[.C439] - 0.0174533" office:value-type="float" office:value="9.63422059999992" calcext:value-type="float">
            <text:p>9.63422059999992</text:p>
          </table:table-cell>
          <table:table-cell table:formula="of:=[.D4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0] + SIN([.C441]) * [.D441]" office:value-type="float" office:value="-5.58373817246842" calcext:value-type="float">
            <text:p>-5.58373817246842</text:p>
          </table:table-cell>
          <table:table-cell table:formula="of:=[.B440]+ COS([.C441]) * [.D441]" office:value-type="float" office:value="-4.68526708317433" calcext:value-type="float">
            <text:p>-4.68526708317433</text:p>
          </table:table-cell>
          <table:table-cell table:formula="of:=[.C440] - 0.0174533" office:value-type="float" office:value="9.61676729999993" calcext:value-type="float">
            <text:p>9.61676729999993</text:p>
          </table:table-cell>
          <table:table-cell table:formula="of:=[.D4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1] + SIN([.C442]) * [.D442]" office:value-type="float" office:value="-5.60110329690722" calcext:value-type="float">
            <text:p>-5.60110329690722</text:p>
          </table:table-cell>
          <table:table-cell table:formula="of:=[.B441]+ COS([.C442]) * [.D442]" office:value-type="float" office:value="-4.78374780440049" calcext:value-type="float">
            <text:p>-4.78374780440049</text:p>
          </table:table-cell>
          <table:table-cell table:formula="of:=[.C441] - 0.0174533" office:value-type="float" office:value="9.59931399999993" calcext:value-type="float">
            <text:p>9.59931399999993</text:p>
          </table:table-cell>
          <table:table-cell table:formula="of:=[.D4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2] + SIN([.C443]) * [.D443]" office:value-type="float" office:value="-5.6167470502416" calcext:value-type="float">
            <text:p>-5.6167470502416</text:p>
          </table:table-cell>
          <table:table-cell table:formula="of:=[.B442]+ COS([.C443]) * [.D443]" office:value-type="float" office:value="-4.88251658986236" calcext:value-type="float">
            <text:p>-4.88251658986236</text:p>
          </table:table-cell>
          <table:table-cell table:formula="of:=[.C442] - 0.0174533" office:value-type="float" office:value="9.58186069999993" calcext:value-type="float">
            <text:p>9.58186069999993</text:p>
          </table:table-cell>
          <table:table-cell table:formula="of:=[.D4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3] + SIN([.C444]) * [.D444]" office:value-type="float" office:value="-5.63066466722864" calcext:value-type="float">
            <text:p>-5.63066466722864</text:p>
          </table:table-cell>
          <table:table-cell table:formula="of:=[.B443]+ COS([.C444]) * [.D444]" office:value-type="float" office:value="-4.98154335360531" calcext:value-type="float">
            <text:p>-4.98154335360531</text:p>
          </table:table-cell>
          <table:table-cell table:formula="of:=[.C443] - 0.0174533" office:value-type="float" office:value="9.56440739999993" calcext:value-type="float">
            <text:p>9.56440739999993</text:p>
          </table:table-cell>
          <table:table-cell table:formula="of:=[.D4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4] + SIN([.C445]) * [.D445]" office:value-type="float" office:value="-5.64285190842377" calcext:value-type="float">
            <text:p>-5.64285190842377</text:p>
          </table:table-cell>
          <table:table-cell table:formula="of:=[.B444]+ COS([.C445]) * [.D445]" office:value-type="float" office:value="-5.08079793109195" calcext:value-type="float">
            <text:p>-5.08079793109195</text:p>
          </table:table-cell>
          <table:table-cell table:formula="of:=[.C444] - 0.0174533" office:value-type="float" office:value="9.54695409999993" calcext:value-type="float">
            <text:p>9.54695409999993</text:p>
          </table:table-cell>
          <table:table-cell table:formula="of:=[.D4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5] + SIN([.C446]) * [.D446]" office:value-type="float" office:value="-5.65330506147206" calcext:value-type="float">
            <text:p>-5.65330506147206</text:p>
          </table:table-cell>
          <table:table-cell table:formula="of:=[.B445]+ COS([.C446]) * [.D446]" office:value-type="float" office:value="-5.18025008839057" calcext:value-type="float">
            <text:p>-5.18025008839057</text:p>
          </table:table-cell>
          <table:table-cell table:formula="of:=[.C445] - 0.0174533" office:value-type="float" office:value="9.52950079999993" calcext:value-type="float">
            <text:p>9.52950079999993</text:p>
          </table:table-cell>
          <table:table-cell table:formula="of:=[.D4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6] + SIN([.C447]) * [.D447]" office:value-type="float" office:value="-5.66202094223912" calcext:value-type="float">
            <text:p>-5.66202094223912</text:p>
          </table:table-cell>
          <table:table-cell table:formula="of:=[.B446]+ COS([.C447]) * [.D447]" office:value-type="float" office:value="-5.27986953138467" calcext:value-type="float">
            <text:p>-5.27986953138467</text:p>
          </table:table-cell>
          <table:table-cell table:formula="of:=[.C446] - 0.0174533" office:value-type="float" office:value="9.51204749999993" calcext:value-type="float">
            <text:p>9.51204749999993</text:p>
          </table:table-cell>
          <table:table-cell table:formula="of:=[.D4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7] + SIN([.C448]) * [.D448]" office:value-type="float" office:value="-5.66899689578095" calcext:value-type="float">
            <text:p>-5.66899689578095</text:p>
          </table:table-cell>
          <table:table-cell table:formula="of:=[.B447]+ COS([.C448]) * [.D448]" office:value-type="float" office:value="-5.37962591500087" calcext:value-type="float">
            <text:p>-5.37962591500087</text:p>
          </table:table-cell>
          <table:table-cell table:formula="of:=[.C447] - 0.0174533" office:value-type="float" office:value="9.49459419999993" calcext:value-type="float">
            <text:p>9.49459419999993</text:p>
          </table:table-cell>
          <table:table-cell table:formula="of:=[.D4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8] + SIN([.C449]) * [.D449]" office:value-type="float" office:value="-5.6742307971527" calcext:value-type="float">
            <text:p>-5.6742307971527</text:p>
          </table:table-cell>
          <table:table-cell table:formula="of:=[.B448]+ COS([.C449]) * [.D449]" office:value-type="float" office:value="-5.47948885245231" calcext:value-type="float">
            <text:p>-5.47948885245231</text:p>
          </table:table-cell>
          <table:table-cell table:formula="of:=[.C448] - 0.0174533" office:value-type="float" office:value="9.47714089999993" calcext:value-type="float">
            <text:p>9.47714089999993</text:p>
          </table:table-cell>
          <table:table-cell table:formula="of:=[.D4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9] + SIN([.C450]) * [.D450]" office:value-type="float" office:value="-5.67772105205595" calcext:value-type="float">
            <text:p>-5.67772105205595</text:p>
          </table:table-cell>
          <table:table-cell table:formula="of:=[.B449]+ COS([.C450]) * [.D450]" office:value-type="float" office:value="-5.57942792449478" calcext:value-type="float">
            <text:p>-5.57942792449478</text:p>
          </table:table-cell>
          <table:table-cell table:formula="of:=[.C449] - 0.0174533" office:value-type="float" office:value="9.45968759999993" calcext:value-type="float">
            <text:p>9.45968759999993</text:p>
          </table:table-cell>
          <table:table-cell table:formula="of:=[.D4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0] + SIN([.C451]) * [.D451]" office:value-type="float" office:value="-5.67946659732432" calcext:value-type="float">
            <text:p>-5.67946659732432</text:p>
          </table:table-cell>
          <table:table-cell table:formula="of:=[.B450]+ COS([.C451]) * [.D451]" office:value-type="float" office:value="-5.67941268869271" calcext:value-type="float">
            <text:p>-5.67941268869271</text:p>
          </table:table-cell>
          <table:table-cell table:formula="of:=[.C450] - 0.0174533" office:value-type="float" office:value="9.44223429999993" calcext:value-type="float">
            <text:p>9.44223429999993</text:p>
          </table:table-cell>
          <table:table-cell table:formula="of:=[.D4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1] + SIN([.C452]) * [.D452]" office:value-type="float" office:value="-5.67946690124738" calcext:value-type="float">
            <text:p>-5.67946690124738</text:p>
          </table:table-cell>
          <table:table-cell table:formula="of:=[.B451]+ COS([.C452]) * [.D452]" office:value-type="float" office:value="-5.77941268869225" calcext:value-type="float">
            <text:p>-5.77941268869225</text:p>
          </table:table-cell>
          <table:table-cell table:formula="of:=[.C451] - 0.0174533" office:value-type="float" office:value="9.42478099999993" calcext:value-type="float">
            <text:p>9.42478099999993</text:p>
          </table:table-cell>
          <table:table-cell table:formula="of:=[.D4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2] + SIN([.C453]) * [.D453]" office:value-type="float" office:value="-5.67772196373253" calcext:value-type="float">
            <text:p>-5.67772196373253</text:p>
          </table:table-cell>
          <table:table-cell table:formula="of:=[.B452]+ COS([.C453]) * [.D453]" office:value-type="float" office:value="-5.87939746349856" calcext:value-type="float">
            <text:p>-5.87939746349856</text:p>
          </table:table-cell>
          <table:table-cell table:formula="of:=[.C452] - 0.0174533" office:value-type="float" office:value="9.40732769999993" calcext:value-type="float">
            <text:p>9.40732769999993</text:p>
          </table:table-cell>
          <table:table-cell table:formula="of:=[.D4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3] + SIN([.C454]) * [.D454]" office:value-type="float" office:value="-5.67423231630511" calcext:value-type="float">
            <text:p>-5.67423231630511</text:p>
          </table:table-cell>
          <table:table-cell table:formula="of:=[.B453]+ COS([.C454]) * [.D454]" office:value-type="float" office:value="-5.97933655675457" calcext:value-type="float">
            <text:p>-5.97933655675457</text:p>
          </table:table-cell>
          <table:table-cell table:formula="of:=[.C453] - 0.0174533" office:value-type="float" office:value="9.38987439999993" calcext:value-type="float">
            <text:p>9.38987439999993</text:p>
          </table:table-cell>
          <table:table-cell table:formula="of:=[.D4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4] + SIN([.C455]) * [.D455]" office:value-type="float" office:value="-5.66899902194644" calcext:value-type="float">
            <text:p>-5.66899902194644</text:p>
          </table:table-cell>
          <table:table-cell table:formula="of:=[.B454]+ COS([.C455]) * [.D455]" office:value-type="float" office:value="-6.07919952601823" calcext:value-type="float">
            <text:p>-6.07919952601823</text:p>
          </table:table-cell>
          <table:table-cell table:formula="of:=[.C454] - 0.0174533" office:value-type="float" office:value="9.37242109999993" calcext:value-type="float">
            <text:p>9.37242109999993</text:p>
          </table:table-cell>
          <table:table-cell table:formula="of:=[.D4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5] + SIN([.C456]) * [.D456]" office:value-type="float" office:value="-5.66202367477004" calcext:value-type="float">
            <text:p>-5.66202367477004</text:p>
          </table:table-cell>
          <table:table-cell table:formula="of:=[.B455]+ COS([.C456]) * [.D456]" office:value-type="float" office:value="-6.17895595203565" calcext:value-type="float">
            <text:p>-6.17895595203565</text:p>
          </table:table-cell>
          <table:table-cell table:formula="of:=[.C455] - 0.0174533" office:value-type="float" office:value="9.35496779999993" calcext:value-type="float">
            <text:p>9.35496779999993</text:p>
          </table:table-cell>
          <table:table-cell table:formula="of:=[.D4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6] + SIN([.C457]) * [.D457]" office:value-type="float" office:value="-5.65330839953605" calcext:value-type="float">
            <text:p>-5.65330839953605</text:p>
          </table:table-cell>
          <table:table-cell table:formula="of:=[.B456]+ COS([.C457]) * [.D457]" office:value-type="float" office:value="-6.27857544800705" calcext:value-type="float">
            <text:p>-6.27857544800705</text:p>
          </table:table-cell>
          <table:table-cell table:formula="of:=[.C456] - 0.0174533" office:value-type="float" office:value="9.33751449999993" calcext:value-type="float">
            <text:p>9.33751449999993</text:p>
          </table:table-cell>
          <table:table-cell table:formula="of:=[.D4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7] + SIN([.C458]) * [.D458]" office:value-type="float" office:value="-5.64285585100402" calcext:value-type="float">
            <text:p>-5.64285585100402</text:p>
          </table:table-cell>
          <table:table-cell table:formula="of:=[.B457]+ COS([.C458]) * [.D458]" office:value-type="float" office:value="-6.37802766884291" calcext:value-type="float">
            <text:p>-6.37802766884291</text:p>
          </table:table-cell>
          <table:table-cell table:formula="of:=[.C457] - 0.0174533" office:value-type="float" office:value="9.32006119999993" calcext:value-type="float">
            <text:p>9.32006119999993</text:p>
          </table:table-cell>
          <table:table-cell table:formula="of:=[.D4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8] + SIN([.C459]) * [.D459]" office:value-type="float" office:value="-5.6306692131242" calcext:value-type="float">
            <text:p>-5.6306692131242</text:p>
          </table:table-cell>
          <table:table-cell table:formula="of:=[.B458]+ COS([.C459]) * [.D459]" office:value-type="float" office:value="-6.47728232040739" calcext:value-type="float">
            <text:p>-6.47728232040739</text:p>
          </table:table-cell>
          <table:table-cell table:formula="of:=[.C458] - 0.0174533" office:value-type="float" office:value="9.30260789999993" calcext:value-type="float">
            <text:p>9.30260789999993</text:p>
          </table:table-cell>
          <table:table-cell table:formula="of:=[.D4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9] + SIN([.C460]) * [.D460]" office:value-type="float" office:value="-5.61675219806775" calcext:value-type="float">
            <text:p>-5.61675219806775</text:p>
          </table:table-cell>
          <table:table-cell table:formula="of:=[.B459]+ COS([.C460]) * [.D460]" office:value-type="float" office:value="-6.57630916874621" calcext:value-type="float">
            <text:p>-6.57630916874621</text:p>
          </table:table-cell>
          <table:table-cell table:formula="of:=[.C459] - 0.0174533" office:value-type="float" office:value="9.28515459999993" calcext:value-type="float">
            <text:p>9.28515459999993</text:p>
          </table:table-cell>
          <table:table-cell table:formula="of:=[.D4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0] + SIN([.C461]) * [.D461]" office:value-type="float" office:value="-5.60110904509588" calcext:value-type="float">
            <text:p>-5.60110904509588</text:p>
          </table:table-cell>
          <table:table-cell table:formula="of:=[.B460]+ COS([.C461]) * [.D461]" office:value-type="float" office:value="-6.6750780492962" calcext:value-type="float">
            <text:p>-6.6750780492962</text:p>
          </table:table-cell>
          <table:table-cell table:formula="of:=[.C460] - 0.0174533" office:value-type="float" office:value="9.26770129999993" calcext:value-type="float">
            <text:p>9.26770129999993</text:p>
          </table:table-cell>
          <table:table-cell table:formula="of:=[.D4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1] + SIN([.C462]) * [.D462]" office:value-type="float" office:value="-5.58374451926863" calcext:value-type="float">
            <text:p>-5.58374451926863</text:p>
          </table:table-cell>
          <table:table-cell table:formula="of:=[.B461]+ COS([.C462]) * [.D462]" office:value-type="float" office:value="-6.77355887607378" calcext:value-type="float">
            <text:p>-6.77355887607378</text:p>
          </table:table-cell>
          <table:table-cell table:formula="of:=[.C461] - 0.0174533" office:value-type="float" office:value="9.25024799999993" calcext:value-type="float">
            <text:p>9.25024799999993</text:p>
          </table:table-cell>
          <table:table-cell table:formula="of:=[.D4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2] + SIN([.C463]) * [.D463]" office:value-type="float" office:value="-5.5646639099933" calcext:value-type="float">
            <text:p>-5.5646639099933</text:p>
          </table:table-cell>
          <table:table-cell table:formula="of:=[.B462]+ COS([.C463]) * [.D463]" office:value-type="float" office:value="-6.87172165083938" calcext:value-type="float">
            <text:p>-6.87172165083938</text:p>
          </table:table-cell>
          <table:table-cell table:formula="of:=[.C462] - 0.0174533" office:value-type="float" office:value="9.23279469999993" calcext:value-type="float">
            <text:p>9.23279469999993</text:p>
          </table:table-cell>
          <table:table-cell table:formula="of:=[.D4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3] + SIN([.C464]) * [.D464]" office:value-type="float" office:value="-5.5438730294133" calcext:value-type="float">
            <text:p>-5.5438730294133</text:p>
          </table:table-cell>
          <table:table-cell table:formula="of:=[.B463]+ COS([.C464]) * [.D464]" office:value-type="float" office:value="-6.96953647223526" calcext:value-type="float">
            <text:p>-6.96953647223526</text:p>
          </table:table-cell>
          <table:table-cell table:formula="of:=[.C463] - 0.0174533" office:value-type="float" office:value="9.21534139999993" calcext:value-type="float">
            <text:p>9.21534139999993</text:p>
          </table:table-cell>
          <table:table-cell table:formula="of:=[.D4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4] + SIN([.C465]) * [.D465]" office:value-type="float" office:value="-5.5213782106377" calcext:value-type="float">
            <text:p>-5.5213782106377</text:p>
          </table:table-cell>
          <table:table-cell table:formula="of:=[.B464]+ COS([.C465]) * [.D465]" office:value-type="float" office:value="-7.06697354489373" calcext:value-type="float">
            <text:p>-7.06697354489373</text:p>
          </table:table-cell>
          <table:table-cell table:formula="of:=[.C464] - 0.0174533" office:value-type="float" office:value="9.19788809999993" calcext:value-type="float">
            <text:p>9.19788809999993</text:p>
          </table:table-cell>
          <table:table-cell table:formula="of:=[.D4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5] + SIN([.C466]) * [.D466]" office:value-type="float" office:value="-5.49718630581206" calcext:value-type="float">
            <text:p>-5.49718630581206</text:p>
          </table:table-cell>
          <table:table-cell table:formula="of:=[.B465]+ COS([.C466]) * [.D466]" office:value-type="float" office:value="-7.16400318851313" calcext:value-type="float">
            <text:p>-7.16400318851313</text:p>
          </table:table-cell>
          <table:table-cell table:formula="of:=[.C465] - 0.0174533" office:value-type="float" office:value="9.18043479999993" calcext:value-type="float">
            <text:p>9.18043479999993</text:p>
          </table:table-cell>
          <table:table-cell table:formula="of:=[.D4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6] + SIN([.C467]) * [.D467]" office:value-type="float" office:value="-5.47130468403128" calcext:value-type="float">
            <text:p>-5.47130468403128</text:p>
          </table:table-cell>
          <table:table-cell table:formula="of:=[.B466]+ COS([.C467]) * [.D467]" office:value-type="float" office:value="-7.26059584689873" calcext:value-type="float">
            <text:p>-7.26059584689873</text:p>
          </table:table-cell>
          <table:table-cell table:formula="of:=[.C466] - 0.0174533" office:value-type="float" office:value="9.16298149999993" calcext:value-type="float">
            <text:p>9.16298149999993</text:p>
          </table:table-cell>
          <table:table-cell table:formula="of:=[.D4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7] + SIN([.C468]) * [.D468]" office:value-type="float" office:value="-5.44374122909482" calcext:value-type="float">
            <text:p>-5.44374122909482</text:p>
          </table:table-cell>
          <table:table-cell table:formula="of:=[.B467]+ COS([.C468]) * [.D468]" office:value-type="float" office:value="-7.35672209696584" calcext:value-type="float">
            <text:p>-7.35672209696584</text:p>
          </table:table-cell>
          <table:table-cell table:formula="of:=[.C467] - 0.0174533" office:value-type="float" office:value="9.14552819999993" calcext:value-type="float">
            <text:p>9.14552819999993</text:p>
          </table:table-cell>
          <table:table-cell table:formula="of:=[.D4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8] + SIN([.C469]) * [.D469]" office:value-type="float" office:value="-5.41450433710527" calcext:value-type="float">
            <text:p>-5.41450433710527</text:p>
          </table:table-cell>
          <table:table-cell table:formula="of:=[.B468]+ COS([.C469]) * [.D469]" office:value-type="float" office:value="-7.45235265770242" calcext:value-type="float">
            <text:p>-7.45235265770242</text:p>
          </table:table-cell>
          <table:table-cell table:formula="of:=[.C468] - 0.0174533" office:value-type="float" office:value="9.12807489999993" calcext:value-type="float">
            <text:p>9.12807489999993</text:p>
          </table:table-cell>
          <table:table-cell table:formula="of:=[.D4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9] + SIN([.C470]) * [.D470]" office:value-type="float" office:value="-5.38360291391079" calcext:value-type="float">
            <text:p>-5.38360291391079</text:p>
          </table:table-cell>
          <table:table-cell table:formula="of:=[.B469]+ COS([.C470]) * [.D470]" office:value-type="float" office:value="-7.54745839908828" calcext:value-type="float">
            <text:p>-7.54745839908828</text:p>
          </table:table-cell>
          <table:table-cell table:formula="of:=[.C469] - 0.0174533" office:value-type="float" office:value="9.11062159999993" calcext:value-type="float">
            <text:p>9.11062159999993</text:p>
          </table:table-cell>
          <table:table-cell table:formula="of:=[.D4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0] + SIN([.C471]) * [.D471]" office:value-type="float" office:value="-5.35104637239229" calcext:value-type="float">
            <text:p>-5.35104637239229</text:p>
          </table:table-cell>
          <table:table-cell table:formula="of:=[.B470]+ COS([.C471]) * [.D471]" office:value-type="float" office:value="-7.64201035096848" calcext:value-type="float">
            <text:p>-7.64201035096848</text:p>
          </table:table-cell>
          <table:table-cell table:formula="of:=[.C470] - 0.0174533" office:value-type="float" office:value="9.09316829999993" calcext:value-type="float">
            <text:p>9.09316829999993</text:p>
          </table:table-cell>
          <table:table-cell table:formula="of:=[.D4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1] + SIN([.C472]) * [.D472]" office:value-type="float" office:value="-5.31684462959621" calcext:value-type="float">
            <text:p>-5.31684462959621</text:p>
          </table:table-cell>
          <table:table-cell table:formula="of:=[.B471]+ COS([.C472]) * [.D472]" office:value-type="float" office:value="-7.73597971187782" calcext:value-type="float">
            <text:p>-7.73597971187782</text:p>
          </table:table-cell>
          <table:table-cell table:formula="of:=[.C471] - 0.0174533" office:value-type="float" office:value="9.07571499999994" calcext:value-type="float">
            <text:p>9.07571499999994</text:p>
          </table:table-cell>
          <table:table-cell table:formula="of:=[.D4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2] + SIN([.C473]) * [.D473]" office:value-type="float" office:value="-5.28100810371365" calcext:value-type="float">
            <text:p>-5.28100810371365</text:p>
          </table:table-cell>
          <table:table-cell table:formula="of:=[.B472]+ COS([.C473]) * [.D473]" office:value-type="float" office:value="-7.82933785781415" calcext:value-type="float">
            <text:p>-7.82933785781415</text:p>
          </table:table-cell>
          <table:table-cell table:formula="of:=[.C472] - 0.0174533" office:value-type="float" office:value="9.05826169999994" calcext:value-type="float">
            <text:p>9.05826169999994</text:p>
          </table:table-cell>
          <table:table-cell table:formula="of:=[.D4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3] + SIN([.C474]) * [.D474]" office:value-type="float" office:value="-5.24354771090691" calcext:value-type="float">
            <text:p>-5.24354771090691</text:p>
          </table:table-cell>
          <table:table-cell table:formula="of:=[.B473]+ COS([.C474]) * [.D474]" office:value-type="float" office:value="-7.92205635095745" calcext:value-type="float">
            <text:p>-7.92205635095745</text:p>
          </table:table-cell>
          <table:table-cell table:formula="of:=[.C473] - 0.0174533" office:value-type="float" office:value="9.04080839999994" calcext:value-type="float">
            <text:p>9.04080839999994</text:p>
          </table:table-cell>
          <table:table-cell table:formula="of:=[.D4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4] + SIN([.C475]) * [.D475]" office:value-type="float" office:value="-5.20447486198431" calcext:value-type="float">
            <text:p>-5.20447486198431</text:p>
          </table:table-cell>
          <table:table-cell table:formula="of:=[.B474]+ COS([.C475]) * [.D475]" office:value-type="float" office:value="-8.01410694833233" calcext:value-type="float">
            <text:p>-8.01410694833233</text:p>
          </table:table-cell>
          <table:table-cell table:formula="of:=[.C474] - 0.0174533" office:value-type="float" office:value="9.02335509999994" calcext:value-type="float">
            <text:p>9.02335509999994</text:p>
          </table:table-cell>
          <table:table-cell table:formula="of:=[.D4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5] + SIN([.C476]) * [.D476]" office:value-type="float" office:value="-5.16380145892433" calcext:value-type="float">
            <text:p>-5.16380145892433</text:p>
          </table:table-cell>
          <table:table-cell table:formula="of:=[.B475]+ COS([.C476]) * [.D476]" office:value-type="float" office:value="-8.10546161041107" calcext:value-type="float">
            <text:p>-8.10546161041107</text:p>
          </table:table-cell>
          <table:table-cell table:formula="of:=[.C475] - 0.0174533" office:value-type="float" office:value="9.00590179999994" calcext:value-type="float">
            <text:p>9.00590179999994</text:p>
          </table:table-cell>
          <table:table-cell table:formula="of:=[.D4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6] + SIN([.C477]) * [.D477]" office:value-type="float" office:value="-5.12153989125018" calcext:value-type="float">
            <text:p>-5.12153989125018</text:p>
          </table:table-cell>
          <table:table-cell table:formula="of:=[.B476]+ COS([.C477]) * [.D477]" office:value-type="float" office:value="-8.19609250965477" calcext:value-type="float">
            <text:p>-8.19609250965477</text:p>
          </table:table-cell>
          <table:table-cell table:formula="of:=[.C476] - 0.0174533" office:value-type="float" office:value="8.98844849999994" calcext:value-type="float">
            <text:p>8.98844849999994</text:p>
          </table:table-cell>
          <table:table-cell table:formula="of:=[.D4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7] + SIN([.C478]) * [.D478]" office:value-type="float" office:value="-5.0777030322558" calcext:value-type="float">
            <text:p>-5.0777030322558</text:p>
          </table:table-cell>
          <table:table-cell table:formula="of:=[.B477]+ COS([.C478]) * [.D478]" office:value-type="float" office:value="-8.28597203898992" calcext:value-type="float">
            <text:p>-8.28597203898992</text:p>
          </table:table-cell>
          <table:table-cell table:formula="of:=[.C477] - 0.0174533" office:value-type="float" office:value="8.97099519999994" calcext:value-type="float">
            <text:p>8.97099519999994</text:p>
          </table:table-cell>
          <table:table-cell table:formula="of:=[.D4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8] + SIN([.C479]) * [.D479]" office:value-type="float" office:value="-5.03230423508455" calcext:value-type="float">
            <text:p>-5.03230423508455</text:p>
          </table:table-cell>
          <table:table-cell table:formula="of:=[.B478]+ COS([.C479]) * [.D479]" office:value-type="float" office:value="-8.37507282021772" calcext:value-type="float">
            <text:p>-8.37507282021772</text:p>
          </table:table-cell>
          <table:table-cell table:formula="of:=[.C478] - 0.0174533" office:value-type="float" office:value="8.95354189999994" calcext:value-type="float">
            <text:p>8.95354189999994</text:p>
          </table:table-cell>
          <table:table-cell table:formula="of:=[.D4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9] + SIN([.C480]) * [.D480]" office:value-type="float" office:value="-4.98535732866169" calcext:value-type="float">
            <text:p>-4.98535732866169</text:p>
          </table:table-cell>
          <table:table-cell table:formula="of:=[.B479]+ COS([.C480]) * [.D480]" office:value-type="float" office:value="-8.4633677123538" calcext:value-type="float">
            <text:p>-8.4633677123538</text:p>
          </table:table-cell>
          <table:table-cell table:formula="of:=[.C479] - 0.0174533" office:value-type="float" office:value="8.93608859999994" calcext:value-type="float">
            <text:p>8.93608859999994</text:p>
          </table:table-cell>
          <table:table-cell table:formula="of:=[.D4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0] + SIN([.C481]) * [.D481]" office:value-type="float" office:value="-4.93687661348195" calcext:value-type="float">
            <text:p>-4.93687661348195</text:p>
          </table:table-cell>
          <table:table-cell table:formula="of:=[.B480]+ COS([.C481]) * [.D481]" office:value-type="float" office:value="-8.55082981989564" calcext:value-type="float">
            <text:p>-8.55082981989564</text:p>
          </table:table-cell>
          <table:table-cell table:formula="of:=[.C480] - 0.0174533" office:value-type="float" office:value="8.91863529999994" calcext:value-type="float">
            <text:p>8.91863529999994</text:p>
          </table:table-cell>
          <table:table-cell table:formula="of:=[.D4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1] + SIN([.C482]) * [.D482]" office:value-type="float" office:value="-4.88687685725347" calcext:value-type="float">
            <text:p>-4.88687685725347</text:p>
          </table:table-cell>
          <table:table-cell table:formula="of:=[.B481]+ COS([.C482]) * [.D482]" office:value-type="float" office:value="-8.63743250101519" calcext:value-type="float">
            <text:p>-8.63743250101519</text:p>
          </table:table-cell>
          <table:table-cell table:formula="of:=[.C481] - 0.0174533" office:value-type="float" office:value="8.90118199999994" calcext:value-type="float">
            <text:p>8.90118199999994</text:p>
          </table:table-cell>
          <table:table-cell table:formula="of:=[.D4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2] + SIN([.C483]) * [.D483]" office:value-type="float" office:value="-4.83537329039943" calcext:value-type="float">
            <text:p>-4.83537329039943</text:p>
          </table:table-cell>
          <table:table-cell table:formula="of:=[.B482]+ COS([.C483]) * [.D483]" office:value-type="float" office:value="-8.72314937567421" calcext:value-type="float">
            <text:p>-8.72314937567421</text:p>
          </table:table-cell>
          <table:table-cell table:formula="of:=[.C482] - 0.0174533" office:value-type="float" office:value="8.88372869999994" calcext:value-type="float">
            <text:p>8.88372869999994</text:p>
          </table:table-cell>
          <table:table-cell table:formula="of:=[.D4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3] + SIN([.C484]) * [.D484]" office:value-type="float" office:value="-4.78238160141865" calcext:value-type="float">
            <text:p>-4.78238160141865</text:p>
          </table:table-cell>
          <table:table-cell table:formula="of:=[.B483]+ COS([.C484]) * [.D484]" office:value-type="float" office:value="-8.80795433365996" calcext:value-type="float">
            <text:p>-8.80795433365996</text:p>
          </table:table-cell>
          <table:table-cell table:formula="of:=[.C483] - 0.0174533" office:value-type="float" office:value="8.86627539999994" calcext:value-type="float">
            <text:p>8.86627539999994</text:p>
          </table:table-cell>
          <table:table-cell table:formula="of:=[.D4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4] + SIN([.C485]) * [.D485]" office:value-type="float" office:value="-4.72791793210678" calcext:value-type="float">
            <text:p>-4.72791793210678</text:p>
          </table:table-cell>
          <table:table-cell table:formula="of:=[.B484]+ COS([.C485]) * [.D485]" office:value-type="float" office:value="-8.89182154253856" calcext:value-type="float">
            <text:p>-8.89182154253856</text:p>
          </table:table-cell>
          <table:table-cell table:formula="of:=[.C484] - 0.0174533" office:value-type="float" office:value="8.84882209999994" calcext:value-type="float">
            <text:p>8.84882209999994</text:p>
          </table:table-cell>
          <table:table-cell table:formula="of:=[.D4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5] + SIN([.C486]) * [.D486]" office:value-type="float" office:value="-4.67199887263932" calcext:value-type="float">
            <text:p>-4.67199887263932</text:p>
          </table:table-cell>
          <table:table-cell table:formula="of:=[.B485]+ COS([.C486]) * [.D486]" office:value-type="float" office:value="-8.97472545552386" calcext:value-type="float">
            <text:p>-8.97472545552386</text:p>
          </table:table-cell>
          <table:table-cell table:formula="of:=[.C485] - 0.0174533" office:value-type="float" office:value="8.83136879999994" calcext:value-type="float">
            <text:p>8.83136879999994</text:p>
          </table:table-cell>
          <table:table-cell table:formula="of:=[.D4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6] + SIN([.C487]) * [.D487]" office:value-type="float" office:value="-4.61464145651806" calcext:value-type="float">
            <text:p>-4.61464145651806</text:p>
          </table:table-cell>
          <table:table-cell table:formula="of:=[.B486]+ COS([.C487]) * [.D487]" office:value-type="float" office:value="-9.0566408192592" calcext:value-type="float">
            <text:p>-9.0566408192592</text:p>
          </table:table-cell>
          <table:table-cell table:formula="of:=[.C486] - 0.0174533" office:value-type="float" office:value="8.81391549999994" calcext:value-type="float">
            <text:p>8.81391549999994</text:p>
          </table:table-cell>
          <table:table-cell table:formula="of:=[.D4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7] + SIN([.C488]) * [.D488]" office:value-type="float" office:value="-4.55586315538258" calcext:value-type="float">
            <text:p>-4.55586315538258</text:p>
          </table:table-cell>
          <table:table-cell table:formula="of:=[.B487]+ COS([.C488]) * [.D488]" office:value-type="float" office:value="-9.13754268150987" calcext:value-type="float">
            <text:p>-9.13754268150987</text:p>
          </table:table-cell>
          <table:table-cell table:formula="of:=[.C487] - 0.0174533" office:value-type="float" office:value="8.79646219999994" calcext:value-type="float">
            <text:p>8.79646219999994</text:p>
          </table:table-cell>
          <table:table-cell table:formula="of:=[.D4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8] + SIN([.C489]) * [.D489]" office:value-type="float" office:value="-4.49568187368815" calcext:value-type="float">
            <text:p>-4.49568187368815</text:p>
          </table:table-cell>
          <table:table-cell table:formula="of:=[.B488]+ COS([.C489]) * [.D489]" office:value-type="float" office:value="-9.2174063987638" calcext:value-type="float">
            <text:p>-9.2174063987638</text:p>
          </table:table-cell>
          <table:table-cell table:formula="of:=[.C488] - 0.0174533" office:value-type="float" office:value="8.77900889999994" calcext:value-type="float">
            <text:p>8.77900889999994</text:p>
          </table:table-cell>
          <table:table-cell table:formula="of:=[.D4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9] + SIN([.C490]) * [.D490]" office:value-type="float" office:value="-4.43411594325186" calcext:value-type="float">
            <text:p>-4.43411594325186</text:p>
          </table:table-cell>
          <table:table-cell table:formula="of:=[.B489]+ COS([.C490]) * [.D490]" office:value-type="float" office:value="-9.2962076437382" calcext:value-type="float">
            <text:p>-9.2962076437382</text:p>
          </table:table-cell>
          <table:table-cell table:formula="of:=[.C489] - 0.0174533" office:value-type="float" office:value="8.76155559999994" calcext:value-type="float">
            <text:p>8.76155559999994</text:p>
          </table:table-cell>
          <table:table-cell table:formula="of:=[.D4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0] + SIN([.C491]) * [.D491]" office:value-type="float" office:value="-4.37118411766862" calcext:value-type="float">
            <text:p>-4.37118411766862</text:p>
          </table:table-cell>
          <table:table-cell table:formula="of:=[.B490]+ COS([.C491]) * [.D491]" office:value-type="float" office:value="-9.3739224127899" calcext:value-type="float">
            <text:p>-9.3739224127899</text:p>
          </table:table-cell>
          <table:table-cell table:formula="of:=[.C490] - 0.0174533" office:value-type="float" office:value="8.74410229999994" calcext:value-type="float">
            <text:p>8.74410229999994</text:p>
          </table:table-cell>
          <table:table-cell table:formula="of:=[.D4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1] + SIN([.C492]) * [.D492]" office:value-type="float" office:value="-4.30690556659855" calcext:value-type="float">
            <text:p>-4.30690556659855</text:p>
          </table:table-cell>
          <table:table-cell table:formula="of:=[.B491]+ COS([.C492]) * [.D492]" office:value-type="float" office:value="-9.45052703322714" calcext:value-type="float">
            <text:p>-9.45052703322714</text:p>
          </table:table-cell>
          <table:table-cell table:formula="of:=[.C491] - 0.0174533" office:value-type="float" office:value="8.72664899999994" calcext:value-type="float">
            <text:p>8.72664899999994</text:p>
          </table:table-cell>
          <table:table-cell table:formula="of:=[.D4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2] + SIN([.C493]) * [.D493]" office:value-type="float" office:value="-4.24129986992778" calcext:value-type="float">
            <text:p>-4.24129986992778</text:p>
          </table:table-cell>
          <table:table-cell table:formula="of:=[.B492]+ COS([.C493]) * [.D493]" office:value-type="float" office:value="-9.52599817052043" calcext:value-type="float">
            <text:p>-9.52599817052043</text:p>
          </table:table-cell>
          <table:table-cell table:formula="of:=[.C492] - 0.0174533" office:value-type="float" office:value="8.70919569999994" calcext:value-type="float">
            <text:p>8.70919569999994</text:p>
          </table:table-cell>
          <table:table-cell table:formula="of:=[.D4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3] + SIN([.C494]) * [.D494]" office:value-type="float" office:value="-4.17438701180418" calcext:value-type="float">
            <text:p>-4.17438701180418</text:p>
          </table:table-cell>
          <table:table-cell table:formula="of:=[.B493]+ COS([.C494]) * [.D494]" office:value-type="float" office:value="-9.60031283541054" calcext:value-type="float">
            <text:p>-9.60031283541054</text:p>
          </table:table-cell>
          <table:table-cell table:formula="of:=[.C493] - 0.0174533" office:value-type="float" office:value="8.69174239999994" calcext:value-type="float">
            <text:p>8.69174239999994</text:p>
          </table:table-cell>
          <table:table-cell table:formula="of:=[.D4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4] + SIN([.C495]) * [.D495]" office:value-type="float" office:value="-4.10618737454999" calcext:value-type="float">
            <text:p>-4.10618737454999</text:p>
          </table:table-cell>
          <table:table-cell table:formula="of:=[.B494]+ COS([.C495]) * [.D495]" office:value-type="float" office:value="-9.67344839091125" calcext:value-type="float">
            <text:p>-9.67344839091125</text:p>
          </table:table-cell>
          <table:table-cell table:formula="of:=[.C494] - 0.0174533" office:value-type="float" office:value="8.67428909999994" calcext:value-type="float">
            <text:p>8.67428909999994</text:p>
          </table:table-cell>
          <table:table-cell table:formula="of:=[.D4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5] + SIN([.C496]) * [.D496]" office:value-type="float" office:value="-4.03672173245321" calcext:value-type="float">
            <text:p>-4.03672173245321</text:p>
          </table:table-cell>
          <table:table-cell table:formula="of:=[.B495]+ COS([.C496]) * [.D496]" office:value-type="float" office:value="-9.74538255920478" calcext:value-type="float">
            <text:p>-9.74538255920478</text:p>
          </table:table-cell>
          <table:table-cell table:formula="of:=[.C495] - 0.0174533" office:value-type="float" office:value="8.65683579999994" calcext:value-type="float">
            <text:p>8.65683579999994</text:p>
          </table:table-cell>
          <table:table-cell table:formula="of:=[.D4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6] + SIN([.C497]) * [.D497]" office:value-type="float" office:value="-3.96601124543947" calcext:value-type="float">
            <text:p>-3.96601124543947</text:p>
          </table:table-cell>
          <table:table-cell table:formula="of:=[.B496]+ COS([.C497]) * [.D497]" office:value-type="float" office:value="-9.81609342842784" calcext:value-type="float">
            <text:p>-9.81609342842784</text:p>
          </table:table-cell>
          <table:table-cell table:formula="of:=[.C496] - 0.0174533" office:value-type="float" office:value="8.63938249999994" calcext:value-type="float">
            <text:p>8.63938249999994</text:p>
          </table:table-cell>
          <table:table-cell table:formula="of:=[.D4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7] + SIN([.C498]) * [.D498]" office:value-type="float" office:value="-3.89407745262657" calcext:value-type="float">
            <text:p>-3.89407745262657</text:p>
          </table:table-cell>
          <table:table-cell table:formula="of:=[.B497]+ COS([.C498]) * [.D498]" office:value-type="float" office:value="-9.8855594593462" calcext:value-type="float">
            <text:p>-9.8855594593462</text:p>
          </table:table-cell>
          <table:table-cell table:formula="of:=[.C497] - 0.0174533" office:value-type="float" office:value="8.62192919999994" calcext:value-type="float">
            <text:p>8.62192919999994</text:p>
          </table:table-cell>
          <table:table-cell table:formula="of:=[.D4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8] + SIN([.C499]) * [.D499]" office:value-type="float" office:value="-3.82094226576343" calcext:value-type="float">
            <text:p>-3.82094226576343</text:p>
          </table:table-cell>
          <table:table-cell table:formula="of:=[.B498]+ COS([.C499]) * [.D499]" office:value-type="float" office:value="-9.95375949191579" calcext:value-type="float">
            <text:p>-9.95375949191579</text:p>
          </table:table-cell>
          <table:table-cell table:formula="of:=[.C498] - 0.0174533" office:value-type="float" office:value="8.60447589999994" calcext:value-type="float">
            <text:p>8.60447589999994</text:p>
          </table:table-cell>
          <table:table-cell table:formula="of:=[.D4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9] + SIN([.C500]) * [.D500]" office:value-type="float" office:value="-3.74662796255553" calcext:value-type="float">
            <text:p>-3.74662796255553</text:p>
          </table:table-cell>
          <table:table-cell table:formula="of:=[.B499]+ COS([.C500]) * [.D500]" office:value-type="float" office:value="-10.0206727517282" calcext:value-type="float">
            <text:p>-10.0206727517282</text:p>
          </table:table-cell>
          <table:table-cell table:formula="of:=[.C499] - 0.0174533" office:value-type="float" office:value="8.58702259999994" calcext:value-type="float">
            <text:p>8.58702259999994</text:p>
          </table:table-cell>
          <table:table-cell table:formula="of:=[.D4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0] + SIN([.C501]) * [.D501]" office:value-type="float" office:value="-3.67115717987893" calcext:value-type="float">
            <text:p>-3.67115717987893</text:p>
          </table:table-cell>
          <table:table-cell table:formula="of:=[.B500]+ COS([.C501]) * [.D501]" office:value-type="float" office:value="-10.0862788563388" calcext:value-type="float">
            <text:p>-10.0862788563388</text:p>
          </table:table-cell>
          <table:table-cell table:formula="of:=[.C500] - 0.0174533" office:value-type="float" office:value="8.56956929999994" calcext:value-type="float">
            <text:p>8.56956929999994</text:p>
          </table:table-cell>
          <table:table-cell table:formula="of:=[.D5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1] + SIN([.C502]) * [.D502]" office:value-type="float" office:value="-3.59455290688484" calcext:value-type="float">
            <text:p>-3.59455290688484</text:p>
          </table:table-cell>
          <table:table-cell table:formula="of:=[.B501]+ COS([.C502]) * [.D502]" office:value-type="float" office:value="-10.1505578214756" calcext:value-type="float">
            <text:p>-10.1505578214756</text:p>
          </table:table-cell>
          <table:table-cell table:formula="of:=[.C501] - 0.0174533" office:value-type="float" office:value="8.55211599999995" calcext:value-type="float">
            <text:p>8.55211599999995</text:p>
          </table:table-cell>
          <table:table-cell table:formula="of:=[.D5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2] + SIN([.C503]) * [.D503]" office:value-type="float" office:value="-3.5168384779969" calcext:value-type="float">
            <text:p>-3.5168384779969</text:p>
          </table:table-cell>
          <table:table-cell table:formula="of:=[.B502]+ COS([.C503]) * [.D503]" office:value-type="float" office:value="-10.2134900671261" calcext:value-type="float">
            <text:p>-10.2134900671261</text:p>
          </table:table-cell>
          <table:table-cell table:formula="of:=[.C502] - 0.0174533" office:value-type="float" office:value="8.53466269999995" calcext:value-type="float">
            <text:p>8.53466269999995</text:p>
          </table:table-cell>
          <table:table-cell table:formula="of:=[.D5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3] + SIN([.C504]) * [.D504]" office:value-type="float" office:value="-3.43803756580327" calcext:value-type="float">
            <text:p>-3.43803756580327</text:p>
          </table:table-cell>
          <table:table-cell table:formula="of:=[.B503]+ COS([.C504]) * [.D504]" office:value-type="float" office:value="-10.2750564235024" calcext:value-type="float">
            <text:p>-10.2750564235024</text:p>
          </table:table-cell>
          <table:table-cell table:formula="of:=[.C503] - 0.0174533" office:value-type="float" office:value="8.51720939999995" calcext:value-type="float">
            <text:p>8.51720939999995</text:p>
          </table:table-cell>
          <table:table-cell table:formula="of:=[.D5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4] + SIN([.C505]) * [.D505]" office:value-type="float" office:value="-3.35817417384574" calcext:value-type="float">
            <text:p>-3.35817417384574</text:p>
          </table:table-cell>
          <table:table-cell table:formula="of:=[.B504]+ COS([.C505]) * [.D505]" office:value-type="float" office:value="-10.3352381368798" calcext:value-type="float">
            <text:p>-10.3352381368798</text:p>
          </table:table-cell>
          <table:table-cell table:formula="of:=[.C504] - 0.0174533" office:value-type="float" office:value="8.49975609999995" calcext:value-type="float">
            <text:p>8.49975609999995</text:p>
          </table:table-cell>
          <table:table-cell table:formula="of:=[.D5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5] + SIN([.C506]) * [.D506]" office:value-type="float" office:value="-3.27727262930802" calcext:value-type="float">
            <text:p>-3.27727262930802</text:p>
          </table:table-cell>
          <table:table-cell table:formula="of:=[.B505]+ COS([.C506]) * [.D506]" office:value-type="float" office:value="-10.3940168753097" calcext:value-type="float">
            <text:p>-10.3940168753097</text:p>
          </table:table-cell>
          <table:table-cell table:formula="of:=[.C505] - 0.0174533" office:value-type="float" office:value="8.48230279999995" calcext:value-type="float">
            <text:p>8.48230279999995</text:p>
          </table:table-cell>
          <table:table-cell table:formula="of:=[.D5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6] + SIN([.C507]) * [.D507]" office:value-type="float" office:value="-3.19535757560539" calcext:value-type="float">
            <text:p>-3.19535757560539</text:p>
          </table:table-cell>
          <table:table-cell table:formula="of:=[.B506]+ COS([.C507]) * [.D507]" office:value-type="float" office:value="-10.4513747342036" calcext:value-type="float">
            <text:p>-10.4513747342036</text:p>
          </table:table-cell>
          <table:table-cell table:formula="of:=[.C506] - 0.0174533" office:value-type="float" office:value="8.46484949999995" calcext:value-type="float">
            <text:p>8.46484949999995</text:p>
          </table:table-cell>
          <table:table-cell table:formula="of:=[.D5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7] + SIN([.C508]) * [.D508]" office:value-type="float" office:value="-3.11245396487814" calcext:value-type="float">
            <text:p>-3.11245396487814</text:p>
          </table:table-cell>
          <table:table-cell table:formula="of:=[.B507]+ COS([.C508]) * [.D508]" office:value-type="float" office:value="-10.5072942417871" calcext:value-type="float">
            <text:p>-10.5072942417871</text:p>
          </table:table-cell>
          <table:table-cell table:formula="of:=[.C507] - 0.0174533" office:value-type="float" office:value="8.44739619999995" calcext:value-type="float">
            <text:p>8.44739619999995</text:p>
          </table:table-cell>
          <table:table-cell table:formula="of:=[.D5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8] + SIN([.C509]) * [.D509]" office:value-type="float" office:value="-3.02858705039084" calcext:value-type="float">
            <text:p>-3.02858705039084</text:p>
          </table:table-cell>
          <table:table-cell table:formula="of:=[.B508]+ COS([.C509]) * [.D509]" office:value-type="float" office:value="-10.561758364422" calcext:value-type="float">
            <text:p>-10.561758364422</text:p>
          </table:table-cell>
          <table:table-cell table:formula="of:=[.C508] - 0.0174533" office:value-type="float" office:value="8.42994289999995" calcext:value-type="float">
            <text:p>8.42994289999995</text:p>
          </table:table-cell>
          <table:table-cell table:formula="of:=[.D5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9] + SIN([.C510]) * [.D510]" office:value-type="float" office:value="-2.94378237883998" calcext:value-type="float">
            <text:p>-2.94378237883998</text:p>
          </table:table-cell>
          <table:table-cell table:formula="of:=[.B509]+ COS([.C510]) * [.D510]" office:value-type="float" office:value="-10.6147505117945" calcext:value-type="float">
            <text:p>-10.6147505117945</text:p>
          </table:table-cell>
          <table:table-cell table:formula="of:=[.C509] - 0.0174533" office:value-type="float" office:value="8.41248959999995" calcext:value-type="float">
            <text:p>8.41248959999995</text:p>
          </table:table-cell>
          <table:table-cell table:formula="of:=[.D5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0] + SIN([.C511]) * [.D511]" office:value-type="float" office:value="-2.85806578257217" calcext:value-type="float">
            <text:p>-2.85806578257217</text:p>
          </table:table-cell>
          <table:table-cell table:formula="of:=[.B510]+ COS([.C511]) * [.D511]" office:value-type="float" office:value="-10.6662545419694" calcext:value-type="float">
            <text:p>-10.6662545419694</text:p>
          </table:table-cell>
          <table:table-cell table:formula="of:=[.C510] - 0.0174533" office:value-type="float" office:value="8.39503629999995" calcext:value-type="float">
            <text:p>8.39503629999995</text:p>
          </table:table-cell>
          <table:table-cell table:formula="of:=[.D5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1] + SIN([.C512]) * [.D512]" office:value-type="float" office:value="-2.77146337171537" calcext:value-type="float">
            <text:p>-2.77146337171537</text:p>
          </table:table-cell>
          <table:table-cell table:formula="of:=[.B511]+ COS([.C512]) * [.D512]" office:value-type="float" office:value="-10.7162547663068" calcext:value-type="float">
            <text:p>-10.7162547663068</text:p>
          </table:table-cell>
          <table:table-cell table:formula="of:=[.C511] - 0.0174533" office:value-type="float" office:value="8.37758299999995" calcext:value-type="float">
            <text:p>8.37758299999995</text:p>
          </table:table-cell>
          <table:table-cell table:formula="of:=[.D5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2] + SIN([.C513]) * [.D513]" office:value-type="float" office:value="-2.68400152622548" calcext:value-type="float">
            <text:p>-2.68400152622548</text:p>
          </table:table-cell>
          <table:table-cell table:formula="of:=[.B512]+ COS([.C513]) * [.D513]" office:value-type="float" office:value="-10.7647359542409" calcext:value-type="float">
            <text:p>-10.7647359542409</text:p>
          </table:table-cell>
          <table:table-cell table:formula="of:=[.C512] - 0.0174533" office:value-type="float" office:value="8.36012969999995" calcext:value-type="float">
            <text:p>8.36012969999995</text:p>
          </table:table-cell>
          <table:table-cell table:formula="of:=[.D5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3] + SIN([.C514]) * [.D514]" office:value-type="float" office:value="-2.59570688785074" calcext:value-type="float">
            <text:p>-2.59570688785074</text:p>
          </table:table-cell>
          <table:table-cell table:formula="of:=[.B513]+ COS([.C514]) * [.D514]" office:value-type="float" office:value="-10.8116833379196" calcext:value-type="float">
            <text:p>-10.8116833379196</text:p>
          </table:table-cell>
          <table:table-cell table:formula="of:=[.C513] - 0.0174533" office:value-type="float" office:value="8.34267639999995" calcext:value-type="float">
            <text:p>8.34267639999995</text:p>
          </table:table-cell>
          <table:table-cell table:formula="of:=[.D5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4] + SIN([.C515]) * [.D515]" office:value-type="float" office:value="-2.50660635201637" calcext:value-type="float">
            <text:p>-2.50660635201637</text:p>
          </table:table-cell>
          <table:table-cell table:formula="of:=[.B514]+ COS([.C515]) * [.D515]" office:value-type="float" office:value="-10.8570826167027" calcext:value-type="float">
            <text:p>-10.8570826167027</text:p>
          </table:table-cell>
          <table:table-cell table:formula="of:=[.C514] - 0.0174533" office:value-type="float" office:value="8.32522309999995" calcext:value-type="float">
            <text:p>8.32522309999995</text:p>
          </table:table-cell>
          <table:table-cell table:formula="of:=[.D5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5] + SIN([.C516]) * [.D516]" office:value-type="float" office:value="-2.41672705963198" calcext:value-type="float">
            <text:p>-2.41672705963198</text:p>
          </table:table-cell>
          <table:table-cell table:formula="of:=[.B515]+ COS([.C516]) * [.D516]" office:value-type="float" office:value="-10.9009199615183" calcext:value-type="float">
            <text:p>-10.9009199615183</text:p>
          </table:table-cell>
          <table:table-cell table:formula="of:=[.C515] - 0.0174533" office:value-type="float" office:value="8.30776979999995" calcext:value-type="float">
            <text:p>8.30776979999995</text:p>
          </table:table-cell>
          <table:table-cell table:formula="of:=[.D5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6] + SIN([.C517]) * [.D517]" office:value-type="float" office:value="-2.32609638882419" calcext:value-type="float">
            <text:p>-2.32609638882419</text:p>
          </table:table-cell>
          <table:table-cell table:formula="of:=[.B516]+ COS([.C517]) * [.D517]" office:value-type="float" office:value="-10.9431820190751" calcext:value-type="float">
            <text:p>-10.9431820190751</text:p>
          </table:table-cell>
          <table:table-cell table:formula="of:=[.C516] - 0.0174533" office:value-type="float" office:value="8.29031649999995" calcext:value-type="float">
            <text:p>8.29031649999995</text:p>
          </table:table-cell>
          <table:table-cell table:formula="of:=[.D5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7] + SIN([.C518]) * [.D518]" office:value-type="float" office:value="-2.23474194659694" calcext:value-type="float">
            <text:p>-2.23474194659694</text:p>
          </table:table-cell>
          <table:table-cell table:formula="of:=[.B517]+ COS([.C518]) * [.D518]" office:value-type="float" office:value="-10.9838559159298" calcext:value-type="float">
            <text:p>-10.9838559159298</text:p>
          </table:table-cell>
          <table:table-cell table:formula="of:=[.C517] - 0.0174533" office:value-type="float" office:value="8.27286319999995" calcext:value-type="float">
            <text:p>8.27286319999995</text:p>
          </table:table-cell>
          <table:table-cell table:formula="of:=[.D5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8] + SIN([.C519]) * [.D519]" office:value-type="float" office:value="-2.14269156042216" calcext:value-type="float">
            <text:p>-2.14269156042216</text:p>
          </table:table-cell>
          <table:table-cell table:formula="of:=[.B518]+ COS([.C519]) * [.D519]" office:value-type="float" office:value="-11.0229292624089" calcext:value-type="float">
            <text:p>-11.0229292624089</text:p>
          </table:table-cell>
          <table:table-cell table:formula="of:=[.C518] - 0.0174533" office:value-type="float" office:value="8.25540989999995" calcext:value-type="float">
            <text:p>8.25540989999995</text:p>
          </table:table-cell>
          <table:table-cell table:formula="of:=[.D5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9] + SIN([.C520]) * [.D520]" office:value-type="float" office:value="-2.04997326976323" calcext:value-type="float">
            <text:p>-2.04997326976323</text:p>
          </table:table-cell>
          <table:table-cell table:formula="of:=[.B519]+ COS([.C520]) * [.D520]" office:value-type="float" office:value="-11.0603901563823" calcext:value-type="float">
            <text:p>-11.0603901563823</text:p>
          </table:table-cell>
          <table:table-cell table:formula="of:=[.C519] - 0.0174533" office:value-type="float" office:value="8.23795659999995" calcext:value-type="float">
            <text:p>8.23795659999995</text:p>
          </table:table-cell>
          <table:table-cell table:formula="of:=[.D5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0] + SIN([.C521]) * [.D521]" office:value-type="float" office:value="-1.95661531753386" calcext:value-type="float">
            <text:p>-1.95661531753386</text:p>
          </table:table-cell>
          <table:table-cell table:formula="of:=[.B520]+ COS([.C521]) * [.D521]" office:value-type="float" office:value="-11.096227186889" calcext:value-type="float">
            <text:p>-11.096227186889</text:p>
          </table:table-cell>
          <table:table-cell table:formula="of:=[.C520] - 0.0174533" office:value-type="float" office:value="8.22050329999995" calcext:value-type="float">
            <text:p>8.22050329999995</text:p>
          </table:table-cell>
          <table:table-cell table:formula="of:=[.D5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1] + SIN([.C522]) * [.D522]" office:value-type="float" office:value="-1.86264614149506" calcext:value-type="float">
            <text:p>-1.86264614149506</text:p>
          </table:table-cell>
          <table:table-cell table:formula="of:=[.B521]+ COS([.C522]) * [.D522]" office:value-type="float" office:value="-11.130429437613" calcext:value-type="float">
            <text:p>-11.130429437613</text:p>
          </table:table-cell>
          <table:table-cell table:formula="of:=[.C521] - 0.0174533" office:value-type="float" office:value="8.20304999999995" calcext:value-type="float">
            <text:p>8.20304999999995</text:p>
          </table:table-cell>
          <table:table-cell table:formula="of:=[.D5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2] + SIN([.C523]) * [.D523]" office:value-type="float" office:value="-1.76809436559269" calcext:value-type="float">
            <text:p>-1.76809436559269</text:p>
          </table:table-cell>
          <table:table-cell table:formula="of:=[.B522]+ COS([.C523]) * [.D523]" office:value-type="float" office:value="-11.1629864902085" calcext:value-type="float">
            <text:p>-11.1629864902085</text:p>
          </table:table-cell>
          <table:table-cell table:formula="of:=[.C522] - 0.0174533" office:value-type="float" office:value="8.18559669999995" calcext:value-type="float">
            <text:p>8.18559669999995</text:p>
          </table:table-cell>
          <table:table-cell table:formula="of:=[.D5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3] + SIN([.C524]) * [.D524]" office:value-type="float" office:value="-1.67298879123832" calcext:value-type="float">
            <text:p>-1.67298879123832</text:p>
          </table:table-cell>
          <table:table-cell table:formula="of:=[.B523]+ COS([.C524]) * [.D524]" office:value-type="float" office:value="-11.1938884274735" calcext:value-type="float">
            <text:p>-11.1938884274735</text:p>
          </table:table-cell>
          <table:table-cell table:formula="of:=[.C523] - 0.0174533" office:value-type="float" office:value="8.16814339999995" calcext:value-type="float">
            <text:p>8.16814339999995</text:p>
          </table:table-cell>
          <table:table-cell table:formula="of:=[.D5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4] + SIN([.C525]) * [.D525]" office:value-type="float" office:value="-1.57735838853603" calcext:value-type="float">
            <text:p>-1.57735838853603</text:p>
          </table:table-cell>
          <table:table-cell table:formula="of:=[.B524]+ COS([.C525]) * [.D525]" office:value-type="float" office:value="-11.2231258363703" calcext:value-type="float">
            <text:p>-11.2231258363703</text:p>
          </table:table-cell>
          <table:table-cell table:formula="of:=[.C524] - 0.0174533" office:value-type="float" office:value="8.15069009999995" calcext:value-type="float">
            <text:p>8.15069009999995</text:p>
          </table:table-cell>
          <table:table-cell table:formula="of:=[.D5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5] + SIN([.C526]) * [.D526]" office:value-type="float" office:value="-1.48123228745785" calcext:value-type="float">
            <text:p>-1.48123228745785</text:p>
          </table:table-cell>
          <table:table-cell table:formula="of:=[.B525]+ COS([.C526]) * [.D526]" office:value-type="float" office:value="-11.2506898108933" calcext:value-type="float">
            <text:p>-11.2506898108933</text:p>
          </table:table-cell>
          <table:table-cell table:formula="of:=[.C525] - 0.0174533" office:value-type="float" office:value="8.13323679999995" calcext:value-type="float">
            <text:p>8.13323679999995</text:p>
          </table:table-cell>
          <table:table-cell table:formula="of:=[.D5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6] + SIN([.C527]) * [.D527]" office:value-type="float" office:value="-1.38463976897046" calcext:value-type="float">
            <text:p>-1.38463976897046</text:p>
          </table:table-cell>
          <table:table-cell table:formula="of:=[.B526]+ COS([.C527]) * [.D527]" office:value-type="float" office:value="-11.2765719547818" calcext:value-type="float">
            <text:p>-11.2765719547818</text:p>
          </table:table-cell>
          <table:table-cell table:formula="of:=[.C526] - 0.0174533" office:value-type="float" office:value="8.11578349999995" calcext:value-type="float">
            <text:p>8.11578349999995</text:p>
          </table:table-cell>
          <table:table-cell table:formula="of:=[.D5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7] + SIN([.C528]) * [.D528]" office:value-type="float" office:value="-1.28761025611592" calcext:value-type="float">
            <text:p>-1.28761025611592</text:p>
          </table:table-cell>
          <table:table-cell table:formula="of:=[.B527]+ COS([.C528]) * [.D528]" office:value-type="float" office:value="-11.3007643840771" calcext:value-type="float">
            <text:p>-11.3007643840771</text:p>
          </table:table-cell>
          <table:table-cell table:formula="of:=[.C527] - 0.0174533" office:value-type="float" office:value="8.09833019999995" calcext:value-type="float">
            <text:p>8.09833019999995</text:p>
          </table:table-cell>
          <table:table-cell table:formula="of:=[.D5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8] + SIN([.C529]) * [.D529]" office:value-type="float" office:value="-1.19017330504912" calcext:value-type="float">
            <text:p>-1.19017330504912</text:p>
          </table:table-cell>
          <table:table-cell table:formula="of:=[.B528]+ COS([.C529]) * [.D529]" office:value-type="float" office:value="-11.3232597295247" calcext:value-type="float">
            <text:p>-11.3232597295247</text:p>
          </table:table-cell>
          <table:table-cell table:formula="of:=[.C528] - 0.0174533" office:value-type="float" office:value="8.08087689999995" calcext:value-type="float">
            <text:p>8.08087689999995</text:p>
          </table:table-cell>
          <table:table-cell table:formula="of:=[.D5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9] + SIN([.C530]) * [.D530]" office:value-type="float" office:value="-1.0923585960347" calcext:value-type="float">
            <text:p>-1.0923585960347</text:p>
          </table:table-cell>
          <table:table-cell table:formula="of:=[.B529]+ COS([.C530]) * [.D530]" office:value-type="float" office:value="-11.3440511388185" calcext:value-type="float">
            <text:p>-11.3440511388185</text:p>
          </table:table-cell>
          <table:table-cell table:formula="of:=[.C529] - 0.0174533" office:value-type="float" office:value="8.06342359999995" calcext:value-type="float">
            <text:p>8.06342359999995</text:p>
          </table:table-cell>
          <table:table-cell table:formula="of:=[.D5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0] + SIN([.C531]) * [.D531]" office:value-type="float" office:value="-0.99419592440611" calcext:value-type="float">
            <text:p>-0.99419592440611</text:p>
          </table:table-cell>
          <table:table-cell table:formula="of:=[.B530]+ COS([.C531]) * [.D531]" office:value-type="float" office:value="-11.3631322786885" calcext:value-type="float">
            <text:p>-11.3631322786885</text:p>
          </table:table-cell>
          <table:table-cell table:formula="of:=[.C530] - 0.0174533" office:value-type="float" office:value="8.04597029999995" calcext:value-type="float">
            <text:p>8.04597029999995</text:p>
          </table:table-cell>
          <table:table-cell table:formula="of:=[.D5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1] + SIN([.C532]) * [.D532]" office:value-type="float" office:value="-0.895715191489682" calcext:value-type="float">
            <text:p>-0.895715191489682</text:p>
          </table:table-cell>
          <table:table-cell table:formula="of:=[.B531]+ COS([.C532]) * [.D532]" office:value-type="float" office:value="-11.3804973368296" calcext:value-type="float">
            <text:p>-11.3804973368296</text:p>
          </table:table-cell>
          <table:table-cell table:formula="of:=[.C531] - 0.0174533" office:value-type="float" office:value="8.02851699999995" calcext:value-type="float">
            <text:p>8.02851699999995</text:p>
          </table:table-cell>
          <table:table-cell table:formula="of:=[.D5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2] + SIN([.C533]) * [.D533]" office:value-type="float" office:value="-0.796946395496378" calcext:value-type="float">
            <text:p>-0.796946395496378</text:p>
          </table:table-cell>
          <table:table-cell table:formula="of:=[.B532]+ COS([.C533]) * [.D533]" office:value-type="float" office:value="-11.3961410236723" calcext:value-type="float">
            <text:p>-11.3961410236723</text:p>
          </table:table-cell>
          <table:table-cell table:formula="of:=[.C532] - 0.0174533" office:value-type="float" office:value="8.01106369999996" calcext:value-type="float">
            <text:p>8.01106369999996</text:p>
          </table:table-cell>
          <table:table-cell table:formula="of:=[.D5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3] + SIN([.C534]) * [.D534]" office:value-type="float" office:value="-0.697919622384041" calcext:value-type="float">
            <text:p>-0.697919622384041</text:p>
          </table:table-cell>
          <table:table-cell table:formula="of:=[.B533]+ COS([.C534]) * [.D534]" office:value-type="float" office:value="-11.4100585739941" calcext:value-type="float">
            <text:p>-11.4100585739941</text:p>
          </table:table-cell>
          <table:table-cell table:formula="of:=[.C533] - 0.0174533" office:value-type="float" office:value="7.99361039999996" calcext:value-type="float">
            <text:p>7.99361039999996</text:p>
          </table:table-cell>
          <table:table-cell table:formula="of:=[.D5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4] + SIN([.C535]) * [.D535]" office:value-type="float" office:value="-0.598665036692909" calcext:value-type="float">
            <text:p>-0.598665036692909</text:p>
          </table:table-cell>
          <table:table-cell table:formula="of:=[.B534]+ COS([.C535]) * [.D535]" office:value-type="float" office:value="-11.4222457483705" calcext:value-type="float">
            <text:p>-11.4222457483705</text:p>
          </table:table-cell>
          <table:table-cell table:formula="of:=[.C534] - 0.0174533" office:value-type="float" office:value="7.97615709999996" calcext:value-type="float">
            <text:p>7.97615709999996</text:p>
          </table:table-cell>
          <table:table-cell table:formula="of:=[.D5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5] + SIN([.C536]) * [.D536]" office:value-type="float" office:value="-0.499212872357198" calcext:value-type="float">
            <text:p>-0.499212872357198</text:p>
          </table:table-cell>
          <table:table-cell table:formula="of:=[.B535]+ COS([.C536]) * [.D536]" office:value-type="float" office:value="-11.4326988344671" calcext:value-type="float">
            <text:p>-11.4326988344671</text:p>
          </table:table-cell>
          <table:table-cell table:formula="of:=[.C535] - 0.0174533" office:value-type="float" office:value="7.95870379999996" calcext:value-type="float">
            <text:p>7.95870379999996</text:p>
          </table:table-cell>
          <table:table-cell table:formula="of:=[.D5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6] + SIN([.C537]) * [.D537]" office:value-type="float" office:value="-0.399593423495547" calcext:value-type="float">
            <text:p>-0.399593423495547</text:p>
          </table:table-cell>
          <table:table-cell table:formula="of:=[.B536]+ COS([.C537]) * [.D537]" office:value-type="float" office:value="-11.4414146481698" calcext:value-type="float">
            <text:p>-11.4414146481698</text:p>
          </table:table-cell>
          <table:table-cell table:formula="of:=[.C536] - 0.0174533" office:value-type="float" office:value="7.94125049999996" calcext:value-type="float">
            <text:p>7.94125049999996</text:p>
          </table:table-cell>
          <table:table-cell table:formula="of:=[.D5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7] + SIN([.C538]) * [.D538]" office:value-type="float" office:value="-0.299837035183123" calcext:value-type="float">
            <text:p>-0.299837035183123</text:p>
          </table:table-cell>
          <table:table-cell table:formula="of:=[.B537]+ COS([.C538]) * [.D538]" office:value-type="float" office:value="-11.4483905345551" calcext:value-type="float">
            <text:p>-11.4483905345551</text:p>
          </table:table-cell>
          <table:table-cell table:formula="of:=[.C537] - 0.0174533" office:value-type="float" office:value="7.92379719999996" calcext:value-type="float">
            <text:p>7.92379719999996</text:p>
          </table:table-cell>
          <table:table-cell table:formula="of:=[.D5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8] + SIN([.C539]) * [.D539]" office:value-type="float" office:value="-0.199974094208214" calcext:value-type="float">
            <text:p>-0.199974094208214</text:p>
          </table:table-cell>
          <table:table-cell table:formula="of:=[.B538]+ COS([.C539]) * [.D539]" office:value-type="float" office:value="-11.4536243686987" calcext:value-type="float">
            <text:p>-11.4536243686987</text:p>
          </table:table-cell>
          <table:table-cell table:formula="of:=[.C538] - 0.0174533" office:value-type="float" office:value="7.90634389999996" calcext:value-type="float">
            <text:p>7.90634389999996</text:p>
          </table:table-cell>
          <table:table-cell table:formula="of:=[.D5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9] + SIN([.C540]) * [.D540]" office:value-type="float" office:value="-0.100035019816108" calcext:value-type="float">
            <text:p>-0.100035019816108</text:p>
          </table:table-cell>
          <table:table-cell table:formula="of:=[.B539]+ COS([.C540]) * [.D540]" office:value-type="float" office:value="-11.4571145563224" calcext:value-type="float">
            <text:p>-11.4571145563224</text:p>
          </table:table-cell>
          <table:table-cell table:formula="of:=[.C539] - 0.0174533" office:value-type="float" office:value="7.88889059999996" calcext:value-type="float">
            <text:p>7.88889059999996</text:p>
          </table:table-cell>
          <table:table-cell table:formula="of:=[.D5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0] + SIN([.C541]) * [.D541]" office:value-type="float" office:value="-0.0000502544430886209" calcext:value-type="float">
            <text:p>-5.02544430886209E-05</text:p>
          </table:table-cell>
          <table:table-cell table:formula="of:=[.B540]+ COS([.C541]) * [.D541]" office:value-type="float" office:value="-11.4588600342805" calcext:value-type="float">
            <text:p>-11.4588600342805</text:p>
          </table:table-cell>
          <table:table-cell table:formula="of:=[.C540] - 0.0174533" office:value-type="float" office:value="7.87143729999996" calcext:value-type="float">
            <text:p>7.87143729999996</text:p>
          </table:table-cell>
          <table:table-cell table:formula="of:=[.D5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1] + SIN([.C542]) * [.D542]" office:value-type="float" office:value="0.0999497455566315" calcext:value-type="float">
            <text:p>0.099949745556632</text:p>
          </table:table-cell>
          <table:table-cell table:formula="of:=[.B541]+ COS([.C542]) * [.D542]" office:value-type="float" office:value="-11.4588602708831" calcext:value-type="float">
            <text:p>-11.4588602708831</text:p>
          </table:table-cell>
          <table:table-cell table:formula="of:=[.C541] - 0.0174533" office:value-type="float" office:value="7.85398399999996" calcext:value-type="float">
            <text:p>7.85398399999996</text:p>
          </table:table-cell>
          <table:table-cell table:formula="of:=[.D5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2] + SIN([.C543]) * [.D543]" office:value-type="float" office:value="0.199934519188222" calcext:value-type="float">
            <text:p>0.199934519188222</text:p>
          </table:table-cell>
          <table:table-cell table:formula="of:=[.B542]+ COS([.C543]) * [.D543]" office:value-type="float" office:value="-11.457115266058" calcext:value-type="float">
            <text:p>-11.457115266058</text:p>
          </table:table-cell>
          <table:table-cell table:formula="of:=[.C542] - 0.0174533" office:value-type="float" office:value="7.83653069999996" calcext:value-type="float">
            <text:p>7.83653069999996</text:p>
          </table:table-cell>
          <table:table-cell table:formula="of:=[.D5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3] + SIN([.C544]) * [.D544]" office:value-type="float" office:value="0.299873610094955" calcext:value-type="float">
            <text:p>0.299873610094955</text:p>
          </table:table-cell>
          <table:table-cell table:formula="of:=[.B543]+ COS([.C544]) * [.D544]" office:value-type="float" office:value="-11.4536255513511" calcext:value-type="float">
            <text:p>-11.4536255513511</text:p>
          </table:table-cell>
          <table:table-cell table:formula="of:=[.C543] - 0.0174533" office:value-type="float" office:value="7.81907739999996" calcext:value-type="float">
            <text:p>7.81907739999996</text:p>
          </table:table-cell>
          <table:table-cell table:formula="of:=[.D5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4] + SIN([.C545]) * [.D545]" office:value-type="float" office:value="0.399736575835516" calcext:value-type="float">
            <text:p>0.399736575835516</text:p>
          </table:table-cell>
          <table:table-cell table:formula="of:=[.B544]+ COS([.C545]) * [.D545]" office:value-type="float" office:value="-11.4483921897641" calcext:value-type="float">
            <text:p>-11.4483921897641</text:p>
          </table:table-cell>
          <table:table-cell table:formula="of:=[.C544] - 0.0174533" office:value-type="float" office:value="7.80162409999996" calcext:value-type="float">
            <text:p>7.80162409999996</text:p>
          </table:table-cell>
          <table:table-cell table:formula="of:=[.D5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5] + SIN([.C546]) * [.D546]" office:value-type="float" office:value="0.499492997157073" calcext:value-type="float">
            <text:p>0.499492997157073</text:p>
          </table:table-cell>
          <table:table-cell table:formula="of:=[.B545]+ COS([.C546]) * [.D546]" office:value-type="float" office:value="-11.4414167754312" calcext:value-type="float">
            <text:p>-11.4414167754312</text:p>
          </table:table-cell>
          <table:table-cell table:formula="of:=[.C545] - 0.0174533" office:value-type="float" office:value="7.78417079999996" calcext:value-type="float">
            <text:p>7.78417079999996</text:p>
          </table:table-cell>
          <table:table-cell table:formula="of:=[.D5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6] + SIN([.C547]) * [.D547]" office:value-type="float" office:value="0.599112487261283" calcext:value-type="float">
            <text:p>0.599112487261283</text:p>
          </table:table-cell>
          <table:table-cell table:formula="of:=[.B546]+ COS([.C547]) * [.D547]" office:value-type="float" office:value="-11.4327014331329" calcext:value-type="float">
            <text:p>-11.4327014331329</text:p>
          </table:table-cell>
          <table:table-cell table:formula="of:=[.C546] - 0.0174533" office:value-type="float" office:value="7.76671749999996" calcext:value-type="float">
            <text:p>7.76671749999996</text:p>
          </table:table-cell>
          <table:table-cell table:formula="of:=[.D5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7] + SIN([.C548]) * [.D548]" office:value-type="float" office:value="0.698564701060416" calcext:value-type="float">
            <text:p>0.698564701060416</text:p>
          </table:table-cell>
          <table:table-cell table:formula="of:=[.B547]+ COS([.C548]) * [.D548]" office:value-type="float" office:value="-11.4222488176491" calcext:value-type="float">
            <text:p>-11.4222488176491</text:p>
          </table:table-cell>
          <table:table-cell table:formula="of:=[.C547] - 0.0174533" office:value-type="float" office:value="7.74926419999996" calcext:value-type="float">
            <text:p>7.74926419999996</text:p>
          </table:table-cell>
          <table:table-cell table:formula="of:=[.D5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8] + SIN([.C549]) * [.D549]" office:value-type="float" office:value="0.797819344420767" calcext:value-type="float">
            <text:p>0.797819344420767</text:p>
          </table:table-cell>
          <table:table-cell table:formula="of:=[.B548]+ COS([.C549]) * [.D549]" office:value-type="float" office:value="-11.4100621129505" calcext:value-type="float">
            <text:p>-11.4100621129505</text:p>
          </table:table-cell>
          <table:table-cell table:formula="of:=[.C548] - 0.0174533" office:value-type="float" office:value="7.73181089999996" calcext:value-type="float">
            <text:p>7.73181089999996</text:p>
          </table:table-cell>
          <table:table-cell table:formula="of:=[.D5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9] + SIN([.C550]) * [.D550]" office:value-type="float" office:value="0.896846183390553" calcext:value-type="float">
            <text:p>0.896846183390553</text:p>
          </table:table-cell>
          <table:table-cell table:formula="of:=[.B549]+ COS([.C550]) * [.D550]" office:value-type="float" office:value="-11.3961450312287" calcext:value-type="float">
            <text:p>-11.3961450312287</text:p>
          </table:table-cell>
          <table:table-cell table:formula="of:=[.C549] - 0.0174533" office:value-type="float" office:value="7.71435759999996" calcext:value-type="float">
            <text:p>7.71435759999996</text:p>
          </table:table-cell>
          <table:table-cell table:formula="of:=[.D5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0] + SIN([.C551]) * [.D551]" office:value-type="float" office:value="0.995615053409474" calcext:value-type="float">
            <text:p>0.995615053409474</text:p>
          </table:table-cell>
          <table:table-cell table:formula="of:=[.B550]+ COS([.C551]) * [.D551]" office:value-type="float" office:value="-11.3805018117651" calcext:value-type="float">
            <text:p>-11.3805018117651</text:p>
          </table:table-cell>
          <table:table-cell table:formula="of:=[.C550] - 0.0174533" office:value-type="float" office:value="7.69690429999996" calcext:value-type="float">
            <text:p>7.69690429999996</text:p>
          </table:table-cell>
          <table:table-cell table:formula="of:=[.D5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1] + SIN([.C552]) * [.D552]" office:value-type="float" office:value="1.09409586849714" calcext:value-type="float">
            <text:p>1.09409586849714</text:p>
          </table:table-cell>
          <table:table-cell table:formula="of:=[.B551]+ COS([.C552]) * [.D552]" office:value-type="float" office:value="-11.3631372196401" calcext:value-type="float">
            <text:p>-11.3631372196401</text:p>
          </table:table-cell>
          <table:table-cell table:formula="of:=[.C551] - 0.0174533" office:value-type="float" office:value="7.67945099999996" calcext:value-type="float">
            <text:p>7.67945099999996</text:p>
          </table:table-cell>
          <table:table-cell table:formula="of:=[.D5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2] + SIN([.C553]) * [.D553]" office:value-type="float" office:value="1.19225863041756" calcext:value-type="float">
            <text:p>1.19225863041756</text:p>
          </table:table-cell>
          <table:table-cell table:formula="of:=[.B552]+ COS([.C553]) * [.D553]" office:value-type="float" office:value="-11.3440565442811" calcext:value-type="float">
            <text:p>-11.3440565442811</text:p>
          </table:table-cell>
          <table:table-cell table:formula="of:=[.C552] - 0.0174533" office:value-type="float" office:value="7.66199769999996" calcext:value-type="float">
            <text:p>7.66199769999996</text:p>
          </table:table-cell>
          <table:table-cell table:formula="of:=[.D5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3] + SIN([.C554]) * [.D554]" office:value-type="float" office:value="1.29007343781689" calcext:value-type="float">
            <text:p>1.29007343781689</text:p>
          </table:table-cell>
          <table:table-cell table:formula="of:=[.B553]+ COS([.C554]) * [.D554]" office:value-type="float" office:value="-11.3232655978517" calcext:value-type="float">
            <text:p>-11.3232655978517</text:p>
          </table:table-cell>
          <table:table-cell table:formula="of:=[.C553] - 0.0174533" office:value-type="float" office:value="7.64454439999996" calcext:value-type="float">
            <text:p>7.64454439999996</text:p>
          </table:table-cell>
          <table:table-cell table:formula="of:=[.D5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4] + SIN([.C555]) * [.D555]" office:value-type="float" office:value="1.38751049533171" calcext:value-type="float">
            <text:p>1.38751049533171</text:p>
          </table:table-cell>
          <table:table-cell table:formula="of:=[.B554]+ COS([.C555]) * [.D555]" office:value-type="float" office:value="-11.3007707134809" calcext:value-type="float">
            <text:p>-11.3007707134809</text:p>
          </table:table-cell>
          <table:table-cell table:formula="of:=[.C554] - 0.0174533" office:value-type="float" office:value="7.62709109999996" calcext:value-type="float">
            <text:p>7.62709109999996</text:p>
          </table:table-cell>
          <table:table-cell table:formula="of:=[.D5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5] + SIN([.C556]) * [.D556]" office:value-type="float" office:value="1.48454012266498" calcext:value-type="float">
            <text:p>1.48454012266498</text:p>
          </table:table-cell>
          <table:table-cell table:formula="of:=[.B555]+ COS([.C556]) * [.D556]" office:value-type="float" office:value="-11.2765787433345" calcext:value-type="float">
            <text:p>-11.2765787433345</text:p>
          </table:table-cell>
          <table:table-cell table:formula="of:=[.C555] - 0.0174533" office:value-type="float" office:value="7.60963779999996" calcext:value-type="float">
            <text:p>7.60963779999996</text:p>
          </table:table-cell>
          <table:table-cell table:formula="of:=[.D5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6] + SIN([.C557]) * [.D557]" office:value-type="float" office:value="1.58113276362691" calcext:value-type="float">
            <text:p>1.58113276362691</text:p>
          </table:table-cell>
          <table:table-cell table:formula="of:=[.B556]+ COS([.C557]) * [.D557]" office:value-type="float" office:value="-11.250697056527" calcext:value-type="float">
            <text:p>-11.250697056527</text:p>
          </table:table-cell>
          <table:table-cell table:formula="of:=[.C556] - 0.0174533" office:value-type="float" office:value="7.59218449999996" calcext:value-type="float">
            <text:p>7.59218449999996</text:p>
          </table:table-cell>
          <table:table-cell table:formula="of:=[.D5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7] + SIN([.C558]) * [.D558]" office:value-type="float" office:value="1.67725899513815" calcext:value-type="float">
            <text:p>1.67725899513815</text:p>
          </table:table-cell>
          <table:table-cell table:formula="of:=[.B557]+ COS([.C558]) * [.D558]" office:value-type="float" office:value="-11.2231335368779" calcext:value-type="float">
            <text:p>-11.2231335368779</text:p>
          </table:table-cell>
          <table:table-cell table:formula="of:=[.C557] - 0.0174533" office:value-type="float" office:value="7.57473119999996" calcext:value-type="float">
            <text:p>7.57473119999996</text:p>
          </table:table-cell>
          <table:table-cell table:formula="of:=[.D5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8] + SIN([.C559]) * [.D559]" office:value-type="float" office:value="1.77288953619228" calcext:value-type="float">
            <text:p>1.77288953619228</text:p>
          </table:table-cell>
          <table:table-cell table:formula="of:=[.B558]+ COS([.C559]) * [.D559]" office:value-type="float" office:value="-11.1938965805094" calcext:value-type="float">
            <text:p>-11.1938965805094</text:p>
          </table:table-cell>
          <table:table-cell table:formula="of:=[.C558] - 0.0174533" office:value-type="float" office:value="7.55727789999996" calcext:value-type="float">
            <text:p>7.55727789999996</text:p>
          </table:table-cell>
          <table:table-cell table:formula="of:=[.D5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9] + SIN([.C560]) * [.D560]" office:value-type="float" office:value="1.86799525677513" calcext:value-type="float">
            <text:p>1.86799525677513</text:p>
          </table:table-cell>
          <table:table-cell table:formula="of:=[.B559]+ COS([.C560]) * [.D560]" office:value-type="float" office:value="-11.1629950932892" calcext:value-type="float">
            <text:p>-11.1629950932892</text:p>
          </table:table-cell>
          <table:table-cell table:formula="of:=[.C559] - 0.0174533" office:value-type="float" office:value="7.53982459999996" calcext:value-type="float">
            <text:p>7.53982459999996</text:p>
          </table:table-cell>
          <table:table-cell table:formula="of:=[.D5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0] + SIN([.C561]) * [.D561]" office:value-type="float" office:value="1.96254718673807" calcext:value-type="float">
            <text:p>1.96254718673807</text:p>
          </table:table-cell>
          <table:table-cell table:formula="of:=[.B560]+ COS([.C561]) * [.D561]" office:value-type="float" office:value="-11.1304384881179" calcext:value-type="float">
            <text:p>-11.1304384881179</text:p>
          </table:table-cell>
          <table:table-cell table:formula="of:=[.C560] - 0.0174533" office:value-type="float" office:value="7.52237129999996" calcext:value-type="float">
            <text:p>7.52237129999996</text:p>
          </table:table-cell>
          <table:table-cell table:formula="of:=[.D5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1] + SIN([.C562]) * [.D562]" office:value-type="float" office:value="2.05651652462261" calcext:value-type="float">
            <text:p>2.05651652462261</text:p>
          </table:table-cell>
          <table:table-cell table:formula="of:=[.B561]+ COS([.C562]) * [.D562]" office:value-type="float" office:value="-11.0962366820612" calcext:value-type="float">
            <text:p>-11.0962366820612</text:p>
          </table:table-cell>
          <table:table-cell table:formula="of:=[.C561] - 0.0174533" office:value-type="float" office:value="7.50491799999996" calcext:value-type="float">
            <text:p>7.50491799999996</text:p>
          </table:table-cell>
          <table:table-cell table:formula="of:=[.D5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2] + SIN([.C563]) * [.D563]" office:value-type="float" office:value="2.14987464643358" calcext:value-type="float">
            <text:p>2.14987464643358</text:p>
          </table:table-cell>
          <table:table-cell table:formula="of:=[.B562]+ COS([.C563]) * [.D563]" office:value-type="float" office:value="-11.0604000933294" calcext:value-type="float">
            <text:p>-11.0604000933294</text:p>
          </table:table-cell>
          <table:table-cell table:formula="of:=[.C562] - 0.0174533" office:value-type="float" office:value="7.48746469999997" calcext:value-type="float">
            <text:p>7.48746469999997</text:p>
          </table:table-cell>
          <table:table-cell table:formula="of:=[.D5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3] + SIN([.C564]) * [.D564]" office:value-type="float" office:value="2.24259311435834" calcext:value-type="float">
            <text:p>2.24259311435834</text:p>
          </table:table-cell>
          <table:table-cell table:formula="of:=[.B563]+ COS([.C564]) * [.D564]" office:value-type="float" office:value="-11.0229396381041" calcext:value-type="float">
            <text:p>-11.0229396381041</text:p>
          </table:table-cell>
          <table:table-cell table:formula="of:=[.C563] - 0.0174533" office:value-type="float" office:value="7.47001139999997" calcext:value-type="float">
            <text:p>7.47001139999997</text:p>
          </table:table-cell>
          <table:table-cell table:formula="of:=[.D5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4] + SIN([.C565]) * [.D565]" office:value-type="float" office:value="2.33464368542915" calcext:value-type="float">
            <text:p>2.33464368542915</text:p>
          </table:table-cell>
          <table:table-cell table:formula="of:=[.B564]+ COS([.C565]) * [.D565]" office:value-type="float" office:value="-10.9838667272126" calcext:value-type="float">
            <text:p>-10.9838667272126</text:p>
          </table:table-cell>
          <table:table-cell table:formula="of:=[.C564] - 0.0174533" office:value-type="float" office:value="7.45255809999997" calcext:value-type="float">
            <text:p>7.45255809999997</text:p>
          </table:table-cell>
          <table:table-cell table:formula="of:=[.D5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5] + SIN([.C566]) * [.D566]" office:value-type="float" office:value="2.42599832012633" calcext:value-type="float">
            <text:p>2.42599832012633</text:p>
          </table:table-cell>
          <table:table-cell table:formula="of:=[.B565]+ COS([.C566]) * [.D566]" office:value-type="float" office:value="-10.9431932626522" calcext:value-type="float">
            <text:p>-10.9431932626522</text:p>
          </table:table-cell>
          <table:table-cell table:formula="of:=[.C565] - 0.0174533" office:value-type="float" office:value="7.43510479999997" calcext:value-type="float">
            <text:p>7.43510479999997</text:p>
          </table:table-cell>
          <table:table-cell table:formula="of:=[.D5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6] + SIN([.C567]) * [.D567]" office:value-type="float" office:value="2.51662919091932" calcext:value-type="float">
            <text:p>2.51662919091932</text:p>
          </table:table-cell>
          <table:table-cell table:formula="of:=[.B566]+ COS([.C567]) * [.D567]" office:value-type="float" office:value="-10.9009316339649" calcext:value-type="float">
            <text:p>-10.9009316339649</text:p>
          </table:table-cell>
          <table:table-cell table:formula="of:=[.C566] - 0.0174533" office:value-type="float" office:value="7.41765149999997" calcext:value-type="float">
            <text:p>7.41765149999997</text:p>
          </table:table-cell>
          <table:table-cell table:formula="of:=[.D5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7] + SIN([.C568]) * [.D568]" office:value-type="float" office:value="2.60650869074324" calcext:value-type="float">
            <text:p>2.60650869074324</text:p>
          </table:table-cell>
          <table:table-cell table:formula="of:=[.B567]+ COS([.C568]) * [.D568]" office:value-type="float" office:value="-10.8570947144632" calcext:value-type="float">
            <text:p>-10.8570947144632</text:p>
          </table:table-cell>
          <table:table-cell table:formula="of:=[.C567] - 0.0174533" office:value-type="float" office:value="7.40019819999997" calcext:value-type="float">
            <text:p>7.40019819999997</text:p>
          </table:table-cell>
          <table:table-cell table:formula="of:=[.D5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8] + SIN([.C569]) * [.D569]" office:value-type="float" office:value="2.69560944140832" calcext:value-type="float">
            <text:p>2.69560944140832</text:p>
          </table:table-cell>
          <table:table-cell table:formula="of:=[.B568]+ COS([.C569]) * [.D569]" office:value-type="float" office:value="-10.8116958573088" calcext:value-type="float">
            <text:p>-10.8116958573088</text:p>
          </table:table-cell>
          <table:table-cell table:formula="of:=[.C568] - 0.0174533" office:value-type="float" office:value="7.38274489999997" calcext:value-type="float">
            <text:p>7.38274489999997</text:p>
          </table:table-cell>
          <table:table-cell table:formula="of:=[.D5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9] + SIN([.C570]) * [.D570]" office:value-type="float" office:value="2.78390430193949" calcext:value-type="float">
            <text:p>2.78390430193949</text:p>
          </table:table-cell>
          <table:table-cell table:formula="of:=[.B569]+ COS([.C570]) * [.D570]" office:value-type="float" office:value="-10.7647488914454" calcext:value-type="float">
            <text:p>-10.7647488914454</text:p>
          </table:table-cell>
          <table:table-cell table:formula="of:=[.C569] - 0.0174533" office:value-type="float" office:value="7.36529159999997" calcext:value-type="float">
            <text:p>7.36529159999997</text:p>
          </table:table-cell>
          <table:table-cell table:formula="of:=[.D5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0] + SIN([.C571]) * [.D571]" office:value-type="float" office:value="2.87136637684385" calcext:value-type="float">
            <text:p>2.87136637684385</text:p>
          </table:table-cell>
          <table:table-cell table:formula="of:=[.B570]+ COS([.C571]) * [.D571]" office:value-type="float" office:value="-10.7162681173858" calcext:value-type="float">
            <text:p>-10.7162681173858</text:p>
          </table:table-cell>
          <table:table-cell table:formula="of:=[.C570] - 0.0174533" office:value-type="float" office:value="7.34783829999997" calcext:value-type="float">
            <text:p>7.34783829999997</text:p>
          </table:table-cell>
          <table:table-cell table:formula="of:=[.D5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1] + SIN([.C572]) * [.D572]" office:value-type="float" office:value="2.95796902430328" calcext:value-type="float">
            <text:p>2.95796902430328</text:p>
          </table:table-cell>
          <table:table-cell table:formula="of:=[.B571]+ COS([.C572]) * [.D572]" office:value-type="float" office:value="-10.6662683028559" calcext:value-type="float">
            <text:p>-10.6662683028559</text:p>
          </table:table-cell>
          <table:table-cell table:formula="of:=[.C571] - 0.0174533" office:value-type="float" office:value="7.33038499999997" calcext:value-type="float">
            <text:p>7.33038499999997</text:p>
          </table:table-cell>
          <table:table-cell table:formula="of:=[.D5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2] + SIN([.C573]) * [.D573]" office:value-type="float" office:value="3.04368586428983" calcext:value-type="float">
            <text:p>3.04368586428983</text:p>
          </table:table-cell>
          <table:table-cell table:formula="of:=[.B572]+ COS([.C573]) * [.D573]" office:value-type="float" office:value="-10.6147646782969" calcext:value-type="float">
            <text:p>-10.6147646782969</text:p>
          </table:table-cell>
          <table:table-cell table:formula="of:=[.C572] - 0.0174533" office:value-type="float" office:value="7.31293169999997" calcext:value-type="float">
            <text:p>7.31293169999997</text:p>
          </table:table-cell>
          <table:table-cell table:formula="of:=[.D5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3] + SIN([.C574]) * [.D574]" office:value-type="float" office:value="3.12849078660128" calcext:value-type="float">
            <text:p>3.12849078660128</text:p>
          </table:table-cell>
          <table:table-cell table:formula="of:=[.B573]+ COS([.C574]) * [.D574]" office:value-type="float" office:value="-10.561772932225" calcext:value-type="float">
            <text:p>-10.561772932225</text:p>
          </table:table-cell>
          <table:table-cell table:formula="of:=[.C573] - 0.0174533" office:value-type="float" office:value="7.29547839999997" calcext:value-type="float">
            <text:p>7.29547839999997</text:p>
          </table:table-cell>
          <table:table-cell table:formula="of:=[.D5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4] + SIN([.C575]) * [.D575]" office:value-type="float" office:value="3.21235795881465" calcext:value-type="float">
            <text:p>3.21235795881465</text:p>
          </table:table-cell>
          <table:table-cell table:formula="of:=[.B574]+ COS([.C575]) * [.D575]" office:value-type="float" office:value="-10.5073092064533" calcext:value-type="float">
            <text:p>-10.5073092064533</text:p>
          </table:table-cell>
          <table:table-cell table:formula="of:=[.C574] - 0.0174533" office:value-type="float" office:value="7.27802509999997" calcext:value-type="float">
            <text:p>7.27802509999997</text:p>
          </table:table-cell>
          <table:table-cell table:formula="of:=[.D5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5] + SIN([.C576]) * [.D576]" office:value-type="float" office:value="3.29526183415493" calcext:value-type="float">
            <text:p>3.29526183415493</text:p>
          </table:table-cell>
          <table:table-cell table:formula="of:=[.B575]+ COS([.C576]) * [.D576]" office:value-type="float" office:value="-10.4513900911745" calcext:value-type="float">
            <text:p>-10.4513900911745</text:p>
          </table:table-cell>
          <table:table-cell table:formula="of:=[.C575] - 0.0174533" office:value-type="float" office:value="7.26057179999997" calcext:value-type="float">
            <text:p>7.26057179999997</text:p>
          </table:table-cell>
          <table:table-cell table:formula="of:=[.D5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6] + SIN([.C577]) * [.D577]" office:value-type="float" office:value="3.37717715927695" calcext:value-type="float">
            <text:p>3.37717715927695</text:p>
          </table:table-cell>
          <table:table-cell table:formula="of:=[.B576]+ COS([.C577]) * [.D577]" office:value-type="float" office:value="-10.3940326199074" calcext:value-type="float">
            <text:p>-10.3940326199074</text:p>
          </table:table-cell>
          <table:table-cell table:formula="of:=[.C576] - 0.0174533" office:value-type="float" office:value="7.24311849999997" calcext:value-type="float">
            <text:p>7.24311849999997</text:p>
          </table:table-cell>
          <table:table-cell table:formula="of:=[.D5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7] + SIN([.C578]) * [.D578]" office:value-type="float" office:value="3.45807898195775" calcext:value-type="float">
            <text:p>3.45807898195775</text:p>
          </table:table-cell>
          <table:table-cell table:formula="of:=[.B577]+ COS([.C578]) * [.D578]" office:value-type="float" office:value="-10.3352542643084" calcext:value-type="float">
            <text:p>-10.3352542643084</text:p>
          </table:table-cell>
          <table:table-cell table:formula="of:=[.C577] - 0.0174533" office:value-type="float" office:value="7.22566519999997" calcext:value-type="float">
            <text:p>7.22566519999997</text:p>
          </table:table-cell>
          <table:table-cell table:formula="of:=[.D5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8] + SIN([.C579]) * [.D579]" office:value-type="float" office:value="3.53794265869732" calcext:value-type="float">
            <text:p>3.53794265869732</text:p>
          </table:table-cell>
          <table:table-cell table:formula="of:=[.B578]+ COS([.C579]) * [.D579]" office:value-type="float" office:value="-10.2750729288493" calcext:value-type="float">
            <text:p>-10.2750729288493</text:p>
          </table:table-cell>
          <table:table-cell table:formula="of:=[.C578] - 0.0174533" office:value-type="float" office:value="7.20821189999997" calcext:value-type="float">
            <text:p>7.20821189999997</text:p>
          </table:table-cell>
          <table:table-cell table:formula="of:=[.D5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9] + SIN([.C580]) * [.D580]" office:value-type="float" office:value="3.6167438622252" calcext:value-type="float">
            <text:p>3.6167438622252</text:p>
          </table:table-cell>
          <table:table-cell table:formula="of:=[.B579]+ COS([.C580]) * [.D580]" office:value-type="float" office:value="-10.2135069453636" calcext:value-type="float">
            <text:p>-10.2135069453636</text:p>
          </table:table-cell>
          <table:table-cell table:formula="of:=[.C579] - 0.0174533" office:value-type="float" office:value="7.19075859999997" calcext:value-type="float">
            <text:p>7.19075859999997</text:p>
          </table:table-cell>
          <table:table-cell table:formula="of:=[.D5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0] + SIN([.C581]) * [.D581]" office:value-type="float" office:value="3.69445858891087" calcext:value-type="float">
            <text:p>3.69445858891087</text:p>
          </table:table-cell>
          <table:table-cell table:formula="of:=[.B580]+ COS([.C581]) * [.D581]" office:value-type="float" office:value="-10.1505750674624" calcext:value-type="float">
            <text:p>-10.1505750674624</text:p>
          </table:table-cell>
          <table:table-cell table:formula="of:=[.C580] - 0.0174533" office:value-type="float" office:value="7.17330529999997" calcext:value-type="float">
            <text:p>7.17330529999997</text:p>
          </table:table-cell>
          <table:table-cell table:formula="of:=[.D5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1] + SIN([.C582]) * [.D582]" office:value-type="float" office:value="3.77106316607544" calcext:value-type="float">
            <text:p>3.77106316607544</text:p>
          </table:table-cell>
          <table:table-cell table:formula="of:=[.B581]+ COS([.C582]) * [.D582]" office:value-type="float" office:value="-10.0862964648218" calcext:value-type="float">
            <text:p>-10.0862964648218</text:p>
          </table:table-cell>
          <table:table-cell table:formula="of:=[.C581] - 0.0174533" office:value-type="float" office:value="7.15585199999997" calcext:value-type="float">
            <text:p>7.15585199999997</text:p>
          </table:table-cell>
          <table:table-cell table:formula="of:=[.D5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2] + SIN([.C583]) * [.D583]" office:value-type="float" office:value="3.84653425920262" calcext:value-type="float">
            <text:p>3.84653425920262</text:p>
          </table:table-cell>
          <table:table-cell table:formula="of:=[.B582]+ COS([.C583]) * [.D583]" office:value-type="float" office:value="-10.0206907173435" calcext:value-type="float">
            <text:p>-10.0206907173435</text:p>
          </table:table-cell>
          <table:table-cell table:formula="of:=[.C582] - 0.0174533" office:value-type="float" office:value="7.13839869999997" calcext:value-type="float">
            <text:p>7.13839869999997</text:p>
          </table:table-cell>
          <table:table-cell table:formula="of:=[.D5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3] + SIN([.C584]) * [.D584]" office:value-type="float" office:value="3.92084887904664" calcext:value-type="float">
            <text:p>3.92084887904664</text:p>
          </table:table-cell>
          <table:table-cell table:formula="of:=[.B583]+ COS([.C584]) * [.D584]" office:value-type="float" office:value="-9.95377780919086" calcext:value-type="float">
            <text:p>-9.95377780919086</text:p>
          </table:table-cell>
          <table:table-cell table:formula="of:=[.C583] - 0.0174533" office:value-type="float" office:value="7.12094539999997" calcext:value-type="float">
            <text:p>7.12094539999997</text:p>
          </table:table-cell>
          <table:table-cell table:formula="of:=[.D5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4] + SIN([.C585]) * [.D585]" office:value-type="float" office:value="3.993984388635" calcext:value-type="float">
            <text:p>3.993984388635</text:p>
          </table:table-cell>
          <table:table-cell table:formula="of:=[.B584]+ COS([.C585]) * [.D585]" office:value-type="float" office:value="-9.88557812270146" calcext:value-type="float">
            <text:p>-9.88557812270146</text:p>
          </table:table-cell>
          <table:table-cell table:formula="of:=[.C584] - 0.0174533" office:value-type="float" office:value="7.10349209999997" calcext:value-type="float">
            <text:p>7.10349209999997</text:p>
          </table:table-cell>
          <table:table-cell table:formula="of:=[.D5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5] + SIN([.C586]) * [.D586]" office:value-type="float" office:value="4.06591851016388" calcext:value-type="float">
            <text:p>4.06591851016388</text:p>
          </table:table-cell>
          <table:table-cell table:formula="of:=[.B585]+ COS([.C586]) * [.D586]" office:value-type="float" office:value="-9.81611243217825" calcext:value-type="float">
            <text:p>-9.81611243217825</text:p>
          </table:table-cell>
          <table:table-cell table:formula="of:=[.C585] - 0.0174533" office:value-type="float" office:value="7.08603879999997" calcext:value-type="float">
            <text:p>7.08603879999997</text:p>
          </table:table-cell>
          <table:table-cell table:formula="of:=[.D5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6] + SIN([.C587]) * [.D587]" office:value-type="float" office:value="4.13662933178427" calcext:value-type="float">
            <text:p>4.13662933178427</text:p>
          </table:table-cell>
          <table:table-cell table:formula="of:=[.B586]+ COS([.C587]) * [.D587]" office:value-type="float" office:value="-9.74540189756161" calcext:value-type="float">
            <text:p>-9.74540189756161</text:p>
          </table:table-cell>
          <table:table-cell table:formula="of:=[.C586] - 0.0174533" office:value-type="float" office:value="7.06858549999997" calcext:value-type="float">
            <text:p>7.06858549999997</text:p>
          </table:table-cell>
          <table:table-cell table:formula="of:=[.D5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7] + SIN([.C588]) * [.D588]" office:value-type="float" office:value="4.20609531427642" calcext:value-type="float">
            <text:p>4.20609531427642</text:p>
          </table:table-cell>
          <table:table-cell table:formula="of:=[.B587]+ COS([.C588]) * [.D588]" office:value-type="float" office:value="-9.67346805798385" calcext:value-type="float">
            <text:p>-9.67346805798385</text:p>
          </table:table-cell>
          <table:table-cell table:formula="of:=[.C587] - 0.0174533" office:value-type="float" office:value="7.05113219999997" calcext:value-type="float">
            <text:p>7.05113219999997</text:p>
          </table:table-cell>
          <table:table-cell table:formula="of:=[.D5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8] + SIN([.C589]) * [.D589]" office:value-type="float" office:value="4.27429529761102" calcext:value-type="float">
            <text:p>4.27429529761102</text:p>
          </table:table-cell>
          <table:table-cell table:formula="of:=[.B588]+ COS([.C589]) * [.D589]" office:value-type="float" office:value="-9.60033282520811" calcext:value-type="float">
            <text:p>-9.60033282520811</text:p>
          </table:table-cell>
          <table:table-cell table:formula="of:=[.C588] - 0.0174533" office:value-type="float" office:value="7.03367889999997" calcext:value-type="float">
            <text:p>7.03367889999997</text:p>
          </table:table-cell>
          <table:table-cell table:formula="of:=[.D5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9] + SIN([.C590]) * [.D590]" office:value-type="float" office:value="4.34120850739466" calcext:value-type="float">
            <text:p>4.34120850739466</text:p>
          </table:table-cell>
          <table:table-cell table:formula="of:=[.B589]+ COS([.C590]) * [.D590]" office:value-type="float" office:value="-9.52601847695388" calcext:value-type="float">
            <text:p>-9.52601847695388</text:p>
          </table:table-cell>
          <table:table-cell table:formula="of:=[.C589] - 0.0174533" office:value-type="float" office:value="7.01622559999997" calcext:value-type="float">
            <text:p>7.01622559999997</text:p>
          </table:table-cell>
          <table:table-cell table:formula="of:=[.D5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0] + SIN([.C591]) * [.D591]" office:value-type="float" office:value="4.40681456119796" calcext:value-type="float">
            <text:p>4.40681456119796</text:p>
          </table:table-cell>
          <table:table-cell table:formula="of:=[.B590]+ COS([.C591]) * [.D591]" office:value-type="float" office:value="-9.45054765011094" calcext:value-type="float">
            <text:p>-9.45054765011094</text:p>
          </table:table-cell>
          <table:table-cell table:formula="of:=[.C590] - 0.0174533" office:value-type="float" office:value="6.99877229999997" calcext:value-type="float">
            <text:p>6.99877229999997</text:p>
          </table:table-cell>
          <table:table-cell table:formula="of:=[.D5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1] + SIN([.C592]) * [.D592]" office:value-type="float" office:value="4.47109347476428" calcext:value-type="float">
            <text:p>4.47109347476428</text:p>
          </table:table-cell>
          <table:table-cell table:formula="of:=[.B591]+ COS([.C592]) * [.D592]" office:value-type="float" office:value="-9.37394333384394" calcext:value-type="float">
            <text:p>-9.37394333384394</text:p>
          </table:table-cell>
          <table:table-cell table:formula="of:=[.C591] - 0.0174533" office:value-type="float" office:value="6.98131899999997" calcext:value-type="float">
            <text:p>6.98131899999997</text:p>
          </table:table-cell>
          <table:table-cell table:formula="of:=[.D5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2] + SIN([.C593]) * [.D593]" office:value-type="float" office:value="4.53402566809706" calcext:value-type="float">
            <text:p>4.53402566809706</text:p>
          </table:table-cell>
          <table:table-cell table:formula="of:=[.B592]+ COS([.C593]) * [.D593]" office:value-type="float" office:value="-9.29622886258971" calcext:value-type="float">
            <text:p>-9.29622886258971</text:p>
          </table:table-cell>
          <table:table-cell table:formula="of:=[.C592] - 0.0174533" office:value-type="float" office:value="6.96386569999997" calcext:value-type="float">
            <text:p>6.96386569999997</text:p>
          </table:table-cell>
          <table:table-cell table:formula="of:=[.D5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3] + SIN([.C594]) * [.D594]" office:value-type="float" office:value="4.59559197142416" calcext:value-type="float">
            <text:p>4.59559197142416</text:p>
          </table:table-cell>
          <table:table-cell table:formula="of:=[.B593]+ COS([.C594]) * [.D594]" office:value-type="float" office:value="-9.21742790894931" calcext:value-type="float">
            <text:p>-9.21742790894931</text:p>
          </table:table-cell>
          <table:table-cell table:formula="of:=[.C593] - 0.0174533" office:value-type="float" office:value="6.94641239999998" calcext:value-type="float">
            <text:p>6.94641239999998</text:p>
          </table:table-cell>
          <table:table-cell table:formula="of:=[.D5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4] + SIN([.C595]) * [.D595]" office:value-type="float" office:value="4.6557736310371" calcext:value-type="float">
            <text:p>4.6557736310371</text:p>
          </table:table-cell>
          <table:table-cell table:formula="of:=[.B594]+ COS([.C595]) * [.D595]" office:value-type="float" office:value="-9.13756447647717" calcext:value-type="float">
            <text:p>-9.13756447647717</text:p>
          </table:table-cell>
          <table:table-cell table:formula="of:=[.C594] - 0.0174533" office:value-type="float" office:value="6.92895909999998" calcext:value-type="float">
            <text:p>6.92895909999998</text:p>
          </table:table-cell>
          <table:table-cell table:formula="of:=[.D5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5] + SIN([.C596]) * [.D596]" office:value-type="float" office:value="4.71455231500366" calcext:value-type="float">
            <text:p>4.71455231500366</text:p>
          </table:table-cell>
          <table:table-cell table:formula="of:=[.B595]+ COS([.C596]) * [.D596]" office:value-type="float" office:value="-9.05666289236932" calcext:value-type="float">
            <text:p>-9.05666289236932</text:p>
          </table:table-cell>
          <table:table-cell table:formula="of:=[.C595] - 0.0174533" office:value-type="float" office:value="6.91150579999998" calcext:value-type="float">
            <text:p>6.91150579999998</text:p>
          </table:table-cell>
          <table:table-cell table:formula="of:=[.D5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6] + SIN([.C597]) * [.D597]" office:value-type="float" office:value="4.77191011875194" calcext:value-type="float">
            <text:p>4.77191011875194</text:p>
          </table:table-cell>
          <table:table-cell table:formula="of:=[.B596]+ COS([.C597]) * [.D597]" office:value-type="float" office:value="-8.97474780005311" calcext:value-type="float">
            <text:p>-8.97474780005311</text:p>
          </table:table-cell>
          <table:table-cell table:formula="of:=[.C596] - 0.0174533" office:value-type="float" office:value="6.89405249999998" calcext:value-type="float">
            <text:p>6.89405249999998</text:p>
          </table:table-cell>
          <table:table-cell table:formula="of:=[.D5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7] + SIN([.C598]) * [.D598]" office:value-type="float" office:value="4.82782957052433" calcext:value-type="float">
            <text:p>4.82782957052433</text:p>
          </table:table-cell>
          <table:table-cell table:formula="of:=[.B597]+ COS([.C598]) * [.D598]" office:value-type="float" office:value="-8.89184415168058" calcext:value-type="float">
            <text:p>-8.89184415168058</text:p>
          </table:table-cell>
          <table:table-cell table:formula="of:=[.C597] - 0.0174533" office:value-type="float" office:value="6.87659919999998" calcext:value-type="float">
            <text:p>6.87659919999998</text:p>
          </table:table-cell>
          <table:table-cell table:formula="of:=[.D5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8] + SIN([.C599]) * [.D599]" office:value-type="float" office:value="4.88229363669949" calcext:value-type="float">
            <text:p>4.88229363669949</text:p>
          </table:table-cell>
          <table:table-cell table:formula="of:=[.B598]+ COS([.C599]) * [.D599]" office:value-type="float" office:value="-8.80797720052777" calcext:value-type="float">
            <text:p>-8.80797720052777</text:p>
          </table:table-cell>
          <table:table-cell table:formula="of:=[.C598] - 0.0174533" office:value-type="float" office:value="6.85914589999998" calcext:value-type="float">
            <text:p>6.85914589999998</text:p>
          </table:table-cell>
          <table:table-cell table:formula="of:=[.D5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9] + SIN([.C600]) * [.D600]" office:value-type="float" office:value="4.93528572698106" calcext:value-type="float">
            <text:p>4.93528572698106</text:p>
          </table:table-cell>
          <table:table-cell table:formula="of:=[.B599]+ COS([.C600]) * [.D600]" office:value-type="float" office:value="-8.72317249330235" calcext:value-type="float">
            <text:p>-8.72317249330235</text:p>
          </table:table-cell>
          <table:table-cell table:formula="of:=[.C599] - 0.0174533" office:value-type="float" office:value="6.84169259999998" calcext:value-type="float">
            <text:p>6.84169259999998</text:p>
          </table:table-cell>
          <table:table-cell table:formula="of:=[.D5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0] + SIN([.C601]) * [.D601]" office:value-type="float" office:value="4.98678969945114" calcext:value-type="float">
            <text:p>4.98678969945114</text:p>
          </table:table-cell>
          <table:table-cell table:formula="of:=[.B600]+ COS([.C601]) * [.D601]" office:value-type="float" office:value="-8.63745586236178" calcext:value-type="float">
            <text:p>-8.63745586236178</text:p>
          </table:table-cell>
          <table:table-cell table:formula="of:=[.C600] - 0.0174533" office:value-type="float" office:value="6.82423929999998" calcext:value-type="float">
            <text:p>6.82423929999998</text:p>
          </table:table-cell>
          <table:table-cell table:formula="of:=[.D6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1] + SIN([.C602]) * [.D602]" office:value-type="float" office:value="5.03678986548735" calcext:value-type="float">
            <text:p>5.03678986548735</text:p>
          </table:table-cell>
          <table:table-cell table:formula="of:=[.B601]+ COS([.C602]) * [.D602]" office:value-type="float" office:value="-8.5508534178446" calcext:value-type="float">
            <text:p>-8.5508534178446</text:p>
          </table:table-cell>
          <table:table-cell table:formula="of:=[.C601] - 0.0174533" office:value-type="float" office:value="6.80678599999998" calcext:value-type="float">
            <text:p>6.80678599999998</text:p>
          </table:table-cell>
          <table:table-cell table:formula="of:=[.D6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2] + SIN([.C603]) * [.D603]" office:value-type="float" office:value="5.0852709945417" calcext:value-type="float">
            <text:p>5.0852709945417</text:p>
          </table:table-cell>
          <table:table-cell table:formula="of:=[.B602]+ COS([.C603]) * [.D603]" office:value-type="float" office:value="-8.46339153971695" calcext:value-type="float">
            <text:p>-8.46339153971695</text:p>
          </table:table-cell>
          <table:table-cell table:formula="of:=[.C602] - 0.0174533" office:value-type="float" office:value="6.78933269999998" calcext:value-type="float">
            <text:p>6.78933269999998</text:p>
          </table:table-cell>
          <table:table-cell table:formula="of:=[.D6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3] + SIN([.C604]) * [.D604]" office:value-type="float" office:value="5.13221831877997" calcext:value-type="float">
            <text:p>5.13221831877997</text:p>
          </table:table-cell>
          <table:table-cell table:formula="of:=[.B603]+ COS([.C604]) * [.D604]" office:value-type="float" office:value="-8.37509686973701" calcext:value-type="float">
            <text:p>-8.37509686973701</text:p>
          </table:table-cell>
          <table:table-cell table:formula="of:=[.C603] - 0.0174533" office:value-type="float" office:value="6.77187939999998" calcext:value-type="float">
            <text:p>6.77187939999998</text:p>
          </table:table-cell>
          <table:table-cell table:formula="of:=[.D6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4] + SIN([.C605]) * [.D605]" office:value-type="float" office:value="5.17761753758015" calcext:value-type="float">
            <text:p>5.17761753758015</text:p>
          </table:table-cell>
          <table:table-cell table:formula="of:=[.B604]+ COS([.C605]) * [.D605]" office:value-type="float" office:value="-8.28599630333963" calcext:value-type="float">
            <text:p>-8.28599630333963</text:p>
          </table:table-cell>
          <table:table-cell table:formula="of:=[.C604] - 0.0174533" office:value-type="float" office:value="6.75442609999998" calcext:value-type="float">
            <text:p>6.75442609999998</text:p>
          </table:table-cell>
          <table:table-cell table:formula="of:=[.D6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5] + SIN([.C606]) * [.D606]" office:value-type="float" office:value="5.22145482188854" calcext:value-type="float">
            <text:p>5.22145482188854</text:p>
          </table:table-cell>
          <table:table-cell table:formula="of:=[.B605]+ COS([.C606]) * [.D606]" office:value-type="float" office:value="-8.19611698144375" calcext:value-type="float">
            <text:p>-8.19611698144375</text:p>
          </table:table-cell>
          <table:table-cell table:formula="of:=[.C605] - 0.0174533" office:value-type="float" office:value="6.73697279999998" calcext:value-type="float">
            <text:p>6.73697279999998</text:p>
          </table:table-cell>
          <table:table-cell table:formula="of:=[.D6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6] + SIN([.C607]) * [.D607]" office:value-type="float" office:value="5.26371681843225" calcext:value-type="float">
            <text:p>5.26371681843225</text:p>
          </table:table-cell>
          <table:table-cell table:formula="of:=[.B606]+ COS([.C607]) * [.D607]" office:value-type="float" office:value="-8.10548628218494" calcext:value-type="float">
            <text:p>-8.10548628218494</text:p>
          </table:table-cell>
          <table:table-cell table:formula="of:=[.C606] - 0.0174533" office:value-type="float" office:value="6.71951949999998" calcext:value-type="float">
            <text:p>6.71951949999998</text:p>
          </table:table-cell>
          <table:table-cell table:formula="of:=[.D6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7] + SIN([.C608]) * [.D608]" office:value-type="float" office:value="5.30439065378669" calcext:value-type="float">
            <text:p>5.30439065378669</text:p>
          </table:table-cell>
          <table:table-cell table:formula="of:=[.B607]+ COS([.C608]) * [.D608]" office:value-type="float" office:value="-8.01413181257584" calcext:value-type="float">
            <text:p>-8.01413181257584</text:p>
          </table:table-cell>
          <table:table-cell table:formula="of:=[.C607] - 0.0174533" office:value-type="float" office:value="6.70206619999998" calcext:value-type="float">
            <text:p>6.70206619999998</text:p>
          </table:table-cell>
          <table:table-cell table:formula="of:=[.D6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8] + SIN([.C609]) * [.D609]" office:value-type="float" office:value="5.34346393829698" calcext:value-type="float">
            <text:p>5.34346393829698</text:p>
          </table:table-cell>
          <table:table-cell table:formula="of:=[.B608]+ COS([.C609]) * [.D609]" office:value-type="float" office:value="-7.92208140009671" calcext:value-type="float">
            <text:p>-7.92208140009671</text:p>
          </table:table-cell>
          <table:table-cell table:formula="of:=[.C608] - 0.0174533" office:value-type="float" office:value="6.68461289999998" calcext:value-type="float">
            <text:p>6.68461289999998</text:p>
          </table:table-cell>
          <table:table-cell table:formula="of:=[.D6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9] + SIN([.C610]) * [.D610]" office:value-type="float" office:value="5.38092476985193" calcext:value-type="float">
            <text:p>5.38092476985193</text:p>
          </table:table-cell>
          <table:table-cell table:formula="of:=[.B609]+ COS([.C610]) * [.D610]" office:value-type="float" office:value="-7.82936308421893" calcext:value-type="float">
            <text:p>-7.82936308421893</text:p>
          </table:table-cell>
          <table:table-cell table:formula="of:=[.C609] - 0.0174533" office:value-type="float" office:value="6.66715959999998" calcext:value-type="float">
            <text:p>6.66715959999998</text:p>
          </table:table-cell>
          <table:table-cell table:formula="of:=[.D6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0] + SIN([.C611]) * [.D611]" office:value-type="float" office:value="5.41676173750959" calcext:value-type="float">
            <text:p>5.41676173750959</text:p>
          </table:table-cell>
          <table:table-cell table:formula="of:=[.B610]+ COS([.C611]) * [.D611]" office:value-type="float" office:value="-7.73600510786392" calcext:value-type="float">
            <text:p>-7.73600510786392</text:p>
          </table:table-cell>
          <table:table-cell table:formula="of:=[.C610] - 0.0174533" office:value-type="float" office:value="6.64970629999998" calcext:value-type="float">
            <text:p>6.64970629999998</text:p>
          </table:table-cell>
          <table:table-cell table:formula="of:=[.D6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1] + SIN([.C612]) * [.D612]" office:value-type="float" office:value="5.45096392497309" calcext:value-type="float">
            <text:p>5.45096392497309</text:p>
          </table:table-cell>
          <table:table-cell table:formula="of:=[.B611]+ COS([.C612]) * [.D612]" office:value-type="float" office:value="-7.64203590880001" calcext:value-type="float">
            <text:p>-7.64203590880001</text:p>
          </table:table-cell>
          <table:table-cell table:formula="of:=[.C611] - 0.0174533" office:value-type="float" office:value="6.63225299999998" calcext:value-type="float">
            <text:p>6.63225299999998</text:p>
          </table:table-cell>
          <table:table-cell table:formula="of:=[.D6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2] + SIN([.C613]) * [.D613]" office:value-type="float" office:value="5.48352091391588" calcext:value-type="float">
            <text:p>5.48352091391588</text:p>
          </table:table-cell>
          <table:table-cell table:formula="of:=[.B612]+ COS([.C613]) * [.D613]" office:value-type="float" office:value="-7.54748411098009" calcext:value-type="float">
            <text:p>-7.54748411098009</text:p>
          </table:table-cell>
          <table:table-cell table:formula="of:=[.C612] - 0.0174533" office:value-type="float" office:value="6.61479969999998" calcext:value-type="float">
            <text:p>6.61479969999998</text:p>
          </table:table-cell>
          <table:table-cell table:formula="of:=[.D6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3] + SIN([.C614]) * [.D614]" office:value-type="float" office:value="5.51442278715523" calcext:value-type="float">
            <text:p>5.51442278715523</text:p>
          </table:table-cell>
          <table:table-cell table:formula="of:=[.B613]+ COS([.C614]) * [.D614]" office:value-type="float" office:value="-7.4523785158224" calcext:value-type="float">
            <text:p>-7.4523785158224</text:p>
          </table:table-cell>
          <table:table-cell table:formula="of:=[.C613] - 0.0174533" office:value-type="float" office:value="6.59734639999998" calcext:value-type="float">
            <text:p>6.59734639999998</text:p>
          </table:table-cell>
          <table:table-cell table:formula="of:=[.D6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4] + SIN([.C615]) * [.D615]" office:value-type="float" office:value="5.54366013167314" calcext:value-type="float">
            <text:p>5.54366013167314</text:p>
          </table:table-cell>
          <table:table-cell table:formula="of:=[.B614]+ COS([.C615]) * [.D615]" office:value-type="float" office:value="-7.35674809343736" calcext:value-type="float">
            <text:p>-7.35674809343736</text:p>
          </table:table-cell>
          <table:table-cell table:formula="of:=[.C614] - 0.0174533" office:value-type="float" office:value="6.57989309999998" calcext:value-type="float">
            <text:p>6.57989309999998</text:p>
          </table:table-cell>
          <table:table-cell table:formula="of:=[.D6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5] + SIN([.C616]) * [.D616]" office:value-type="float" office:value="5.5712240414836" calcext:value-type="float">
            <text:p>5.5712240414836</text:p>
          </table:table-cell>
          <table:table-cell table:formula="of:=[.B615]+ COS([.C616]) * [.D616]" office:value-type="float" office:value="-7.26062197380299" calcext:value-type="float">
            <text:p>-7.26062197380299</text:p>
          </table:table-cell>
          <table:table-cell table:formula="of:=[.C615] - 0.0174533" office:value-type="float" office:value="6.56243979999998" calcext:value-type="float">
            <text:p>6.56243979999998</text:p>
          </table:table-cell>
          <table:table-cell table:formula="of:=[.D6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6] + SIN([.C617]) * [.D617]" office:value-type="float" office:value="5.59710612034547" calcext:value-type="float">
            <text:p>5.59710612034547</text:p>
          </table:table-cell>
          <table:table-cell table:formula="of:=[.B616]+ COS([.C617]) * [.D617]" office:value-type="float" office:value="-7.16402943789163" calcext:value-type="float">
            <text:p>-7.16402943789163</text:p>
          </table:table-cell>
          <table:table-cell table:formula="of:=[.C616] - 0.0174533" office:value-type="float" office:value="6.54498649999998" calcext:value-type="float">
            <text:p>6.54498649999998</text:p>
          </table:table-cell>
          <table:table-cell table:formula="of:=[.D6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7] + SIN([.C618]) * [.D618]" office:value-type="float" office:value="5.62129848432005" calcext:value-type="float">
            <text:p>5.62129848432005</text:p>
          </table:table-cell>
          <table:table-cell table:formula="of:=[.B617]+ COS([.C618]) * [.D618]" office:value-type="float" office:value="-7.06699990875065" calcext:value-type="float">
            <text:p>-7.06699990875065</text:p>
          </table:table-cell>
          <table:table-cell table:formula="of:=[.C617] - 0.0174533" office:value-type="float" office:value="6.52753319999998" calcext:value-type="float">
            <text:p>6.52753319999998</text:p>
          </table:table-cell>
          <table:table-cell table:formula="of:=[.D6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8] + SIN([.C619]) * [.D619]" office:value-type="float" office:value="5.6437937641726" calcext:value-type="float">
            <text:p>5.6437937641726</text:p>
          </table:table-cell>
          <table:table-cell table:formula="of:=[.B618]+ COS([.C619]) * [.D619]" office:value-type="float" office:value="-6.96956294253989" calcext:value-type="float">
            <text:p>-6.96956294253989</text:p>
          </table:table-cell>
          <table:table-cell table:formula="of:=[.C618] - 0.0174533" office:value-type="float" office:value="6.51007989999998" calcext:value-type="float">
            <text:p>6.51007989999998</text:p>
          </table:table-cell>
          <table:table-cell table:formula="of:=[.D6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9] + SIN([.C620]) * [.D620]" office:value-type="float" office:value="5.66458510761709" calcext:value-type="float">
            <text:p>5.66458510761709</text:p>
          </table:table-cell>
          <table:table-cell table:formula="of:=[.B619]+ COS([.C620]) * [.D620]" office:value-type="float" office:value="-6.87174821952861" calcext:value-type="float">
            <text:p>-6.87174821952861</text:p>
          </table:table-cell>
          <table:table-cell table:formula="of:=[.C619] - 0.0174533" office:value-type="float" office:value="6.49262659999998" calcext:value-type="float">
            <text:p>6.49262659999998</text:p>
          </table:table-cell>
          <table:table-cell table:formula="of:=[.D6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0] + SIN([.C621]) * [.D621]" office:value-type="float" office:value="5.68366618140345" calcext:value-type="float">
            <text:p>5.68366618140345</text:p>
          </table:table-cell>
          <table:table-cell table:formula="of:=[.B620]+ COS([.C621]) * [.D621]" office:value-type="float" office:value="-6.77358553505452" calcext:value-type="float">
            <text:p>-6.77358553505452</text:p>
          </table:table-cell>
          <table:table-cell table:formula="of:=[.C620] - 0.0174533" office:value-type="float" office:value="6.47517329999998" calcext:value-type="float">
            <text:p>6.47517329999998</text:p>
          </table:table-cell>
          <table:table-cell table:formula="of:=[.D6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1] + SIN([.C622]) * [.D622]" office:value-type="float" office:value="5.7010311732468" calcext:value-type="float">
            <text:p>5.7010311732468</text:p>
          </table:table-cell>
          <table:table-cell table:formula="of:=[.B621]+ COS([.C622]) * [.D622]" office:value-type="float" office:value="-6.67510479044787" calcext:value-type="float">
            <text:p>-6.67510479044787</text:p>
          </table:table-cell>
          <table:table-cell table:formula="of:=[.C621] - 0.0174533" office:value-type="float" office:value="6.45771999999998" calcext:value-type="float">
            <text:p>6.45771999999998</text:p>
          </table:table-cell>
          <table:table-cell table:formula="of:=[.D6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2] + SIN([.C623]) * [.D623]" office:value-type="float" office:value="5.71667479359787" calcext:value-type="float">
            <text:p>5.71667479359787</text:p>
          </table:table-cell>
          <table:table-cell table:formula="of:=[.B622]+ COS([.C623]) * [.D623]" office:value-type="float" office:value="-6.57633598392318" calcext:value-type="float">
            <text:p>-6.57633598392318</text:p>
          </table:table-cell>
          <table:table-cell table:formula="of:=[.C622] - 0.0174533" office:value-type="float" office:value="6.44026669999998" calcext:value-type="float">
            <text:p>6.44026669999998</text:p>
          </table:table-cell>
          <table:table-cell table:formula="of:=[.D6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3] + SIN([.C624]) * [.D624]" office:value-type="float" office:value="5.73059227725426" calcext:value-type="float">
            <text:p>5.73059227725426</text:p>
          </table:table-cell>
          <table:table-cell table:formula="of:=[.B623]+ COS([.C624]) * [.D624]" office:value-type="float" office:value="-6.4773092014415" calcext:value-type="float">
            <text:p>-6.4773092014415</text:p>
          </table:table-cell>
          <table:table-cell table:formula="of:=[.C623] - 0.0174533" office:value-type="float" office:value="6.42281339999999" calcext:value-type="float">
            <text:p>6.42281339999999</text:p>
          </table:table-cell>
          <table:table-cell table:formula="of:=[.D6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4] + SIN([.C625]) * [.D625]" office:value-type="float" office:value="5.742779384812" calcext:value-type="float">
            <text:p>5.742779384812</text:p>
          </table:table-cell>
          <table:table-cell table:formula="of:=[.B624]+ COS([.C625]) * [.D625]" office:value-type="float" office:value="-6.37805460754592" calcext:value-type="float">
            <text:p>-6.37805460754592</text:p>
          </table:table-cell>
          <table:table-cell table:formula="of:=[.C624] - 0.0174533" office:value-type="float" office:value="6.40536009999999" calcext:value-type="float">
            <text:p>6.40536009999999</text:p>
          </table:table-cell>
          <table:table-cell table:formula="of:=[.D6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5] + SIN([.C626]) * [.D626]" office:value-type="float" office:value="5.7532324039569" calcext:value-type="float">
            <text:p>5.7532324039569</text:p>
          </table:table-cell>
          <table:table-cell table:formula="of:=[.B625]+ COS([.C626]) * [.D626]" office:value-type="float" office:value="-6.27860243617317" calcext:value-type="float">
            <text:p>-6.27860243617317</text:p>
          </table:table-cell>
          <table:table-cell table:formula="of:=[.C625] - 0.0174533" office:value-type="float" office:value="6.38790679999999" calcext:value-type="float">
            <text:p>6.38790679999999</text:p>
          </table:table-cell>
          <table:table-cell table:formula="of:=[.D6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6] + SIN([.C627]) * [.D627]" office:value-type="float" office:value="5.76194815059532" calcext:value-type="float">
            <text:p>5.76194815059532</text:p>
          </table:table-cell>
          <table:table-cell table:formula="of:=[.B626]+ COS([.C627]) * [.D627]" office:value-type="float" office:value="-6.17898298144401" calcext:value-type="float">
            <text:p>-6.17898298144401</text:p>
          </table:table-cell>
          <table:table-cell table:formula="of:=[.C626] - 0.0174533" office:value-type="float" office:value="6.37045349999999" calcext:value-type="float">
            <text:p>6.37045349999999</text:p>
          </table:table-cell>
          <table:table-cell table:formula="of:=[.D6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7] + SIN([.C628]) * [.D628]" office:value-type="float" office:value="5.76892396982413" calcext:value-type="float">
            <text:p>5.76892396982413</text:p>
          </table:table-cell>
          <table:table-cell table:formula="of:=[.B627]+ COS([.C628]) * [.D628]" office:value-type="float" office:value="-6.0792265884354" calcext:value-type="float">
            <text:p>-6.0792265884354</text:p>
          </table:table-cell>
          <table:table-cell table:formula="of:=[.C627] - 0.0174533" office:value-type="float" office:value="6.35300019999999" calcext:value-type="float">
            <text:p>6.35300019999999</text:p>
          </table:table-cell>
          <table:table-cell table:formula="of:=[.D6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8] + SIN([.C629]) * [.D629]" office:value-type="float" office:value="5.7741577367394" calcext:value-type="float">
            <text:p>5.7741577367394</text:p>
          </table:table-cell>
          <table:table-cell table:formula="of:=[.B628]+ COS([.C629]) * [.D629]" office:value-type="float" office:value="-5.97936364393707" calcext:value-type="float">
            <text:p>-5.97936364393707</text:p>
          </table:table-cell>
          <table:table-cell table:formula="of:=[.C628] - 0.0174533" office:value-type="float" office:value="6.33554689999999" calcext:value-type="float">
            <text:p>6.33554689999999</text:p>
          </table:table-cell>
          <table:table-cell table:formula="of:=[.D6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9] + SIN([.C630]) * [.D630]" office:value-type="float" office:value="5.77764785708367" calcext:value-type="float">
            <text:p>5.77764785708367</text:p>
          </table:table-cell>
          <table:table-cell table:formula="of:=[.B629]+ COS([.C630]) * [.D630]" office:value-type="float" office:value="-5.87942456719538" calcext:value-type="float">
            <text:p>-5.87942456719538</text:p>
          </table:table-cell>
          <table:table-cell table:formula="of:=[.C629] - 0.0174533" office:value-type="float" office:value="6.31809359999999" calcext:value-type="float">
            <text:p>6.31809359999999</text:p>
          </table:table-cell>
          <table:table-cell table:formula="of:=[.D6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0] + SIN([.C631]) * [.D631]" office:value-type="float" office:value="5.77939326773154" calcext:value-type="float">
            <text:p>5.77939326773154</text:p>
          </table:table-cell>
          <table:table-cell table:formula="of:=[.B630]+ COS([.C631]) * [.D631]" office:value-type="float" office:value="-5.77943980064732" calcext:value-type="float">
            <text:p>-5.77943980064732</text:p>
          </table:table-cell>
          <table:table-cell table:formula="of:=[.C630] - 0.0174533" office:value-type="float" office:value="6.30064029999999" calcext:value-type="float">
            <text:p>6.30064029999999</text:p>
          </table:table-cell>
          <table:table-cell table:formula="of:=[.D6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1] + SIN([.C632]) * [.D632]" office:value-type="float" office:value="5.77939343701358" calcext:value-type="float">
            <text:p>5.77939343701358</text:p>
          </table:table-cell>
          <table:table-cell table:formula="of:=[.B631]+ COS([.C632]) * [.D632]" office:value-type="float" office:value="-5.67943980064746" calcext:value-type="float">
            <text:p>-5.67943980064746</text:p>
          </table:table-cell>
          <table:table-cell table:formula="of:=[.C631] - 0.0174533" office:value-type="float" office:value="6.28318699999999" calcext:value-type="float">
            <text:p>6.28318699999999</text:p>
          </table:table-cell>
          <table:table-cell table:formula="of:=[.D6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2] + SIN([.C633]) * [.D633]" office:value-type="float" office:value="5.77764836487822" calcext:value-type="float">
            <text:p>5.77764836487822</text:p>
          </table:table-cell>
          <table:table-cell table:formula="of:=[.B632]+ COS([.C633]) * [.D633]" office:value-type="float" office:value="-5.57945502819064" calcext:value-type="float">
            <text:p>-5.57945502819064</text:p>
          </table:table-cell>
          <table:table-cell table:formula="of:=[.C632] - 0.0174533" office:value-type="float" office:value="6.26573369999999" calcext:value-type="float">
            <text:p>6.26573369999999</text:p>
          </table:table-cell>
          <table:table-cell table:formula="of:=[.D6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3] + SIN([.C634]) * [.D634]" office:value-type="float" office:value="5.7741585828918" calcext:value-type="float">
            <text:p>5.7741585828918</text:p>
          </table:table-cell>
          <table:table-cell table:formula="of:=[.B633]+ COS([.C634]) * [.D634]" office:value-type="float" office:value="-5.47951593963322" calcext:value-type="float">
            <text:p>-5.47951593963322</text:p>
          </table:table-cell>
          <table:table-cell table:formula="of:=[.C633] - 0.0174533" office:value-type="float" office:value="6.24828039999999" calcext:value-type="float">
            <text:p>6.24828039999999</text:p>
          </table:table-cell>
          <table:table-cell table:formula="of:=[.D6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4] + SIN([.C635]) * [.D635]" office:value-type="float" office:value="5.76892515407661" calcext:value-type="float">
            <text:p>5.76892515407661</text:p>
          </table:table-cell>
          <table:table-cell table:formula="of:=[.B634]+ COS([.C635]) * [.D635]" office:value-type="float" office:value="-5.37965297741581" calcext:value-type="float">
            <text:p>-5.37965297741581</text:p>
          </table:table-cell>
          <table:table-cell table:formula="of:=[.C634] - 0.0174533" office:value-type="float" office:value="6.23082709999999" calcext:value-type="float">
            <text:p>6.23082709999999</text:p>
          </table:table-cell>
          <table:table-cell table:formula="of:=[.D6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5] + SIN([.C636]) * [.D636]" office:value-type="float" office:value="5.76194967258715" calcext:value-type="float">
            <text:p>5.76194967258715</text:p>
          </table:table-cell>
          <table:table-cell table:formula="of:=[.B635]+ COS([.C636]) * [.D636]" office:value-type="float" office:value="-5.27989656079016" calcext:value-type="float">
            <text:p>-5.27989656079016</text:p>
          </table:table-cell>
          <table:table-cell table:formula="of:=[.C635] - 0.0174533" office:value-type="float" office:value="6.21337379999999" calcext:value-type="float">
            <text:p>6.21337379999999</text:p>
          </table:table-cell>
          <table:table-cell table:formula="of:=[.D6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6] + SIN([.C637]) * [.D637]" office:value-type="float" office:value="5.75323426322447" calcext:value-type="float">
            <text:p>5.75323426322447</text:p>
          </table:table-cell>
          <table:table-cell table:formula="of:=[.B636]+ COS([.C637]) * [.D637]" office:value-type="float" office:value="-5.18027707655318" calcext:value-type="float">
            <text:p>-5.18027707655318</text:p>
          </table:table-cell>
          <table:table-cell table:formula="of:=[.C636] - 0.0174533" office:value-type="float" office:value="6.19592049999999" calcext:value-type="float">
            <text:p>6.19592049999999</text:p>
          </table:table-cell>
          <table:table-cell table:formula="of:=[.D6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7] + SIN([.C638]) * [.D638]" office:value-type="float" office:value="5.74278158078897" calcext:value-type="float">
            <text:p>5.74278158078897</text:p>
          </table:table-cell>
          <table:table-cell table:formula="of:=[.B637]+ COS([.C638]) * [.D638]" office:value-type="float" office:value="-5.08082486979083" calcext:value-type="float">
            <text:p>-5.08082486979083</text:p>
          </table:table-cell>
          <table:table-cell table:formula="of:=[.C637] - 0.0174533" office:value-type="float" office:value="6.17846719999999" calcext:value-type="float">
            <text:p>6.17846719999999</text:p>
          </table:table-cell>
          <table:table-cell table:formula="of:=[.D6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8] + SIN([.C639]) * [.D639]" office:value-type="float" office:value="5.7305948092717" calcext:value-type="float">
            <text:p>5.7305948092717</text:p>
          </table:table-cell>
          <table:table-cell table:formula="of:=[.B638]+ COS([.C639]) * [.D639]" office:value-type="float" office:value="-4.98157023463465" calcext:value-type="float">
            <text:p>-4.98157023463465</text:p>
          </table:table-cell>
          <table:table-cell table:formula="of:=[.C638] - 0.0174533" office:value-type="float" office:value="6.16101389999999" calcext:value-type="float">
            <text:p>6.16101389999999</text:p>
          </table:table-cell>
          <table:table-cell table:formula="of:=[.D6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9] + SIN([.C640]) * [.D640]" office:value-type="float" office:value="5.7166776608845" calcext:value-type="float">
            <text:p>5.7166776608845</text:p>
          </table:table-cell>
          <table:table-cell table:formula="of:=[.B639]+ COS([.C640]) * [.D640]" office:value-type="float" office:value="-4.88254340503394" calcext:value-type="float">
            <text:p>-4.88254340503394</text:p>
          </table:table-cell>
          <table:table-cell table:formula="of:=[.C639] - 0.0174533" office:value-type="float" office:value="6.14356059999999" calcext:value-type="float">
            <text:p>6.14356059999999</text:p>
          </table:table-cell>
          <table:table-cell table:formula="of:=[.D6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0] + SIN([.C641]) * [.D641]" office:value-type="float" office:value="5.70103437492923" calcext:value-type="float">
            <text:p>5.70103437492923</text:p>
          </table:table-cell>
          <table:table-cell table:formula="of:=[.B640]+ COS([.C641]) * [.D641]" office:value-type="float" office:value="-4.78377454554613" calcext:value-type="float">
            <text:p>-4.78377454554613</text:p>
          </table:table-cell>
          <table:table-cell table:formula="of:=[.C640] - 0.0174533" office:value-type="float" office:value="6.12610729999999" calcext:value-type="float">
            <text:p>6.12610729999999</text:p>
          </table:table-cell>
          <table:table-cell table:formula="of:=[.D6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1] + SIN([.C642]) * [.D642]" office:value-type="float" office:value="5.6836697165064" calcext:value-type="float">
            <text:p>5.6836697165064</text:p>
          </table:table-cell>
          <table:table-cell table:formula="of:=[.B641]+ COS([.C642]) * [.D642]" office:value-type="float" office:value="-4.68529374214842" calcext:value-type="float">
            <text:p>-4.68529374214842</text:p>
          </table:table-cell>
          <table:table-cell table:formula="of:=[.C641] - 0.0174533" office:value-type="float" office:value="6.10865399999999" calcext:value-type="float">
            <text:p>6.10865399999999</text:p>
          </table:table-cell>
          <table:table-cell table:formula="of:=[.D6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2] + SIN([.C643]) * [.D643]" office:value-type="float" office:value="5.66458897506374" calcext:value-type="float">
            <text:p>5.66458897506374</text:p>
          </table:table-cell>
          <table:table-cell table:formula="of:=[.B642]+ COS([.C643]) * [.D643]" office:value-type="float" office:value="-4.58713099307323" calcext:value-type="float">
            <text:p>-4.58713099307323</text:p>
          </table:table-cell>
          <table:table-cell table:formula="of:=[.C642] - 0.0174533" office:value-type="float" office:value="6.09120069999999" calcext:value-type="float">
            <text:p>6.09120069999999</text:p>
          </table:table-cell>
          <table:table-cell table:formula="of:=[.D6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3] + SIN([.C644]) * [.D644]" office:value-type="float" office:value="5.64379796278489" calcext:value-type="float">
            <text:p>5.64379796278489</text:p>
          </table:table-cell>
          <table:table-cell table:formula="of:=[.B643]+ COS([.C644]) * [.D644]" office:value-type="float" office:value="-4.48931619967049" calcext:value-type="float">
            <text:p>-4.48931619967049</text:p>
          </table:table-cell>
          <table:table-cell table:formula="of:=[.C643] - 0.0174533" office:value-type="float" office:value="6.07374739999999" calcext:value-type="float">
            <text:p>6.07374739999999</text:p>
          </table:table-cell>
          <table:table-cell table:formula="of:=[.D6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4] + SIN([.C645]) * [.D645]" office:value-type="float" office:value="5.62130301281904" calcext:value-type="float">
            <text:p>5.62130301281904</text:p>
          </table:table-cell>
          <table:table-cell table:formula="of:=[.B644]+ COS([.C645]) * [.D645]" office:value-type="float" office:value="-4.39187915729936" calcext:value-type="float">
            <text:p>-4.39187915729936</text:p>
          </table:table-cell>
          <table:table-cell table:formula="of:=[.C644] - 0.0174533" office:value-type="float" office:value="6.05629409999999" calcext:value-type="float">
            <text:p>6.05629409999999</text:p>
          </table:table-cell>
          <table:table-cell table:formula="of:=[.D6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5] + SIN([.C646]) * [.D646]" office:value-type="float" office:value="5.59711097735173" calcext:value-type="float">
            <text:p>5.59711097735173</text:p>
          </table:table-cell>
          <table:table-cell table:formula="of:=[.B645]+ COS([.C646]) * [.D646]" office:value-type="float" office:value="-4.29484954625228" calcext:value-type="float">
            <text:p>-4.29484954625228</text:p>
          </table:table-cell>
          <table:table-cell table:formula="of:=[.C645] - 0.0174533" office:value-type="float" office:value="6.03884079999999" calcext:value-type="float">
            <text:p>6.03884079999999</text:p>
          </table:table-cell>
          <table:table-cell table:formula="of:=[.D6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6] + SIN([.C647]) * [.D647]" office:value-type="float" office:value="5.57122922551763" calcext:value-type="float">
            <text:p>5.57122922551763</text:p>
          </table:table-cell>
          <table:table-cell table:formula="of:=[.B646]+ COS([.C647]) * [.D647]" office:value-type="float" office:value="-4.19825692271405" calcext:value-type="float">
            <text:p>-4.19825692271405</text:p>
          </table:table-cell>
          <table:table-cell table:formula="of:=[.C646] - 0.0174533" office:value-type="float" office:value="6.02138749999999" calcext:value-type="float">
            <text:p>6.02138749999999</text:p>
          </table:table-cell>
          <table:table-cell table:formula="of:=[.D6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7] + SIN([.C648]) * [.D648]" office:value-type="float" office:value="5.54366564115584" calcext:value-type="float">
            <text:p>5.54366564115584</text:p>
          </table:table-cell>
          <table:table-cell table:formula="of:=[.B647]+ COS([.C648]) * [.D648]" office:value-type="float" office:value="-4.10213070975873" calcext:value-type="float">
            <text:p>-4.10213070975873</text:p>
          </table:table-cell>
          <table:table-cell table:formula="of:=[.C647] - 0.0174533" office:value-type="float" office:value="6.00393419999999" calcext:value-type="float">
            <text:p>6.00393419999999</text:p>
          </table:table-cell>
          <table:table-cell table:formula="of:=[.D6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8] + SIN([.C649]) * [.D649]" office:value-type="float" office:value="5.51442862040836" calcext:value-type="float">
            <text:p>5.51442862040836</text:p>
          </table:table-cell>
          <table:table-cell table:formula="of:=[.B648]+ COS([.C649]) * [.D649]" office:value-type="float" office:value="-4.0065001883871" calcext:value-type="float">
            <text:p>-4.0065001883871</text:p>
          </table:table-cell>
          <table:table-cell table:formula="of:=[.C648] - 0.0174533" office:value-type="float" office:value="5.98648089999999" calcext:value-type="float">
            <text:p>5.98648089999999</text:p>
          </table:table-cell>
          <table:table-cell table:formula="of:=[.D6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9] + SIN([.C650]) * [.D650]" office:value-type="float" office:value="5.48352706916257" calcext:value-type="float">
            <text:p>5.48352706916257</text:p>
          </table:table-cell>
          <table:table-cell table:formula="of:=[.B649]+ COS([.C650]) * [.D650]" office:value-type="float" office:value="-3.9113944886073" calcext:value-type="float">
            <text:p>-3.9113944886073</text:p>
          </table:table-cell>
          <table:table-cell table:formula="of:=[.C649] - 0.0174533" office:value-type="float" office:value="5.96902759999999" calcext:value-type="float">
            <text:p>5.96902759999999</text:p>
          </table:table-cell>
          <table:table-cell table:formula="of:=[.D6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0] + SIN([.C651]) * [.D651]" office:value-type="float" office:value="5.4509704003384" calcext:value-type="float">
            <text:p>5.4509704003384</text:p>
          </table:table-cell>
          <table:table-cell table:formula="of:=[.B650]+ COS([.C651]) * [.D651]" office:value-type="float" office:value="-3.81684258056165" calcext:value-type="float">
            <text:p>-3.81684258056165</text:p>
          </table:table-cell>
          <table:table-cell table:formula="of:=[.C650] - 0.0174533" office:value-type="float" office:value="5.95157429999999" calcext:value-type="float">
            <text:p>5.95157429999999</text:p>
          </table:table-cell>
          <table:table-cell table:formula="of:=[.D6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1] + SIN([.C652]) * [.D652]" office:value-type="float" office:value="5.41676853102105" calcext:value-type="float">
            <text:p>5.41676853102105</text:p>
          </table:table-cell>
          <table:table-cell table:formula="of:=[.B651]+ COS([.C652]) * [.D652]" office:value-type="float" office:value="-3.72287326570197" calcext:value-type="float">
            <text:p>-3.72287326570197</text:p>
          </table:table-cell>
          <table:table-cell table:formula="of:=[.C651] - 0.0174533" office:value-type="float" office:value="5.93412099999999" calcext:value-type="float">
            <text:p>5.93412099999999</text:p>
          </table:table-cell>
          <table:table-cell table:formula="of:=[.D6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2] + SIN([.C653]) * [.D653]" office:value-type="float" office:value="5.38093187944016" calcext:value-type="float">
            <text:p>5.38093187944016</text:p>
          </table:table-cell>
          <table:table-cell table:formula="of:=[.B652]+ COS([.C653]) * [.D653]" office:value-type="float" office:value="-3.62951516801639" calcext:value-type="float">
            <text:p>-3.62951516801639</text:p>
          </table:table-cell>
          <table:table-cell table:formula="of:=[.C652] - 0.0174533" office:value-type="float" office:value="5.91666769999999" calcext:value-type="float">
            <text:p>5.91666769999999</text:p>
          </table:table-cell>
          <table:table-cell table:formula="of:=[.D6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3] + SIN([.C654]) * [.D654]" office:value-type="float" office:value="5.34347136179634" calcext:value-type="float">
            <text:p>5.34347136179634</text:p>
          </table:table-cell>
          <table:table-cell table:formula="of:=[.B653]+ COS([.C654]) * [.D654]" office:value-type="float" office:value="-3.53679672531022" calcext:value-type="float">
            <text:p>-3.53679672531022</text:p>
          </table:table-cell>
          <table:table-cell table:formula="of:=[.C653] - 0.0174533" office:value-type="float" office:value="5.89921439999999" calcext:value-type="float">
            <text:p>5.89921439999999</text:p>
          </table:table-cell>
          <table:table-cell table:formula="of:=[.D6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4] + SIN([.C655]) * [.D655]" office:value-type="float" office:value="5.30439838893591" calcext:value-type="float">
            <text:p>5.30439838893591</text:p>
          </table:table-cell>
          <table:table-cell table:formula="of:=[.B654]+ COS([.C655]) * [.D655]" office:value-type="float" office:value="-3.44474618054351" calcext:value-type="float">
            <text:p>-3.44474618054351</text:p>
          </table:table-cell>
          <table:table-cell table:formula="of:=[.C654] - 0.0174533" office:value-type="float" office:value="5.8817611" calcext:value-type="float">
            <text:p>5.8817611</text:p>
          </table:table-cell>
          <table:table-cell table:formula="of:=[.D6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5] + SIN([.C656]) * [.D656]" office:value-type="float" office:value="5.26372486287513" calcext:value-type="float">
            <text:p>5.26372486287513</text:p>
          </table:table-cell>
          <table:table-cell table:formula="of:=[.B655]+ COS([.C656]) * [.D656]" office:value-type="float" office:value="-3.35339157322794" calcext:value-type="float">
            <text:p>-3.35339157322794</text:p>
          </table:table-cell>
          <table:table-cell table:formula="of:=[.C655] - 0.0174533" office:value-type="float" office:value="5.8643078" calcext:value-type="float">
            <text:p>5.8643078</text:p>
          </table:table-cell>
          <table:table-cell table:formula="of:=[.D6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6] + SIN([.C657]) * [.D657]" office:value-type="float" office:value="5.22146317317465" calcext:value-type="float">
            <text:p>5.22146317317465</text:p>
          </table:table-cell>
          <table:table-cell table:formula="of:=[.B656]+ COS([.C657]) * [.D657]" office:value-type="float" office:value="-3.26276073088571" calcext:value-type="float">
            <text:p>-3.26276073088571</text:p>
          </table:table-cell>
          <table:table-cell table:formula="of:=[.C656] - 0.0174533" office:value-type="float" office:value="5.8468545" calcext:value-type="float">
            <text:p>5.8468545</text:p>
          </table:table-cell>
          <table:table-cell table:formula="of:=[.D6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7] + SIN([.C658]) * [.D658]" office:value-type="float" office:value="5.1776261931656" calcext:value-type="float">
            <text:p>5.1776261931656</text:p>
          </table:table-cell>
          <table:table-cell table:formula="of:=[.B657]+ COS([.C658]) * [.D658]" office:value-type="float" office:value="-3.17288126057304" calcext:value-type="float">
            <text:p>-3.17288126057304</text:p>
          </table:table-cell>
          <table:table-cell table:formula="of:=[.C657] - 0.0174533" office:value-type="float" office:value="5.8294012" calcext:value-type="float">
            <text:p>5.8294012</text:p>
          </table:table-cell>
          <table:table-cell table:formula="of:=[.D6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8] + SIN([.C659]) * [.D659]" office:value-type="float" office:value="5.1322272760282" calcext:value-type="float">
            <text:p>5.1322272760282</text:p>
          </table:table-cell>
          <table:table-cell table:formula="of:=[.B658]+ COS([.C659]) * [.D659]" office:value-type="float" office:value="-3.08378054047073" calcext:value-type="float">
            <text:p>-3.08378054047073</text:p>
          </table:table-cell>
          <table:table-cell table:formula="of:=[.C658] - 0.0174533" office:value-type="float" office:value="5.8119479" calcext:value-type="float">
            <text:p>5.8119479</text:p>
          </table:table-cell>
          <table:table-cell table:formula="of:=[.D6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9] + SIN([.C660]) * [.D660]" office:value-type="float" office:value="5.08528025072424" calcext:value-type="float">
            <text:p>5.08528025072424</text:p>
          </table:table-cell>
          <table:table-cell table:formula="of:=[.B659]+ COS([.C660]) * [.D660]" office:value-type="float" office:value="-2.99548571154451" calcext:value-type="float">
            <text:p>-2.99548571154451</text:p>
          </table:table-cell>
          <table:table-cell table:formula="of:=[.C659] - 0.0174533" office:value-type="float" office:value="5.7944946" calcext:value-type="float">
            <text:p>5.7944946</text:p>
          </table:table-cell>
          <table:table-cell table:formula="of:=[.D6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0] + SIN([.C661]) * [.D661]" office:value-type="float" office:value="5.03679941778467" calcext:value-type="float">
            <text:p>5.03679941778467</text:p>
          </table:table-cell>
          <table:table-cell table:formula="of:=[.B660]+ COS([.C661]) * [.D661]" office:value-type="float" office:value="-2.90802366927768" calcext:value-type="float">
            <text:p>-2.90802366927768</text:p>
          </table:table-cell>
          <table:table-cell table:formula="of:=[.C660] - 0.0174533" office:value-type="float" office:value="5.7770413" calcext:value-type="float">
            <text:p>5.7770413</text:p>
          </table:table-cell>
          <table:table-cell table:formula="of:=[.D6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1] + SIN([.C662]) * [.D662]" office:value-type="float" office:value="4.98679954495352" calcext:value-type="float">
            <text:p>4.98679954495352</text:p>
          </table:table-cell>
          <table:table-cell table:formula="of:=[.B661]+ COS([.C662]) * [.D662]" office:value-type="float" office:value="-2.82142105547839" calcext:value-type="float">
            <text:p>-2.82142105547839</text:p>
          </table:table-cell>
          <table:table-cell table:formula="of:=[.C661] - 0.0174533" office:value-type="float" office:value="5.759588" calcext:value-type="float">
            <text:p>5.759588</text:p>
          </table:table-cell>
          <table:table-cell table:formula="of:=[.D6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2] + SIN([.C663]) * [.D663]" office:value-type="float" office:value="4.93529586268945" calcext:value-type="float">
            <text:p>4.93529586268945</text:p>
          </table:table-cell>
          <table:table-cell table:formula="of:=[.B662]+ COS([.C663]) * [.D663]" office:value-type="float" office:value="-2.73570425016437" calcext:value-type="float">
            <text:p>-2.73570425016437</text:p>
          </table:table-cell>
          <table:table-cell table:formula="of:=[.C662] - 0.0174533" office:value-type="float" office:value="5.7421347" calcext:value-type="float">
            <text:p>5.7421347</text:p>
          </table:table-cell>
          <table:table-cell table:formula="of:=[.D6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3] + SIN([.C664]) * [.D664]" office:value-type="float" office:value="4.88230405952647" calcext:value-type="float">
            <text:p>4.88230405952647</text:p>
          </table:table-cell>
          <table:table-cell table:formula="of:=[.B663]+ COS([.C664]) * [.D664]" office:value-type="float" office:value="-2.65089936352724" calcext:value-type="float">
            <text:p>-2.65089936352724</text:p>
          </table:table-cell>
          <table:table-cell table:formula="of:=[.C663] - 0.0174533" office:value-type="float" office:value="5.7246814" calcext:value-type="float">
            <text:p>5.7246814</text:p>
          </table:table-cell>
          <table:table-cell table:formula="of:=[.D6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4] + SIN([.C665]) * [.D665]" office:value-type="float" office:value="4.82784027729498" calcext:value-type="float">
            <text:p>4.82784027729498</text:p>
          </table:table-cell>
          <table:table-cell table:formula="of:=[.B664]+ COS([.C665]) * [.D665]" office:value-type="float" office:value="-2.56703222797915" calcext:value-type="float">
            <text:p>-2.56703222797915</text:p>
          </table:table-cell>
          <table:table-cell table:formula="of:=[.C664] - 0.0174533" office:value-type="float" office:value="5.7072281" calcext:value-type="float">
            <text:p>5.7072281</text:p>
          </table:table-cell>
          <table:table-cell table:formula="of:=[.D6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5] + SIN([.C666]) * [.D666]" office:value-type="float" office:value="4.7719211062049" calcext:value-type="float">
            <text:p>4.7719211062049</text:p>
          </table:table-cell>
          <table:table-cell table:formula="of:=[.B665]+ COS([.C666]) * [.D666]" office:value-type="float" office:value="-2.48412839028392" calcext:value-type="float">
            <text:p>-2.48412839028392</text:p>
          </table:table-cell>
          <table:table-cell table:formula="of:=[.C665] - 0.0174533" office:value-type="float" office:value="5.6897748" calcext:value-type="float">
            <text:p>5.6897748</text:p>
          </table:table-cell>
          <table:table-cell table:formula="of:=[.D6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6] + SIN([.C667]) * [.D667]" office:value-type="float" office:value="4.71456357979202" calcext:value-type="float">
            <text:p>4.71456357979202</text:p>
          </table:table-cell>
          <table:table-cell table:formula="of:=[.B666]+ COS([.C667]) * [.D667]" office:value-type="float" office:value="-2.40221310377526" calcext:value-type="float">
            <text:p>-2.40221310377526</text:p>
          </table:table-cell>
          <table:table-cell table:formula="of:=[.C666] - 0.0174533" office:value-type="float" office:value="5.6723215" calcext:value-type="float">
            <text:p>5.6723215</text:p>
          </table:table-cell>
          <table:table-cell table:formula="of:=[.D6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7] + SIN([.C668]) * [.D668]" office:value-type="float" office:value="4.6557851697295" calcext:value-type="float">
            <text:p>4.6557851697295</text:p>
          </table:table-cell>
          <table:table-cell table:formula="of:=[.B667]+ COS([.C668]) * [.D668]" office:value-type="float" office:value="-2.32131132066436" calcext:value-type="float">
            <text:p>-2.32131132066436</text:p>
          </table:table-cell>
          <table:table-cell table:formula="of:=[.C667] - 0.0174533" office:value-type="float" office:value="5.6548682" calcext:value-type="float">
            <text:p>5.6548682</text:p>
          </table:table-cell>
          <table:table-cell table:formula="of:=[.D6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8] + SIN([.C669]) * [.D669]" office:value-type="float" office:value="4.5956037805058" calcext:value-type="float">
            <text:p>4.5956037805058</text:p>
          </table:table-cell>
          <table:table-cell table:formula="of:=[.B668]+ COS([.C669]) * [.D669]" office:value-type="float" office:value="-2.2414476844392" calcext:value-type="float">
            <text:p>-2.2414476844392</text:p>
          </table:table-cell>
          <table:table-cell table:formula="of:=[.C668] - 0.0174533" office:value-type="float" office:value="5.6374149" calcext:value-type="float">
            <text:p>5.6374149</text:p>
          </table:table-cell>
          <table:table-cell table:formula="of:=[.D6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9] + SIN([.C670]) * [.D670]" office:value-type="float" office:value="4.53403774397078" calcext:value-type="float">
            <text:p>4.53403774397078</text:p>
          </table:table-cell>
          <table:table-cell table:formula="of:=[.B669]+ COS([.C670]) * [.D670]" office:value-type="float" office:value="-2.16264652235787" calcext:value-type="float">
            <text:p>-2.16264652235787</text:p>
          </table:table-cell>
          <table:table-cell table:formula="of:=[.C669] - 0.0174533" office:value-type="float" office:value="5.6199616" calcext:value-type="float">
            <text:p>5.6199616</text:p>
          </table:table-cell>
          <table:table-cell table:formula="of:=[.D6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0] + SIN([.C671]) * [.D671]" office:value-type="float" office:value="4.47110581375164" calcext:value-type="float">
            <text:p>4.47110581375164</text:p>
          </table:table-cell>
          <table:table-cell table:formula="of:=[.B670]+ COS([.C671]) * [.D671]" office:value-type="float" office:value="-2.08493183803828" calcext:value-type="float">
            <text:p>-2.08493183803828</text:p>
          </table:table-cell>
          <table:table-cell table:formula="of:=[.C670] - 0.0174533" office:value-type="float" office:value="5.6025083" calcext:value-type="float">
            <text:p>5.6025083</text:p>
          </table:table-cell>
          <table:table-cell table:formula="of:=[.D6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1] + SIN([.C672]) * [.D672]" office:value-type="float" office:value="4.40682715954039" calcext:value-type="float">
            <text:p>4.40682715954039</text:p>
          </table:table-cell>
          <table:table-cell table:formula="of:=[.B671]+ COS([.C672]) * [.D672]" office:value-type="float" office:value="-2.00832730414641" calcext:value-type="float">
            <text:p>-2.00832730414641</text:p>
          </table:table-cell>
          <table:table-cell table:formula="of:=[.C671] - 0.0174533" office:value-type="float" office:value="5.585055" calcext:value-type="float">
            <text:p>5.585055</text:p>
          </table:table-cell>
          <table:table-cell table:formula="of:=[.D6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2] + SIN([.C673]) * [.D673]" office:value-type="float" office:value="4.34122136125458" calcext:value-type="float">
            <text:p>4.34122136125458</text:p>
          </table:table-cell>
          <table:table-cell table:formula="of:=[.B672]+ COS([.C673]) * [.D673]" office:value-type="float" office:value="-1.93285625518536" calcext:value-type="float">
            <text:p>-1.93285625518536</text:p>
          </table:table-cell>
          <table:table-cell table:formula="of:=[.C672] - 0.0174533" office:value-type="float" office:value="5.5676017" calcext:value-type="float">
            <text:p>5.5676017</text:p>
          </table:table-cell>
          <table:table-cell table:formula="of:=[.D6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3] + SIN([.C674]) * [.D674]" office:value-type="float" office:value="4.27430840307301" calcext:value-type="float">
            <text:p>4.27430840307301</text:p>
          </table:table-cell>
          <table:table-cell table:formula="of:=[.B673]+ COS([.C674]) * [.D674]" office:value-type="float" office:value="-1.85854168038746" calcext:value-type="float">
            <text:p>-1.85854168038746</text:p>
          </table:table-cell>
          <table:table-cell table:formula="of:=[.C673] - 0.0174533" office:value-type="float" office:value="5.5501484" calcext:value-type="float">
            <text:p>5.5501484</text:p>
          </table:table-cell>
          <table:table-cell table:formula="of:=[.D6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4] + SIN([.C675]) * [.D675]" office:value-type="float" office:value="4.20610866734843" calcext:value-type="float">
            <text:p>4.20610866734843</text:p>
          </table:table-cell>
          <table:table-cell table:formula="of:=[.B674]+ COS([.C675]) * [.D675]" office:value-type="float" office:value="-1.7854062167115" calcext:value-type="float">
            <text:p>-1.7854062167115</text:p>
          </table:table-cell>
          <table:table-cell table:formula="of:=[.C674] - 0.0174533" office:value-type="float" office:value="5.5326951" calcext:value-type="float">
            <text:p>5.5326951</text:p>
          </table:table-cell>
          <table:table-cell table:formula="of:=[.D6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5] + SIN([.C676]) * [.D676]" office:value-type="float" office:value="4.13664292839882" calcext:value-type="float">
            <text:p>4.13664292839882</text:p>
          </table:table-cell>
          <table:table-cell table:formula="of:=[.B675]+ COS([.C676]) * [.D676]" office:value-type="float" office:value="-1.71347214194729" calcext:value-type="float">
            <text:p>-1.71347214194729</text:p>
          </table:table-cell>
          <table:table-cell table:formula="of:=[.C675] - 0.0174533" office:value-type="float" office:value="5.5152418" calcext:value-type="float">
            <text:p>5.5152418</text:p>
          </table:table-cell>
          <table:table-cell table:formula="of:=[.D6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6] + SIN([.C677]) * [.D677]" office:value-type="float" office:value="4.06593234617931" calcext:value-type="float">
            <text:p>4.06593234617931</text:p>
          </table:table-cell>
          <table:table-cell table:formula="of:=[.B676]+ COS([.C677]) * [.D677]" office:value-type="float" office:value="-1.64276136792961" calcext:value-type="float">
            <text:p>-1.64276136792961</text:p>
          </table:table-cell>
          <table:table-cell table:formula="of:=[.C676] - 0.0174533" office:value-type="float" office:value="5.4977885" calcext:value-type="float">
            <text:p>5.4977885</text:p>
          </table:table-cell>
          <table:table-cell table:formula="of:=[.D6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7] + SIN([.C678]) * [.D678]" office:value-type="float" office:value="3.99399845983671" calcext:value-type="float">
            <text:p>3.99399845983671</text:p>
          </table:table-cell>
          <table:table-cell table:formula="of:=[.B677]+ COS([.C678]) * [.D678]" office:value-type="float" office:value="-1.5732954338637" calcext:value-type="float">
            <text:p>-1.5732954338637</text:p>
          </table:table-cell>
          <table:table-cell table:formula="of:=[.C677] - 0.0174533" office:value-type="float" office:value="5.4803352" calcext:value-type="float">
            <text:p>5.4803352</text:p>
          </table:table-cell>
          <table:table-cell table:formula="of:=[.D6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8] + SIN([.C679]) * [.D679]" office:value-type="float" office:value="3.92086318114842" calcext:value-type="float">
            <text:p>3.92086318114842</text:p>
          </table:table-cell>
          <table:table-cell table:formula="of:=[.B678]+ COS([.C679]) * [.D679]" office:value-type="float" office:value="-1.50509549976413" calcext:value-type="float">
            <text:p>-1.50509549976413</text:p>
          </table:table-cell>
          <table:table-cell table:formula="of:=[.C678] - 0.0174533" office:value-type="float" office:value="5.4628819" calcext:value-type="float">
            <text:p>5.4628819</text:p>
          </table:table-cell>
          <table:table-cell table:formula="of:=[.D6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9] + SIN([.C680]) * [.D680]" office:value-type="float" office:value="3.8465487878479" calcext:value-type="float">
            <text:p>3.8465487878479</text:p>
          </table:table-cell>
          <table:table-cell table:formula="of:=[.B679]+ COS([.C680]) * [.D680]" office:value-type="float" office:value="-1.4381823400093" calcext:value-type="float">
            <text:p>-1.4381823400093</text:p>
          </table:table-cell>
          <table:table-cell table:formula="of:=[.C679] - 0.0174533" office:value-type="float" office:value="5.4454286" calcext:value-type="float">
            <text:p>5.4454286</text:p>
          </table:table-cell>
          <table:table-cell table:formula="of:=[.D6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0] + SIN([.C681]) * [.D681]" office:value-type="float" office:value="3.77107791683864" calcext:value-type="float">
            <text:p>3.77107791683864</text:p>
          </table:table-cell>
          <table:table-cell table:formula="of:=[.B680]+ COS([.C681]) * [.D681]" office:value-type="float" office:value="-1.37257633701335" calcext:value-type="float">
            <text:p>-1.37257633701335</text:p>
          </table:table-cell>
          <table:table-cell table:formula="of:=[.C680] - 0.0174533" office:value-type="float" office:value="5.4279753" calcext:value-type="float">
            <text:p>5.4279753</text:p>
          </table:table-cell>
          <table:table-cell table:formula="of:=[.D6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1] + SIN([.C682]) * [.D682]" office:value-type="float" office:value="3.69447355729877" calcext:value-type="float">
            <text:p>3.69447355729877</text:p>
          </table:table-cell>
          <table:table-cell table:formula="of:=[.B681]+ COS([.C682]) * [.D682]" office:value-type="float" office:value="-1.30829747501747" calcext:value-type="float">
            <text:p>-1.30829747501747</text:p>
          </table:table-cell>
          <table:table-cell table:formula="of:=[.C681] - 0.0174533" office:value-type="float" office:value="5.410522" calcext:value-type="float">
            <text:p>5.410522</text:p>
          </table:table-cell>
          <table:table-cell table:formula="of:=[.D6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2] + SIN([.C683]) * [.D683]" office:value-type="float" office:value="3.61675904367828" calcext:value-type="float">
            <text:p>3.61675904367828</text:p>
          </table:table-cell>
          <table:table-cell table:formula="of:=[.B682]+ COS([.C683]) * [.D683]" office:value-type="float" office:value="-1.24536533400247" calcext:value-type="float">
            <text:p>-1.24536533400247</text:p>
          </table:table-cell>
          <table:table-cell table:formula="of:=[.C682] - 0.0174533" office:value-type="float" office:value="5.3930687" calcext:value-type="float">
            <text:p>5.3930687</text:p>
          </table:table-cell>
          <table:table-cell table:formula="of:=[.D6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3] + SIN([.C684]) * [.D684]" office:value-type="float" office:value="3.53795804859116" calcext:value-type="float">
            <text:p>3.53795804859116</text:p>
          </table:table-cell>
          <table:table-cell table:formula="of:=[.B683]+ COS([.C684]) * [.D684]" office:value-type="float" office:value="-1.18379908372459" calcext:value-type="float">
            <text:p>-1.18379908372459</text:p>
          </table:table-cell>
          <table:table-cell table:formula="of:=[.C683] - 0.0174533" office:value-type="float" office:value="5.3756154" calcext:value-type="float">
            <text:p>5.3756154</text:p>
          </table:table-cell>
          <table:table-cell table:formula="of:=[.D6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4] + SIN([.C685]) * [.D685]" office:value-type="float" office:value="3.45809457560444" calcext:value-type="float">
            <text:p>3.45809457560444</text:p>
          </table:table-cell>
          <table:table-cell table:formula="of:=[.B684]+ COS([.C685]) * [.D685]" office:value-type="float" office:value="-1.12361747787613" calcext:value-type="float">
            <text:p>-1.12361747787613</text:p>
          </table:table-cell>
          <table:table-cell table:formula="of:=[.C684] - 0.0174533" office:value-type="float" office:value="5.35816210000001" calcext:value-type="float">
            <text:p>5.35816210000001</text:p>
          </table:table-cell>
          <table:table-cell table:formula="of:=[.D6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5] + SIN([.C686]) * [.D686]" office:value-type="float" office:value="3.37719295192649" calcext:value-type="float">
            <text:p>3.37719295192649</text:p>
          </table:table-cell>
          <table:table-cell table:formula="of:=[.B685]+ COS([.C686]) * [.D686]" office:value-type="float" office:value="-1.06483884837295" calcext:value-type="float">
            <text:p>-1.06483884837295</text:p>
          </table:table-cell>
          <table:table-cell table:formula="of:=[.C685] - 0.0174533" office:value-type="float" office:value="5.34070880000001" calcext:value-type="float">
            <text:p>5.34070880000001</text:p>
          </table:table-cell>
          <table:table-cell table:formula="of:=[.D6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6] + SIN([.C687]) * [.D687]" office:value-type="float" office:value="3.29527782099674" calcext:value-type="float">
            <text:p>3.29527782099674</text:p>
          </table:table-cell>
          <table:table-cell table:formula="of:=[.B686]+ COS([.C687]) * [.D687]" office:value-type="float" office:value="-1.00748109977033" calcext:value-type="float">
            <text:p>-1.00748109977033</text:p>
          </table:table-cell>
          <table:table-cell table:formula="of:=[.C686] - 0.0174533" office:value-type="float" office:value="5.32325550000001" calcext:value-type="float">
            <text:p>5.32325550000001</text:p>
          </table:table-cell>
          <table:table-cell table:formula="of:=[.D6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7] + SIN([.C688]) * [.D688]" office:value-type="float" office:value="3.21237413497897" calcext:value-type="float">
            <text:p>3.21237413497897</text:p>
          </table:table-cell>
          <table:table-cell table:formula="of:=[.B687]+ COS([.C688]) * [.D688]" office:value-type="float" office:value="-0.951561703809115" calcext:value-type="float">
            <text:p>-0.951561703809115</text:p>
          </table:table-cell>
          <table:table-cell table:formula="of:=[.C687] - 0.0174533" office:value-type="float" office:value="5.30580220000001" calcext:value-type="float">
            <text:p>5.30580220000001</text:p>
          </table:table-cell>
          <table:table-cell table:formula="of:=[.D6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8] + SIN([.C689]) * [.D689]" office:value-type="float" office:value="3.1285071471607" calcext:value-type="float">
            <text:p>3.1285071471607</text:p>
          </table:table-cell>
          <table:table-cell table:formula="of:=[.B688]+ COS([.C689]) * [.D689]" office:value-type="float" office:value="-0.897097694093619" calcext:value-type="float">
            <text:p>-0.897097694093619</text:p>
          </table:table-cell>
          <table:table-cell table:formula="of:=[.C688] - 0.0174533" office:value-type="float" office:value="5.28834890000001" calcext:value-type="float">
            <text:p>5.28834890000001</text:p>
          </table:table-cell>
          <table:table-cell table:formula="of:=[.D6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9] + SIN([.C690]) * [.D690]" office:value-type="float" office:value="3.04370240426074" calcext:value-type="float">
            <text:p>3.04370240426074</text:p>
          </table:table-cell>
          <table:table-cell table:formula="of:=[.B689]+ COS([.C690]) * [.D690]" office:value-type="float" office:value="-0.844105660903024" calcext:value-type="float">
            <text:p>-0.844105660903024</text:p>
          </table:table-cell>
          <table:table-cell table:formula="of:=[.C689] - 0.0174533" office:value-type="float" office:value="5.27089560000001" calcext:value-type="float">
            <text:p>5.27089560000001</text:p>
          </table:table-cell>
          <table:table-cell table:formula="of:=[.D6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0] + SIN([.C691]) * [.D691]" office:value-type="float" office:value="2.95798573864746" calcext:value-type="float">
            <text:p>2.95798573864746</text:p>
          </table:table-cell>
          <table:table-cell table:formula="of:=[.B690]+ COS([.C691]) * [.D691]" office:value-type="float" office:value="-0.792601746137822" calcext:value-type="float">
            <text:p>-0.792601746137822</text:p>
          </table:table-cell>
          <table:table-cell table:formula="of:=[.C690] - 0.0174533" office:value-type="float" office:value="5.25344230000001" calcext:value-type="float">
            <text:p>5.25344230000001</text:p>
          </table:table-cell>
          <table:table-cell table:formula="of:=[.D6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1] + SIN([.C692]) * [.D692]" office:value-type="float" office:value="2.87138326046994" calcext:value-type="float">
            <text:p>2.87138326046994</text:p>
          </table:table-cell>
          <table:table-cell table:formula="of:=[.B691]+ COS([.C692]) * [.D692]" office:value-type="float" office:value="-0.742601638402827" calcext:value-type="float">
            <text:p>-0.742601638402827</text:p>
          </table:table-cell>
          <table:table-cell table:formula="of:=[.C691] - 0.0174533" office:value-type="float" office:value="5.23598900000001" calcext:value-type="float">
            <text:p>5.23598900000001</text:p>
          </table:table-cell>
          <table:table-cell table:formula="of:=[.D6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2] + SIN([.C693]) * [.D693]" office:value-type="float" office:value="2.78392134970457" calcext:value-type="float">
            <text:p>2.78392134970457</text:p>
          </table:table-cell>
          <table:table-cell table:formula="of:=[.B692]+ COS([.C693]) * [.D693]" office:value-type="float" office:value="-0.694120568228271" calcext:value-type="float">
            <text:p>-0.694120568228271</text:p>
          </table:table-cell>
          <table:table-cell table:formula="of:=[.C692] - 0.0174533" office:value-type="float" office:value="5.21853570000001" calcext:value-type="float">
            <text:p>5.21853570000001</text:p>
          </table:table-cell>
          <table:table-cell table:formula="of:=[.D6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3] + SIN([.C694]) * [.D694]" office:value-type="float" office:value="2.69562664811947" calcext:value-type="float">
            <text:p>2.69562664811947</text:p>
          </table:table-cell>
          <table:table-cell table:formula="of:=[.B693]+ COS([.C694]) * [.D694]" office:value-type="float" office:value="-0.647173303430434" calcext:value-type="float">
            <text:p>-0.647173303430434</text:p>
          </table:table-cell>
          <table:table-cell table:formula="of:=[.C693] - 0.0174533" office:value-type="float" office:value="5.20108240000001" calcext:value-type="float">
            <text:p>5.20108240000001</text:p>
          </table:table-cell>
          <table:table-cell table:formula="of:=[.D6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4] + SIN([.C695]) * [.D695]" office:value-type="float" office:value="2.60652605115913" calcext:value-type="float">
            <text:p>2.60652605115913</text:p>
          </table:table-cell>
          <table:table-cell table:formula="of:=[.B694]+ COS([.C695]) * [.D695]" office:value-type="float" office:value="-0.601774144613219" calcext:value-type="float">
            <text:p>-0.601774144613219</text:p>
          </table:table-cell>
          <table:table-cell table:formula="of:=[.C694] - 0.0174533" office:value-type="float" office:value="5.18362910000001" calcext:value-type="float">
            <text:p>5.18362910000001</text:p>
          </table:table-cell>
          <table:table-cell table:formula="of:=[.D6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5] + SIN([.C696]) * [.D696]" office:value-type="float" office:value="2.51664669975178" calcext:value-type="float">
            <text:p>2.51664669975178</text:p>
          </table:table-cell>
          <table:table-cell table:formula="of:=[.B695]+ COS([.C696]) * [.D696]" office:value-type="float" office:value="-0.557936920812046" calcext:value-type="float">
            <text:p>-0.557936920812046</text:p>
          </table:table-cell>
          <table:table-cell table:formula="of:=[.C695] - 0.0174533" office:value-type="float" office:value="5.16617580000001" calcext:value-type="float">
            <text:p>5.16617580000001</text:p>
          </table:table-cell>
          <table:table-cell table:formula="of:=[.D6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6] + SIN([.C697]) * [.D697]" office:value-type="float" office:value="2.426015972042" calcext:value-type="float">
            <text:p>2.426015972042</text:p>
          </table:table-cell>
          <table:table-cell table:formula="of:=[.B696]+ COS([.C697]) * [.D697]" office:value-type="float" office:value="-0.515674985281393" calcext:value-type="float">
            <text:p>-0.515674985281393</text:p>
          </table:table-cell>
          <table:table-cell table:formula="of:=[.C696] - 0.0174533" office:value-type="float" office:value="5.14872250000001" calcext:value-type="float">
            <text:p>5.14872250000001</text:p>
          </table:table-cell>
          <table:table-cell table:formula="of:=[.D6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7] + SIN([.C698]) * [.D698]" office:value-type="float" office:value="2.33466147505109" calcext:value-type="float">
            <text:p>2.33466147505109</text:p>
          </table:table-cell>
          <table:table-cell table:formula="of:=[.B697]+ COS([.C698]) * [.D698]" office:value-type="float" office:value="-0.475001211427255" calcext:value-type="float">
            <text:p>-0.475001211427255</text:p>
          </table:table-cell>
          <table:table-cell table:formula="of:=[.C697] - 0.0174533" office:value-type="float" office:value="5.13126920000001" calcext:value-type="float">
            <text:p>5.13126920000001</text:p>
          </table:table-cell>
          <table:table-cell table:formula="of:=[.D6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8] + SIN([.C699]) * [.D699]" office:value-type="float" office:value="2.24261103626765" calcext:value-type="float">
            <text:p>2.24261103626765</text:p>
          </table:table-cell>
          <table:table-cell table:formula="of:=[.B698]+ COS([.C699]) * [.D699]" office:value-type="float" office:value="-0.435927988885785" calcext:value-type="float">
            <text:p>-0.435927988885785</text:p>
          </table:table-cell>
          <table:table-cell table:formula="of:=[.C698] - 0.0174533" office:value-type="float" office:value="5.11381590000001" calcext:value-type="float">
            <text:p>5.11381590000001</text:p>
          </table:table-cell>
          <table:table-cell table:formula="of:=[.D6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9] + SIN([.C700]) * [.D700]" office:value-type="float" office:value="2.14989269517107" calcext:value-type="float">
            <text:p>2.14989269517107</text:p>
          </table:table-cell>
          <table:table-cell table:formula="of:=[.B699]+ COS([.C700]) * [.D700]" office:value-type="float" office:value="-0.39846721974928" calcext:value-type="float">
            <text:p>-0.39846721974928</text:p>
          </table:table-cell>
          <table:table-cell table:formula="of:=[.C699] - 0.0174533" office:value-type="float" office:value="5.09636260000001" calcext:value-type="float">
            <text:p>5.09636260000001</text:p>
          </table:table-cell>
          <table:table-cell table:formula="of:=[.D6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0] + SIN([.C701]) * [.D701]" office:value-type="float" office:value="2.05653469469044" calcext:value-type="float">
            <text:p>2.05653469469044</text:p>
          </table:table-cell>
          <table:table-cell table:formula="of:=[.B700]+ COS([.C701]) * [.D701]" office:value-type="float" office:value="-0.362630314940692" calcext:value-type="float">
            <text:p>-0.362630314940692</text:p>
          </table:table-cell>
          <table:table-cell table:formula="of:=[.C700] - 0.0174533" office:value-type="float" office:value="5.07890930000001" calcext:value-type="float">
            <text:p>5.07890930000001</text:p>
          </table:table-cell>
          <table:table-cell table:formula="of:=[.D7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1] + SIN([.C702]) * [.D702]" office:value-type="float" office:value="1.96256547260148" calcext:value-type="float">
            <text:p>1.96256547260148</text:p>
          </table:table-cell>
          <table:table-cell table:formula="of:=[.B701]+ COS([.C702]) * [.D702]" office:value-type="float" office:value="-0.328428190737741" calcext:value-type="float">
            <text:p>-0.328428190737741</text:p>
          </table:table-cell>
          <table:table-cell table:formula="of:=[.C701] - 0.0174533" office:value-type="float" office:value="5.06145600000001" calcext:value-type="float">
            <text:p>5.06145600000001</text:p>
          </table:table-cell>
          <table:table-cell table:formula="of:=[.D7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2] + SIN([.C703]) * [.D703]" office:value-type="float" office:value="1.86801365286405" calcext:value-type="float">
            <text:p>1.86801365286405</text:p>
          </table:table-cell>
          <table:table-cell table:formula="of:=[.B702]+ COS([.C703]) * [.D703]" office:value-type="float" office:value="-0.295871265447713" calcext:value-type="float">
            <text:p>-0.295871265447713</text:p>
          </table:table-cell>
          <table:table-cell table:formula="of:=[.C702] - 0.0174533" office:value-type="float" office:value="5.04400270000001" calcext:value-type="float">
            <text:p>5.04400270000001</text:p>
          </table:table-cell>
          <table:table-cell table:formula="of:=[.D7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3] + SIN([.C704]) * [.D704]" office:value-type="float" office:value="1.77290803690308" calcext:value-type="float">
            <text:p>1.77290803690308</text:p>
          </table:table-cell>
          <table:table-cell table:formula="of:=[.B703]+ COS([.C704]) * [.D704]" office:value-type="float" office:value="-0.264969456233937" calcext:value-type="float">
            <text:p>-0.264969456233937</text:p>
          </table:table-cell>
          <table:table-cell table:formula="of:=[.C703] - 0.0174533" office:value-type="float" office:value="5.02654940000001" calcext:value-type="float">
            <text:p>5.02654940000001</text:p>
          </table:table-cell>
          <table:table-cell table:formula="of:=[.D7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4] + SIN([.C705]) * [.D705]" office:value-type="float" office:value="1.67727759483533" calcext:value-type="float">
            <text:p>1.67727759483533</text:p>
          </table:table-cell>
          <table:table-cell table:formula="of:=[.B704]+ COS([.C705]) * [.D705]" office:value-type="float" office:value="-0.235732176094921" calcext:value-type="float">
            <text:p>-0.235732176094921</text:p>
          </table:table-cell>
          <table:table-cell table:formula="of:=[.C704] - 0.0174533" office:value-type="float" office:value="5.00909610000001" calcext:value-type="float">
            <text:p>5.00909610000001</text:p>
          </table:table-cell>
          <table:table-cell table:formula="of:=[.D7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5] + SIN([.C706]) * [.D706]" office:value-type="float" office:value="1.58115145664482" calcext:value-type="float">
            <text:p>1.58115145664482</text:p>
          </table:table-cell>
          <table:table-cell table:formula="of:=[.B705]+ COS([.C706]) * [.D706]" office:value-type="float" office:value="-0.208168330997057" calcext:value-type="float">
            <text:p>-0.208168330997057</text:p>
          </table:table-cell>
          <table:table-cell table:formula="of:=[.C705] - 0.0174533" office:value-type="float" office:value="4.99164280000001" calcext:value-type="float">
            <text:p>4.99164280000001</text:p>
          </table:table-cell>
          <table:table-cell table:formula="of:=[.D7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6] + SIN([.C707]) * [.D707]" office:value-type="float" office:value="1.48455890330953" calcext:value-type="float">
            <text:p>1.48455890330953</text:p>
          </table:table-cell>
          <table:table-cell table:formula="of:=[.B706]+ COS([.C707]) * [.D707]" office:value-type="float" office:value="-0.182286317161774" calcext:value-type="float">
            <text:p>-0.182286317161774</text:p>
          </table:table-cell>
          <table:table-cell table:formula="of:=[.C706] - 0.0174533" office:value-type="float" office:value="4.97418950000001" calcext:value-type="float">
            <text:p>4.97418950000001</text:p>
          </table:table-cell>
          <table:table-cell table:formula="of:=[.D7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7] + SIN([.C708]) * [.D708]" office:value-type="float" office:value="1.38752935788215" calcext:value-type="float">
            <text:p>1.38752935788215</text:p>
          </table:table-cell>
          <table:table-cell table:formula="of:=[.B707]+ COS([.C708]) * [.D708]" office:value-type="float" office:value="-0.15809401850797" calcext:value-type="float">
            <text:p>-0.15809401850797</text:p>
          </table:table-cell>
          <table:table-cell table:formula="of:=[.C707] - 0.0174533" office:value-type="float" office:value="4.95673620000001" calcext:value-type="float">
            <text:p>4.95673620000001</text:p>
          </table:table-cell>
          <table:table-cell table:formula="of:=[.D7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8] + SIN([.C709]) * [.D709]" office:value-type="float" office:value="1.29009237652748" calcext:value-type="float">
            <text:p>1.29009237652748</text:p>
          </table:table-cell>
          <table:table-cell table:formula="of:=[.B708]+ COS([.C709]) * [.D709]" office:value-type="float" office:value="-0.135598804250486" calcext:value-type="float">
            <text:p>-0.135598804250486</text:p>
          </table:table-cell>
          <table:table-cell table:formula="of:=[.C708] - 0.0174533" office:value-type="float" office:value="4.93928290000001" calcext:value-type="float">
            <text:p>4.93928290000001</text:p>
          </table:table-cell>
          <table:table-cell table:formula="of:=[.D7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9] + SIN([.C710]) * [.D710]" office:value-type="float" office:value="1.19227763951938" calcext:value-type="float">
            <text:p>1.19227763951938</text:p>
          </table:table-cell>
          <table:table-cell table:formula="of:=[.B709]+ COS([.C710]) * [.D710]" office:value-type="float" office:value="-0.114807526655375" calcext:value-type="float">
            <text:p>-0.114807526655375</text:p>
          </table:table-cell>
          <table:table-cell table:formula="of:=[.C709] - 0.0174533" office:value-type="float" office:value="4.92182960000001" calcext:value-type="float">
            <text:p>4.92182960000001</text:p>
          </table:table-cell>
          <table:table-cell table:formula="of:=[.D7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0] + SIN([.C711]) * [.D711]" office:value-type="float" office:value="1.09411494219984" calcext:value-type="float">
            <text:p>1.09411494219984</text:p>
          </table:table-cell>
          <table:table-cell table:formula="of:=[.B710]+ COS([.C711]) * [.D711]" office:value-type="float" office:value="-0.095726518952631" calcext:value-type="float">
            <text:p>-0.095726518952631</text:p>
          </table:table-cell>
          <table:table-cell table:formula="of:=[.C710] - 0.0174533" office:value-type="float" office:value="4.90437630000001" calcext:value-type="float">
            <text:p>4.90437630000001</text:p>
          </table:table-cell>
          <table:table-cell table:formula="of:=[.D7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1] + SIN([.C712]) * [.D712]" office:value-type="float" office:value="0.995634185903012" calcext:value-type="float">
            <text:p>0.995634185903012</text:p>
          </table:table-cell>
          <table:table-cell table:formula="of:=[.B711]+ COS([.C712]) * [.D712]" office:value-type="float" office:value="-0.0783615934070229" calcext:value-type="float">
            <text:p>-0.078361593407023</text:p>
          </table:table-cell>
          <table:table-cell table:formula="of:=[.C711] - 0.0174533" office:value-type="float" office:value="4.88692300000001" calcext:value-type="float">
            <text:p>4.88692300000001</text:p>
          </table:table-cell>
          <table:table-cell table:formula="of:=[.D7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2] + SIN([.C713]) * [.D713]" office:value-type="float" office:value="0.89686536884698" calcext:value-type="float">
            <text:p>0.89686536884698</text:p>
          </table:table-cell>
          <table:table-cell table:formula="of:=[.B712]+ COS([.C713]) * [.D713]" office:value-type="float" office:value="-0.062718039547624" calcext:value-type="float">
            <text:p>-0.062718039547624</text:p>
          </table:table-cell>
          <table:table-cell table:formula="of:=[.C712] - 0.0174533" office:value-type="float" office:value="4.86946970000001" calcext:value-type="float">
            <text:p>4.86946970000001</text:p>
          </table:table-cell>
          <table:table-cell table:formula="of:=[.D7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3] + SIN([.C714]) * [.D714]" office:value-type="float" office:value="0.797838576996001" calcext:value-type="float">
            <text:p>0.797838576996001</text:p>
          </table:table-cell>
          <table:table-cell table:formula="of:=[.B713]+ COS([.C714]) * [.D714]" office:value-type="float" office:value="-0.0488006225565667" calcext:value-type="float">
            <text:p>-0.048800622556567</text:p>
          </table:table-cell>
          <table:table-cell table:formula="of:=[.C713] - 0.0174533" office:value-type="float" office:value="4.85201640000001" calcext:value-type="float">
            <text:p>4.85201640000001</text:p>
          </table:table-cell>
          <table:table-cell table:formula="of:=[.D7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4] + SIN([.C715]) * [.D715]" office:value-type="float" office:value="0.698583974896024" calcext:value-type="float">
            <text:p>0.698583974896024</text:p>
          </table:table-cell>
          <table:table-cell table:formula="of:=[.B714]+ COS([.C715]) * [.D715]" office:value-type="float" office:value="-0.0366135818175212" calcext:value-type="float">
            <text:p>-0.036613581817521</text:p>
          </table:table-cell>
          <table:table-cell table:formula="of:=[.C714] - 0.0174533" office:value-type="float" office:value="4.83456310000001" calcext:value-type="float">
            <text:p>4.83456310000001</text:p>
          </table:table-cell>
          <table:table-cell table:formula="of:=[.D7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5] + SIN([.C716]) * [.D716]" office:value-type="float" office:value="0.599131796486262" calcext:value-type="float">
            <text:p>0.599131796486262</text:p>
          </table:table-cell>
          <table:table-cell table:formula="of:=[.B715]+ COS([.C716]) * [.D716]" office:value-type="float" office:value="-0.0261606296243371" calcext:value-type="float">
            <text:p>-0.026160629624337</text:p>
          </table:table-cell>
          <table:table-cell table:formula="of:=[.C715] - 0.0174533" office:value-type="float" office:value="4.81710980000002" calcext:value-type="float">
            <text:p>4.81710980000002</text:p>
          </table:table-cell>
          <table:table-cell table:formula="of:=[.D7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6] + SIN([.C717]) * [.D717]" office:value-type="float" office:value="0.499512335889641" calcext:value-type="float">
            <text:p>0.499512335889641</text:p>
          </table:table-cell>
          <table:table-cell table:formula="of:=[.B716]+ COS([.C717]) * [.D717]" office:value-type="float" office:value="-0.0174449500502416" calcext:value-type="float">
            <text:p>-0.017444950050242</text:p>
          </table:table-cell>
          <table:table-cell table:formula="of:=[.C716] - 0.0174533" office:value-type="float" office:value="4.79965650000002" calcext:value-type="float">
            <text:p>4.79965650000002</text:p>
          </table:table-cell>
          <table:table-cell table:formula="of:=[.D7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7] + SIN([.C718]) * [.D718]" office:value-type="float" office:value="0.399755938184904" calcext:value-type="float">
            <text:p>0.399755938184904</text:p>
          </table:table-cell>
          <table:table-cell table:formula="of:=[.B717]+ COS([.C718]) * [.D718]" office:value-type="float" office:value="-0.0104691979779393" calcext:value-type="float">
            <text:p>-0.010469197977939</text:p>
          </table:table-cell>
          <table:table-cell table:formula="of:=[.C717] - 0.0174533" office:value-type="float" office:value="4.78220320000002" calcext:value-type="float">
            <text:p>4.78220320000002</text:p>
          </table:table-cell>
          <table:table-cell table:formula="of:=[.D7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8] + SIN([.C719]) * [.D719]" office:value-type="float" office:value="0.299892990163198" calcext:value-type="float">
            <text:p>0.299892990163198</text:p>
          </table:table-cell>
          <table:table-cell table:formula="of:=[.B718]+ COS([.C719]) * [.D719]" office:value-type="float" office:value="-0.00523549829090819" calcext:value-type="float">
            <text:p>-0.005235498290908</text:p>
          </table:table-cell>
          <table:table-cell table:formula="of:=[.C718] - 0.0174533" office:value-type="float" office:value="4.76474990000002" calcext:value-type="float">
            <text:p>4.76474990000002</text:p>
          </table:table-cell>
          <table:table-cell table:formula="of:=[.D7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9] + SIN([.C720]) * [.D720]" office:value-type="float" office:value="0.199953911071958" calcext:value-type="float">
            <text:p>0.199953911071958</text:p>
          </table:table-cell>
          <table:table-cell table:formula="of:=[.B719]+ COS([.C720]) * [.D720]" office:value-type="float" office:value="-0.00174544522613951" calcext:value-type="float">
            <text:p>-0.00174544522614</text:p>
          </table:table-cell>
          <table:table-cell table:formula="of:=[.C719] - 0.0174533" office:value-type="float" office:value="4.74729660000002" calcext:value-type="float">
            <text:p>4.74729660000002</text:p>
          </table:table-cell>
          <table:table-cell table:formula="of:=[.D7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20] + SIN([.C721]) * [.D721]" office:value-type="float" office:value="0.0999691433489001" calcext:value-type="float">
            <text:p>0.0999691433489</text:p>
          </table:table-cell>
          <table:table-cell table:formula="of:=[.B720]+ COS([.C721]) * [.D721]" office:value-type="float" office:value="-0.000000101888516895222" calcext:value-type="float">
            <text:p>-1.01888516895222E-07</text:p>
          </table:table-cell>
          <table:table-cell table:formula="of:=[.C720] - 0.0174533" office:value-type="float" office:value="4.72984330000002" calcext:value-type="float">
            <text:p>4.72984330000002</text:p>
          </table:table-cell>
          <table:table-cell table:formula="of:=[.D7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 table:number-rows-repeated="23">
          <table:table-cell table:style-name="ce3" table:number-columns-repeated="4"/>
          <table:table-cell table:number-columns-repeated="24"/>
        </table:table-row>
        <table:table-row table:style-name="ro1">
          <table:table-cell table:style-name="ce3" table:number-columns-repeated="4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5:12:18.681401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09T17:51:26.344977641</dc:date>
    <meta:editing-duration>PT2H51M12S</meta:editing-duration>
    <meta:editing-cycles>12</meta:editing-cycles>
    <meta:generator>LibreOffice/6.0.7.3$Linux_X86_64 LibreOffice_project/00m0$Build-3</meta:generator>
    <meta:document-statistic meta:table-count="1" meta:cell-count="3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82 Sheet1.L66:Sheet1.M66 Sheet1.B2:Sheet1.B1000" chart:data-source-has-labels="both" svg:x="3.997cm" svg:y="0.636cm" svg:width="30.746cm" svg:height="30.869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M66:Sheet1.M66" loext:label-string="point" chart:class="chart:scatter">
            <chart:domain table:cell-range-address="Sheet1.L66:Sheet1.L66"/>
            <chart:data-point/>
          </chart:series>
          <chart:series chart:style-name="ch8" chart:values-cell-range-address="Sheet1.Z2:Sheet1.Z82" loext:label-string="path" chart:class="chart:scatter">
            <chart:domain table:cell-range-address="Sheet1.Y2:Sheet1.Y82"/>
            <chart:data-point chart:repeated="81"/>
          </chart:series>
          <chart:series chart:style-name="ch9" chart:values-cell-range-address="Sheet1.B2:Sheet1.B1000" loext:label-string="car_state" chart:class="chart:scatter">
            <chart:domain table:cell-range-address="Sheet1.A2:Sheet1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5.76896603912976">
                <text:p>5.76896603912976</text:p>
                <draw:g>
                  <svg:desc>Sheet1.L66:Sheet1.L66</svg:desc>
                </draw:g>
              </table:table-cell>
              <table:table-cell office:value-type="float" office:value="5.37962581311244">
                <text:p>5.37962581311244</text:p>
                <draw:g>
                  <svg:desc>Sheet1.M66:Sheet1.M66</svg:desc>
                </draw:g>
              </table:table-cell>
              <table:table-cell office:value-type="float" office:value="0">
                <text:p>0</text:p>
                <draw:g>
                  <svg:desc>Sheet1.Y2:Sheet1.Y82</svg:desc>
                </draw:g>
              </table:table-cell>
              <table:table-cell office:value-type="float" office:value="0">
                <text:p>0</text:p>
                <draw:g>
                  <svg:desc>Sheet1.Z2:Sheet1.Z82</svg:desc>
                </draw:g>
              </table:table-cell>
              <table:table-cell office:value-type="float" office:value="0">
                <text:p>0</text:p>
                <draw:g>
                  <svg:desc>Sheet1.A2:Sheet1.A1000</svg:desc>
                </draw:g>
              </table:table-cell>
              <table:table-cell office:value-type="float" office:value="0">
                <text:p>0</text:p>
                <draw:g>
                  <svg:desc>Sheet1.B2:Sheet1.B1000</svg:desc>
                </draw:g>
              </table:table-cell>
            </table:table-row>
            <table:table-row>
              <table:table-cell office:value-type="float" office:value="0.0850946192572491">
                <text:p>0.085094619257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968138816032">
                <text:p>-0.895968138816032</text:p>
              </table:table-cell>
              <table:table-cell office:value-type="float" office:value="0.0850946192572491">
                <text:p>0.0850946192572491</text:p>
              </table:table-cell>
              <table:table-cell office:value-type="float" office:value="-0.0999847677230578">
                <text:p>-0.0999847677230578</text:p>
              </table:table-cell>
              <table:table-cell office:value-type="float" office:value="0.00174534333762093">
                <text:p>0.00174534333762093</text:p>
              </table:table-cell>
            </table:table-row>
            <table:table-row>
              <table:table-cell office:value-type="float" office:value="0.309302199199721">
                <text:p>0.30930219919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759360947206">
                <text:p>-1.76759360947206</text:p>
              </table:table-cell>
              <table:table-cell office:value-type="float" office:value="0.309302199199721">
                <text:p>0.309302199199721</text:p>
              </table:table-cell>
              <table:table-cell office:value-type="float" office:value="-0.199923846814298">
                <text:p>-0.199923846814298</text:p>
              </table:table-cell>
              <table:table-cell office:value-type="float" office:value="0.00523539640238792">
                <text:p>0.00523539640238792</text:p>
              </table:table-cell>
            </table:table-row>
            <table:table-row>
              <table:table-cell office:value-type="float" office:value="0.667101979340259">
                <text:p>0.66710197934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341399995136">
                <text:p>-2.59341399995136</text:p>
              </table:table-cell>
              <table:table-cell office:value-type="float" office:value="0.667101979340259">
                <text:p>0.667101979340259</text:p>
              </table:table-cell>
              <table:table-cell office:value-type="float" office:value="-0.299786794836004">
                <text:p>-0.299786794836004</text:p>
              </table:table-cell>
              <table:table-cell office:value-type="float" office:value="0.0104690960894173">
                <text:p>0.0104690960894173</text:p>
              </table:table-cell>
            </table:table-row>
            <table:table-row>
              <table:table-cell office:value-type="float" office:value="1.14968370050288">
                <text:p>1.1496837005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309477659358">
                <text:p>-3.35309477659358</text:p>
              </table:table-cell>
              <table:table-cell office:value-type="float" office:value="1.14968370050288">
                <text:p>1.14968370050288</text:p>
              </table:table-cell>
              <table:table-cell office:value-type="float" office:value="-0.399543192540742">
                <text:p>-0.399543192540742</text:p>
              </table:table-cell>
              <table:table-cell office:value-type="float" office:value="0.017444848161718">
                <text:p>0.017444848161718</text:p>
              </table:table-cell>
            </table:table-row>
            <table:table-row>
              <table:table-cell office:value-type="float" office:value="1.74516454365576">
                <text:p>1.7451645436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279299901368">
                <text:p>-4.0279299901368</text:p>
              </table:table-cell>
              <table:table-cell office:value-type="float" office:value="1.74516454365576">
                <text:p>1.74516454365576</text:p>
              </table:table-cell>
              <table:table-cell office:value-type="float" office:value="-0.499162653137363">
                <text:p>-0.499162653137363</text:p>
              </table:table-cell>
              <table:table-cell office:value-type="float" office:value="0.0261605277358118">
                <text:p>0.0261605277358118</text:p>
              </table:table-cell>
            </table:table-row>
            <table:table-row>
              <table:table-cell office:value-type="float" office:value="2.43888172571824">
                <text:p>2.4388817257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0130288041964">
                <text:p>-4.60130288041964</text:p>
              </table:table-cell>
              <table:table-cell office:value-type="float" office:value="2.43888172571824">
                <text:p>2.43888172571824</text:p>
              </table:table-cell>
              <table:table-cell office:value-type="float" office:value="-0.598614831547124">
                <text:p>-0.598614831547124</text:p>
              </table:table-cell>
              <table:table-cell office:value-type="float" office:value="0.0366134799289942">
                <text:p>0.0366134799289942</text:p>
              </table:table-cell>
            </table:table-row>
            <table:table-row>
              <table:table-cell office:value-type="float" office:value="3.21375354762833">
                <text:p>3.2137535476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590950380739">
                <text:p>-5.0590950380739</text:p>
              </table:table-cell>
              <table:table-cell office:value-type="float" office:value="3.21375354762833">
                <text:p>3.21375354762833</text:p>
              </table:table-cell>
              <table:table-cell office:value-type="float" office:value="-0.697869433647102">
                <text:p>-0.697869433647102</text:p>
              </table:table-cell>
              <table:table-cell office:value-type="float" office:value="0.048800520668038">
                <text:p>0.048800520668038</text:p>
              </table:table-cell>
            </table:table-row>
            <table:table-row>
              <table:table-cell office:value-type="float" office:value="4.05070000442764">
                <text:p>4.0507000044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9003404824206">
                <text:p>-5.39003404824206</text:p>
              </table:table-cell>
              <table:table-cell office:value-type="float" office:value="4.05070000442764">
                <text:p>4.05070000442764</text:p>
              </table:table-cell>
              <table:table-cell office:value-type="float" office:value="-0.796896225498081">
                <text:p>-0.796896225498081</text:p>
              </table:table-cell>
              <table:table-cell office:value-type="float" office:value="0.0627179376590937">
                <text:p>0.0627179376590937</text:p>
              </table:table-cell>
            </table:table-row>
            <table:table-row>
              <table:table-cell office:value-type="float" office:value="4.92911260049906">
                <text:p>4.9291126004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597105613759">
                <text:p>-5.58597105613759</text:p>
              </table:table-cell>
              <table:table-cell office:value-type="float" office:value="4.92911260049906">
                <text:p>4.92911260049906</text:p>
              </table:table-cell>
              <table:table-cell office:value-type="float" office:value="-0.895665042554114">
                <text:p>-0.895665042554114</text:p>
              </table:table-cell>
              <table:table-cell office:value-type="float" office:value="0.0783614915184909">
                <text:p>0.0783614915184909</text:p>
              </table:table-cell>
            </table:table-row>
            <table:table-row>
              <table:table-cell office:value-type="float" office:value="5.82736180149299">
                <text:p>5.82736180149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08141983072">
                <text:p>-5.64208141983072</text:p>
              </table:table-cell>
              <table:table-cell office:value-type="float" office:value="5.82736180149299">
                <text:p>5.82736180149299</text:p>
              </table:table-cell>
              <table:table-cell office:value-type="float" office:value="-0.994145798850943">
                <text:p>-0.994145798850943</text:p>
              </table:table-cell>
              <table:table-cell office:value-type="float" office:value="0.0957264170640973">
                <text:p>0.0957264170640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569835094993">
                <text:p>-5.5569835094993</text:p>
              </table:table-cell>
              <table:table-cell office:value-type="float" office:value="6.72332962773299">
                <text:p>6.72332962773299</text:p>
              </table:table-cell>
              <table:table-cell office:value-type="float" office:value="-1.09230849617048">
                <text:p>-1.09230849617048</text:p>
              </table:table-cell>
              <table:table-cell office:value-type="float" office:value="0.11480742476684">
                <text:p>0.11480742476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277272789922">
                <text:p>-5.33277272789922</text:p>
              </table:table-cell>
              <table:table-cell office:value-type="float" office:value="7.59495427482271">
                <text:p>7.59495427482271</text:p>
              </table:table-cell>
              <table:table-cell office:value-type="float" office:value="-1.19012323317858">
                <text:p>-1.19012323317858</text:p>
              </table:table-cell>
              <table:table-cell office:value-type="float" office:value="0.135598702361949">
                <text:p>0.135598702361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496991435343">
                <text:p>-4.97496991435343</text:p>
              </table:table-cell>
              <table:table-cell office:value-type="float" office:value="8.42077335102446">
                <text:p>8.42077335102446</text:p>
              </table:table-cell>
              <table:table-cell office:value-type="float" office:value="-1.28756021453325">
                <text:p>-1.28756021453325</text:p>
              </table:table-cell>
              <table:table-cell office:value-type="float" office:value="0.158093916619431">
                <text:p>0.158093916619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238540273076">
                <text:p>-4.49238540273076</text:p>
              </table:table-cell>
              <table:table-cell office:value-type="float" office:value="9.18045235503991">
                <text:p>9.18045235503991</text:p>
              </table:table-cell>
              <table:table-cell office:value-type="float" office:value="-1.38458975996064">
                <text:p>-1.38458975996064</text:p>
              </table:table-cell>
              <table:table-cell office:value-type="float" office:value="0.182286215273234">
                <text:p>0.182286215273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690208077375">
                <text:p>-3.89690208077375</text:p>
              </table:table-cell>
              <table:table-cell office:value-type="float" office:value="9.85528538125532">
                <text:p>9.85528538125532</text:p>
              </table:table-cell>
              <table:table-cell office:value-type="float" office:value="-1.48118231329592">
                <text:p>-1.48118231329592</text:p>
              </table:table-cell>
              <table:table-cell office:value-type="float" office:value="0.208168229108515">
                <text:p>0.208168229108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0318279259972">
                <text:p>-3.20318279259972</text:p>
              </table:table-cell>
              <table:table-cell office:value-type="float" office:value="10.4286557233688">
                <text:p>10.4286557233688</text:p>
              </table:table-cell>
              <table:table-cell office:value-type="float" office:value="-1.57730845148643">
                <text:p>-1.57730845148643</text:p>
              </table:table-cell>
              <table:table-cell office:value-type="float" office:value="0.235732074206378">
                <text:p>0.235732074206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830928913037">
                <text:p>-2.42830928913037</text:p>
              </table:table-cell>
              <table:table-cell office:value-type="float" office:value="10.8864450347568">
                <text:p>10.8864450347568</text:p>
              </table:table-cell>
              <table:table-cell office:value-type="float" office:value="-1.67293889355418">
                <text:p>-1.67293889355418</text:p>
              </table:table-cell>
              <table:table-cell office:value-type="float" office:value="0.264969354345392">
                <text:p>0.26496935434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136161672985">
                <text:p>-1.59136161672985</text:p>
              </table:table-cell>
              <table:table-cell office:value-type="float" office:value="11.2173809706468">
                <text:p>11.2173809706468</text:p>
              </table:table-cell>
              <table:table-cell office:value-type="float" office:value="-1.76804450951515">
                <text:p>-1.76804450951515</text:p>
              </table:table-cell>
              <table:table-cell office:value-type="float" office:value="0.295871163559166">
                <text:p>0.295871163559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2948300947532">
                <text:p>-0.712948300947532</text:p>
              </table:table-cell>
              <table:table-cell office:value-type="float" office:value="11.4133147519514">
                <text:p>11.4133147519514</text:p>
              </table:table-cell>
              <table:table-cell office:value-type="float" office:value="-1.86259632925258">
                <text:p>-1.86259632925258</text:p>
              </table:table-cell>
              <table:table-cell office:value-type="float" office:value="0.328428088849193">
                <text:p>0.32842808884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5301106145208">
                <text:p>0.185301106145208</text:p>
              </table:table-cell>
              <table:table-cell office:value-type="float" office:value="11.4694218161906">
                <text:p>11.4694218161906</text:p>
              </table:table-cell>
              <table:table-cell office:value-type="float" office:value="-1.95656555134155">
                <text:p>-1.95656555134155</text:p>
              </table:table-cell>
              <table:table-cell office:value-type="float" office:value="0.362630213052142">
                <text:p>0.36263021305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126861979708">
                <text:p>1.08126861979708</text:p>
              </table:table-cell>
              <table:table-cell office:value-type="float" office:value="11.3843206147861">
                <text:p>11.3843206147861</text:p>
              </table:table-cell>
              <table:table-cell office:value-type="float" office:value="-2.04992355182218">
                <text:p>-2.04992355182218</text:p>
              </table:table-cell>
              <table:table-cell office:value-type="float" office:value="0.398467117860729">
                <text:p>0.39846711786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289244330874">
                <text:p>1.95289244330874</text:p>
              </table:table-cell>
              <table:table-cell office:value-type="float" office:value="11.1601066315315">
                <text:p>11.1601066315315</text:p>
              </table:table-cell>
              <table:table-cell office:value-type="float" office:value="-2.14264189291875">
                <text:p>-2.14264189291875</text:p>
              </table:table-cell>
              <table:table-cell office:value-type="float" office:value="0.435927886997232">
                <text:p>0.435927886997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87102052218">
                <text:p>2.7787102052218</text:p>
              </table:table-cell>
              <table:table-cell office:value-type="float" office:value="10.8023007845852">
                <text:p>10.8023007845852</text:p>
              </table:table-cell>
              <table:table-cell office:value-type="float" office:value="-2.2346923317022">
                <text:p>-2.2346923317022</text:p>
              </table:table-cell>
              <table:table-cell office:value-type="float" office:value="0.475001109538701">
                <text:p>0.475001109538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838743660023">
                <text:p>3.53838743660023</text:p>
              </table:table-cell>
              <table:table-cell office:value-type="float" office:value="10.319713482509">
                <text:p>10.319713482509</text:p>
              </table:table-cell>
              <table:table-cell office:value-type="float" office:value="-2.32604682869311">
                <text:p>-2.32604682869311</text:p>
              </table:table-cell>
              <table:table-cell office:value-type="float" office:value="0.515674883392837">
                <text:p>0.515674883392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321827547871">
                <text:p>4.21321827547871</text:p>
              </table:table-cell>
              <table:table-cell office:value-type="float" office:value="9.72422768175592">
                <text:p>9.72422768175592</text:p>
              </table:table-cell>
              <table:table-cell office:value-type="float" office:value="-2.41667755640289">
                <text:p>-2.41667755640289</text:p>
              </table:table-cell>
              <table:table-cell office:value-type="float" office:value="0.557936818923489">
                <text:p>0.557936818923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8658606941509">
                <text:p>4.78658606941509</text:p>
              </table:table-cell>
              <table:table-cell office:value-type="float" office:value="9.03050628747971">
                <text:p>9.03050628747971</text:p>
              </table:table-cell>
              <table:table-cell office:value-type="float" office:value="-2.50655690781024">
                <text:p>-2.50655690781024</text:p>
              </table:table-cell>
              <table:table-cell office:value-type="float" office:value="0.601774042724659">
                <text:p>0.60177404272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437253453073">
                <text:p>5.24437253453073</text:p>
              </table:table-cell>
              <table:table-cell office:value-type="float" office:value="8.25563110246155">
                <text:p>8.25563110246155</text:p>
              </table:table-cell>
              <table:table-cell office:value-type="float" office:value="-2.59565750477058">
                <text:p>-2.59565750477058</text:p>
              </table:table-cell>
              <table:table-cell office:value-type="float" office:value="0.647173201541873">
                <text:p>0.647173201541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530539613798">
                <text:p>5.57530539613798</text:p>
              </table:table-cell>
              <table:table-cell office:value-type="float" office:value="7.41868221447111">
                <text:p>7.41868221447111</text:p>
              </table:table-cell>
              <table:table-cell office:value-type="float" office:value="-2.68395220635568">
                <text:p>-2.68395220635568</text:p>
              </table:table-cell>
              <table:table-cell office:value-type="float" office:value="0.694120466339709">
                <text:p>0.69412046633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123595084896">
                <text:p>5.77123595084896</text:p>
              </table:table-cell>
              <table:table-cell office:value-type="float" office:value="6.54026817898975">
                <text:p>6.54026817898975</text:p>
              </table:table-cell>
              <table:table-cell office:value-type="float" office:value="-2.77141411712105">
                <text:p>-2.77141411712105</text:p>
              </table:table-cell>
              <table:table-cell office:value-type="float" office:value="0.742601536514263">
                <text:p>0.742601536514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733971563347">
                <text:p>5.82733971563347</text:p>
              </table:table-cell>
              <table:table-cell office:value-type="float" office:value="5.64201856581031">
                <text:p>5.64201856581031</text:p>
              </table:table-cell>
              <table:table-cell office:value-type="float" office:value="-2.85801659529858">
                <text:p>-2.85801659529858</text:p>
              </table:table-cell>
              <table:table-cell office:value-type="float" office:value="0.792601644249257">
                <text:p>0.792601644249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23522315717">
                <text:p>5.74223522315717</text:p>
              </table:table-cell>
              <table:table-cell office:value-type="float" office:value="4.74605136475865">
                <text:p>4.74605136475865</text:p>
              </table:table-cell>
              <table:table-cell office:value-type="float" office:value="-2.94373326091186">
                <text:p>-2.94373326091186</text:p>
              </table:table-cell>
              <table:table-cell office:value-type="float" office:value="0.844105559014458">
                <text:p>0.844105559014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801803825093">
                <text:p>5.51801803825093</text:p>
              </table:table-cell>
              <table:table-cell office:value-type="float" office:value="3.87442836483682">
                <text:p>3.87442836483682</text:p>
              </table:table-cell>
              <table:table-cell office:value-type="float" office:value="-3.02853800381181">
                <text:p>-3.02853800381181</text:p>
              </table:table-cell>
              <table:table-cell office:value-type="float" office:value="0.897097592205051">
                <text:p>0.897097592205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02091579091">
                <text:p>5.1602091579091</text:p>
              </table:table-cell>
              <table:table-cell office:value-type="float" office:value="3.0486119172236">
                <text:p>3.0486119172236</text:p>
              </table:table-cell>
              <table:table-cell office:value-type="float" office:value="-3.11240499163009">
                <text:p>-3.11240499163009</text:p>
              </table:table-cell>
              <table:table-cell office:value-type="float" office:value="0.951561601920545">
                <text:p>0.951561601920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761906538586">
                <text:p>4.67761906538586</text:p>
              </table:table-cell>
              <table:table-cell office:value-type="float" office:value="2.28893645849243">
                <text:p>2.28893645849243</text:p>
              </table:table-cell>
              <table:table-cell office:value-type="float" office:value="-3.19530867764786">
                <text:p>-3.19530867764786</text:p>
              </table:table-cell>
              <table:table-cell office:value-type="float" office:value="1.00748099788176">
                <text:p>1.00748099788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213078584468">
                <text:p>4.08213078584468</text:p>
              </table:table-cell>
              <table:table-cell office:value-type="float" office:value="1.61410780695999">
                <text:p>1.61410780695999</text:p>
              </table:table-cell>
              <table:table-cell office:value-type="float" office:value="-3.27722380857761">
                <text:p>-3.27722380857761</text:p>
              </table:table-cell>
              <table:table-cell office:value-type="float" office:value="1.06483874648437">
                <text:p>1.06483874648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840728547564">
                <text:p>3.38840728547564</text:p>
              </table:table-cell>
              <table:table-cell office:value-type="float" office:value="1.04074256120845">
                <text:p>1.04074256120845</text:p>
              </table:table-cell>
              <table:table-cell office:value-type="float" office:value="-3.35812543225556">
                <text:p>-3.35812543225556</text:p>
              </table:table-cell>
              <table:table-cell office:value-type="float" office:value="1.12361737598756">
                <text:p>1.1236173759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353041891913">
                <text:p>2.61353041891913</text:p>
              </table:table-cell>
              <table:table-cell office:value-type="float" office:value="0.582958942371383">
                <text:p>0.582958942371383</text:p>
              </table:table-cell>
              <table:table-cell office:value-type="float" office:value="-3.43798890524228">
                <text:p>-3.43798890524228</text:p>
              </table:table-cell>
              <table:table-cell office:value-type="float" office:value="1.18379898183601">
                <text:p>1.18379898183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658031535006">
                <text:p>1.77658031535006</text:p>
              </table:table-cell>
              <table:table-cell office:value-type="float" office:value="0.252029155051302">
                <text:p>0.252029155051302</text:p>
              </table:table-cell>
              <table:table-cell office:value-type="float" office:value="-3.5167899003294">
                <text:p>-3.5167899003294</text:p>
              </table:table-cell>
              <table:table-cell office:value-type="float" office:value="1.2453652321139">
                <text:p>1.245365232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165560181506">
                <text:p>0.898165560181506</text:p>
              </table:table-cell>
              <table:table-cell office:value-type="float" office:value="0.0561018269365677">
                <text:p>0.0561018269365677</text:p>
              </table:table-cell>
              <table:table-cell office:value-type="float" office:value="-3.59450441394989">
                <text:p>-3.59450441394989</text:p>
              </table:table-cell>
              <table:table-cell office:value-type="float" office:value="1.30829737312889">
                <text:p>1.30829737312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97241373396">
                <text:p>0.0003697241373396</text:p>
              </table:table-cell>
              <table:table-cell office:value-type="float" office:value="0.11905130494676">
                <text:p>0.11905130494676</text:p>
              </table:table-cell>
              <table:table-cell office:value-type="float" office:value="-3.67110877348976">
                <text:p>-3.67110877348976</text:p>
              </table:table-cell>
              <table:table-cell office:value-type="float" office:value="1.37257623512478">
                <text:p>1.37257623512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6220194524556">
                <text:p>-0.896220194524556</text:p>
              </table:table-cell>
              <table:table-cell office:value-type="float" office:value="0.0407792297611895">
                <text:p>0.0407792297611895</text:p>
              </table:table-cell>
              <table:table-cell office:value-type="float" office:value="-3.74657964449902">
                <text:p>-3.74657964449902</text:p>
              </table:table-cell>
              <table:table-cell office:value-type="float" office:value="1.43818223812072">
                <text:p>1.4381822381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95270733563">
                <text:p>-1.7695270733563</text:p>
              </table:table-cell>
              <table:table-cell office:value-type="float" office:value="-0.176787071363665">
                <text:p>-0.176787071363665</text:p>
              </table:table-cell>
              <table:table-cell office:value-type="float" office:value="-3.82089403779955">
                <text:p>-3.82089403779955</text:p>
              </table:table-cell>
              <table:table-cell office:value-type="float" office:value="1.50509539787555">
                <text:p>1.50509539787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804709829839">
                <text:p>-2.59804709829839</text:p>
              </table:table-cell>
              <table:table-cell office:value-type="float" office:value="-0.528290369029515">
                <text:p>-0.528290369029515</text:p>
              </table:table-cell>
              <table:table-cell office:value-type="float" office:value="-3.89402931648784">
                <text:p>-3.89402931648784</text:p>
              </table:table-cell>
              <table:table-cell office:value-type="float" office:value="1.57329533197511">
                <text:p>1.57329533197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137926142016">
                <text:p>-3.36137926142016</text:p>
              </table:table-cell>
              <table:table-cell office:value-type="float" office:value="-1.00507544507934">
                <text:p>-1.00507544507934</text:p>
              </table:table-cell>
              <table:table-cell office:value-type="float" office:value="-3.96596320283044">
                <text:p>-3.96596320283044</text:p>
              </table:table-cell>
              <table:table-cell office:value-type="float" office:value="1.64276126604103">
                <text:p>1.64276126604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072770378669">
                <text:p>-4.04072770378669</text:p>
              </table:table-cell>
              <table:table-cell office:value-type="float" office:value="-1.59540221378814">
                <text:p>-1.59540221378814</text:p>
              </table:table-cell>
              <table:table-cell office:value-type="float" office:value="-4.03667378504995">
                <text:p>-4.03667378504995</text:p>
              </table:table-cell>
              <table:table-cell office:value-type="float" office:value="1.7134720400587">
                <text:p>1.7134720400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936453404574">
                <text:p>-4.61936453404574</text:p>
              </table:table-cell>
              <table:table-cell office:value-type="float" office:value="-2.28473480308576">
                <text:p>-2.28473480308576</text:p>
              </table:table-cell>
              <table:table-cell office:value-type="float" office:value="-4.10613952399957">
                <text:p>-4.10613952399957</text:p>
              </table:table-cell>
              <table:table-cell office:value-type="float" office:value="1.78540611482292">
                <text:p>1.78540611482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304172655192">
                <text:p>-5.08304172655192</text:p>
              </table:table-cell>
              <table:table-cell office:value-type="float" office:value="-3.05609947763962">
                <text:p>-3.05609947763962</text:p>
              </table:table-cell>
              <table:table-cell office:value-type="float" office:value="-4.17433925972414">
                <text:p>-4.17433925972414</text:p>
              </table:table-cell>
              <table:table-cell office:value-type="float" office:value="1.85854157849888">
                <text:p>1.85854157849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2034195668204">
                <text:p>-5.42034195668204</text:p>
              </table:table-cell>
              <table:table-cell office:value-type="float" office:value="-3.89050259050184">
                <text:p>-3.89050259050184</text:p>
              </table:table-cell>
              <table:table-cell office:value-type="float" office:value="-4.24125221790571">
                <text:p>-4.24125221790571</text:p>
              </table:table-cell>
              <table:table-cell office:value-type="float" office:value="1.93285615329677">
                <text:p>1.93285615329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2295973457136">
                <text:p>-5.62295973457136</text:p>
              </table:table-cell>
              <table:table-cell office:value-type="float" office:value="-4.76739827191623">
                <text:p>-4.76739827191623</text:p>
              </table:table-cell>
              <table:table-cell office:value-type="float" office:value="-4.30685801619153">
                <text:p>-4.30685801619153</text:p>
              </table:table-cell>
              <table:table-cell office:value-type="float" office:value="2.00832720225782">
                <text:p>2.0083272022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8590591479288">
                <text:p>-5.68590591479288</text:p>
              </table:table-cell>
              <table:table-cell office:value-type="float" office:value="-5.66519433918068">
                <text:p>-5.66519433918068</text:p>
              </table:table-cell>
              <table:table-cell office:value-type="float" office:value="-4.37113667040278">
                <text:p>-4.37113667040278</text:p>
              </table:table-cell>
              <table:table-cell office:value-type="float" office:value="2.08493173614969">
                <text:p>2.08493173614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763054624917">
                <text:p>-5.60763054624917</text:p>
              </table:table-cell>
              <table:table-cell office:value-type="float" office:value="-6.56178397032714">
                <text:p>-6.56178397032714</text:p>
              </table:table-cell>
              <table:table-cell office:value-type="float" office:value="-4.43406860062192">
                <text:p>-4.43406860062192</text:p>
              </table:table-cell>
              <table:table-cell office:value-type="float" office:value="2.16264642046927">
                <text:p>2.16264642046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900610372905">
                <text:p>-5.3900610372905</text:p>
              </table:table-cell>
              <table:table-cell office:value-type="float" office:value="-7.43509004998735">
                <text:p>-7.43509004998735</text:p>
              </table:table-cell>
              <table:table-cell office:value-type="float" office:value="-4.49563463715695">
                <text:p>-4.49563463715695</text:p>
              </table:table-cell>
              <table:table-cell office:value-type="float" office:value="2.2414475825506">
                <text:p>2.2414475825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855469630304">
                <text:p>-5.03855469630304</text:p>
              </table:table-cell>
              <table:table-cell office:value-type="float" office:value="-8.26360878378014">
                <text:p>-8.26360878378014</text:p>
              </table:table-cell>
              <table:table-cell office:value-type="float" office:value="-4.55581602638065">
                <text:p>-4.55581602638065</text:p>
              </table:table-cell>
              <table:table-cell office:value-type="float" office:value="2.32131121877577">
                <text:p>2.32131121877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6176681638083">
                <text:p>-4.56176681638083</text:p>
              </table:table-cell>
              <table:table-cell office:value-type="float" office:value="-9.02693919556738">
                <text:p>-9.02693919556738</text:p>
              </table:table-cell>
              <table:table-cell office:value-type="float" office:value="-4.61459443644316">
                <text:p>-4.61459443644316</text:p>
              </table:table-cell>
              <table:table-cell office:value-type="float" office:value="2.40221300188667">
                <text:p>2.40221300188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7143755228985">
                <text:p>-3.97143755228985</text:p>
              </table:table-cell>
              <table:table-cell office:value-type="float" office:value="-9.70628546953803">
                <text:p>-9.70628546953803</text:p>
              </table:table-cell>
              <table:table-cell office:value-type="float" office:value="-4.67195196285604">
                <text:p>-4.67195196285604</text:p>
              </table:table-cell>
              <table:table-cell office:value-type="float" office:value="2.48412828839533">
                <text:p>2.4841282883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210283754512">
                <text:p>-3.28210283754512</text:p>
              </table:table-cell>
              <table:table-cell office:value-type="float" office:value="-10.2849197677332">
                <text:p>-10.2849197677332</text:p>
              </table:table-cell>
              <table:table-cell office:value-type="float" office:value="-4.72787113394613">
                <text:p>-4.72787113394613</text:p>
              </table:table-cell>
              <table:table-cell office:value-type="float" office:value="2.56703212609056">
                <text:p>2.56703212609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1073645981504">
                <text:p>-2.51073645981504</text:p>
              </table:table-cell>
              <table:table-cell office:value-type="float" office:value="-10.7485941268556">
                <text:p>-10.7485941268556</text:p>
              </table:table-cell>
              <table:table-cell office:value-type="float" office:value="-4.78233491617761">
                <text:p>-4.78233491617761</text:p>
              </table:table-cell>
              <table:table-cell office:value-type="float" office:value="2.65089926163865">
                <text:p>2.65089926163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633210798552">
                <text:p>-1.67633210798552</text:p>
              </table:table-cell>
              <table:table-cell office:value-type="float" office:value="-11.0858912920497">
                <text:p>-11.0858912920497</text:p>
              </table:table-cell>
              <table:table-cell office:value-type="float" office:value="-4.8353267193406">
                <text:p>-4.8353267193406</text:p>
              </table:table-cell>
              <table:table-cell office:value-type="float" office:value="2.73570414827577">
                <text:p>2.73570414827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435682320392">
                <text:p>-0.799435682320392</text:p>
              </table:table-cell>
              <table:table-cell office:value-type="float" office:value="-11.2885058489199">
                <text:p>-11.2885058489199</text:p>
              </table:table-cell>
              <table:table-cell office:value-type="float" office:value="-4.88683040160467">
                <text:p>-4.88683040160467</text:p>
              </table:table-cell>
              <table:table-cell office:value-type="float" office:value="2.82142095358979">
                <text:p>2.8214209535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3606161522356">
                <text:p>0.0983606161522356</text:p>
              </table:table-cell>
              <table:table-cell office:value-type="float" office:value="-11.3514487313519">
                <text:p>-11.3514487313519</text:p>
              </table:table-cell>
              <table:table-cell office:value-type="float" office:value="-4.93683027443582">
                <text:p>-4.93683027443582</text:p>
              </table:table-cell>
              <table:table-cell office:value-type="float" office:value="2.90802356738908">
                <text:p>2.90802356738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949959771165">
                <text:p>0.994949959771165</text:p>
              </table:table-cell>
              <table:table-cell office:value-type="float" office:value="-11.2731700694511">
                <text:p>-11.2731700694511</text:p>
              </table:table-cell>
              <table:table-cell office:value-type="float" office:value="-4.98531110737539">
                <text:p>-4.98531110737539</text:p>
              </table:table-cell>
              <table:table-cell office:value-type="float" office:value="2.99548560965591">
                <text:p>2.99548560965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25524024805">
                <text:p>1.86825524024805</text:p>
              </table:table-cell>
              <table:table-cell office:value-type="float" office:value="-11.0555973526616">
                <text:p>-11.0555973526616</text:p>
              </table:table-cell>
              <table:table-cell office:value-type="float" office:value="-5.03225813267935">
                <text:p>-5.03225813267935</text:p>
              </table:table-cell>
              <table:table-cell office:value-type="float" office:value="3.08378043858213">
                <text:p>3.08378043858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677268288036">
                <text:p>2.69677268288036</text:p>
              </table:table-cell>
              <table:table-cell office:value-type="float" office:value="-10.7040879683572">
                <text:p>-10.7040879683572</text:p>
              </table:table-cell>
              <table:table-cell office:value-type="float" office:value="-5.07765704981676">
                <text:p>-5.07765704981676</text:p>
              </table:table-cell>
              <table:table-cell office:value-type="float" office:value="3.17288115868444">
                <text:p>3.17288115868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10134332279">
                <text:p>3.46010134332279</text:p>
              </table:table-cell>
              <table:table-cell office:value-type="float" office:value="-10.2272972845691">
                <text:p>-10.2272972845691</text:p>
              </table:table-cell>
              <table:table-cell office:value-type="float" office:value="-5.12149402982581">
                <text:p>-5.12149402982581</text:p>
              </table:table-cell>
              <table:table-cell office:value-type="float" office:value="3.26276062899711">
                <text:p>3.26276062899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944544888839">
                <text:p>4.13944544888839</text:p>
              </table:table-cell>
              <table:table-cell office:value-type="float" office:value="-9.63696552510388">
                <text:p>-9.63696552510388</text:p>
              </table:table-cell>
              <table:table-cell office:value-type="float" office:value="-5.16375571952629">
                <text:p>-5.16375571952629</text:p>
              </table:table-cell>
              <table:table-cell office:value-type="float" office:value="3.35339147133933">
                <text:p>3.35339147133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807721501185">
                <text:p>4.71807721501185</text:p>
              </table:table-cell>
              <table:table-cell office:value-type="float" office:value="-8.94762868492135">
                <text:p>-8.94762868492135</text:p>
              </table:table-cell>
              <table:table-cell office:value-type="float" office:value="-5.20442924558707">
                <text:p>-5.20442924558707</text:p>
              </table:table-cell>
              <table:table-cell office:value-type="float" office:value="3.44474607865491">
                <text:p>3.44474607865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174874074419">
                <text:p>5.18174874074419</text:p>
              </table:table-cell>
              <table:table-cell office:value-type="float" office:value="-8.17626060402544">
                <text:p>-8.17626060402544</text:p>
              </table:table-cell>
              <table:table-cell office:value-type="float" office:value="-5.2435022184475">
                <text:p>-5.2435022184475</text:p>
              </table:table-cell>
              <table:table-cell office:value-type="float" office:value="3.53679662342162">
                <text:p>3.53679662342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904284099767">
                <text:p>5.51904284099767</text:p>
              </table:table-cell>
              <table:table-cell office:value-type="float" office:value="-7.34185501323988">
                <text:p>-7.34185501323988</text:p>
              </table:table-cell>
              <table:table-cell office:value-type="float" office:value="-5.28096273609133">
                <text:p>-5.28096273609133</text:p>
              </table:table-cell>
              <table:table-cell office:value-type="float" office:value="3.62951506612778">
                <text:p>3.6295150661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165417684613">
                <text:p>5.72165417684613</text:p>
              </table:table-cell>
              <table:table-cell office:value-type="float" office:value="-6.46495784333585">
                <text:p>-6.46495784333585</text:p>
              </table:table-cell>
              <table:table-cell office:value-type="float" office:value="-5.31679938767221">
                <text:p>-5.31679938767221</text:p>
              </table:table-cell>
              <table:table-cell office:value-type="float" office:value="3.72287316381336">
                <text:p>3.72287316381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8459376148776">
                <text:p>5.78459376148776</text:p>
              </table:table-cell>
              <table:table-cell office:value-type="float" office:value="-5.56716131366716">
                <text:p>-5.56716131366716</text:p>
              </table:table-cell>
              <table:table-cell office:value-type="float" office:value="-5.35100125698956">
                <text:p>-5.35100125698956</text:p>
              </table:table-cell>
              <table:table-cell office:value-type="float" office:value="3.81684247867305">
                <text:p>3.81684247867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631180623095">
                <text:p>5.70631180623095</text:p>
              </table:table-cell>
              <table:table-cell office:value-type="float" office:value="-4.67057225758786">
                <text:p>-4.67057225758786</text:p>
              </table:table-cell>
              <table:table-cell office:value-type="float" office:value="-5.38355792581374">
                <text:p>-5.38355792581374</text:p>
              </table:table-cell>
              <table:table-cell office:value-type="float" office:value="3.9113943867187">
                <text:p>3.9113943867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873588161345">
                <text:p>5.48873588161345</text:p>
              </table:table-cell>
              <table:table-cell office:value-type="float" office:value="-3.79726777630608">
                <text:p>-3.79726777630608</text:p>
              </table:table-cell>
              <table:table-cell office:value-type="float" office:value="-5.41445947705953">
                <text:p>-5.41445947705953</text:p>
              </table:table-cell>
              <table:table-cell office:value-type="float" office:value="4.00650008649849">
                <text:p>4.00650008649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722345399699">
                <text:p>5.13722345399699</text:p>
              </table:table-cell>
              <table:table-cell office:value-type="float" office:value="-2.96875162484542">
                <text:p>-2.96875162484542</text:p>
              </table:table-cell>
              <table:table-cell office:value-type="float" office:value="-5.44369649780702">
                <text:p>-5.44369649780702</text:p>
              </table:table-cell>
              <table:table-cell office:value-type="float" office:value="4.10213060787013">
                <text:p>4.1021306078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042996634932">
                <text:p>4.66042996634932</text:p>
              </table:table-cell>
              <table:table-cell office:value-type="float" office:value="-2.20542471575812">
                <text:p>-2.20542471575812</text:p>
              </table:table-cell>
              <table:table-cell office:value-type="float" office:value="-5.47126008216881">
                <text:p>-5.47126008216881</text:p>
              </table:table-cell>
              <table:table-cell office:value-type="float" office:value="4.19825682082544">
                <text:p>4.1982568208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009571151787">
                <text:p>4.07009571151787</text:p>
              </table:table-cell>
              <table:table-cell office:value-type="float" office:value="-1.52608277860673">
                <text:p>-1.52608277860673</text:p>
              </table:table-cell>
              <table:table-cell office:value-type="float" office:value="-5.49714183400291">
                <text:p>-5.49714183400291</text:p>
              </table:table-cell>
              <table:table-cell office:value-type="float" office:value="4.29484944436367">
                <text:p>4.29484944436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075674590683">
                <text:p>3.38075674590683</text:p>
              </table:table-cell>
              <table:table-cell office:value-type="float" office:value="-0.947453544562777">
                <text:p>-0.947453544562777</text:p>
              </table:table-cell>
              <table:table-cell office:value-type="float" office:value="-5.52133386947022">
                <text:p>-5.52133386947022</text:p>
              </table:table-cell>
              <table:table-cell office:value-type="float" office:value="4.39187905541075">
                <text:p>4.3918790554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938696185551">
                <text:p>2.60938696185551</text:p>
              </table:table-cell>
              <table:table-cell office:value-type="float" office:value="-0.483784852226727">
                <text:p>-0.483784852226727</text:p>
              </table:table-cell>
              <table:table-cell office:value-type="float" office:value="-5.54382881943607">
                <text:p>-5.54382881943607</text:p>
              </table:table-cell>
              <table:table-cell office:value-type="float" office:value="4.48931609778189">
                <text:p>4.48931609778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498013212517">
                <text:p>1.77498013212517</text:p>
              </table:table-cell>
              <table:table-cell office:value-type="float" office:value="-0.146493816918402">
                <text:p>-0.146493816918402</text:p>
              </table:table-cell>
              <table:table-cell office:value-type="float" office:value="-5.56461983171492">
                <text:p>-5.56461983171492</text:p>
              </table:table-cell>
              <table:table-cell office:value-type="float" office:value="4.58713089118463">
                <text:p>4.58713089118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082217994057">
                <text:p>0.898082217994057</text:p>
              </table:table-cell>
              <table:table-cell office:value-type="float" office:value="0.0561142979055358">
                <text:p>0.0561142979055358</text:p>
              </table:table-cell>
              <table:table-cell office:value-type="float" office:value="-5.58370057315759">
                <text:p>-5.58370057315759</text:p>
              </table:table-cell>
              <table:table-cell office:value-type="float" office:value="4.68529364025981">
                <text:p>4.68529364025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85457141422363">
                <text:p>0.000285457141422363</text:p>
              </table:table-cell>
              <table:table-cell office:value-type="float" office:value="0.119050584755946">
                <text:p>0.119050584755946</text:p>
              </table:table-cell>
              <table:table-cell office:value-type="float" office:value="-5.60106523158041">
                <text:p>-5.60106523158041</text:p>
              </table:table-cell>
              <table:table-cell office:value-type="float" office:value="4.78377444365752">
                <text:p>4.78377444365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0851753568">
                <text:p>-5.61670851753568</text:p>
              </table:table-cell>
              <table:table-cell office:value-type="float" office:value="4.88254330314533">
                <text:p>4.88254330314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2566592288">
                <text:p>-5.63062566592288</text:p>
              </table:table-cell>
              <table:table-cell office:value-type="float" office:value="4.98157013274604">
                <text:p>4.98157013274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1243744016">
                <text:p>-5.64281243744016</text:p>
              </table:table-cell>
              <table:table-cell office:value-type="float" office:value="5.08082476790222">
                <text:p>5.08082476790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6511987566">
                <text:p>-5.65326511987566</text:p>
              </table:table-cell>
              <table:table-cell office:value-type="float" office:value="5.18027697466457">
                <text:p>5.18027697466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8052923834">
                <text:p>-5.66198052923834</text:p>
              </table:table-cell>
              <table:table-cell office:value-type="float" office:value="5.27989645890155">
                <text:p>5.27989645890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560107278">
                <text:p>-5.6689560107278</text:p>
              </table:table-cell>
              <table:table-cell office:value-type="float" office:value="5.3796528755272">
                <text:p>5.3796528755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8943954299">
                <text:p>-5.67418943954299</text:p>
              </table:table-cell>
              <table:table-cell office:value-type="float" office:value="5.47951583774461">
                <text:p>5.47951583774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7922152942">
                <text:p>-5.67767922152942</text:p>
              </table:table-cell>
              <table:table-cell office:value-type="float" office:value="5.57945492630203">
                <text:p>5.57945492630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2429366478">
                <text:p>-5.67942429366478</text:p>
              </table:table-cell>
              <table:table-cell office:value-type="float" office:value="5.67943969875885">
                <text:p>5.67943969875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2412438274">
                <text:p>-5.67942412438274</text:p>
              </table:table-cell>
              <table:table-cell office:value-type="float" office:value="5.7794396987587">
                <text:p>5.7794396987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7871373487">
                <text:p>-5.67767871373487</text:p>
              </table:table-cell>
              <table:table-cell office:value-type="float" office:value="5.87942446530677">
                <text:p>5.87942446530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8859339061">
                <text:p>-5.67418859339061</text:p>
              </table:table-cell>
              <table:table-cell office:value-type="float" office:value="5.97936354204846">
                <text:p>5.97936354204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5482647534">
                <text:p>-5.66895482647534</text:p>
              </table:table-cell>
              <table:table-cell office:value-type="float" office:value="6.07922648654679">
                <text:p>6.07922648654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7900724652">
                <text:p>-5.66197900724652</text:p>
              </table:table-cell>
              <table:table-cell office:value-type="float" office:value="6.1789828795554">
                <text:p>6.178982879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6326060811">
                <text:p>-5.65326326060811</text:p>
              </table:table-cell>
              <table:table-cell office:value-type="float" office:value="6.27860233428455">
                <text:p>6.27860233428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1024146321">
                <text:p>-5.64281024146321</text:p>
              </table:table-cell>
              <table:table-cell office:value-type="float" office:value="6.37805450565731">
                <text:p>6.37805450565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2313390547">
                <text:p>-5.63062313390547</text:p>
              </table:table-cell>
              <table:table-cell office:value-type="float" office:value="6.47730909955289">
                <text:p>6.47730909955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0565024908">
                <text:p>-5.61670565024908</text:p>
              </table:table-cell>
              <table:table-cell office:value-type="float" office:value="6.57633588203457">
                <text:p>6.57633588203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06202989802">
                <text:p>-5.60106202989802</text:p>
              </table:table-cell>
              <table:table-cell office:value-type="float" office:value="6.67510468855926">
                <text:p>6.6751046885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69703805467">
                <text:p>-5.58369703805467</text:p>
              </table:table-cell>
              <table:table-cell office:value-type="float" office:value="6.77358543316591">
                <text:p>6.77358543316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159642683">
                <text:p>-5.5646159642683</text:p>
              </table:table-cell>
              <table:table-cell office:value-type="float" office:value="6.87174811764">
                <text:p>6.87174811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2462082382">
                <text:p>-5.54382462082382</text:p>
              </table:table-cell>
              <table:table-cell office:value-type="float" office:value="6.96956284065128">
                <text:p>6.96956284065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2934097128">
                <text:p>-5.52132934097128</text:p>
              </table:table-cell>
              <table:table-cell office:value-type="float" office:value="7.06699980686204">
                <text:p>7.06699980686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369769967">
                <text:p>-5.4971369769967</text:p>
              </table:table-cell>
              <table:table-cell office:value-type="float" office:value="7.16402933600302">
                <text:p>7.16402933600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25489813482">
                <text:p>-5.47125489813482</text:p>
              </table:table-cell>
              <table:table-cell office:value-type="float" office:value="7.26062187191439">
                <text:p>7.26062187191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69098832436">
                <text:p>-5.44369098832436</text:p>
              </table:table-cell>
              <table:table-cell office:value-type="float" office:value="7.35674799154875">
                <text:p>7.3567479915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45364380646">
                <text:p>-5.41445364380646</text:p>
              </table:table-cell>
              <table:table-cell office:value-type="float" office:value="7.45237841393379">
                <text:p>7.4523784139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5177056711">
                <text:p>-5.38355177056711</text:p>
              </table:table-cell>
              <table:table-cell office:value-type="float" office:value="7.54748400909149">
                <text:p>7.54748400909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99478162432">
                <text:p>-5.35099478162432</text:p>
              </table:table-cell>
              <table:table-cell office:value-type="float" office:value="7.64203580691141">
                <text:p>7.64203580691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79259416082">
                <text:p>-5.31679259416082</text:p>
              </table:table-cell>
              <table:table-cell office:value-type="float" office:value="7.73600500597531">
                <text:p>7.73600500597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095562650317">
                <text:p>-5.28095562650317</text:p>
              </table:table-cell>
              <table:table-cell office:value-type="float" office:value="7.82936298233033">
                <text:p>7.82936298233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49479494821">
                <text:p>-5.24349479494821</text:p>
              </table:table-cell>
              <table:table-cell office:value-type="float" office:value="7.92208129820811">
                <text:p>7.92208129820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2151043793">
                <text:p>-5.20442151043793</text:p>
              </table:table-cell>
              <table:table-cell office:value-type="float" office:value="8.01413171068724">
                <text:p>8.01413171068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4767508349">
                <text:p>-5.16374767508349</text:p>
              </table:table-cell>
              <table:table-cell office:value-type="float" office:value="8.10548618029634">
                <text:p>8.10548618029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48567853979">
                <text:p>-5.12148567853979</text:p>
              </table:table-cell>
              <table:table-cell office:value-type="float" office:value="8.19611687955515">
                <text:p>8.19611687955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4839423139">
                <text:p>-5.07764839423139</text:p>
              </table:table-cell>
              <table:table-cell office:value-type="float" office:value="8.28599620145104">
                <text:p>8.28599620145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4917543121">
                <text:p>-5.03224917543121</text:p>
              </table:table-cell>
              <table:table-cell office:value-type="float" office:value="8.37509676784842">
                <text:p>8.37509676784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0185119295">
                <text:p>-4.98530185119295</text:p>
              </table:table-cell>
              <table:table-cell office:value-type="float" office:value="8.46339143782836">
                <text:p>8.46339143782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207221386">
                <text:p>-4.9368207221386</text:p>
              </table:table-cell>
              <table:table-cell office:value-type="float" office:value="8.55085331595601">
                <text:p>8.55085331595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2055610239">
                <text:p>-4.88682055610239</text:p>
              </table:table-cell>
              <table:table-cell office:value-type="float" office:value="8.63745576047319">
                <text:p>8.63745576047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1658363231">
                <text:p>-4.83531658363231</text:p>
              </table:table-cell>
              <table:table-cell office:value-type="float" office:value="8.72317239141375">
                <text:p>8.72317239141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2449335074">
                <text:p>-4.78232449335074</text:p>
              </table:table-cell>
              <table:table-cell office:value-type="float" office:value="8.80797709863918">
                <text:p>8.80797709863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86042717558">
                <text:p>-4.72786042717558</text:p>
              </table:table-cell>
              <table:table-cell office:value-type="float" office:value="8.89184404979199">
                <text:p>8.89184404979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409754032">
                <text:p>-4.6719409754032</text:p>
              </table:table-cell>
              <table:table-cell office:value-type="float" office:value="8.97474769816452">
                <text:p>8.97474769816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58317165491">
                <text:p>-4.61458317165491</text:p>
              </table:table-cell>
              <table:table-cell office:value-type="float" office:value="9.05666279048073">
                <text:p>9.05666279048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0448768836">
                <text:p>-4.55580448768836</text:p>
              </table:table-cell>
              <table:table-cell office:value-type="float" office:value="9.13756437458858">
                <text:p>9.13756437458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2282807542">
                <text:p>-4.49562282807542</text:p>
              </table:table-cell>
              <table:table-cell office:value-type="float" office:value="9.21742780706073">
                <text:p>9.21742780706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5652474832">
                <text:p>-4.43405652474832</text:p>
              </table:table-cell>
              <table:table-cell office:value-type="float" office:value="9.29622876070112">
                <text:p>9.29622876070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2433141554">
                <text:p>-4.37112433141554</text:p>
              </table:table-cell>
              <table:table-cell office:value-type="float" office:value="9.37394323195535">
                <text:p>9.37394323195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4541784922">
                <text:p>-4.30684541784922</text:p>
              </table:table-cell>
              <table:table-cell office:value-type="float" office:value="9.45054754822235">
                <text:p>9.45054754822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3936404592">
                <text:p>-4.24123936404592</text:p>
              </table:table-cell>
              <table:table-cell office:value-type="float" office:value="9.5260183750653">
                <text:p>9.5260183750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2615426228">
                <text:p>-4.17432615426228</text:p>
              </table:table-cell>
              <table:table-cell office:value-type="float" office:value="9.60033272331953">
                <text:p>9.60033272331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2617092769">
                <text:p>-4.10612617092769</text:p>
              </table:table-cell>
              <table:table-cell office:value-type="float" office:value="9.67346795609527">
                <text:p>9.67346795609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66018843553">
                <text:p>-4.03666018843553</text:p>
              </table:table-cell>
              <table:table-cell office:value-type="float" office:value="9.74540179567303">
                <text:p>9.74540179567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4936681515">
                <text:p>-3.96594936681515</text:p>
              </table:table-cell>
              <table:table-cell office:value-type="float" office:value="9.81611233028967">
                <text:p>9.81611233028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1524528626">
                <text:p>-3.89401524528626</text:p>
              </table:table-cell>
              <table:table-cell office:value-type="float" office:value="9.88557802081289">
                <text:p>9.88557802081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87973569791">
                <text:p>-3.82087973569791</text:p>
              </table:table-cell>
              <table:table-cell office:value-type="float" office:value="9.95377770730229">
                <text:p>9.95377770730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56511585389">
                <text:p>-3.74656511585389</text:p>
              </table:table-cell>
              <table:table-cell office:value-type="float" office:value="10.0206906154549">
                <text:p>10.0206906154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09402272671">
                <text:p>-3.67109402272671</text:p>
              </table:table-cell>
              <table:table-cell office:value-type="float" office:value="10.0862963629332">
                <text:p>10.0862963629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48944556214">
                <text:p>-3.59448944556214</text:p>
              </table:table-cell>
              <table:table-cell office:value-type="float" office:value="10.1505749655739">
                <text:p>10.150574965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77471887647">
                <text:p>-3.51677471887647</text:p>
              </table:table-cell>
              <table:table-cell office:value-type="float" office:value="10.2135068434751">
                <text:p>10.2135068434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797351534859">
                <text:p>-3.43797351534859</text:p>
              </table:table-cell>
              <table:table-cell office:value-type="float" office:value="10.2750728269607">
                <text:p>10.2750728269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0983860903">
                <text:p>-3.35810983860903</text:p>
              </table:table-cell>
              <table:table-cell office:value-type="float" office:value="10.3352541624198">
                <text:p>10.3352541624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0801592823">
                <text:p>-3.27720801592823</text:p>
              </table:table-cell>
              <table:table-cell office:value-type="float" office:value="10.3940325180188">
                <text:p>10.3940325180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29269080621">
                <text:p>-3.19529269080621</text:p>
              </table:table-cell>
              <table:table-cell office:value-type="float" office:value="10.4513899892859">
                <text:p>10.451389989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38881546593">
                <text:p>-3.11238881546593</text:p>
              </table:table-cell>
              <table:table-cell office:value-type="float" office:value="10.5073091045647">
                <text:p>10.5073091045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2164325256">
                <text:p>-3.02852164325256</text:p>
              </table:table-cell>
              <table:table-cell office:value-type="float" office:value="10.5617728303364">
                <text:p>10.561772830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1672094111">
                <text:p>-2.94371672094111</text:p>
              </table:table-cell>
              <table:table-cell office:value-type="float" office:value="10.6147645764083">
                <text:p>10.6147645764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799988095456">
                <text:p>-2.85799988095456</text:p>
              </table:table-cell>
              <table:table-cell office:value-type="float" office:value="10.6662682009674">
                <text:p>10.6662682009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39723349513">
                <text:p>-2.77139723349513</text:p>
              </table:table-cell>
              <table:table-cell office:value-type="float" office:value="10.7162680154972">
                <text:p>10.716268015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3515859077">
                <text:p>-2.68393515859077</text:p>
              </table:table-cell>
              <table:table-cell office:value-type="float" office:value="10.7647487895569">
                <text:p>10.7647487895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402980596">
                <text:p>-2.5956402980596</text:p>
              </table:table-cell>
              <table:table-cell office:value-type="float" office:value="10.8116957554203">
                <text:p>10.8116957554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3954739453">
                <text:p>-2.50653954739453</text:p>
              </table:table-cell>
              <table:table-cell office:value-type="float" office:value="10.8570946125746">
                <text:p>10.8570946125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600475706">
                <text:p>-2.4166600475706</text:p>
              </table:table-cell>
              <table:table-cell office:value-type="float" office:value="10.9009315320763">
                <text:p>10.9009315320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2917677762">
                <text:p>-2.32602917677762</text:p>
              </table:table-cell>
              <table:table-cell office:value-type="float" office:value="10.9431931607637">
                <text:p>10.9431931607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67454208044">
                <text:p>-2.23467454208044</text:p>
              </table:table-cell>
              <table:table-cell office:value-type="float" office:value="10.9838666253241">
                <text:p>10.9838666253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2397100963">
                <text:p>-2.14262397100963</text:p>
              </table:table-cell>
              <table:table-cell office:value-type="float" office:value="11.0229395362156">
                <text:p>11.0229395362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0550308487">
                <text:p>-2.04990550308487</text:p>
              </table:table-cell>
              <table:table-cell office:value-type="float" office:value="11.0603999914409">
                <text:p>11.0603999914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473812739">
                <text:p>-1.9565473812739</text:p>
              </table:table-cell>
              <table:table-cell office:value-type="float" office:value="11.0962365801726">
                <text:p>11.0962365801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57804338936">
                <text:p>-1.86257804338936</text:p>
              </table:table-cell>
              <table:table-cell office:value-type="float" office:value="11.1304383862293">
                <text:p>11.1304383862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2611342642">
                <text:p>-1.76802611342642</text:p>
              </table:table-cell>
              <table:table-cell office:value-type="float" office:value="11.1629949914007">
                <text:p>11.1629949914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2039284357">
                <text:p>-1.67292039284357</text:p>
              </table:table-cell>
              <table:table-cell office:value-type="float" office:value="11.1938964786208">
                <text:p>11.1938964786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28985178944">
                <text:p>-1.57728985178944</text:p>
              </table:table-cell>
              <table:table-cell office:value-type="float" office:value="11.2231334349893">
                <text:p>11.2231334349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636202782">
                <text:p>-1.4811636202782</text:p>
              </table:table-cell>
              <table:table-cell office:value-type="float" office:value="11.2506969546385">
                <text:p>11.2506969546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57097931627">
                <text:p>-1.38457097931627</text:p>
              </table:table-cell>
              <table:table-cell office:value-type="float" office:value="11.2765786414459">
                <text:p>11.27657864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4135198301">
                <text:p>-1.28754135198301</text:p>
              </table:table-cell>
              <table:table-cell office:value-type="float" office:value="11.3007706115924">
                <text:p>11.3007706115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0429446818">
                <text:p>-1.19010429446818</text:p>
              </table:table-cell>
              <table:table-cell office:value-type="float" office:value="11.3232654959631">
                <text:p>11.3232654959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28948706885">
                <text:p>-1.09228948706885</text:p>
              </table:table-cell>
              <table:table-cell office:value-type="float" office:value="11.3440564423926">
                <text:p>11.3440564423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26725148432">
                <text:p>-0.994126725148432</text:p>
              </table:table-cell>
              <table:table-cell office:value-type="float" office:value="11.3631371177516">
                <text:p>11.3631371177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45910060767">
                <text:p>-0.895645910060767</text:p>
              </table:table-cell>
              <table:table-cell office:value-type="float" office:value="11.3805017098766">
                <text:p>11.3805017098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877040041846">
                <text:p>-0.796877040041846</text:p>
              </table:table-cell>
              <table:table-cell office:value-type="float" office:value="11.3961449293402">
                <text:p>11.3961449293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50201072061">
                <text:p>-0.697850201072061</text:p>
              </table:table-cell>
              <table:table-cell office:value-type="float" office:value="11.410062011062">
                <text:p>11.410062011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59555771171">
                <text:p>-0.59859555771171</text:p>
              </table:table-cell>
              <table:table-cell office:value-type="float" office:value="11.4222487157606">
                <text:p>11.4222487157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43343912577">
                <text:p>-0.499143343912577</text:p>
              </table:table-cell>
              <table:table-cell office:value-type="float" office:value="11.4327013312443">
                <text:p>11.4327013312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23853808367">
                <text:p>-0.399523853808367</text:p>
              </table:table-cell>
              <table:table-cell office:value-type="float" office:value="11.4414166735427">
                <text:p>11.4414166735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67432486811">
                <text:p>-0.299767432486811</text:p>
              </table:table-cell>
              <table:table-cell office:value-type="float" office:value="11.4483920878756">
                <text:p>11.448392087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0446674625">
                <text:p>-0.19990446674625</text:p>
              </table:table-cell>
              <table:table-cell office:value-type="float" office:value="11.4536254494625">
                <text:p>11.4536254494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653758395166">
                <text:p>-0.0999653758395166</text:p>
              </table:table-cell>
              <table:table-cell office:value-type="float" office:value="11.4571151641695">
                <text:p>11.4571151641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93977920737581">
                <text:p>0.0000193977920737581</text:p>
              </table:table-cell>
              <table:table-cell office:value-type="float" office:value="11.4588601689946">
                <text:p>11.4588601689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19397791794">
                <text:p>0.100019397791794</text:p>
              </table:table-cell>
              <table:table-cell office:value-type="float" office:value="11.458859932392">
                <text:p>11.45885993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004163164813">
                <text:p>0.200004163164813</text:p>
              </table:table-cell>
              <table:table-cell office:value-type="float" office:value="11.4571144544339">
                <text:p>11.457114454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4323755692">
                <text:p>0.29994323755692</text:p>
              </table:table-cell>
              <table:table-cell office:value-type="float" office:value="11.4536242668102">
                <text:p>11.4536242668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806178531829">
                <text:p>0.399806178531829</text:p>
              </table:table-cell>
              <table:table-cell office:value-type="float" office:value="11.4483904326666">
                <text:p>11.4483904326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62566844253">
                <text:p>0.499562566844253</text:p>
              </table:table-cell>
              <table:table-cell office:value-type="float" office:value="11.4414145462813">
                <text:p>11.4414145462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82015705904">
                <text:p>0.599182015705904</text:p>
              </table:table-cell>
              <table:table-cell office:value-type="float" office:value="11.4326987325786">
                <text:p>11.4326987325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634180041614">
                <text:p>0.698634180041614</text:p>
              </table:table-cell>
              <table:table-cell office:value-type="float" office:value="11.422245646482">
                <text:p>11.422245646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88765732747">
                <text:p>0.797888765732747</text:p>
              </table:table-cell>
              <table:table-cell office:value-type="float" office:value="11.4100584721055">
                <text:p>11.4100584721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915538845084">
                <text:p>0.896915538845084</text:p>
              </table:table-cell>
              <table:table-cell office:value-type="float" office:value="11.3961409217838">
                <text:p>11.3961409217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84334838388">
                <text:p>0.995684334838388</text:p>
              </table:table-cell>
              <table:table-cell office:value-type="float" office:value="11.3804972349411">
                <text:p>11.3804972349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6506775482">
                <text:p>1.09416506775482</text:p>
              </table:table-cell>
              <table:table-cell office:value-type="float" office:value="11.3631321768">
                <text:p>11.363132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32773938341">
                <text:p>1.19232773938341</text:p>
              </table:table-cell>
              <table:table-cell office:value-type="float" office:value="11.34405103693">
                <text:p>11.34405103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4244839783">
                <text:p>1.29014244839783</text:p>
              </table:table-cell>
              <table:table-cell office:value-type="float" office:value="11.3232596276362">
                <text:p>11.3232596276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7939946462">
                <text:p>1.38757939946462</text:p>
              </table:table-cell>
              <table:table-cell office:value-type="float" office:value="11.3007642821886">
                <text:p>11.3007642821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60891231916">
                <text:p>1.48460891231916</text:p>
              </table:table-cell>
              <table:table-cell office:value-type="float" office:value="11.2765718528933">
                <text:p>11.2765718528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20143080656">
                <text:p>1.58120143080656</text:p>
              </table:table-cell>
              <table:table-cell office:value-type="float" office:value="11.2506897090048">
                <text:p>11.250689709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32753188474">
                <text:p>1.67732753188474</text:p>
              </table:table-cell>
              <table:table-cell office:value-type="float" office:value="11.2231257344818">
                <text:p>11.2231257344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5793458703">
                <text:p>1.77295793458703</text:p>
              </table:table-cell>
              <table:table-cell office:value-type="float" office:value="11.193888325585">
                <text:p>11.193888325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635089414">
                <text:p>1.8680635089414</text:p>
              </table:table-cell>
              <table:table-cell office:value-type="float" office:value="11.1629863883201">
                <text:p>11.1629863883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61528484378">
                <text:p>1.96261528484378</text:p>
              </table:table-cell>
              <table:table-cell office:value-type="float" office:value="11.1304293357245">
                <text:p>11.1304293357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8446088257">
                <text:p>2.05658446088257</text:p>
              </table:table-cell>
              <table:table-cell office:value-type="float" office:value="11.0962270850005">
                <text:p>11.096227085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4241311194">
                <text:p>2.14994241311194</text:p>
              </table:table-cell>
              <table:table-cell office:value-type="float" office:value="11.0603900544938">
                <text:p>11.0603900544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6070377088">
                <text:p>2.24266070377088</text:p>
              </table:table-cell>
              <table:table-cell office:value-type="float" office:value="11.0229291605204">
                <text:p>11.0229291605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71108994565">
                <text:p>2.33471108994565</text:p>
              </table:table-cell>
              <table:table-cell office:value-type="float" office:value="10.9838558140413">
                <text:p>10.9838558140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655321729">
                <text:p>2.4260655321729</text:p>
              </table:table-cell>
              <table:table-cell office:value-type="float" office:value="10.9431819171866">
                <text:p>10.9431819171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9620298069">
                <text:p>2.51669620298069</text:p>
              </table:table-cell>
              <table:table-cell office:value-type="float" office:value="10.9009198596299">
                <text:p>10.900919859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7549536508">
                <text:p>2.60657549536508</text:p>
              </table:table-cell>
              <table:table-cell office:value-type="float" office:value="10.8570825148143">
                <text:p>10.8570825148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7603119945">
                <text:p>2.69567603119945</text:p>
              </table:table-cell>
              <table:table-cell office:value-type="float" office:value="10.8116832360311">
                <text:p>10.8116832360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706695742">
                <text:p>2.7839706695742</text:p>
              </table:table-cell>
              <table:table-cell office:value-type="float" office:value="10.7647358523525">
                <text:p>10.7647358523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3251506409">
                <text:p>2.87143251506409</text:p>
              </table:table-cell>
              <table:table-cell office:value-type="float" office:value="10.7162546644183">
                <text:p>10.7162546644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3492592088">
                <text:p>2.95803492592088</text:p>
              </table:table-cell>
              <table:table-cell office:value-type="float" office:value="10.6662544400809">
                <text:p>10.6662544400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5152218869">
                <text:p>3.04375152218869</text:p>
              </table:table-cell>
              <table:table-cell office:value-type="float" office:value="10.614750409906">
                <text:p>10.614750409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5619373956">
                <text:p>3.12855619373956</text:p>
              </table:table-cell>
              <table:table-cell office:value-type="float" office:value="10.5617582625335">
                <text:p>10.561758262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42310822686">
                <text:p>3.21242310822686</text:p>
              </table:table-cell>
              <table:table-cell office:value-type="float" office:value="10.5072941398987">
                <text:p>10.5072941398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32671895411">
                <text:p>3.29532671895411</text:p>
              </table:table-cell>
              <table:table-cell office:value-type="float" office:value="10.4513746323152">
                <text:p>10.4513746323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4177265674">
                <text:p>3.37724177265674</text:p>
              </table:table-cell>
              <table:table-cell office:value-type="float" office:value="10.3940167734212">
                <text:p>10.394016773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4331719447">
                <text:p>3.45814331719447</text:p>
              </table:table-cell>
              <table:table-cell office:value-type="float" office:value="10.3352380349913">
                <text:p>10.3352380349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800670915199">
                <text:p>3.53800670915199</text:p>
              </table:table-cell>
              <table:table-cell office:value-type="float" office:value="10.2750563216139">
                <text:p>10.275056321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80762134562">
                <text:p>3.61680762134562</text:p>
              </table:table-cell>
              <table:table-cell office:value-type="float" office:value="10.2134899652376">
                <text:p>10.213489965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52205023356">
                <text:p>3.69452205023356</text:p>
              </table:table-cell>
              <table:table-cell office:value-type="float" office:value="10.1505577195871">
                <text:p>10.150557719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2632322766">
                <text:p>3.77112632322766</text:p>
              </table:table-cell>
              <table:table-cell office:value-type="float" office:value="10.0862787544504">
                <text:p>10.0862787544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9710590426">
                <text:p>3.84659710590426</text:p>
              </table:table-cell>
              <table:table-cell office:value-type="float" office:value="10.0206726498398">
                <text:p>10.0206726498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91140911216">
                <text:p>3.92091140911216</text:p>
              </table:table-cell>
              <table:table-cell office:value-type="float" office:value="9.95375939002734">
                <text:p>9.95375939002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465959753">
                <text:p>3.9940465959753</text:p>
              </table:table-cell>
              <table:table-cell office:value-type="float" office:value="9.88555935745775">
                <text:p>9.88555935745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803887882">
                <text:p>4.0659803887882</text:p>
              </table:table-cell>
              <table:table-cell office:value-type="float" office:value="9.81609332653938">
                <text:p>9.81609332653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9087580194">
                <text:p>4.13669087580194</text:p>
              </table:table-cell>
              <table:table-cell office:value-type="float" office:value="9.74538245731633">
                <text:p>9.74538245731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5651789872">
                <text:p>4.20615651789872</text:p>
              </table:table-cell>
              <table:table-cell office:value-type="float" office:value="9.6734482890228">
                <text:p>9.6734482890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5615515291">
                <text:p>4.27435615515291</text:p>
              </table:table-cell>
              <table:table-cell office:value-type="float" office:value="9.60031273352209">
                <text:p>9.60031273352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6901327652">
                <text:p>4.34126901327652</text:p>
              </table:table-cell>
              <table:table-cell office:value-type="float" office:value="9.52599806863198">
                <text:p>9.52599806863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7470994729">
                <text:p>4.40687470994729</text:p>
              </table:table-cell>
              <table:table-cell office:value-type="float" office:value="9.45052693133869">
                <text:p>9.45052693133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5326101736">
                <text:p>4.47115326101736</text:p>
              </table:table-cell>
              <table:table-cell office:value-type="float" office:value="9.37392231090146">
                <text:p>9.37392231090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8508660061">
                <text:p>4.53408508660061</text:p>
              </table:table-cell>
              <table:table-cell office:value-type="float" office:value="9.29620754184975">
                <text:p>9.29620754184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5101703689">
                <text:p>4.59565101703689</text:p>
              </table:table-cell>
              <table:table-cell office:value-type="float" office:value="9.21740629687536">
                <text:p>9.21740629687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3229873133">
                <text:p>4.65583229873133</text:p>
              </table:table-cell>
              <table:table-cell office:value-type="float" office:value="9.13754257962143">
                <text:p>9.1375425796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61059986681">
                <text:p>4.71461059986681</text:p>
              </table:table-cell>
              <table:table-cell office:value-type="float" office:value="9.05664071737076">
                <text:p>9.05664071737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6801598806">
                <text:p>4.77196801598806</text:p>
              </table:table-cell>
              <table:table-cell office:value-type="float" office:value="8.97472535363542">
                <text:p>8.97472535363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8707545553">
                <text:p>4.82788707545553</text:p>
              </table:table-cell>
              <table:table-cell office:value-type="float" office:value="8.89182144065012">
                <text:p>8.89182144065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507447674">
                <text:p>4.8823507447674</text:p>
              </table:table-cell>
              <table:table-cell office:value-type="float" office:value="8.80795423177152">
                <text:p>8.8079542317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4243374818">
                <text:p>4.93534243374818</text:p>
              </table:table-cell>
              <table:table-cell office:value-type="float" office:value="8.72314927378577">
                <text:p>8.72314927378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4600060223">
                <text:p>4.98684600060223</text:p>
              </table:table-cell>
              <table:table-cell office:value-type="float" office:value="8.63743239912675">
                <text:p>8.63743239912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457568307">
                <text:p>5.0368457568307</text:p>
              </table:table-cell>
              <table:table-cell office:value-type="float" office:value="8.5508297180072">
                <text:p>8.550829718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2647201044">
                <text:p>5.08532647201044</text:p>
              </table:table-cell>
              <table:table-cell office:value-type="float" office:value="8.46336761046536">
                <text:p>8.46336761046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7337843331">
                <text:p>5.13227337843331</text:p>
              </table:table-cell>
              <table:table-cell office:value-type="float" office:value="8.37507271832928">
                <text:p>8.37507271832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7217560456">
                <text:p>5.17767217560456</text:p>
              </table:table-cell>
              <table:table-cell office:value-type="float" office:value="8.28597193710148">
                <text:p>8.28597193710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50903459894">
                <text:p>5.22150903459894</text:p>
              </table:table-cell>
              <table:table-cell office:value-type="float" office:value="8.19609240776634">
                <text:p>8.19609240776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7060227309">
                <text:p>5.26377060227309</text:p>
              </table:table-cell>
              <table:table-cell office:value-type="float" office:value="8.10546150852263">
                <text:p>8.10546150852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4400533307">
                <text:p>5.30444400533307</text:p>
              </table:table-cell>
              <table:table-cell office:value-type="float" office:value="8.01410684644389">
                <text:p>8.01410684644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1685425568">
                <text:p>5.34351685425568</text:p>
              </table:table-cell>
              <table:table-cell office:value-type="float" office:value="7.92205624906902">
                <text:p>7.92205624906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7724706242">
                <text:p>5.38097724706242</text:p>
              </table:table-cell>
              <table:table-cell office:value-type="float" office:value="7.82933775592572">
                <text:p>7.8293377559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1377294498">
                <text:p>5.41681377294498</text:p>
              </table:table-cell>
              <table:table-cell office:value-type="float" office:value="7.73597960998939">
                <text:p>7.7359796099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1551574106">
                <text:p>5.45101551574106</text:p>
              </table:table-cell>
              <table:table-cell office:value-type="float" office:value="7.64201024908004">
                <text:p>7.64201024908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7205725956">
                <text:p>5.48357205725956</text:p>
              </table:table-cell>
              <table:table-cell office:value-type="float" office:value="7.54745829719985">
                <text:p>7.5474582971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7348045404">
                <text:p>5.51447348045404</text:p>
              </table:table-cell>
              <table:table-cell office:value-type="float" office:value="7.45235255581398">
                <text:p>7.45235255581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1037244359">
                <text:p>5.54371037244359</text:p>
              </table:table-cell>
              <table:table-cell office:value-type="float" office:value="7.35672199507741">
                <text:p>7.35672199507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7382738005">
                <text:p>5.57127382738005</text:p>
              </table:table-cell>
              <table:table-cell office:value-type="float" office:value="7.2605957450103">
                <text:p>7.2605957450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5544916084">
                <text:p>5.59715544916084</text:p>
              </table:table-cell>
              <table:table-cell office:value-type="float" office:value="7.1640030866247">
                <text:p>7.1640030866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4735398647">
                <text:p>5.62134735398647</text:p>
              </table:table-cell>
              <table:table-cell office:value-type="float" office:value="7.0669734430053">
                <text:p>7.0669734430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4217276208">
                <text:p>5.64384217276208</text:p>
              </table:table-cell>
              <table:table-cell office:value-type="float" office:value="6.96953637034683">
                <text:p>6.96953637034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3305334208">
                <text:p>5.66463305334208</text:p>
              </table:table-cell>
              <table:table-cell office:value-type="float" office:value="6.87172154895095">
                <text:p>6.87172154895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1366261741">
                <text:p>5.68371366261741</text:p>
              </table:table-cell>
              <table:table-cell office:value-type="float" office:value="6.77355877418535">
                <text:p>6.77355877418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7818844467">
                <text:p>5.70107818844467</text:p>
              </table:table-cell>
              <table:table-cell office:value-type="float" office:value="6.67507794740777">
                <text:p>6.675077947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2134141653">
                <text:p>5.71672134141653</text:p>
              </table:table-cell>
              <table:table-cell office:value-type="float" office:value="6.57630906685778">
                <text:p>6.57630906685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3835647299">
                <text:p>5.73063835647299</text:p>
              </table:table-cell>
              <table:table-cell office:value-type="float" office:value="6.47728221851897">
                <text:p>6.47728221851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2499435281">
                <text:p>5.74282499435281</text:p>
              </table:table-cell>
              <table:table-cell office:value-type="float" office:value="6.37802756695449">
                <text:p>6.37802756695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7754288484">
                <text:p>5.75327754288484</text:p>
              </table:table-cell>
              <table:table-cell office:value-type="float" office:value="6.27857534611862">
                <text:p>6.2785753461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9281811883">
                <text:p>5.76199281811883</text:p>
              </table:table-cell>
              <table:table-cell office:value-type="float" office:value="6.17895585014722">
                <text:p>6.17895585014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6816529523">
                <text:p>5.76896816529523</text:p>
              </table:table-cell>
              <table:table-cell office:value-type="float" office:value="6.07919942412981">
                <text:p>6.07919942412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0145965391">
                <text:p>5.77420145965391</text:p>
              </table:table-cell>
              <table:table-cell office:value-type="float" office:value="5.97933645486614">
                <text:p>5.97933645486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9110708133">
                <text:p>5.77769110708133</text:p>
              </table:table-cell>
              <table:table-cell office:value-type="float" office:value="5.87939736161014">
                <text:p>5.87939736161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3604459618">
                <text:p>5.77943604459618</text:p>
              </table:table-cell>
              <table:table-cell office:value-type="float" office:value="5.77941258680382">
                <text:p>5.77941258680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3574067313">
                <text:p>5.77943574067313</text:p>
              </table:table-cell>
              <table:table-cell office:value-type="float" office:value="5.67941258680429">
                <text:p>5.67941258680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9019540475">
                <text:p>5.77769019540475</text:p>
              </table:table-cell>
              <table:table-cell office:value-type="float" office:value="5.57942782260635">
                <text:p>5.57942782260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999405015">
                <text:p>5.7741999405015</text:p>
              </table:table-cell>
              <table:table-cell office:value-type="float" office:value="5.47948875056388">
                <text:p>5.47948875056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6603912976">
                <text:p>5.76896603912976</text:p>
              </table:table-cell>
              <table:table-cell office:value-type="float" office:value="5.37962581311244">
                <text:p>5.37962581311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9008558793">
                <text:p>5.76199008558793</text:p>
              </table:table-cell>
              <table:table-cell office:value-type="float" office:value="5.27986942949624">
                <text:p>5.27986942949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7420482088">
                <text:p>5.75327420482088</text:p>
              </table:table-cell>
              <table:table-cell office:value-type="float" office:value="5.18024998650214">
                <text:p>5.18024998650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2105177258">
                <text:p>5.74282105177258</text:p>
              </table:table-cell>
              <table:table-cell office:value-type="float" office:value="5.08079782920353">
                <text:p>5.08079782920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3381057746">
                <text:p>5.73063381057746</text:p>
              </table:table-cell>
              <table:table-cell office:value-type="float" office:value="4.98154325171688">
                <text:p>4.98154325171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1619359041">
                <text:p>5.71671619359041</text:p>
              </table:table-cell>
              <table:table-cell office:value-type="float" office:value="4.88251648797393">
                <text:p>4.88251648797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7244025604">
                <text:p>5.70107244025604</text:p>
              </table:table-cell>
              <table:table-cell office:value-type="float" office:value="4.78374770251206">
                <text:p>4.78374770251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0731581724">
                <text:p>5.68370731581724</text:p>
              </table:table-cell>
              <table:table-cell office:value-type="float" office:value="4.6852669812859">
                <text:p>4.685266981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2610986365">
                <text:p>5.66462610986365</text:p>
              </table:table-cell>
              <table:table-cell office:value-type="float" office:value="4.58710432250285">
                <text:p>4.58710432250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3463472046">
                <text:p>5.64383463472046</text:p>
              </table:table-cell>
              <table:table-cell office:value-type="float" office:value="4.48928962748534">
                <text:p>4.48928962748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3922367781">
                <text:p>5.62133922367781</text:p>
              </table:table-cell>
              <table:table-cell office:value-type="float" office:value="4.39185269156254">
                <text:p>4.39185269156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4672906171">
                <text:p>5.59714672906171</text:p>
              </table:table-cell>
              <table:table-cell office:value-type="float" office:value="4.29482319499449">
                <text:p>4.29482319499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6452014669">
                <text:p>5.57126452014669</text:p>
              </table:table-cell>
              <table:table-cell office:value-type="float" office:value="4.19823069393111">
                <text:p>4.19823069393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0048091107">
                <text:p>5.54370048091107</text:p>
              </table:table-cell>
              <table:table-cell office:value-type="float" office:value="4.10210461140916">
                <text:p>4.10210461140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6300763542">
                <text:p>5.51446300763542</text:p>
              </table:table-cell>
              <table:table-cell office:value-type="float" office:value="4.00647422838966">
                <text:p>4.00647422838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6100634496">
                <text:p>5.48356100634496</text:p>
              </table:table-cell>
              <table:table-cell office:value-type="float" office:value="3.91136867483865">
                <text:p>3.91136867483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038900967">
                <text:p>5.4510038900967</text:p>
              </table:table-cell>
              <table:table-cell office:value-type="float" office:value="3.81681692085387">
                <text:p>3.81681692085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0157611215">
                <text:p>5.41680157611215</text:p>
              </table:table-cell>
              <table:table-cell office:value-type="float" office:value="3.72284776784022">
                <text:p>3.72284776784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644827564">
                <text:p>5.3809644827564</text:p>
              </table:table-cell>
              <table:table-cell office:value-type="float" office:value="3.62948983973655">
                <text:p>3.62948983973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035263646">
                <text:p>5.3435035263646</text:p>
              </table:table-cell>
              <table:table-cell office:value-type="float" office:value="3.5367715742965">
                <text:p>3.5367715742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3011791674">
                <text:p>5.30443011791674</text:p>
              </table:table-cell>
              <table:table-cell office:value-type="float" office:value="3.44472121442612">
                <text:p>3.44472121442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5615956176">
                <text:p>5.26375615956176</text:p>
              </table:table-cell>
              <table:table-cell office:value-type="float" office:value="3.35336679958076">
                <text:p>3.35336679958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94040992">
                <text:p>5.221494040992</text:p>
              </table:table-cell>
              <table:table-cell office:value-type="float" office:value="3.26273615722402">
                <text:p>3.26273615722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5663566921">
                <text:p>5.17765663566921</text:p>
              </table:table-cell>
              <table:table-cell office:value-type="float" office:value="3.17285689435118">
                <text:p>3.17285689435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5729690317">
                <text:p>5.13225729690317</text:p>
              </table:table-cell>
              <table:table-cell office:value-type="float" office:value="3.08375638907985">
                <text:p>3.08375638907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098537841">
                <text:p>5.0853098537841</text:p>
              </table:table-cell>
              <table:table-cell office:value-type="float" office:value="2.99546178231034">
                <text:p>2.99546178231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2860697024">
                <text:p>5.03682860697024</text:p>
              </table:table-cell>
              <table:table-cell office:value-type="float" office:value="2.90799996945826">
                <text:p>2.90799996945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2832433166">
                <text:p>4.98682832433166</text:p>
              </table:table-cell>
              <table:table-cell office:value-type="float" office:value="2.82139759226188">
                <text:p>2.82139759226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2423645189">
                <text:p>4.93532423645189</text:p>
              </table:table-cell>
              <table:table-cell office:value-type="float" office:value="2.73568103066687">
                <text:p>2.73568103066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3203198845">
                <text:p>4.88233203198845</text:p>
              </table:table-cell>
              <table:table-cell office:value-type="float" office:value="2.65087639479061">
                <text:p>2.65087639479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6785289402">
                <text:p>4.82786785289402</text:p>
              </table:table-cell>
              <table:table-cell office:value-type="float" office:value="2.56700951696885">
                <text:p>2.56700951696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4828949938">
                <text:p>4.77194828949938</text:p>
              </table:table-cell>
              <table:table-cell office:value-type="float" office:value="2.48410594388691">
                <text:p>2.48410594388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9037545983">
                <text:p>4.71459037545983</text:p>
              </table:table-cell>
              <table:table-cell office:value-type="float" office:value="2.4021909287979">
                <text:p>2.402190928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1158256662">
                <text:p>4.65581158256662</text:p>
              </table:table-cell>
              <table:table-cell office:value-type="float" office:value="2.32128942383034">
                <text:p>2.32128942383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298154248">
                <text:p>4.5956298154248</text:p>
              </table:table-cell>
              <table:table-cell office:value-type="float" office:value="2.24142607238746">
                <text:p>2.24142607238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6340599935">
                <text:p>4.53406340599935</text:p>
              </table:table-cell>
              <table:table-cell office:value-type="float" office:value="2.16262520164064">
                <text:p>2.16262520164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3110803107">
                <text:p>4.47113110803107</text:p>
              </table:table-cell>
              <table:table-cell office:value-type="float" office:value="2.08491081511902">
                <text:p>2.08491081511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5209132399">
                <text:p>4.40685209132399</text:p>
              </table:table-cell>
              <table:table-cell office:value-type="float" office:value="2.00830658539787">
                <text:p>2.0083065853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4593590606">
                <text:p>4.34124593590606</text:p>
              </table:table-cell>
              <table:table-cell office:value-type="float" office:value="1.93283584688765">
                <text:p>1.9328358468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3262606489">
                <text:p>4.27433262606489</text:p>
              </table:table-cell>
              <table:table-cell office:value-type="float" office:value="1.85852158872611">
                <text:p>1.85852158872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3254426034">
                <text:p>4.20613254426034</text:p>
              </table:table-cell>
              <table:table-cell office:value-type="float" office:value="1.78538644777559">
                <text:p>1.78538644777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6646491579">
                <text:p>4.13666646491579</text:p>
              </table:table-cell>
              <table:table-cell office:value-type="float" office:value="1.71345270172759">
                <text:p>1.71345270172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555480901">
                <text:p>4.0659555480901</text:p>
              </table:table-cell>
              <table:table-cell office:value-type="float" office:value="1.64274226231679">
                <text:p>1.64274226231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2133303196">
                <text:p>3.99402133303196</text:p>
              </table:table-cell>
              <table:table-cell office:value-type="float" office:value="1.57327666864647">
                <text:p>1.57327666864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8573161893">
                <text:p>3.92088573161893</text:p>
              </table:table-cell>
              <table:table-cell office:value-type="float" office:value="1.50507708062752">
                <text:p>1.50507708062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7102168275">
                <text:p>3.84657102168275</text:p>
              </table:table-cell>
              <table:table-cell office:value-type="float" office:value="1.43816427253294">
                <text:p>1.43816427253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9984022339">
                <text:p>3.77109984022339</text:p>
              </table:table-cell>
              <table:table-cell office:value-type="float" office:value="1.37255862666973">
                <text:p>1.37255862666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9517651353">
                <text:p>3.69449517651353</text:p>
              </table:table-cell>
              <table:table-cell office:value-type="float" office:value="1.3082801271703">
                <text:p>1.3082801271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8036509582">
                <text:p>3.61678036509582</text:p>
              </table:table-cell>
              <table:table-cell office:value-type="float" office:value="1.24534835390504">
                <text:p>1.24534835390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7907867495">
                <text:p>3.53797907867495</text:p>
              </table:table-cell>
              <table:table-cell office:value-type="float" office:value="1.18378247651817">
                <text:p>1.18378247651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1532090669">
                <text:p>3.45811532090669</text:p>
              </table:table-cell>
              <table:table-cell office:value-type="float" office:value="1.12360124858841">
                <text:p>1.12360124858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1341908619">
                <text:p>3.37721341908619</text:p>
              </table:table-cell>
              <table:table-cell office:value-type="float" office:value="1.06482300191649">
                <text:p>1.06482300191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9801673756">
                <text:p>3.29529801673756</text:p>
              </table:table-cell>
              <table:table-cell office:value-type="float" office:value="1.00746564094108">
                <text:p>1.00746564094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9406610729">
                <text:p>3.21239406610729</text:p>
              </table:table-cell>
              <table:table-cell office:value-type="float" office:value="0.95154663728496">
                <text:p>0.95154663728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2682056349">
                <text:p>3.12852682056349</text:p>
              </table:table-cell>
              <table:table-cell office:value-type="float" office:value="0.897083024432932">
                <text:p>0.897083024432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2182690349">
                <text:p>3.04372182690349</text:p>
              </table:table-cell>
              <table:table-cell office:value-type="float" office:value="0.844091392543293">
                <text:p>0.844091392543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0491757202">
                <text:p>2.95800491757202</text:p>
              </table:table-cell>
              <table:table-cell office:value-type="float" office:value="0.792587883394296">
                <text:p>0.792587883394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0220279241">
                <text:p>2.87140220279241</text:p>
              </table:table-cell>
              <table:table-cell office:value-type="float" office:value="0.742588185467198">
                <text:p>0.742588185467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4006261312">
                <text:p>2.78394006261312</text:p>
              </table:table-cell>
              <table:table-cell office:value-type="float" office:value="0.694107529167401">
                <text:p>0.694107529167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4513887216">
                <text:p>2.69564513887216</text:p>
              </table:table-cell>
              <table:table-cell office:value-type="float" office:value="0.647160682185114">
                <text:p>0.647160682185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4432708169">
                <text:p>2.60654432708169</text:p>
              </table:table-cell>
              <table:table-cell office:value-type="float" office:value="0.601761944996971">
                <text:p>0.601761944996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6476823537">
                <text:p>2.51666476823537</text:p>
              </table:table-cell>
              <table:table-cell office:value-type="float" office:value="0.557925146509958">
                <text:p>0.557925146509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3384054098">
                <text:p>2.42603384054098</text:p>
              </table:table-cell>
              <table:table-cell office:value-type="float" office:value="0.515663639848997">
                <text:p>0.515663639848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7915108072">
                <text:p>2.33467915108072</text:p>
              </table:table-cell>
              <table:table-cell office:value-type="float" office:value="0.474990298289448">
                <text:p>0.474990298289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2852740183">
                <text:p>2.24262852740183</text:p>
              </table:table-cell>
              <table:table-cell office:value-type="float" office:value="0.43591751133578">
                <text:p>0.4359175113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1000904002">
                <text:p>2.14991000904002</text:p>
              </table:table-cell>
              <table:table-cell office:value-type="float" office:value="0.398457180947607">
                <text:p>0.398457180947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5183897838">
                <text:p>2.05655183897838</text:p>
              </table:table-cell>
              <table:table-cell office:value-type="float" office:value="0.362620717914234">
                <text:p>0.362620717914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8245504427">
                <text:p>1.96258245504427</text:p>
              </table:table-cell>
              <table:table-cell office:value-type="float" office:value="0.328419038378811">
                <text:p>0.328419038378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3048124687">
                <text:p>1.86803048124687</text:p>
              </table:table-cell>
              <table:table-cell office:value-type="float" office:value="0.295862560513174">
                <text:p>0.295862560513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2471905803">
                <text:p>1.77292471905803</text:p>
              </table:table-cell>
              <table:table-cell office:value-type="float" office:value="0.264961201344363">
                <text:p>0.264961201344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9413863905">
                <text:p>1.67729413863905</text:p>
              </table:table-cell>
              <table:table-cell office:value-type="float" office:value="0.235724373733797">
                <text:p>0.235724373733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678700161">
                <text:p>1.5811678700161</text:p>
              </table:table-cell>
              <table:table-cell office:value-type="float" office:value="0.208160983510023">
                <text:p>0.208160983510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7519420689">
                <text:p>1.48457519420689</text:p>
              </table:table-cell>
              <table:table-cell office:value-type="float" office:value="0.182279426755912">
                <text:p>0.182279426755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455343014">
                <text:p>1.3875455343014</text:p>
              </table:table-cell>
              <table:table-cell office:value-type="float" office:value="0.15808758725113">
                <text:p>0.15808758725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0844649932">
                <text:p>1.29010844649932</text:p>
              </table:table-cell>
              <table:table-cell office:value-type="float" office:value="0.135592834070657">
                <text:p>0.135592834070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9361110694">
                <text:p>1.19229361110694</text:p>
              </table:table-cell>
              <table:table-cell office:value-type="float" office:value="0.114802019340096">
                <text:p>0.114802019340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308234962">
                <text:p>1.0941308234962</text:p>
              </table:table-cell>
              <table:table-cell office:value-type="float" office:value="0.0957214761484489">
                <text:p>0.095721476148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49985028756">
                <text:p>0.995649985028756</text:p>
              </table:table-cell>
              <table:table-cell office:value-type="float" office:value="0.07835701661899">
                <text:p>0.0783570166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81093947736">
                <text:p>0.896881093947736</text:p>
              </table:table-cell>
              <table:table-cell office:value-type="float" office:value="0.0627139301388392">
                <text:p>0.062713930138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5423623994">
                <text:p>0.79785423623994</text:p>
              </table:table-cell>
              <table:table-cell office:value-type="float" office:value="0.0487969817477606">
                <text:p>0.0487969817477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99576471376">
                <text:p>0.698599576471376</text:p>
              </table:table-cell>
              <table:table-cell office:value-type="float" office:value="0.0366104106866841">
                <text:p>0.0366104106866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47348598826">
                <text:p>0.599147348598826</text:p>
              </table:table-cell>
              <table:table-cell office:value-type="float" office:value="0.0261579291063907">
                <text:p>0.0261579291063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27846760281">
                <text:p>0.499527846760281</text:p>
              </table:table-cell>
              <table:table-cell office:value-type="float" office:value="0.0174427209367543">
                <text:p>0.0174427209367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71416047046">
                <text:p>0.399771416047046</text:p>
              </table:table-cell>
              <table:table-cell office:value-type="float" office:value="0.0104674409168849">
                <text:p>0.0104674409168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08443260325">
                <text:p>0.299908443260325</text:p>
              </table:table-cell>
              <table:table-cell office:value-type="float" office:value="0.00523421378646884">
                <text:p>0.00523421378646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9347655095">
                <text:p>0.199969347655095</text:p>
              </table:table-cell>
              <table:table-cell office:value-type="float" office:value="0.00174463363855176">
                <text:p>0.00174463363855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845716741029">
                <text:p>0.0999845716741029</text:p>
              </table:table-cell>
              <table:table-cell office:value-type="float" office:value="-0.000000236566037871769">
                <text:p>-0.000000236566037871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154283252079834">
                <text:p>-0.0000154283252079834</text:p>
              </table:table-cell>
              <table:table-cell office:value-type="float" office:value="0.000000134677522777362">
                <text:p>0.000000134677522777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2043062">
                <text:p>-0.1000002043062</text:p>
              </table:table-cell>
              <table:table-cell office:value-type="float" office:value="-0.00174473552706685">
                <text:p>-0.00174473552706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3929991143">
                <text:p>-0.19993929991143</text:p>
              </table:table-cell>
              <table:table-cell office:value-type="float" office:value="-0.00523431567498234">
                <text:p>-0.00523431567498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02272698151">
                <text:p>-0.299802272698151</text:p>
              </table:table-cell>
              <table:table-cell office:value-type="float" office:value="-0.0104675428053968">
                <text:p>-0.010467542805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58703411386">
                <text:p>-0.399558703411386</text:p>
              </table:table-cell>
              <table:table-cell office:value-type="float" office:value="-0.0174428228252646">
                <text:p>-0.0174428228252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78205249932">
                <text:p>-0.499178205249932</text:p>
              </table:table-cell>
              <table:table-cell office:value-type="float" office:value="-0.0261580309948994">
                <text:p>-0.0261580309948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30433122482">
                <text:p>-0.598630433122482</text:p>
              </table:table-cell>
              <table:table-cell office:value-type="float" office:value="-0.0366105125751912">
                <text:p>-0.036610512575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85092891046">
                <text:p>-0.697885092891046</text:p>
              </table:table-cell>
              <table:table-cell office:value-type="float" office:value="-0.0487970836362661">
                <text:p>-0.0487970836362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11950598842">
                <text:p>-0.796911950598842</text:p>
              </table:table-cell>
              <table:table-cell office:value-type="float" office:value="-0.0627140320273432">
                <text:p>-0.0627140320273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80841679863">
                <text:p>-0.895680841679863</text:p>
              </table:table-cell>
              <table:table-cell office:value-type="float" office:value="-0.0783571185074924">
                <text:p>-0.0783571185074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61680147302">
                <text:p>-0.994161680147302</text:p>
              </table:table-cell>
              <table:table-cell office:value-type="float" office:value="-0.0957215780369497">
                <text:p>-0.0957215780369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2446775804">
                <text:p>-1.09232446775804</text:p>
              </table:table-cell>
              <table:table-cell office:value-type="float" office:value="-0.114802121228595">
                <text:p>-0.114802121228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3930315043">
                <text:p>-1.19013930315043</text:p>
              </table:table-cell>
              <table:table-cell office:value-type="float" office:value="-0.135592935959154">
                <text:p>-0.135592935959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7639095251">
                <text:p>-1.28757639095251</text:p>
              </table:table-cell>
              <table:table-cell office:value-type="float" office:value="-0.158087689139626">
                <text:p>-0.158087689139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06050858">
                <text:p>-1.384606050858</text:p>
              </table:table-cell>
              <table:table-cell office:value-type="float" office:value="-0.182279528644407">
                <text:p>-0.182279528644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9872666721">
                <text:p>-1.48119872666721</text:p>
              </table:table-cell>
              <table:table-cell office:value-type="float" office:value="-0.208161085398516">
                <text:p>-0.208161085398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2499529016">
                <text:p>-1.57732499529016</text:p>
              </table:table-cell>
              <table:table-cell office:value-type="float" office:value="-0.235724475622288">
                <text:p>-0.235724475622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5557570914">
                <text:p>-1.67295557570914</text:p>
              </table:table-cell>
              <table:table-cell office:value-type="float" office:value="-0.264961303232853">
                <text:p>-0.26496130323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6133789798">
                <text:p>-1.76806133789798</text:p>
              </table:table-cell>
              <table:table-cell office:value-type="float" office:value="-0.295862662401662">
                <text:p>-0.295862662401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1331169538">
                <text:p>-1.86261331169538</text:p>
              </table:table-cell>
              <table:table-cell office:value-type="float" office:value="-0.328419140267298">
                <text:p>-0.328419140267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8269562949">
                <text:p>-1.95658269562949</text:p>
              </table:table-cell>
              <table:table-cell office:value-type="float" office:value="-0.362620819802719">
                <text:p>-0.362620819802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4086569113">
                <text:p>-2.04994086569113</text:p>
              </table:table-cell>
              <table:table-cell office:value-type="float" office:value="-0.398457282836091">
                <text:p>-0.398457282836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5938405294">
                <text:p>-2.14265938405294</text:p>
              </table:table-cell>
              <table:table-cell office:value-type="float" office:value="-0.435917613224262">
                <text:p>-0.435917613224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1000773183">
                <text:p>-2.23471000773183</text:p>
              </table:table-cell>
              <table:table-cell office:value-type="float" office:value="-0.474990400177929">
                <text:p>-0.474990400177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6469719209">
                <text:p>-2.32606469719209</text:p>
              </table:table-cell>
              <table:table-cell office:value-type="float" office:value="-0.515663741737477">
                <text:p>-0.515663741737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9562488648">
                <text:p>-2.41669562488648</text:p>
              </table:table-cell>
              <table:table-cell office:value-type="float" office:value="-0.557925248398436">
                <text:p>-0.557925248398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751837328">
                <text:p>-2.5065751837328</text:p>
              </table:table-cell>
              <table:table-cell office:value-type="float" office:value="-0.601762046885447">
                <text:p>-0.601762046885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7599552328">
                <text:p>-2.59567599552328</text:p>
              </table:table-cell>
              <table:table-cell office:value-type="float" office:value="-0.64716078407359">
                <text:p>-0.64716078407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7091926424">
                <text:p>-2.68397091926424</text:p>
              </table:table-cell>
              <table:table-cell office:value-type="float" office:value="-0.694107631055875">
                <text:p>-0.694107631055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3305944352">
                <text:p>-2.77143305944352</text:p>
              </table:table-cell>
              <table:table-cell office:value-type="float" office:value="-0.74258828735567">
                <text:p>-0.74258828735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3577422314">
                <text:p>-2.85803577422314</text:p>
              </table:table-cell>
              <table:table-cell office:value-type="float" office:value="-0.792587985282767">
                <text:p>-0.792587985282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5268355461">
                <text:p>-2.94375268355461</text:p>
              </table:table-cell>
              <table:table-cell office:value-type="float" office:value="-0.844091494431763">
                <text:p>-0.844091494431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5767721461">
                <text:p>-3.02855767721461</text:p>
              </table:table-cell>
              <table:table-cell office:value-type="float" office:value="-0.8970831263214">
                <text:p>-0.897083126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2492275841">
                <text:p>-3.11242492275841</text:p>
              </table:table-cell>
              <table:table-cell office:value-type="float" office:value="-0.951546739173427">
                <text:p>-0.951546739173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2887338868">
                <text:p>-3.19532887338868</text:p>
              </table:table-cell>
              <table:table-cell office:value-type="float" office:value="-1.00746574282955">
                <text:p>-1.00746574282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4427573731">
                <text:p>-3.27724427573731</text:p>
              </table:table-cell>
              <table:table-cell office:value-type="float" office:value="-1.06482310380495">
                <text:p>-1.06482310380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4617755782">
                <text:p>-3.35814617755782</text:p>
              </table:table-cell>
              <table:table-cell office:value-type="float" office:value="-1.12360135047687">
                <text:p>-1.12360135047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0993532607">
                <text:p>-3.43800993532607</text:p>
              </table:table-cell>
              <table:table-cell office:value-type="float" office:value="-1.18378257840663">
                <text:p>-1.18378257840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1122174694">
                <text:p>-3.51681122174694</text:p>
              </table:table-cell>
              <table:table-cell office:value-type="float" office:value="-1.2453484557935">
                <text:p>-1.2453484557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2603316466">
                <text:p>-3.59452603316466</text:p>
              </table:table-cell>
              <table:table-cell office:value-type="float" office:value="-1.30828022905876">
                <text:p>-1.30828022905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3069687452">
                <text:p>-3.67113069687452</text:p>
              </table:table-cell>
              <table:table-cell office:value-type="float" office:value="-1.37255872855819">
                <text:p>-1.3725587285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0187833388">
                <text:p>-3.74660187833388</text:p>
              </table:table-cell>
              <table:table-cell office:value-type="float" office:value="-1.4381643744214">
                <text:p>-1.4381643744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1658827006">
                <text:p>-3.82091658827006</text:p>
              </table:table-cell>
              <table:table-cell office:value-type="float" office:value="-1.50507718251598">
                <text:p>-1.50507718251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5218968309">
                <text:p>-3.89405218968309</text:p>
              </table:table-cell>
              <table:table-cell office:value-type="float" office:value="-1.57327677053492">
                <text:p>-1.57327677053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8640474123">
                <text:p>-3.96598640474123</text:p>
              </table:table-cell>
              <table:table-cell office:value-type="float" office:value="-1.64274236420524">
                <text:p>-1.64274236420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69732156693">
                <text:p>-4.03669732156693</text:p>
              </table:table-cell>
              <table:table-cell office:value-type="float" office:value="-1.71345280361605">
                <text:p>-1.71345280361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6340091147">
                <text:p>-4.10616340091147</text:p>
              </table:table-cell>
              <table:table-cell office:value-type="float" office:value="-1.78538654966404">
                <text:p>-1.7853865496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6348271602">
                <text:p>-4.17436348271602</text:p>
              </table:table-cell>
              <table:table-cell office:value-type="float" office:value="-1.85852169061456">
                <text:p>-1.8585216906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7679255719">
                <text:p>-4.24127679255719</text:p>
              </table:table-cell>
              <table:table-cell office:value-type="float" office:value="-1.9328359487761">
                <text:p>-1.9328359487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8294797513">
                <text:p>-4.30688294797513</text:p>
              </table:table-cell>
              <table:table-cell office:value-type="float" office:value="-2.00830668728632">
                <text:p>-2.00830668728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6196468221">
                <text:p>-4.37116196468221</text:p>
              </table:table-cell>
              <table:table-cell office:value-type="float" office:value="-2.08491091700746">
                <text:p>-2.08491091700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9426265049">
                <text:p>-4.43409426265049</text:p>
              </table:table-cell>
              <table:table-cell office:value-type="float" office:value="-2.16262530352908">
                <text:p>-2.16262530352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6067207594">
                <text:p>-4.49566067207594</text:p>
              </table:table-cell>
              <table:table-cell office:value-type="float" office:value="-2.24142617427591">
                <text:p>-2.24142617427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4243921776">
                <text:p>-4.55584243921776</text:p>
              </table:table-cell>
              <table:table-cell office:value-type="float" office:value="-2.32128952571878">
                <text:p>-2.32128952571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2123211098">
                <text:p>-4.61462123211098</text:p>
              </table:table-cell>
              <table:table-cell office:value-type="float" office:value="-2.40219103068634">
                <text:p>-2.40219103068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7914615053">
                <text:p>-4.67197914615053</text:p>
              </table:table-cell>
              <table:table-cell office:value-type="float" office:value="-2.48410604577535">
                <text:p>-2.48410604577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89870954517">
                <text:p>-4.72789870954517</text:p>
              </table:table-cell>
              <table:table-cell office:value-type="float" office:value="-2.56700961885729">
                <text:p>-2.5670096188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628886396">
                <text:p>-4.7823628886396</text:p>
              </table:table-cell>
              <table:table-cell office:value-type="float" office:value="-2.65087649667905">
                <text:p>-2.65087649667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5509310304">
                <text:p>-4.83535509310304</text:p>
              </table:table-cell>
              <table:table-cell office:value-type="float" office:value="-2.73568113255531">
                <text:p>-2.73568113255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5918098282">
                <text:p>-4.88685918098282</text:p>
              </table:table-cell>
              <table:table-cell office:value-type="float" office:value="-2.82139769415032">
                <text:p>-2.82139769415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5946362139">
                <text:p>-4.93685946362139</text:p>
              </table:table-cell>
              <table:table-cell office:value-type="float" office:value="-2.90800007134669">
                <text:p>-2.90800007134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4071043526">
                <text:p>-4.98534071043526</text:p>
              </table:table-cell>
              <table:table-cell office:value-type="float" office:value="-2.99546188419878">
                <text:p>-2.99546188419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8815355432">
                <text:p>-5.03228815355432</text:p>
              </table:table-cell>
              <table:table-cell office:value-type="float" office:value="-3.08375649096829">
                <text:p>-3.08375649096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8749232037">
                <text:p>-5.07768749232037</text:p>
              </table:table-cell>
              <table:table-cell office:value-type="float" office:value="-3.17285699623961">
                <text:p>-3.17285699623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2489764315">
                <text:p>-5.12152489764315</text:p>
              </table:table-cell>
              <table:table-cell office:value-type="float" office:value="-3.26273625911246">
                <text:p>-3.26273625911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8701621292">
                <text:p>-5.16378701621292</text:p>
              </table:table-cell>
              <table:table-cell office:value-type="float" office:value="-3.3533669014692">
                <text:p>-3.3533669014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6097456791">
                <text:p>-5.20446097456791</text:p>
              </table:table-cell>
              <table:table-cell office:value-type="float" office:value="-3.44472131631455">
                <text:p>-3.44472131631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3438301576">
                <text:p>-5.24353438301576</text:p>
              </table:table-cell>
              <table:table-cell office:value-type="float" office:value="-3.53677167618493">
                <text:p>-3.53677167618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099533940757">
                <text:p>-5.28099533940757</text:p>
              </table:table-cell>
              <table:table-cell office:value-type="float" office:value="-3.62948994162498">
                <text:p>-3.62948994162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3243276332">
                <text:p>-5.31683243276332</text:p>
              </table:table-cell>
              <table:table-cell office:value-type="float" office:value="-3.72284786972866">
                <text:p>-3.72284786972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3474674787">
                <text:p>-5.35103474674787</text:p>
              </table:table-cell>
              <table:table-cell office:value-type="float" office:value="-3.8168170227423">
                <text:p>-3.8168170227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9186299613">
                <text:p>-5.38359186299613</text:p>
              </table:table-cell>
              <table:table-cell office:value-type="float" office:value="-3.91136877672708">
                <text:p>-3.91136877672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49386428659">
                <text:p>-5.41449386428659</text:p>
              </table:table-cell>
              <table:table-cell office:value-type="float" office:value="-4.00647433027809">
                <text:p>-4.00647433027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3133756224">
                <text:p>-5.44373133756224</text:p>
              </table:table-cell>
              <table:table-cell office:value-type="float" office:value="-4.10210471329759">
                <text:p>-4.10210471329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29537679786">
                <text:p>-5.47129537679786</text:p>
              </table:table-cell>
              <table:table-cell office:value-type="float" office:value="-4.19823079581954">
                <text:p>-4.19823079581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7758571288">
                <text:p>-5.49717758571288</text:p>
              </table:table-cell>
              <table:table-cell office:value-type="float" office:value="-4.29482329688292">
                <text:p>-4.29482329688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7008032899">
                <text:p>-5.52137008032899</text:p>
              </table:table-cell>
              <table:table-cell office:value-type="float" office:value="-4.39185279345097">
                <text:p>-4.39185279345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6549137163">
                <text:p>-5.54386549137163</text:p>
              </table:table-cell>
              <table:table-cell office:value-type="float" office:value="-4.48928972937376">
                <text:p>-4.48928972937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5696651483">
                <text:p>-5.56465696651483</text:p>
              </table:table-cell>
              <table:table-cell office:value-type="float" office:value="-4.58710442439128">
                <text:p>-4.58710442439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3817246842">
                <text:p>-5.58373817246842</text:p>
              </table:table-cell>
              <table:table-cell office:value-type="float" office:value="-4.68526708317433">
                <text:p>-4.68526708317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0329690722">
                <text:p>-5.60110329690722</text:p>
              </table:table-cell>
              <table:table-cell office:value-type="float" office:value="-4.78374780440049">
                <text:p>-4.7837478044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470502416">
                <text:p>-5.6167470502416</text:p>
              </table:table-cell>
              <table:table-cell office:value-type="float" office:value="-4.88251658986236">
                <text:p>-4.88251658986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6466722864">
                <text:p>-5.63066466722864</text:p>
              </table:table-cell>
              <table:table-cell office:value-type="float" office:value="-4.98154335360531">
                <text:p>-4.98154335360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5190842377">
                <text:p>-5.64285190842377</text:p>
              </table:table-cell>
              <table:table-cell office:value-type="float" office:value="-5.08079793109195">
                <text:p>-5.08079793109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0506147206">
                <text:p>-5.65330506147206</text:p>
              </table:table-cell>
              <table:table-cell office:value-type="float" office:value="-5.18025008839057">
                <text:p>-5.18025008839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2094223912">
                <text:p>-5.66202094223912</text:p>
              </table:table-cell>
              <table:table-cell office:value-type="float" office:value="-5.27986953138467">
                <text:p>-5.27986953138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9689578095">
                <text:p>-5.66899689578095</text:p>
              </table:table-cell>
              <table:table-cell office:value-type="float" office:value="-5.37962591500087">
                <text:p>-5.37962591500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307971527">
                <text:p>-5.6742307971527</text:p>
              </table:table-cell>
              <table:table-cell office:value-type="float" office:value="-5.47948885245231">
                <text:p>-5.47948885245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2105205595">
                <text:p>-5.67772105205595</text:p>
              </table:table-cell>
              <table:table-cell office:value-type="float" office:value="-5.57942792449478">
                <text:p>-5.57942792449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6659732432">
                <text:p>-5.67946659732432</text:p>
              </table:table-cell>
              <table:table-cell office:value-type="float" office:value="-5.67941268869271">
                <text:p>-5.67941268869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6690124738">
                <text:p>-5.67946690124738</text:p>
              </table:table-cell>
              <table:table-cell office:value-type="float" office:value="-5.77941268869225">
                <text:p>-5.7794126886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2196373253">
                <text:p>-5.67772196373253</text:p>
              </table:table-cell>
              <table:table-cell office:value-type="float" office:value="-5.87939746349856">
                <text:p>-5.8793974634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3231630511">
                <text:p>-5.67423231630511</text:p>
              </table:table-cell>
              <table:table-cell office:value-type="float" office:value="-5.97933655675457">
                <text:p>-5.97933655675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9902194644">
                <text:p>-5.66899902194644</text:p>
              </table:table-cell>
              <table:table-cell office:value-type="float" office:value="-6.07919952601823">
                <text:p>-6.07919952601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2367477004">
                <text:p>-5.66202367477004</text:p>
              </table:table-cell>
              <table:table-cell office:value-type="float" office:value="-6.17895595203565">
                <text:p>-6.17895595203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0839953605">
                <text:p>-5.65330839953605</text:p>
              </table:table-cell>
              <table:table-cell office:value-type="float" office:value="-6.27857544800705">
                <text:p>-6.27857544800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5585100402">
                <text:p>-5.64285585100402</text:p>
              </table:table-cell>
              <table:table-cell office:value-type="float" office:value="-6.37802766884291">
                <text:p>-6.37802766884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692131242">
                <text:p>-5.6306692131242</text:p>
              </table:table-cell>
              <table:table-cell office:value-type="float" office:value="-6.47728232040739">
                <text:p>-6.4772823204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5219806775">
                <text:p>-5.61675219806775</text:p>
              </table:table-cell>
              <table:table-cell office:value-type="float" office:value="-6.57630916874621">
                <text:p>-6.57630916874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0904509588">
                <text:p>-5.60110904509588</text:p>
              </table:table-cell>
              <table:table-cell office:value-type="float" office:value="-6.6750780492962">
                <text:p>-6.6750780492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4451926863">
                <text:p>-5.58374451926863</text:p>
              </table:table-cell>
              <table:table-cell office:value-type="float" office:value="-6.77355887607378">
                <text:p>-6.77355887607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639099933">
                <text:p>-5.5646639099933</text:p>
              </table:table-cell>
              <table:table-cell office:value-type="float" office:value="-6.87172165083938">
                <text:p>-6.87172165083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730294133">
                <text:p>-5.5438730294133</text:p>
              </table:table-cell>
              <table:table-cell office:value-type="float" office:value="-6.96953647223526">
                <text:p>-6.96953647223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782106377">
                <text:p>-5.5213782106377</text:p>
              </table:table-cell>
              <table:table-cell office:value-type="float" office:value="-7.06697354489373">
                <text:p>-7.06697354489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8630581206">
                <text:p>-5.49718630581206</text:p>
              </table:table-cell>
              <table:table-cell office:value-type="float" office:value="-7.16400318851313">
                <text:p>-7.16400318851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30468403128">
                <text:p>-5.47130468403128</text:p>
              </table:table-cell>
              <table:table-cell office:value-type="float" office:value="-7.26059584689873">
                <text:p>-7.26059584689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4122909482">
                <text:p>-5.44374122909482</text:p>
              </table:table-cell>
              <table:table-cell office:value-type="float" office:value="-7.35672209696584">
                <text:p>-7.3567220969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50433710527">
                <text:p>-5.41450433710527</text:p>
              </table:table-cell>
              <table:table-cell office:value-type="float" office:value="-7.45235265770242">
                <text:p>-7.45235265770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60291391079">
                <text:p>-5.38360291391079</text:p>
              </table:table-cell>
              <table:table-cell office:value-type="float" office:value="-7.54745839908828">
                <text:p>-7.54745839908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4637239229">
                <text:p>-5.35104637239229</text:p>
              </table:table-cell>
              <table:table-cell office:value-type="float" office:value="-7.64201035096848">
                <text:p>-7.64201035096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4462959621">
                <text:p>-5.31684462959621</text:p>
              </table:table-cell>
              <table:table-cell office:value-type="float" office:value="-7.73597971187782">
                <text:p>-7.73597971187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100810371365">
                <text:p>-5.28100810371365</text:p>
              </table:table-cell>
              <table:table-cell office:value-type="float" office:value="-7.82933785781415">
                <text:p>-7.82933785781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4771090691">
                <text:p>-5.24354771090691</text:p>
              </table:table-cell>
              <table:table-cell office:value-type="float" office:value="-7.92205635095745">
                <text:p>-7.92205635095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7486198431">
                <text:p>-5.20447486198431</text:p>
              </table:table-cell>
              <table:table-cell office:value-type="float" office:value="-8.01410694833233">
                <text:p>-8.01410694833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80145892433">
                <text:p>-5.16380145892433</text:p>
              </table:table-cell>
              <table:table-cell office:value-type="float" office:value="-8.10546161041107">
                <text:p>-8.1054616104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3989125018">
                <text:p>-5.12153989125018</text:p>
              </table:table-cell>
              <table:table-cell office:value-type="float" office:value="-8.19609250965477">
                <text:p>-8.19609250965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7030322558">
                <text:p>-5.0777030322558</text:p>
              </table:table-cell>
              <table:table-cell office:value-type="float" office:value="-8.28597203898992">
                <text:p>-8.28597203898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30423508455">
                <text:p>-5.03230423508455</text:p>
              </table:table-cell>
              <table:table-cell office:value-type="float" office:value="-8.37507282021772">
                <text:p>-8.3750728202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5732866169">
                <text:p>-4.98535732866169</text:p>
              </table:table-cell>
              <table:table-cell office:value-type="float" office:value="-8.4633677123538">
                <text:p>-8.4633677123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7661348195">
                <text:p>-4.93687661348195</text:p>
              </table:table-cell>
              <table:table-cell office:value-type="float" office:value="-8.55082981989564">
                <text:p>-8.55082981989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7685725347">
                <text:p>-4.88687685725347</text:p>
              </table:table-cell>
              <table:table-cell office:value-type="float" office:value="-8.63743250101519">
                <text:p>-8.63743250101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7329039943">
                <text:p>-4.83537329039943</text:p>
              </table:table-cell>
              <table:table-cell office:value-type="float" office:value="-8.72314937567421">
                <text:p>-8.72314937567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8160141865">
                <text:p>-4.78238160141865</text:p>
              </table:table-cell>
              <table:table-cell office:value-type="float" office:value="-8.80795433365996">
                <text:p>-8.80795433365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91793210678">
                <text:p>-4.72791793210678</text:p>
              </table:table-cell>
              <table:table-cell office:value-type="float" office:value="-8.89182154253856">
                <text:p>-8.89182154253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9887263932">
                <text:p>-4.67199887263932</text:p>
              </table:table-cell>
              <table:table-cell office:value-type="float" office:value="-8.97472545552386">
                <text:p>-8.97472545552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4145651806">
                <text:p>-4.61464145651806</text:p>
              </table:table-cell>
              <table:table-cell office:value-type="float" office:value="-9.0566408192592">
                <text:p>-9.0566408192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6315538258">
                <text:p>-4.55586315538258</text:p>
              </table:table-cell>
              <table:table-cell office:value-type="float" office:value="-9.13754268150987">
                <text:p>-9.13754268150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8187368815">
                <text:p>-4.49568187368815</text:p>
              </table:table-cell>
              <table:table-cell office:value-type="float" office:value="-9.2174063987638">
                <text:p>-9.2174063987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11594325186">
                <text:p>-4.43411594325186</text:p>
              </table:table-cell>
              <table:table-cell office:value-type="float" office:value="-9.2962076437382">
                <text:p>-9.2962076437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8411766862">
                <text:p>-4.37118411766862</text:p>
              </table:table-cell>
              <table:table-cell office:value-type="float" office:value="-9.3739224127899">
                <text:p>-9.373922412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90556659855">
                <text:p>-4.30690556659855</text:p>
              </table:table-cell>
              <table:table-cell office:value-type="float" office:value="-9.45052703322714">
                <text:p>-9.45052703322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9986992778">
                <text:p>-4.24129986992778</text:p>
              </table:table-cell>
              <table:table-cell office:value-type="float" office:value="-9.52599817052043">
                <text:p>-9.52599817052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8701180418">
                <text:p>-4.17438701180418</text:p>
              </table:table-cell>
              <table:table-cell office:value-type="float" office:value="-9.60031283541054">
                <text:p>-9.60031283541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8737454999">
                <text:p>-4.10618737454999</text:p>
              </table:table-cell>
              <table:table-cell office:value-type="float" office:value="-9.67344839091125">
                <text:p>-9.67344839091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72173245321">
                <text:p>-4.03672173245321</text:p>
              </table:table-cell>
              <table:table-cell office:value-type="float" office:value="-9.74538255920478">
                <text:p>-9.74538255920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601124543947">
                <text:p>-3.96601124543947</text:p>
              </table:table-cell>
              <table:table-cell office:value-type="float" office:value="-9.81609342842784">
                <text:p>-9.81609342842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7745262657">
                <text:p>-3.89407745262657</text:p>
              </table:table-cell>
              <table:table-cell office:value-type="float" office:value="-9.8855594593462">
                <text:p>-9.8855594593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4226576343">
                <text:p>-3.82094226576343</text:p>
              </table:table-cell>
              <table:table-cell office:value-type="float" office:value="-9.95375949191579">
                <text:p>-9.9537594919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2796255553">
                <text:p>-3.74662796255553</text:p>
              </table:table-cell>
              <table:table-cell office:value-type="float" office:value="-10.0206727517282">
                <text:p>-10.0206727517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5717987893">
                <text:p>-3.67115717987893</text:p>
              </table:table-cell>
              <table:table-cell office:value-type="float" office:value="-10.0862788563388">
                <text:p>-10.0862788563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5290688484">
                <text:p>-3.59455290688484</text:p>
              </table:table-cell>
              <table:table-cell office:value-type="float" office:value="-10.1505578214756">
                <text:p>-10.1505578214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384779969">
                <text:p>-3.5168384779969</text:p>
              </table:table-cell>
              <table:table-cell office:value-type="float" office:value="-10.2134900671261">
                <text:p>-10.2134900671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3756580327">
                <text:p>-3.43803756580327</text:p>
              </table:table-cell>
              <table:table-cell office:value-type="float" office:value="-10.2750564235024">
                <text:p>-10.2750564235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7417384574">
                <text:p>-3.35817417384574</text:p>
              </table:table-cell>
              <table:table-cell office:value-type="float" office:value="-10.3352381368798">
                <text:p>-10.3352381368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7262930802">
                <text:p>-3.27727262930802</text:p>
              </table:table-cell>
              <table:table-cell office:value-type="float" office:value="-10.3940168753097">
                <text:p>-10.3940168753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5757560539">
                <text:p>-3.19535757560539</text:p>
              </table:table-cell>
              <table:table-cell office:value-type="float" office:value="-10.4513747342036">
                <text:p>-10.4513747342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5396487814">
                <text:p>-3.11245396487814</text:p>
              </table:table-cell>
              <table:table-cell office:value-type="float" office:value="-10.5072942417871">
                <text:p>-10.5072942417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8705039084">
                <text:p>-3.02858705039084</text:p>
              </table:table-cell>
              <table:table-cell office:value-type="float" office:value="-10.561758364422">
                <text:p>-10.561758364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8237883998">
                <text:p>-2.94378237883998</text:p>
              </table:table-cell>
              <table:table-cell office:value-type="float" office:value="-10.6147505117945">
                <text:p>-10.6147505117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6578257217">
                <text:p>-2.85806578257217</text:p>
              </table:table-cell>
              <table:table-cell office:value-type="float" office:value="-10.6662545419694">
                <text:p>-10.6662545419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6337171537">
                <text:p>-2.77146337171537</text:p>
              </table:table-cell>
              <table:table-cell office:value-type="float" office:value="-10.7162547663068">
                <text:p>-10.7162547663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400152622548">
                <text:p>-2.68400152622548</text:p>
              </table:table-cell>
              <table:table-cell office:value-type="float" office:value="-10.7647359542409">
                <text:p>-10.7647359542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70688785074">
                <text:p>-2.59570688785074</text:p>
              </table:table-cell>
              <table:table-cell office:value-type="float" office:value="-10.8116833379196">
                <text:p>-10.8116833379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60635201637">
                <text:p>-2.50660635201637</text:p>
              </table:table-cell>
              <table:table-cell office:value-type="float" office:value="-10.8570826167027">
                <text:p>-10.8570826167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72705963198">
                <text:p>-2.41672705963198</text:p>
              </table:table-cell>
              <table:table-cell office:value-type="float" office:value="-10.9009199615183">
                <text:p>-10.9009199615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9638882419">
                <text:p>-2.32609638882419</text:p>
              </table:table-cell>
              <table:table-cell office:value-type="float" office:value="-10.9431820190751">
                <text:p>-10.943182019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4194659694">
                <text:p>-2.23474194659694</text:p>
              </table:table-cell>
              <table:table-cell office:value-type="float" office:value="-10.9838559159298">
                <text:p>-10.9838559159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9156042216">
                <text:p>-2.14269156042216</text:p>
              </table:table-cell>
              <table:table-cell office:value-type="float" office:value="-11.0229292624089">
                <text:p>-11.0229292624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7326976323">
                <text:p>-2.04997326976323</text:p>
              </table:table-cell>
              <table:table-cell office:value-type="float" office:value="-11.0603901563823">
                <text:p>-11.060390156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61531753386">
                <text:p>-1.95661531753386</text:p>
              </table:table-cell>
              <table:table-cell office:value-type="float" office:value="-11.096227186889">
                <text:p>-11.096227186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4614149506">
                <text:p>-1.86264614149506</text:p>
              </table:table-cell>
              <table:table-cell office:value-type="float" office:value="-11.130429437613">
                <text:p>-11.130429437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9436559269">
                <text:p>-1.76809436559269</text:p>
              </table:table-cell>
              <table:table-cell office:value-type="float" office:value="-11.1629864902085">
                <text:p>-11.1629864902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8879123832">
                <text:p>-1.67298879123832</text:p>
              </table:table-cell>
              <table:table-cell office:value-type="float" office:value="-11.1938884274735">
                <text:p>-11.1938884274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5838853603">
                <text:p>-1.57735838853603</text:p>
              </table:table-cell>
              <table:table-cell office:value-type="float" office:value="-11.2231258363703">
                <text:p>-11.2231258363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23228745785">
                <text:p>-1.48123228745785</text:p>
              </table:table-cell>
              <table:table-cell office:value-type="float" office:value="-11.2506898108933">
                <text:p>-11.2506898108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3976897046">
                <text:p>-1.38463976897046</text:p>
              </table:table-cell>
              <table:table-cell office:value-type="float" office:value="-11.2765719547818">
                <text:p>-11.2765719547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61025611592">
                <text:p>-1.28761025611592</text:p>
              </table:table-cell>
              <table:table-cell office:value-type="float" office:value="-11.3007643840771">
                <text:p>-11.3007643840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7330504912">
                <text:p>-1.19017330504912</text:p>
              </table:table-cell>
              <table:table-cell office:value-type="float" office:value="-11.3232597295247">
                <text:p>-11.3232597295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585960347">
                <text:p>-1.0923585960347</text:p>
              </table:table-cell>
              <table:table-cell office:value-type="float" office:value="-11.3440511388185">
                <text:p>-11.3440511388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9592440611">
                <text:p>-0.99419592440611</text:p>
              </table:table-cell>
              <table:table-cell office:value-type="float" office:value="-11.3631322786885">
                <text:p>-11.3631322786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715191489682">
                <text:p>-0.895715191489682</text:p>
              </table:table-cell>
              <table:table-cell office:value-type="float" office:value="-11.3804973368296">
                <text:p>-11.3804973368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46395496378">
                <text:p>-0.796946395496378</text:p>
              </table:table-cell>
              <table:table-cell office:value-type="float" office:value="-11.3961410236723">
                <text:p>-11.3961410236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919622384041">
                <text:p>-0.697919622384041</text:p>
              </table:table-cell>
              <table:table-cell office:value-type="float" office:value="-11.4100585739941">
                <text:p>-11.4100585739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65036692909">
                <text:p>-0.598665036692909</text:p>
              </table:table-cell>
              <table:table-cell office:value-type="float" office:value="-11.4222457483705">
                <text:p>-11.422245748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212872357198">
                <text:p>-0.499212872357198</text:p>
              </table:table-cell>
              <table:table-cell office:value-type="float" office:value="-11.4326988344671">
                <text:p>-11.4326988344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93423495547">
                <text:p>-0.399593423495547</text:p>
              </table:table-cell>
              <table:table-cell office:value-type="float" office:value="-11.4414146481698">
                <text:p>-11.4414146481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37035183123">
                <text:p>-0.299837035183123</text:p>
              </table:table-cell>
              <table:table-cell office:value-type="float" office:value="-11.4483905345551">
                <text:p>-11.4483905345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74094208214">
                <text:p>-0.199974094208214</text:p>
              </table:table-cell>
              <table:table-cell office:value-type="float" office:value="-11.4536243686987">
                <text:p>-11.4536243686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35019816108">
                <text:p>-0.100035019816108</text:p>
              </table:table-cell>
              <table:table-cell office:value-type="float" office:value="-11.4571145563224">
                <text:p>-11.4571145563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502544430886209">
                <text:p>-0.0000502544430886209</text:p>
              </table:table-cell>
              <table:table-cell office:value-type="float" office:value="-11.4588600342805">
                <text:p>-11.4588600342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497455566315">
                <text:p>0.0999497455566315</text:p>
              </table:table-cell>
              <table:table-cell office:value-type="float" office:value="-11.4588602708831">
                <text:p>-11.4588602708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34519188222">
                <text:p>0.199934519188222</text:p>
              </table:table-cell>
              <table:table-cell office:value-type="float" office:value="-11.457115266058">
                <text:p>-11.457115266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73610094955">
                <text:p>0.299873610094955</text:p>
              </table:table-cell>
              <table:table-cell office:value-type="float" office:value="-11.4536255513511">
                <text:p>-11.4536255513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36575835516">
                <text:p>0.399736575835516</text:p>
              </table:table-cell>
              <table:table-cell office:value-type="float" office:value="-11.4483921897641">
                <text:p>-11.4483921897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492997157073">
                <text:p>0.499492997157073</text:p>
              </table:table-cell>
              <table:table-cell office:value-type="float" office:value="-11.4414167754312">
                <text:p>-11.441416775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12487261283">
                <text:p>0.599112487261283</text:p>
              </table:table-cell>
              <table:table-cell office:value-type="float" office:value="-11.4327014331329">
                <text:p>-11.4327014331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64701060416">
                <text:p>0.698564701060416</text:p>
              </table:table-cell>
              <table:table-cell office:value-type="float" office:value="-11.4222488176491">
                <text:p>-11.4222488176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19344420767">
                <text:p>0.797819344420767</text:p>
              </table:table-cell>
              <table:table-cell office:value-type="float" office:value="-11.4100621129505">
                <text:p>-11.410062112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46183390553">
                <text:p>0.896846183390553</text:p>
              </table:table-cell>
              <table:table-cell office:value-type="float" office:value="-11.3961450312287">
                <text:p>-11.3961450312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15053409474">
                <text:p>0.995615053409474</text:p>
              </table:table-cell>
              <table:table-cell office:value-type="float" office:value="-11.3805018117651">
                <text:p>-11.3805018117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09586849714">
                <text:p>1.09409586849714</text:p>
              </table:table-cell>
              <table:table-cell office:value-type="float" office:value="-11.3631372196401">
                <text:p>-11.3631372196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5863041756">
                <text:p>1.19225863041756</text:p>
              </table:table-cell>
              <table:table-cell office:value-type="float" office:value="-11.3440565442811">
                <text:p>-11.3440565442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7343781689">
                <text:p>1.29007343781689</text:p>
              </table:table-cell>
              <table:table-cell office:value-type="float" office:value="-11.3232655978517">
                <text:p>-11.3232655978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1049533171">
                <text:p>1.38751049533171</text:p>
              </table:table-cell>
              <table:table-cell office:value-type="float" office:value="-11.3007707134809">
                <text:p>-11.3007707134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4012266498">
                <text:p>1.48454012266498</text:p>
              </table:table-cell>
              <table:table-cell office:value-type="float" office:value="-11.2765787433345">
                <text:p>-11.2765787433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3276362691">
                <text:p>1.58113276362691</text:p>
              </table:table-cell>
              <table:table-cell office:value-type="float" office:value="-11.250697056527">
                <text:p>-11.250697056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5899513815">
                <text:p>1.67725899513815</text:p>
              </table:table-cell>
              <table:table-cell office:value-type="float" office:value="-11.2231335368779">
                <text:p>-11.223133536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88953619228">
                <text:p>1.77288953619228</text:p>
              </table:table-cell>
              <table:table-cell office:value-type="float" office:value="-11.1938965805094">
                <text:p>-11.1938965805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799525677513">
                <text:p>1.86799525677513</text:p>
              </table:table-cell>
              <table:table-cell office:value-type="float" office:value="-11.1629950932892">
                <text:p>-11.162995093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4718673807">
                <text:p>1.96254718673807</text:p>
              </table:table-cell>
              <table:table-cell office:value-type="float" office:value="-11.1304384881179">
                <text:p>-11.130438488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1652462261">
                <text:p>2.05651652462261</text:p>
              </table:table-cell>
              <table:table-cell office:value-type="float" office:value="-11.0962366820612">
                <text:p>-11.0962366820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7464643358">
                <text:p>2.14987464643358</text:p>
              </table:table-cell>
              <table:table-cell office:value-type="float" office:value="-11.0604000933294">
                <text:p>-11.0604000933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59311435834">
                <text:p>2.24259311435834</text:p>
              </table:table-cell>
              <table:table-cell office:value-type="float" office:value="-11.0229396381041">
                <text:p>-11.0229396381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4368542915">
                <text:p>2.33464368542915</text:p>
              </table:table-cell>
              <table:table-cell office:value-type="float" office:value="-10.9838667272126">
                <text:p>-10.9838667272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599832012633">
                <text:p>2.42599832012633</text:p>
              </table:table-cell>
              <table:table-cell office:value-type="float" office:value="-10.9431932626522">
                <text:p>-10.943193262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2919091932">
                <text:p>2.51662919091932</text:p>
              </table:table-cell>
              <table:table-cell office:value-type="float" office:value="-10.9009316339649">
                <text:p>-10.9009316339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0869074324">
                <text:p>2.60650869074324</text:p>
              </table:table-cell>
              <table:table-cell office:value-type="float" office:value="-10.8570947144632">
                <text:p>-10.8570947144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0944140832">
                <text:p>2.69560944140832</text:p>
              </table:table-cell>
              <table:table-cell office:value-type="float" office:value="-10.8116958573088">
                <text:p>-10.8116958573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0430193949">
                <text:p>2.78390430193949</text:p>
              </table:table-cell>
              <table:table-cell office:value-type="float" office:value="-10.7647488914454">
                <text:p>-10.764748891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6637684385">
                <text:p>2.87136637684385</text:p>
              </table:table-cell>
              <table:table-cell office:value-type="float" office:value="-10.7162681173858">
                <text:p>-10.7162681173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6902430328">
                <text:p>2.95796902430328</text:p>
              </table:table-cell>
              <table:table-cell office:value-type="float" office:value="-10.6662683028559">
                <text:p>-10.6662683028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68586428983">
                <text:p>3.04368586428983</text:p>
              </table:table-cell>
              <table:table-cell office:value-type="float" office:value="-10.6147646782969">
                <text:p>-10.6147646782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49078660128">
                <text:p>3.12849078660128</text:p>
              </table:table-cell>
              <table:table-cell office:value-type="float" office:value="-10.561772932225">
                <text:p>-10.561772932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5795881465">
                <text:p>3.21235795881465</text:p>
              </table:table-cell>
              <table:table-cell office:value-type="float" office:value="-10.5073092064533">
                <text:p>-10.5073092064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6183415493">
                <text:p>3.29526183415493</text:p>
              </table:table-cell>
              <table:table-cell office:value-type="float" office:value="-10.4513900911745">
                <text:p>-10.4513900911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7715927695">
                <text:p>3.37717715927695</text:p>
              </table:table-cell>
              <table:table-cell office:value-type="float" office:value="-10.3940326199074">
                <text:p>-10.394032619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7898195775">
                <text:p>3.45807898195775</text:p>
              </table:table-cell>
              <table:table-cell office:value-type="float" office:value="-10.3352542643084">
                <text:p>-10.3352542643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4265869732">
                <text:p>3.53794265869732</text:p>
              </table:table-cell>
              <table:table-cell office:value-type="float" office:value="-10.2750729288493">
                <text:p>-10.2750729288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438622252">
                <text:p>3.6167438622252</text:p>
              </table:table-cell>
              <table:table-cell office:value-type="float" office:value="-10.2135069453636">
                <text:p>-10.2135069453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5858891087">
                <text:p>3.69445858891087</text:p>
              </table:table-cell>
              <table:table-cell office:value-type="float" office:value="-10.1505750674624">
                <text:p>-10.1505750674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6316607544">
                <text:p>3.77106316607544</text:p>
              </table:table-cell>
              <table:table-cell office:value-type="float" office:value="-10.0862964648218">
                <text:p>-10.086296464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3425920262">
                <text:p>3.84653425920262</text:p>
              </table:table-cell>
              <table:table-cell office:value-type="float" office:value="-10.0206907173435">
                <text:p>-10.0206907173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4887904664">
                <text:p>3.92084887904664</text:p>
              </table:table-cell>
              <table:table-cell office:value-type="float" office:value="-9.95377780919086">
                <text:p>-9.95377780919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84388635">
                <text:p>3.993984388635</text:p>
              </table:table-cell>
              <table:table-cell office:value-type="float" office:value="-9.88557812270146">
                <text:p>-9.88557812270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1851016388">
                <text:p>4.06591851016388</text:p>
              </table:table-cell>
              <table:table-cell office:value-type="float" office:value="-9.81611243217825">
                <text:p>-9.81611243217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2933178427">
                <text:p>4.13662933178427</text:p>
              </table:table-cell>
              <table:table-cell office:value-type="float" office:value="-9.74540189756161">
                <text:p>-9.74540189756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09531427642">
                <text:p>4.20609531427642</text:p>
              </table:table-cell>
              <table:table-cell office:value-type="float" office:value="-9.67346805798385">
                <text:p>-9.67346805798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29529761102">
                <text:p>4.27429529761102</text:p>
              </table:table-cell>
              <table:table-cell office:value-type="float" office:value="-9.60033282520811">
                <text:p>-9.60033282520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0850739466">
                <text:p>4.34120850739466</text:p>
              </table:table-cell>
              <table:table-cell office:value-type="float" office:value="-9.52601847695388">
                <text:p>-9.52601847695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1456119796">
                <text:p>4.40681456119796</text:p>
              </table:table-cell>
              <table:table-cell office:value-type="float" office:value="-9.45054765011094">
                <text:p>-9.45054765011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09347476428">
                <text:p>4.47109347476428</text:p>
              </table:table-cell>
              <table:table-cell office:value-type="float" office:value="-9.37394333384394">
                <text:p>-9.37394333384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2566809706">
                <text:p>4.53402566809706</text:p>
              </table:table-cell>
              <table:table-cell office:value-type="float" office:value="-9.29622886258971">
                <text:p>-9.29622886258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59197142416">
                <text:p>4.59559197142416</text:p>
              </table:table-cell>
              <table:table-cell office:value-type="float" office:value="-9.21742790894931">
                <text:p>-9.21742790894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736310371">
                <text:p>4.6557736310371</text:p>
              </table:table-cell>
              <table:table-cell office:value-type="float" office:value="-9.13756447647717">
                <text:p>-9.13756447647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5231500366">
                <text:p>4.71455231500366</text:p>
              </table:table-cell>
              <table:table-cell office:value-type="float" office:value="-9.05666289236932">
                <text:p>-9.05666289236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1011875194">
                <text:p>4.77191011875194</text:p>
              </table:table-cell>
              <table:table-cell office:value-type="float" office:value="-8.97474780005311">
                <text:p>-8.97474780005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2957052433">
                <text:p>4.82782957052433</text:p>
              </table:table-cell>
              <table:table-cell office:value-type="float" office:value="-8.89184415168058">
                <text:p>-8.8918441516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29363669949">
                <text:p>4.88229363669949</text:p>
              </table:table-cell>
              <table:table-cell office:value-type="float" office:value="-8.80797720052777">
                <text:p>-8.80797720052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8572698106">
                <text:p>4.93528572698106</text:p>
              </table:table-cell>
              <table:table-cell office:value-type="float" office:value="-8.72317249330235">
                <text:p>-8.72317249330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8969945114">
                <text:p>4.98678969945114</text:p>
              </table:table-cell>
              <table:table-cell office:value-type="float" office:value="-8.63745586236178">
                <text:p>-8.63745586236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8986548735">
                <text:p>5.03678986548735</text:p>
              </table:table-cell>
              <table:table-cell office:value-type="float" office:value="-8.5508534178446">
                <text:p>-8.5508534178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709945417">
                <text:p>5.0852709945417</text:p>
              </table:table-cell>
              <table:table-cell office:value-type="float" office:value="-8.46339153971695">
                <text:p>-8.46339153971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1831877997">
                <text:p>5.13221831877997</text:p>
              </table:table-cell>
              <table:table-cell office:value-type="float" office:value="-8.37509686973701">
                <text:p>-8.37509686973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1753758015">
                <text:p>5.17761753758015</text:p>
              </table:table-cell>
              <table:table-cell office:value-type="float" office:value="-8.28599630333963">
                <text:p>-8.28599630333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5482188854">
                <text:p>5.22145482188854</text:p>
              </table:table-cell>
              <table:table-cell office:value-type="float" office:value="-8.19611698144375">
                <text:p>-8.19611698144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1681843225">
                <text:p>5.26371681843225</text:p>
              </table:table-cell>
              <table:table-cell office:value-type="float" office:value="-8.10548628218494">
                <text:p>-8.1054862821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9065378669">
                <text:p>5.30439065378669</text:p>
              </table:table-cell>
              <table:table-cell office:value-type="float" office:value="-8.01413181257584">
                <text:p>-8.01413181257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6393829698">
                <text:p>5.34346393829698</text:p>
              </table:table-cell>
              <table:table-cell office:value-type="float" office:value="-7.92208140009671">
                <text:p>-7.92208140009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2476985193">
                <text:p>5.38092476985193</text:p>
              </table:table-cell>
              <table:table-cell office:value-type="float" office:value="-7.82936308421893">
                <text:p>-7.82936308421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6173750959">
                <text:p>5.41676173750959</text:p>
              </table:table-cell>
              <table:table-cell office:value-type="float" office:value="-7.73600510786392">
                <text:p>-7.73600510786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6392497309">
                <text:p>5.45096392497309</text:p>
              </table:table-cell>
              <table:table-cell office:value-type="float" office:value="-7.64203590880001">
                <text:p>-7.6420359088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2091391588">
                <text:p>5.48352091391588</text:p>
              </table:table-cell>
              <table:table-cell office:value-type="float" office:value="-7.54748411098009">
                <text:p>-7.54748411098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2278715523">
                <text:p>5.51442278715523</text:p>
              </table:table-cell>
              <table:table-cell office:value-type="float" office:value="-7.4523785158224">
                <text:p>-7.4523785158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6013167314">
                <text:p>5.54366013167314</text:p>
              </table:table-cell>
              <table:table-cell office:value-type="float" office:value="-7.35674809343736">
                <text:p>-7.35674809343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240414836">
                <text:p>5.5712240414836</text:p>
              </table:table-cell>
              <table:table-cell office:value-type="float" office:value="-7.26062197380299">
                <text:p>-7.2606219738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0612034547">
                <text:p>5.59710612034547</text:p>
              </table:table-cell>
              <table:table-cell office:value-type="float" office:value="-7.16402943789163">
                <text:p>-7.16402943789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29848432005">
                <text:p>5.62129848432005</text:p>
              </table:table-cell>
              <table:table-cell office:value-type="float" office:value="-7.06699990875065">
                <text:p>-7.06699990875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937641726">
                <text:p>5.6437937641726</text:p>
              </table:table-cell>
              <table:table-cell office:value-type="float" office:value="-6.96956294253989">
                <text:p>-6.96956294253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8510761709">
                <text:p>5.66458510761709</text:p>
              </table:table-cell>
              <table:table-cell office:value-type="float" office:value="-6.87174821952861">
                <text:p>-6.87174821952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6618140345">
                <text:p>5.68366618140345</text:p>
              </table:table-cell>
              <table:table-cell office:value-type="float" office:value="-6.77358553505452">
                <text:p>-6.7735855350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311732468">
                <text:p>5.7010311732468</text:p>
              </table:table-cell>
              <table:table-cell office:value-type="float" office:value="-6.67510479044787">
                <text:p>-6.67510479044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7479359787">
                <text:p>5.71667479359787</text:p>
              </table:table-cell>
              <table:table-cell office:value-type="float" office:value="-6.57633598392318">
                <text:p>-6.57633598392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9227725426">
                <text:p>5.73059227725426</text:p>
              </table:table-cell>
              <table:table-cell office:value-type="float" office:value="-6.4773092014415">
                <text:p>-6.4773092014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79384812">
                <text:p>5.742779384812</text:p>
              </table:table-cell>
              <table:table-cell office:value-type="float" office:value="-6.37805460754592">
                <text:p>-6.37805460754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324039569">
                <text:p>5.7532324039569</text:p>
              </table:table-cell>
              <table:table-cell office:value-type="float" office:value="-6.27860243617317">
                <text:p>-6.27860243617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4815059532">
                <text:p>5.76194815059532</text:p>
              </table:table-cell>
              <table:table-cell office:value-type="float" office:value="-6.17898298144401">
                <text:p>-6.17898298144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2396982413">
                <text:p>5.76892396982413</text:p>
              </table:table-cell>
              <table:table-cell office:value-type="float" office:value="-6.0792265884354">
                <text:p>-6.0792265884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577367394">
                <text:p>5.7741577367394</text:p>
              </table:table-cell>
              <table:table-cell office:value-type="float" office:value="-5.97936364393707">
                <text:p>-5.97936364393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4785708367">
                <text:p>5.77764785708367</text:p>
              </table:table-cell>
              <table:table-cell office:value-type="float" office:value="-5.87942456719538">
                <text:p>-5.87942456719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9326773154">
                <text:p>5.77939326773154</text:p>
              </table:table-cell>
              <table:table-cell office:value-type="float" office:value="-5.77943980064732">
                <text:p>-5.7794398006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9343701358">
                <text:p>5.77939343701358</text:p>
              </table:table-cell>
              <table:table-cell office:value-type="float" office:value="-5.67943980064746">
                <text:p>-5.67943980064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4836487822">
                <text:p>5.77764836487822</text:p>
              </table:table-cell>
              <table:table-cell office:value-type="float" office:value="-5.57945502819064">
                <text:p>-5.57945502819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585828918">
                <text:p>5.7741585828918</text:p>
              </table:table-cell>
              <table:table-cell office:value-type="float" office:value="-5.47951593963322">
                <text:p>-5.47951593963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2515407661">
                <text:p>5.76892515407661</text:p>
              </table:table-cell>
              <table:table-cell office:value-type="float" office:value="-5.37965297741581">
                <text:p>-5.37965297741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4967258715">
                <text:p>5.76194967258715</text:p>
              </table:table-cell>
              <table:table-cell office:value-type="float" office:value="-5.27989656079016">
                <text:p>-5.27989656079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3426322447">
                <text:p>5.75323426322447</text:p>
              </table:table-cell>
              <table:table-cell office:value-type="float" office:value="-5.18027707655318">
                <text:p>-5.18027707655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8158078897">
                <text:p>5.74278158078897</text:p>
              </table:table-cell>
              <table:table-cell office:value-type="float" office:value="-5.08082486979083">
                <text:p>-5.08082486979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948092717">
                <text:p>5.7305948092717</text:p>
              </table:table-cell>
              <table:table-cell office:value-type="float" office:value="-4.98157023463465">
                <text:p>-4.98157023463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776608845">
                <text:p>5.7166776608845</text:p>
              </table:table-cell>
              <table:table-cell office:value-type="float" office:value="-4.88254340503394">
                <text:p>-4.88254340503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3437492923">
                <text:p>5.70103437492923</text:p>
              </table:table-cell>
              <table:table-cell office:value-type="float" office:value="-4.78377454554613">
                <text:p>-4.78377454554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697165064">
                <text:p>5.6836697165064</text:p>
              </table:table-cell>
              <table:table-cell office:value-type="float" office:value="-4.68529374214842">
                <text:p>-4.68529374214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8897506374">
                <text:p>5.66458897506374</text:p>
              </table:table-cell>
              <table:table-cell office:value-type="float" office:value="-4.58713099307323">
                <text:p>-4.58713099307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9796278489">
                <text:p>5.64379796278489</text:p>
              </table:table-cell>
              <table:table-cell office:value-type="float" office:value="-4.48931619967049">
                <text:p>-4.48931619967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0301281904">
                <text:p>5.62130301281904</text:p>
              </table:table-cell>
              <table:table-cell office:value-type="float" office:value="-4.39187915729936">
                <text:p>-4.39187915729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1097735173">
                <text:p>5.59711097735173</text:p>
              </table:table-cell>
              <table:table-cell office:value-type="float" office:value="-4.29484954625228">
                <text:p>-4.29484954625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2922551763">
                <text:p>5.57122922551763</text:p>
              </table:table-cell>
              <table:table-cell office:value-type="float" office:value="-4.19825692271405">
                <text:p>-4.19825692271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6564115584">
                <text:p>5.54366564115584</text:p>
              </table:table-cell>
              <table:table-cell office:value-type="float" office:value="-4.10213070975873">
                <text:p>-4.10213070975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2862040836">
                <text:p>5.51442862040836</text:p>
              </table:table-cell>
              <table:table-cell office:value-type="float" office:value="-4.0065001883871">
                <text:p>-4.0065001883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2706916257">
                <text:p>5.48352706916257</text:p>
              </table:table-cell>
              <table:table-cell office:value-type="float" office:value="-3.9113944886073">
                <text:p>-3.9113944886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704003384">
                <text:p>5.4509704003384</text:p>
              </table:table-cell>
              <table:table-cell office:value-type="float" office:value="-3.81684258056165">
                <text:p>-3.81684258056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6853102105">
                <text:p>5.41676853102105</text:p>
              </table:table-cell>
              <table:table-cell office:value-type="float" office:value="-3.72287326570197">
                <text:p>-3.72287326570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3187944016">
                <text:p>5.38093187944016</text:p>
              </table:table-cell>
              <table:table-cell office:value-type="float" office:value="-3.62951516801639">
                <text:p>-3.62951516801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7136179634">
                <text:p>5.34347136179634</text:p>
              </table:table-cell>
              <table:table-cell office:value-type="float" office:value="-3.53679672531022">
                <text:p>-3.53679672531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9838893591">
                <text:p>5.30439838893591</text:p>
              </table:table-cell>
              <table:table-cell office:value-type="float" office:value="-3.44474618054351">
                <text:p>-3.44474618054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2486287513">
                <text:p>5.26372486287513</text:p>
              </table:table-cell>
              <table:table-cell office:value-type="float" office:value="-3.35339157322794">
                <text:p>-3.35339157322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6317317465">
                <text:p>5.22146317317465</text:p>
              </table:table-cell>
              <table:table-cell office:value-type="float" office:value="-3.26276073088571">
                <text:p>-3.2627607308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261931656">
                <text:p>5.1776261931656</text:p>
              </table:table-cell>
              <table:table-cell office:value-type="float" office:value="-3.17288126057304">
                <text:p>-3.17288126057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272760282">
                <text:p>5.1322272760282</text:p>
              </table:table-cell>
              <table:table-cell office:value-type="float" office:value="-3.08378054047073">
                <text:p>-3.08378054047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8025072424">
                <text:p>5.08528025072424</text:p>
              </table:table-cell>
              <table:table-cell office:value-type="float" office:value="-2.99548571154451">
                <text:p>-2.99548571154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9941778467">
                <text:p>5.03679941778467</text:p>
              </table:table-cell>
              <table:table-cell office:value-type="float" office:value="-2.90802366927768">
                <text:p>-2.90802366927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9954495352">
                <text:p>4.98679954495352</text:p>
              </table:table-cell>
              <table:table-cell office:value-type="float" office:value="-2.82142105547839">
                <text:p>-2.82142105547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9586268945">
                <text:p>4.93529586268945</text:p>
              </table:table-cell>
              <table:table-cell office:value-type="float" office:value="-2.73570425016437">
                <text:p>-2.73570425016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0405952647">
                <text:p>4.88230405952647</text:p>
              </table:table-cell>
              <table:table-cell office:value-type="float" office:value="-2.65089936352724">
                <text:p>-2.65089936352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4027729498">
                <text:p>4.82784027729498</text:p>
              </table:table-cell>
              <table:table-cell office:value-type="float" office:value="-2.56703222797915">
                <text:p>-2.56703222797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211062049">
                <text:p>4.7719211062049</text:p>
              </table:table-cell>
              <table:table-cell office:value-type="float" office:value="-2.48412839028392">
                <text:p>-2.4841283902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6357979202">
                <text:p>4.71456357979202</text:p>
              </table:table-cell>
              <table:table-cell office:value-type="float" office:value="-2.40221310377526">
                <text:p>-2.40221310377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851697295">
                <text:p>4.6557851697295</text:p>
              </table:table-cell>
              <table:table-cell office:value-type="float" office:value="-2.32131132066436">
                <text:p>-2.3213113206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037805058">
                <text:p>4.5956037805058</text:p>
              </table:table-cell>
              <table:table-cell office:value-type="float" office:value="-2.2414476844392">
                <text:p>-2.2414476844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3774397078">
                <text:p>4.53403774397078</text:p>
              </table:table-cell>
              <table:table-cell office:value-type="float" office:value="-2.16264652235787">
                <text:p>-2.16264652235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0581375164">
                <text:p>4.47110581375164</text:p>
              </table:table-cell>
              <table:table-cell office:value-type="float" office:value="-2.08493183803828">
                <text:p>-2.08493183803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2715954039">
                <text:p>4.40682715954039</text:p>
              </table:table-cell>
              <table:table-cell office:value-type="float" office:value="-2.00832730414641">
                <text:p>-2.00832730414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2136125458">
                <text:p>4.34122136125458</text:p>
              </table:table-cell>
              <table:table-cell office:value-type="float" office:value="-1.93285625518536">
                <text:p>-1.93285625518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0840307301">
                <text:p>4.27430840307301</text:p>
              </table:table-cell>
              <table:table-cell office:value-type="float" office:value="-1.85854168038746">
                <text:p>-1.85854168038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0866734843">
                <text:p>4.20610866734843</text:p>
              </table:table-cell>
              <table:table-cell office:value-type="float" office:value="-1.7854062167115">
                <text:p>-1.7854062167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4292839882">
                <text:p>4.13664292839882</text:p>
              </table:table-cell>
              <table:table-cell office:value-type="float" office:value="-1.71347214194729">
                <text:p>-1.71347214194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3234617931">
                <text:p>4.06593234617931</text:p>
              </table:table-cell>
              <table:table-cell office:value-type="float" office:value="-1.64276136792961">
                <text:p>-1.64276136792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9845983671">
                <text:p>3.99399845983671</text:p>
              </table:table-cell>
              <table:table-cell office:value-type="float" office:value="-1.5732954338637">
                <text:p>-1.5732954338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6318114842">
                <text:p>3.92086318114842</text:p>
              </table:table-cell>
              <table:table-cell office:value-type="float" office:value="-1.50509549976413">
                <text:p>-1.50509549976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487878479">
                <text:p>3.8465487878479</text:p>
              </table:table-cell>
              <table:table-cell office:value-type="float" office:value="-1.4381823400093">
                <text:p>-1.4381823400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7791683864">
                <text:p>3.77107791683864</text:p>
              </table:table-cell>
              <table:table-cell office:value-type="float" office:value="-1.37257633701335">
                <text:p>-1.37257633701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7355729877">
                <text:p>3.69447355729877</text:p>
              </table:table-cell>
              <table:table-cell office:value-type="float" office:value="-1.30829747501747">
                <text:p>-1.30829747501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5904367828">
                <text:p>3.61675904367828</text:p>
              </table:table-cell>
              <table:table-cell office:value-type="float" office:value="-1.24536533400247">
                <text:p>-1.24536533400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5804859116">
                <text:p>3.53795804859116</text:p>
              </table:table-cell>
              <table:table-cell office:value-type="float" office:value="-1.18379908372459">
                <text:p>-1.1837990837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9457560444">
                <text:p>3.45809457560444</text:p>
              </table:table-cell>
              <table:table-cell office:value-type="float" office:value="-1.12361747787613">
                <text:p>-1.12361747787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9295192649">
                <text:p>3.37719295192649</text:p>
              </table:table-cell>
              <table:table-cell office:value-type="float" office:value="-1.06483884837295">
                <text:p>-1.06483884837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7782099674">
                <text:p>3.29527782099674</text:p>
              </table:table-cell>
              <table:table-cell office:value-type="float" office:value="-1.00748109977033">
                <text:p>-1.00748109977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7413497897">
                <text:p>3.21237413497897</text:p>
              </table:table-cell>
              <table:table-cell office:value-type="float" office:value="-0.951561703809115">
                <text:p>-0.951561703809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071471607">
                <text:p>3.1285071471607</text:p>
              </table:table-cell>
              <table:table-cell office:value-type="float" office:value="-0.897097694093619">
                <text:p>-0.89709769409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0240426074">
                <text:p>3.04370240426074</text:p>
              </table:table-cell>
              <table:table-cell office:value-type="float" office:value="-0.844105660903024">
                <text:p>-0.844105660903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8573864746">
                <text:p>2.95798573864746</text:p>
              </table:table-cell>
              <table:table-cell office:value-type="float" office:value="-0.792601746137822">
                <text:p>-0.792601746137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8326046994">
                <text:p>2.87138326046994</text:p>
              </table:table-cell>
              <table:table-cell office:value-type="float" office:value="-0.742601638402827">
                <text:p>-0.742601638402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2134970457">
                <text:p>2.78392134970457</text:p>
              </table:table-cell>
              <table:table-cell office:value-type="float" office:value="-0.694120568228271">
                <text:p>-0.694120568228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2664811947">
                <text:p>2.69562664811947</text:p>
              </table:table-cell>
              <table:table-cell office:value-type="float" office:value="-0.647173303430434">
                <text:p>-0.647173303430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2605115913">
                <text:p>2.60652605115913</text:p>
              </table:table-cell>
              <table:table-cell office:value-type="float" office:value="-0.601774144613219">
                <text:p>-0.60177414461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4669975178">
                <text:p>2.51664669975178</text:p>
              </table:table-cell>
              <table:table-cell office:value-type="float" office:value="-0.557936920812046">
                <text:p>-0.557936920812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15972042">
                <text:p>2.426015972042</text:p>
              </table:table-cell>
              <table:table-cell office:value-type="float" office:value="-0.515674985281393">
                <text:p>-0.515674985281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6147505109">
                <text:p>2.33466147505109</text:p>
              </table:table-cell>
              <table:table-cell office:value-type="float" office:value="-0.475001211427255">
                <text:p>-0.475001211427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1103626765">
                <text:p>2.24261103626765</text:p>
              </table:table-cell>
              <table:table-cell office:value-type="float" office:value="-0.435927988885785">
                <text:p>-0.435927988885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9269517107">
                <text:p>2.14989269517107</text:p>
              </table:table-cell>
              <table:table-cell office:value-type="float" office:value="-0.39846721974928">
                <text:p>-0.39846721974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3469469044">
                <text:p>2.05653469469044</text:p>
              </table:table-cell>
              <table:table-cell office:value-type="float" office:value="-0.362630314940692">
                <text:p>-0.36263031494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6547260148">
                <text:p>1.96256547260148</text:p>
              </table:table-cell>
              <table:table-cell office:value-type="float" office:value="-0.328428190737741">
                <text:p>-0.328428190737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1365286405">
                <text:p>1.86801365286405</text:p>
              </table:table-cell>
              <table:table-cell office:value-type="float" office:value="-0.295871265447713">
                <text:p>-0.295871265447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0803690308">
                <text:p>1.77290803690308</text:p>
              </table:table-cell>
              <table:table-cell office:value-type="float" office:value="-0.264969456233937">
                <text:p>-0.26496945623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7759483533">
                <text:p>1.67727759483533</text:p>
              </table:table-cell>
              <table:table-cell office:value-type="float" office:value="-0.235732176094921">
                <text:p>-0.235732176094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5145664482">
                <text:p>1.58115145664482</text:p>
              </table:table-cell>
              <table:table-cell office:value-type="float" office:value="-0.208168330997057">
                <text:p>-0.208168330997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5890330953">
                <text:p>1.48455890330953</text:p>
              </table:table-cell>
              <table:table-cell office:value-type="float" office:value="-0.182286317161774">
                <text:p>-0.182286317161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2935788215">
                <text:p>1.38752935788215</text:p>
              </table:table-cell>
              <table:table-cell office:value-type="float" office:value="-0.15809401850797">
                <text:p>-0.15809401850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9237652748">
                <text:p>1.29009237652748</text:p>
              </table:table-cell>
              <table:table-cell office:value-type="float" office:value="-0.135598804250486">
                <text:p>-0.135598804250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7763951938">
                <text:p>1.19227763951938</text:p>
              </table:table-cell>
              <table:table-cell office:value-type="float" office:value="-0.114807526655375">
                <text:p>-0.114807526655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1494219984">
                <text:p>1.09411494219984</text:p>
              </table:table-cell>
              <table:table-cell office:value-type="float" office:value="-0.095726518952631">
                <text:p>-0.09572651895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34185903012">
                <text:p>0.995634185903012</text:p>
              </table:table-cell>
              <table:table-cell office:value-type="float" office:value="-0.0783615934070229">
                <text:p>-0.0783615934070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6536884698">
                <text:p>0.89686536884698</text:p>
              </table:table-cell>
              <table:table-cell office:value-type="float" office:value="-0.062718039547624">
                <text:p>-0.062718039547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38576996001">
                <text:p>0.797838576996001</text:p>
              </table:table-cell>
              <table:table-cell office:value-type="float" office:value="-0.0488006225565667">
                <text:p>-0.0488006225565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83974896024">
                <text:p>0.698583974896024</text:p>
              </table:table-cell>
              <table:table-cell office:value-type="float" office:value="-0.0366135818175212">
                <text:p>-0.036613581817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31796486262">
                <text:p>0.599131796486262</text:p>
              </table:table-cell>
              <table:table-cell office:value-type="float" office:value="-0.0261606296243371">
                <text:p>-0.0261606296243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12335889641">
                <text:p>0.499512335889641</text:p>
              </table:table-cell>
              <table:table-cell office:value-type="float" office:value="-0.0174449500502416">
                <text:p>-0.0174449500502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55938184904">
                <text:p>0.399755938184904</text:p>
              </table:table-cell>
              <table:table-cell office:value-type="float" office:value="-0.0104691979779393">
                <text:p>-0.0104691979779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92990163198">
                <text:p>0.299892990163198</text:p>
              </table:table-cell>
              <table:table-cell office:value-type="float" office:value="-0.00523549829090819">
                <text:p>-0.0052354982909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3911071958">
                <text:p>0.199953911071958</text:p>
              </table:table-cell>
              <table:table-cell office:value-type="float" office:value="-0.00174544522613951">
                <text:p>-0.00174544522613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691433489001">
                <text:p>0.0999691433489001</text:p>
              </table:table-cell>
              <table:table-cell office:value-type="float" office:value="-0.000000101888516895222">
                <text:p>-0.000000101888516895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